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5" style:family="paragraph" style:parent-style-name="Standard">
      <style:text-properties officeooo:rsid="0011b025" officeooo:paragraph-rsid="0011b025"/>
    </style:style>
    <style:style style:name="P2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8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3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paragraph-rsid="00a75993" style:font-style-asian="italic" style:font-style-complex="italic"/>
    </style:style>
    <style:style style:name="P3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1" style:family="paragraph" style:parent-style-name="Standard">
      <style:text-properties fo:font-style="italic" officeooo:paragraph-rsid="013013d9" style:font-style-asian="italic" style:font-style-complex="italic"/>
    </style:style>
    <style:style style:name="P42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3" style:family="paragraph" style:parent-style-name="Standard">
      <style:text-properties fo:font-style="italic" officeooo:paragraph-rsid="01408f03" style:font-style-asian="italic" style:font-style-complex="italic"/>
    </style:style>
    <style:style style:name="P44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5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51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52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3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1" style:family="paragraph" style:parent-style-name="Standard">
      <style:text-properties officeooo:rsid="0015f1ff" officeooo:paragraph-rsid="0015f1ff"/>
    </style:style>
    <style:style style:name="P252" style:family="paragraph" style:parent-style-name="Standard">
      <style:text-properties officeooo:rsid="0015f1ff" officeooo:paragraph-rsid="0013268f"/>
    </style:style>
    <style:style style:name="P25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6" style:family="paragraph" style:parent-style-name="Standard">
      <style:text-properties fo:font-style="normal" officeooo:paragraph-rsid="02be3c45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5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8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6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30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8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1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2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3" style:family="paragraph" style:parent-style-name="Standard">
      <style:text-properties fo:font-style="normal" officeooo:paragraph-rsid="076fec72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5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6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7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8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4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55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56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58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81" style:family="paragraph" style:parent-style-name="Standard">
      <style:text-properties officeooo:rsid="0033fbdf" officeooo:paragraph-rsid="0033fbdf"/>
    </style:style>
    <style:style style:name="P682" style:family="paragraph" style:parent-style-name="Standard">
      <style:text-properties officeooo:rsid="0034ed8b" officeooo:paragraph-rsid="0106c767"/>
    </style:style>
    <style:style style:name="P68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3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5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bf92cd" officeooo:paragraph-rsid="0744fff5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3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42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43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44" style:family="paragraph" style:parent-style-name="Standard">
      <style:paragraph-properties fo:line-height="150%"/>
      <style:text-properties fo:font-weight="normal" officeooo:rsid="03c51c71" officeooo:paragraph-rsid="03becfb9" style:font-weight-asian="normal" style:font-weight-complex="normal"/>
    </style:style>
    <style:style style:name="P745" style:family="paragraph" style:parent-style-name="Standard">
      <style:paragraph-properties fo:line-height="100%"/>
      <style:text-properties fo:font-weight="normal" officeooo:paragraph-rsid="04e915f4"/>
    </style:style>
    <style:style style:name="P74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9" style:family="paragraph" style:parent-style-name="Standard">
      <style:text-properties officeooo:rsid="0012a0dc" officeooo:paragraph-rsid="0012a0dc"/>
    </style:style>
    <style:style style:name="P750" style:family="paragraph" style:parent-style-name="Standard">
      <style:text-properties officeooo:paragraph-rsid="003eeb50"/>
    </style:style>
    <style:style style:name="P751" style:family="paragraph" style:parent-style-name="Standard">
      <style:text-properties officeooo:rsid="00205d85" officeooo:paragraph-rsid="005f7223"/>
    </style:style>
    <style:style style:name="P752" style:family="paragraph" style:parent-style-name="Standard">
      <style:text-properties officeooo:rsid="002436f5" officeooo:paragraph-rsid="00ed9297"/>
    </style:style>
    <style:style style:name="P753" style:family="paragraph" style:parent-style-name="Standard">
      <style:text-properties officeooo:rsid="0056d959" officeooo:paragraph-rsid="0056d959"/>
    </style:style>
    <style:style style:name="P754" style:family="paragraph" style:parent-style-name="Standard">
      <style:paragraph-properties fo:line-height="150%"/>
      <style:text-properties officeooo:paragraph-rsid="0013268f"/>
    </style:style>
    <style:style style:name="P755" style:family="paragraph" style:parent-style-name="Standard">
      <style:paragraph-properties fo:line-height="150%"/>
      <style:text-properties officeooo:paragraph-rsid="0040eb9d"/>
    </style:style>
    <style:style style:name="P756" style:family="paragraph" style:parent-style-name="Standard">
      <style:paragraph-properties fo:line-height="150%"/>
      <style:text-properties officeooo:paragraph-rsid="00c6421c"/>
    </style:style>
    <style:style style:name="P757" style:family="paragraph" style:parent-style-name="Standard">
      <style:paragraph-properties fo:line-height="150%"/>
      <style:text-properties officeooo:paragraph-rsid="0106c767"/>
    </style:style>
    <style:style style:name="P758" style:family="paragraph" style:parent-style-name="Standard">
      <style:paragraph-properties fo:line-height="150%"/>
      <style:text-properties officeooo:paragraph-rsid="01d80854"/>
    </style:style>
    <style:style style:name="P759" style:family="paragraph" style:parent-style-name="Standard">
      <style:paragraph-properties fo:line-height="150%"/>
      <style:text-properties officeooo:paragraph-rsid="020068b3"/>
    </style:style>
    <style:style style:name="P760" style:family="paragraph" style:parent-style-name="Standard">
      <style:paragraph-properties fo:line-height="150%"/>
      <style:text-properties officeooo:paragraph-rsid="0265f14b"/>
    </style:style>
    <style:style style:name="P761" style:family="paragraph" style:parent-style-name="Standard">
      <style:paragraph-properties fo:line-height="150%"/>
      <style:text-properties officeooo:paragraph-rsid="00cab904"/>
    </style:style>
    <style:style style:name="P762" style:family="paragraph" style:parent-style-name="Standard">
      <style:paragraph-properties fo:line-height="150%"/>
      <style:text-properties officeooo:paragraph-rsid="0339abb7"/>
    </style:style>
    <style:style style:name="P763" style:family="paragraph" style:parent-style-name="Standard">
      <style:paragraph-properties fo:line-height="150%"/>
      <style:text-properties officeooo:paragraph-rsid="031857c7"/>
    </style:style>
    <style:style style:name="P764" style:family="paragraph" style:parent-style-name="Standard">
      <style:paragraph-properties fo:line-height="150%"/>
      <style:text-properties officeooo:paragraph-rsid="0347bb43"/>
    </style:style>
    <style:style style:name="P765" style:family="paragraph" style:parent-style-name="Standard">
      <style:paragraph-properties fo:line-height="150%"/>
      <style:text-properties officeooo:paragraph-rsid="03af7bf7"/>
    </style:style>
    <style:style style:name="P766" style:family="paragraph" style:parent-style-name="Standard">
      <style:paragraph-properties fo:line-height="150%"/>
      <style:text-properties officeooo:paragraph-rsid="03e90de3"/>
    </style:style>
    <style:style style:name="P767" style:family="paragraph" style:parent-style-name="Standard">
      <style:paragraph-properties fo:line-height="150%"/>
      <style:text-properties officeooo:paragraph-rsid="03ffa765"/>
    </style:style>
    <style:style style:name="P768" style:family="paragraph" style:parent-style-name="Standard">
      <style:paragraph-properties fo:line-height="150%"/>
      <style:text-properties officeooo:paragraph-rsid="04226783"/>
    </style:style>
    <style:style style:name="P769" style:family="paragraph" style:parent-style-name="Standard">
      <style:paragraph-properties fo:line-height="150%"/>
      <style:text-properties officeooo:paragraph-rsid="04ddd894"/>
    </style:style>
    <style:style style:name="P770" style:family="paragraph" style:parent-style-name="Standard">
      <style:paragraph-properties fo:line-height="150%"/>
      <style:text-properties officeooo:paragraph-rsid="05319739"/>
    </style:style>
    <style:style style:name="P771" style:family="paragraph" style:parent-style-name="Standard">
      <style:paragraph-properties fo:line-height="150%"/>
      <style:text-properties officeooo:paragraph-rsid="057d2115"/>
    </style:style>
    <style:style style:name="P772" style:family="paragraph" style:parent-style-name="Standard">
      <style:paragraph-properties fo:line-height="150%"/>
      <style:text-properties officeooo:paragraph-rsid="058bbc5e"/>
    </style:style>
    <style:style style:name="P773" style:family="paragraph" style:parent-style-name="Standard">
      <style:paragraph-properties fo:line-height="150%"/>
      <style:text-properties officeooo:paragraph-rsid="054d7055"/>
    </style:style>
    <style:style style:name="P774" style:family="paragraph" style:parent-style-name="Standard">
      <style:paragraph-properties fo:line-height="150%"/>
      <style:text-properties officeooo:paragraph-rsid="05cd3bc5"/>
    </style:style>
    <style:style style:name="P775" style:family="paragraph" style:parent-style-name="Standard">
      <style:paragraph-properties fo:line-height="150%"/>
      <style:text-properties officeooo:paragraph-rsid="05e46ca0"/>
    </style:style>
    <style:style style:name="P776" style:family="paragraph" style:parent-style-name="Standard">
      <style:paragraph-properties fo:line-height="150%"/>
      <style:text-properties officeooo:paragraph-rsid="05e8bd08"/>
    </style:style>
    <style:style style:name="P777" style:family="paragraph" style:parent-style-name="Standard">
      <style:paragraph-properties fo:line-height="150%"/>
      <style:text-properties officeooo:paragraph-rsid="05ef59a4"/>
    </style:style>
    <style:style style:name="P778" style:family="paragraph" style:parent-style-name="Standard">
      <style:paragraph-properties fo:line-height="150%"/>
      <style:text-properties officeooo:paragraph-rsid="06052a63"/>
    </style:style>
    <style:style style:name="P779" style:family="paragraph" style:parent-style-name="Standard">
      <style:paragraph-properties fo:line-height="150%"/>
      <style:text-properties officeooo:paragraph-rsid="0608abbd"/>
    </style:style>
    <style:style style:name="P780" style:family="paragraph" style:parent-style-name="Standard">
      <style:paragraph-properties fo:line-height="150%"/>
      <style:text-properties officeooo:paragraph-rsid="061a2a29"/>
    </style:style>
    <style:style style:name="P781" style:family="paragraph" style:parent-style-name="Standard">
      <style:paragraph-properties fo:line-height="150%"/>
      <style:text-properties officeooo:paragraph-rsid="06130d41"/>
    </style:style>
    <style:style style:name="P782" style:family="paragraph" style:parent-style-name="Standard">
      <style:paragraph-properties fo:line-height="150%"/>
      <style:text-properties officeooo:paragraph-rsid="062535ed"/>
    </style:style>
    <style:style style:name="P783" style:family="paragraph" style:parent-style-name="Standard">
      <style:paragraph-properties fo:line-height="150%"/>
      <style:text-properties officeooo:paragraph-rsid="06257b22"/>
    </style:style>
    <style:style style:name="P784" style:family="paragraph" style:parent-style-name="Standard">
      <style:paragraph-properties fo:line-height="150%"/>
      <style:text-properties officeooo:paragraph-rsid="067e3ef2"/>
    </style:style>
    <style:style style:name="P785" style:family="paragraph" style:parent-style-name="Standard">
      <style:paragraph-properties fo:line-height="150%"/>
      <style:text-properties officeooo:paragraph-rsid="063bda54"/>
    </style:style>
    <style:style style:name="P786" style:family="paragraph" style:parent-style-name="Standard">
      <style:paragraph-properties fo:line-height="150%"/>
      <style:text-properties officeooo:paragraph-rsid="07267459"/>
    </style:style>
    <style:style style:name="P787" style:family="paragraph" style:parent-style-name="Standard">
      <style:paragraph-properties fo:line-height="150%"/>
      <style:text-properties officeooo:paragraph-rsid="05f80830"/>
    </style:style>
    <style:style style:name="P788" style:family="paragraph" style:parent-style-name="Standard">
      <style:paragraph-properties fo:line-height="150%"/>
      <style:text-properties officeooo:paragraph-rsid="03becfb9"/>
    </style:style>
    <style:style style:name="P789" style:family="paragraph" style:parent-style-name="Standard">
      <style:text-properties officeooo:paragraph-rsid="00883289"/>
    </style:style>
    <style:style style:name="P790" style:family="paragraph" style:parent-style-name="Standard">
      <style:text-properties officeooo:rsid="008872eb" officeooo:paragraph-rsid="008872eb"/>
    </style:style>
    <style:style style:name="P791" style:family="paragraph" style:parent-style-name="Standard">
      <style:text-properties officeooo:paragraph-rsid="00a75993"/>
    </style:style>
    <style:style style:name="P792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3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4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5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3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4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2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3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5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96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97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98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99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0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6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89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0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1" style:family="paragraph" style:parent-style-name="Standard">
      <style:text-properties style:use-window-font-color="true" officeooo:paragraph-rsid="02be3c45"/>
    </style:style>
    <style:style style:name="P1092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9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9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9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9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4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5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0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08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09" style:family="paragraph" style:parent-style-name="Standard">
      <style:text-properties style:use-window-font-color="true" officeooo:paragraph-rsid="02ecf51e"/>
    </style:style>
    <style:style style:name="P1110" style:family="paragraph" style:parent-style-name="Standard">
      <style:paragraph-properties fo:line-height="150%"/>
      <style:text-properties style:use-window-font-color="true" officeooo:paragraph-rsid="02edc963"/>
    </style:style>
    <style:style style:name="P1111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112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113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4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5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18" style:family="paragraph" style:parent-style-name="Standard">
      <style:text-properties officeooo:paragraph-rsid="00ba4170"/>
    </style:style>
    <style:style style:name="P1119" style:family="paragraph" style:parent-style-name="Standard">
      <style:text-properties officeooo:paragraph-rsid="00bbbf73"/>
    </style:style>
    <style:style style:name="P1120" style:family="paragraph" style:parent-style-name="Standard">
      <style:text-properties officeooo:rsid="00beb82f" officeooo:paragraph-rsid="00beb82f"/>
    </style:style>
    <style:style style:name="P1121" style:family="paragraph" style:parent-style-name="Standard">
      <style:text-properties officeooo:paragraph-rsid="00beb82f"/>
    </style:style>
    <style:style style:name="P1122" style:family="paragraph" style:parent-style-name="Standard">
      <style:text-properties officeooo:rsid="00c0d7c6" officeooo:paragraph-rsid="00c0d7c6"/>
    </style:style>
    <style:style style:name="P1123" style:family="paragraph" style:parent-style-name="Standard">
      <style:text-properties officeooo:rsid="005521a3" officeooo:paragraph-rsid="005521a3"/>
    </style:style>
    <style:style style:name="P1124" style:family="paragraph" style:parent-style-name="Standard">
      <style:text-properties officeooo:paragraph-rsid="00d2fc06"/>
    </style:style>
    <style:style style:name="P1125" style:family="paragraph" style:parent-style-name="Standard">
      <style:paragraph-properties fo:line-height="150%"/>
      <style:text-properties officeooo:rsid="00d5826a" officeooo:paragraph-rsid="00d5826a"/>
    </style:style>
    <style:style style:name="P1126" style:family="paragraph" style:parent-style-name="Standard">
      <style:text-properties officeooo:paragraph-rsid="00d77d7d"/>
    </style:style>
    <style:style style:name="P1127" style:family="paragraph" style:parent-style-name="Standard">
      <style:text-properties officeooo:rsid="00d9c9e4" officeooo:paragraph-rsid="00d9c9e4"/>
    </style:style>
    <style:style style:name="P1128" style:family="paragraph" style:parent-style-name="Standard">
      <style:text-properties officeooo:paragraph-rsid="00e5f586"/>
    </style:style>
    <style:style style:name="P1129" style:family="paragraph" style:parent-style-name="Standard">
      <style:text-properties officeooo:paragraph-rsid="00eb50e0"/>
    </style:style>
    <style:style style:name="P1130" style:family="paragraph" style:parent-style-name="Standard">
      <style:paragraph-properties fo:line-height="150%"/>
      <style:text-properties officeooo:rsid="00f2503e" officeooo:paragraph-rsid="00f2503e"/>
    </style:style>
    <style:style style:name="P1131" style:family="paragraph" style:parent-style-name="Standard">
      <style:text-properties officeooo:rsid="00f2503e" officeooo:paragraph-rsid="01222be5"/>
    </style:style>
    <style:style style:name="P1132" style:family="paragraph" style:parent-style-name="Standard">
      <style:text-properties officeooo:rsid="00d1487d" officeooo:paragraph-rsid="00d2fc06"/>
    </style:style>
    <style:style style:name="P1133" style:family="paragraph" style:parent-style-name="Standard">
      <style:text-properties officeooo:paragraph-rsid="00f5260b"/>
    </style:style>
    <style:style style:name="P1134" style:family="paragraph" style:parent-style-name="Standard">
      <style:text-properties officeooo:paragraph-rsid="010c486e"/>
    </style:style>
    <style:style style:name="P1135" style:family="paragraph" style:parent-style-name="Standard">
      <style:text-properties officeooo:paragraph-rsid="00367935"/>
    </style:style>
    <style:style style:name="P1136" style:family="paragraph" style:parent-style-name="Standard">
      <style:text-properties officeooo:paragraph-rsid="011fc384"/>
    </style:style>
    <style:style style:name="P1137" style:family="paragraph" style:parent-style-name="Standard">
      <style:text-properties officeooo:paragraph-rsid="0122678f"/>
    </style:style>
    <style:style style:name="P1138" style:family="paragraph" style:parent-style-name="Standard">
      <style:text-properties officeooo:paragraph-rsid="012dfde8"/>
    </style:style>
    <style:style style:name="P1139" style:family="paragraph" style:parent-style-name="Standard">
      <style:text-properties officeooo:paragraph-rsid="0130fd48"/>
    </style:style>
    <style:style style:name="P1140" style:family="paragraph" style:parent-style-name="Standard">
      <style:text-properties officeooo:paragraph-rsid="013282b3"/>
    </style:style>
    <style:style style:name="P1141" style:family="paragraph" style:parent-style-name="Standard">
      <style:text-properties officeooo:paragraph-rsid="013f3c54"/>
    </style:style>
    <style:style style:name="P1142" style:family="paragraph" style:parent-style-name="Standard">
      <style:text-properties officeooo:paragraph-rsid="0152f194"/>
    </style:style>
    <style:style style:name="P1143" style:family="paragraph" style:parent-style-name="Standard">
      <style:text-properties officeooo:paragraph-rsid="0150aafa"/>
    </style:style>
    <style:style style:name="P1144" style:family="paragraph" style:parent-style-name="Standard">
      <style:paragraph-properties fo:line-height="100%"/>
      <style:text-properties officeooo:paragraph-rsid="016aa5ac"/>
    </style:style>
    <style:style style:name="P1145" style:family="paragraph" style:parent-style-name="Standard">
      <style:paragraph-properties fo:line-height="100%"/>
      <style:text-properties officeooo:paragraph-rsid="016d2800"/>
    </style:style>
    <style:style style:name="P1146" style:family="paragraph" style:parent-style-name="Standard">
      <style:paragraph-properties fo:line-height="100%"/>
      <style:text-properties officeooo:paragraph-rsid="0171553b"/>
    </style:style>
    <style:style style:name="P1147" style:family="paragraph" style:parent-style-name="Standard">
      <style:paragraph-properties fo:line-height="100%"/>
      <style:text-properties officeooo:paragraph-rsid="0176ee1b"/>
    </style:style>
    <style:style style:name="P1148" style:family="paragraph" style:parent-style-name="Standard">
      <style:paragraph-properties fo:line-height="100%"/>
      <style:text-properties officeooo:paragraph-rsid="017941db"/>
    </style:style>
    <style:style style:name="P1149" style:family="paragraph" style:parent-style-name="Standard">
      <style:paragraph-properties fo:line-height="100%"/>
      <style:text-properties officeooo:paragraph-rsid="017a7161"/>
    </style:style>
    <style:style style:name="P1150" style:family="paragraph" style:parent-style-name="Standard">
      <style:paragraph-properties fo:line-height="100%"/>
      <style:text-properties officeooo:paragraph-rsid="018105ab"/>
    </style:style>
    <style:style style:name="P1151" style:family="paragraph" style:parent-style-name="Standard">
      <style:paragraph-properties fo:line-height="100%"/>
      <style:text-properties officeooo:paragraph-rsid="01aaba73"/>
    </style:style>
    <style:style style:name="P1152" style:family="paragraph" style:parent-style-name="Standard">
      <style:paragraph-properties fo:line-height="100%"/>
      <style:text-properties officeooo:paragraph-rsid="01abda5f"/>
    </style:style>
    <style:style style:name="P1153" style:family="paragraph" style:parent-style-name="Standard">
      <style:paragraph-properties fo:line-height="100%"/>
      <style:text-properties officeooo:paragraph-rsid="01d3aa7e"/>
    </style:style>
    <style:style style:name="P1154" style:family="paragraph" style:parent-style-name="Standard">
      <style:paragraph-properties fo:line-height="100%"/>
      <style:text-properties officeooo:paragraph-rsid="01e2b86d"/>
    </style:style>
    <style:style style:name="P1155" style:family="paragraph" style:parent-style-name="Standard">
      <style:paragraph-properties fo:line-height="100%"/>
      <style:text-properties officeooo:paragraph-rsid="01e7ea9a"/>
    </style:style>
    <style:style style:name="P1156" style:family="paragraph" style:parent-style-name="Standard">
      <style:paragraph-properties fo:line-height="100%"/>
      <style:text-properties officeooo:paragraph-rsid="01f79ca2"/>
    </style:style>
    <style:style style:name="P1157" style:family="paragraph" style:parent-style-name="Standard">
      <style:paragraph-properties fo:line-height="100%"/>
      <style:text-properties officeooo:paragraph-rsid="020068b3"/>
    </style:style>
    <style:style style:name="P1158" style:family="paragraph" style:parent-style-name="Standard">
      <style:paragraph-properties fo:line-height="100%"/>
      <style:text-properties officeooo:paragraph-rsid="0200b58e"/>
    </style:style>
    <style:style style:name="P1159" style:family="paragraph" style:parent-style-name="Standard">
      <style:paragraph-properties fo:line-height="100%"/>
      <style:text-properties officeooo:paragraph-rsid="020131ae"/>
    </style:style>
    <style:style style:name="P1160" style:family="paragraph" style:parent-style-name="Standard">
      <style:paragraph-properties fo:line-height="100%"/>
      <style:text-properties officeooo:paragraph-rsid="0212a48a"/>
    </style:style>
    <style:style style:name="P1161" style:family="paragraph" style:parent-style-name="Standard">
      <style:paragraph-properties fo:line-height="100%"/>
      <style:text-properties officeooo:paragraph-rsid="01d522fe"/>
    </style:style>
    <style:style style:name="P1162" style:family="paragraph" style:parent-style-name="Standard">
      <style:paragraph-properties fo:line-height="100%"/>
      <style:text-properties officeooo:paragraph-rsid="021920c6"/>
    </style:style>
    <style:style style:name="P1163" style:family="paragraph" style:parent-style-name="Standard">
      <style:paragraph-properties fo:line-height="100%"/>
      <style:text-properties officeooo:paragraph-rsid="021bfb0f"/>
    </style:style>
    <style:style style:name="P1164" style:family="paragraph" style:parent-style-name="Standard">
      <style:paragraph-properties fo:line-height="100%"/>
      <style:text-properties officeooo:paragraph-rsid="021d76dd"/>
    </style:style>
    <style:style style:name="P1165" style:family="paragraph" style:parent-style-name="Standard">
      <style:paragraph-properties fo:line-height="100%"/>
      <style:text-properties officeooo:paragraph-rsid="01ec8e18"/>
    </style:style>
    <style:style style:name="P1166" style:family="paragraph" style:parent-style-name="Standard">
      <style:paragraph-properties fo:line-height="100%"/>
      <style:text-properties officeooo:paragraph-rsid="0228bd00"/>
    </style:style>
    <style:style style:name="P1167" style:family="paragraph" style:parent-style-name="Standard">
      <style:paragraph-properties fo:line-height="100%"/>
      <style:text-properties officeooo:paragraph-rsid="0239e044"/>
    </style:style>
    <style:style style:name="P1168" style:family="paragraph" style:parent-style-name="Standard">
      <style:paragraph-properties fo:line-height="100%"/>
      <style:text-properties officeooo:paragraph-rsid="023e217a"/>
    </style:style>
    <style:style style:name="P1169" style:family="paragraph" style:parent-style-name="Standard">
      <style:paragraph-properties fo:line-height="100%"/>
      <style:text-properties officeooo:paragraph-rsid="0245c9e7"/>
    </style:style>
    <style:style style:name="P1170" style:family="paragraph" style:parent-style-name="Standard">
      <style:paragraph-properties fo:line-height="100%"/>
      <style:text-properties officeooo:paragraph-rsid="0248e2f5"/>
    </style:style>
    <style:style style:name="P1171" style:family="paragraph" style:parent-style-name="Standard">
      <style:paragraph-properties fo:line-height="100%"/>
      <style:text-properties officeooo:paragraph-rsid="024d9b01"/>
    </style:style>
    <style:style style:name="P1172" style:family="paragraph" style:parent-style-name="Standard">
      <style:paragraph-properties fo:line-height="100%"/>
      <style:text-properties officeooo:paragraph-rsid="02540cb9"/>
    </style:style>
    <style:style style:name="P1173" style:family="paragraph" style:parent-style-name="Standard">
      <style:paragraph-properties fo:line-height="100%"/>
      <style:text-properties officeooo:paragraph-rsid="02656310"/>
    </style:style>
    <style:style style:name="P1174" style:family="paragraph" style:parent-style-name="Standard">
      <style:paragraph-properties fo:line-height="100%"/>
      <style:text-properties officeooo:paragraph-rsid="0265f14b"/>
    </style:style>
    <style:style style:name="P1175" style:family="paragraph" style:parent-style-name="Standard">
      <style:paragraph-properties fo:line-height="100%"/>
      <style:text-properties officeooo:paragraph-rsid="02778926"/>
    </style:style>
    <style:style style:name="P1176" style:family="paragraph" style:parent-style-name="Standard">
      <style:paragraph-properties fo:line-height="100%"/>
      <style:text-properties officeooo:paragraph-rsid="0279658f"/>
    </style:style>
    <style:style style:name="P1177" style:family="paragraph" style:parent-style-name="Standard">
      <style:paragraph-properties fo:line-height="100%"/>
      <style:text-properties officeooo:paragraph-rsid="027b57d1"/>
    </style:style>
    <style:style style:name="P1178" style:family="paragraph" style:parent-style-name="Standard">
      <style:paragraph-properties fo:line-height="100%"/>
      <style:text-properties officeooo:paragraph-rsid="02819040"/>
    </style:style>
    <style:style style:name="P1179" style:family="paragraph" style:parent-style-name="Standard">
      <style:paragraph-properties fo:line-height="100%"/>
      <style:text-properties officeooo:paragraph-rsid="02939b7b"/>
    </style:style>
    <style:style style:name="P1180" style:family="paragraph" style:parent-style-name="Standard">
      <style:paragraph-properties fo:line-height="100%"/>
      <style:text-properties officeooo:paragraph-rsid="0293a523"/>
    </style:style>
    <style:style style:name="P1181" style:family="paragraph" style:parent-style-name="Standard">
      <style:paragraph-properties fo:line-height="100%"/>
      <style:text-properties officeooo:paragraph-rsid="0297c923"/>
    </style:style>
    <style:style style:name="P1182" style:family="paragraph" style:parent-style-name="Standard">
      <style:paragraph-properties fo:line-height="100%"/>
      <style:text-properties officeooo:paragraph-rsid="029bb505"/>
    </style:style>
    <style:style style:name="P1183" style:family="paragraph" style:parent-style-name="Standard">
      <style:paragraph-properties fo:line-height="100%"/>
      <style:text-properties officeooo:paragraph-rsid="02a71f0b"/>
    </style:style>
    <style:style style:name="P1184" style:family="paragraph" style:parent-style-name="Standard">
      <style:paragraph-properties fo:line-height="100%"/>
      <style:text-properties officeooo:paragraph-rsid="027c1b85"/>
    </style:style>
    <style:style style:name="P1185" style:family="paragraph" style:parent-style-name="Standard">
      <style:paragraph-properties fo:line-height="100%"/>
      <style:text-properties officeooo:paragraph-rsid="0045286d"/>
    </style:style>
    <style:style style:name="P1186" style:family="paragraph" style:parent-style-name="Standard">
      <style:paragraph-properties fo:line-height="100%"/>
      <style:text-properties officeooo:paragraph-rsid="02bd01a2"/>
    </style:style>
    <style:style style:name="P1187" style:family="paragraph" style:parent-style-name="Standard">
      <style:paragraph-properties fo:line-height="100%"/>
      <style:text-properties officeooo:paragraph-rsid="02d5eaee"/>
    </style:style>
    <style:style style:name="P1188" style:family="paragraph" style:parent-style-name="Standard">
      <style:paragraph-properties fo:line-height="100%"/>
      <style:text-properties officeooo:paragraph-rsid="02e4f960"/>
    </style:style>
    <style:style style:name="P1189" style:family="paragraph" style:parent-style-name="Standard">
      <style:paragraph-properties fo:line-height="100%"/>
      <style:text-properties officeooo:paragraph-rsid="02eac01d"/>
    </style:style>
    <style:style style:name="P1190" style:family="paragraph" style:parent-style-name="Standard">
      <style:paragraph-properties fo:line-height="100%"/>
      <style:text-properties officeooo:paragraph-rsid="02f17ec6"/>
    </style:style>
    <style:style style:name="P1191" style:family="paragraph" style:parent-style-name="Standard">
      <style:paragraph-properties fo:line-height="100%"/>
      <style:text-properties officeooo:paragraph-rsid="02fda6ef"/>
    </style:style>
    <style:style style:name="P1192" style:family="paragraph" style:parent-style-name="Standard">
      <style:paragraph-properties fo:line-height="100%"/>
      <style:text-properties officeooo:paragraph-rsid="03040c1c"/>
    </style:style>
    <style:style style:name="P1193" style:family="paragraph" style:parent-style-name="Standard">
      <style:paragraph-properties fo:line-height="100%"/>
      <style:text-properties officeooo:paragraph-rsid="03049b98"/>
    </style:style>
    <style:style style:name="P1194" style:family="paragraph" style:parent-style-name="Standard">
      <style:paragraph-properties fo:line-height="100%"/>
      <style:text-properties officeooo:paragraph-rsid="0305aebe"/>
    </style:style>
    <style:style style:name="P1195" style:family="paragraph" style:parent-style-name="Standard">
      <style:paragraph-properties fo:line-height="100%"/>
      <style:text-properties officeooo:paragraph-rsid="03061f93"/>
    </style:style>
    <style:style style:name="P1196" style:family="paragraph" style:parent-style-name="Standard">
      <style:paragraph-properties fo:line-height="100%"/>
      <style:text-properties officeooo:paragraph-rsid="03153caa"/>
    </style:style>
    <style:style style:name="P1197" style:family="paragraph" style:parent-style-name="Standard">
      <style:paragraph-properties fo:line-height="100%"/>
      <style:text-properties officeooo:paragraph-rsid="03343ce6"/>
    </style:style>
    <style:style style:name="P1198" style:family="paragraph" style:parent-style-name="Standard">
      <style:paragraph-properties fo:line-height="100%"/>
      <style:text-properties officeooo:paragraph-rsid="03349842"/>
    </style:style>
    <style:style style:name="P1199" style:family="paragraph" style:parent-style-name="Standard">
      <style:paragraph-properties fo:line-height="100%"/>
      <style:text-properties officeooo:paragraph-rsid="033f17a3"/>
    </style:style>
    <style:style style:name="P1200" style:family="paragraph" style:parent-style-name="Standard">
      <style:paragraph-properties fo:line-height="100%"/>
      <style:text-properties officeooo:paragraph-rsid="034172a0"/>
    </style:style>
    <style:style style:name="P1201" style:family="paragraph" style:parent-style-name="Standard">
      <style:paragraph-properties fo:line-height="100%"/>
      <style:text-properties officeooo:paragraph-rsid="034adc9b"/>
    </style:style>
    <style:style style:name="P1202" style:family="paragraph" style:parent-style-name="Standard">
      <style:paragraph-properties fo:line-height="100%"/>
      <style:text-properties officeooo:paragraph-rsid="034f33b6"/>
    </style:style>
    <style:style style:name="P1203" style:family="paragraph" style:parent-style-name="Standard">
      <style:paragraph-properties fo:line-height="100%"/>
      <style:text-properties officeooo:paragraph-rsid="034f680a"/>
    </style:style>
    <style:style style:name="P1204" style:family="paragraph" style:parent-style-name="Standard">
      <style:paragraph-properties fo:line-height="100%"/>
      <style:text-properties officeooo:paragraph-rsid="035051aa"/>
    </style:style>
    <style:style style:name="P1205" style:family="paragraph" style:parent-style-name="Standard">
      <style:paragraph-properties fo:line-height="100%"/>
      <style:text-properties officeooo:paragraph-rsid="0369854f"/>
    </style:style>
    <style:style style:name="P1206" style:family="paragraph" style:parent-style-name="Standard">
      <style:paragraph-properties fo:line-height="100%"/>
      <style:text-properties officeooo:paragraph-rsid="03963307"/>
    </style:style>
    <style:style style:name="P1207" style:family="paragraph" style:parent-style-name="Standard">
      <style:paragraph-properties fo:line-height="100%"/>
      <style:text-properties officeooo:paragraph-rsid="039c640b"/>
    </style:style>
    <style:style style:name="P1208" style:family="paragraph" style:parent-style-name="Standard">
      <style:paragraph-properties fo:line-height="100%"/>
      <style:text-properties officeooo:paragraph-rsid="039e9821"/>
    </style:style>
    <style:style style:name="P1209" style:family="paragraph" style:parent-style-name="Standard">
      <style:paragraph-properties fo:line-height="100%"/>
      <style:text-properties officeooo:paragraph-rsid="03a073aa"/>
    </style:style>
    <style:style style:name="P1210" style:family="paragraph" style:parent-style-name="Standard">
      <style:paragraph-properties fo:line-height="100%"/>
      <style:text-properties officeooo:paragraph-rsid="03b1fbc9"/>
    </style:style>
    <style:style style:name="P1211" style:family="paragraph" style:parent-style-name="Standard">
      <style:paragraph-properties fo:line-height="100%"/>
      <style:text-properties officeooo:paragraph-rsid="03c51260"/>
    </style:style>
    <style:style style:name="P1212" style:family="paragraph" style:parent-style-name="Standard">
      <style:paragraph-properties fo:line-height="100%"/>
      <style:text-properties officeooo:paragraph-rsid="03eb005c"/>
    </style:style>
    <style:style style:name="P1213" style:family="paragraph" style:parent-style-name="Standard">
      <style:paragraph-properties fo:line-height="100%"/>
      <style:text-properties officeooo:paragraph-rsid="03f0c84b"/>
    </style:style>
    <style:style style:name="P1214" style:family="paragraph" style:parent-style-name="Standard">
      <style:paragraph-properties fo:line-height="100%"/>
      <style:text-properties officeooo:paragraph-rsid="03e90de3"/>
    </style:style>
    <style:style style:name="P1215" style:family="paragraph" style:parent-style-name="Standard">
      <style:paragraph-properties fo:line-height="100%"/>
      <style:text-properties officeooo:paragraph-rsid="03f27278"/>
    </style:style>
    <style:style style:name="P1216" style:family="paragraph" style:parent-style-name="Standard">
      <style:paragraph-properties fo:line-height="100%"/>
      <style:text-properties officeooo:paragraph-rsid="03fd5e01"/>
    </style:style>
    <style:style style:name="P1217" style:family="paragraph" style:parent-style-name="Standard">
      <style:paragraph-properties fo:line-height="100%"/>
      <style:text-properties officeooo:paragraph-rsid="0400a6e4"/>
    </style:style>
    <style:style style:name="P1218" style:family="paragraph" style:parent-style-name="Standard">
      <style:paragraph-properties fo:line-height="100%"/>
      <style:text-properties officeooo:paragraph-rsid="0404aa05"/>
    </style:style>
    <style:style style:name="P1219" style:family="paragraph" style:parent-style-name="Standard">
      <style:paragraph-properties fo:line-height="100%"/>
      <style:text-properties officeooo:paragraph-rsid="04102973"/>
    </style:style>
    <style:style style:name="P1220" style:family="paragraph" style:parent-style-name="Standard">
      <style:paragraph-properties fo:line-height="100%"/>
      <style:text-properties officeooo:paragraph-rsid="041e6a3e"/>
    </style:style>
    <style:style style:name="P1221" style:family="paragraph" style:parent-style-name="Standard">
      <style:paragraph-properties fo:line-height="100%"/>
      <style:text-properties officeooo:paragraph-rsid="03a31e81"/>
    </style:style>
    <style:style style:name="P1222" style:family="paragraph" style:parent-style-name="Standard">
      <style:paragraph-properties fo:line-height="100%"/>
      <style:text-properties officeooo:paragraph-rsid="043fc929"/>
    </style:style>
    <style:style style:name="P1223" style:family="paragraph" style:parent-style-name="Standard">
      <style:paragraph-properties fo:line-height="100%"/>
      <style:text-properties officeooo:paragraph-rsid="043a0ede"/>
    </style:style>
    <style:style style:name="P1224" style:family="paragraph" style:parent-style-name="Standard">
      <style:paragraph-properties fo:line-height="100%"/>
      <style:text-properties officeooo:paragraph-rsid="04518e70"/>
    </style:style>
    <style:style style:name="P1225" style:family="paragraph" style:parent-style-name="Standard">
      <style:paragraph-properties fo:line-height="100%"/>
      <style:text-properties officeooo:paragraph-rsid="04592f7c"/>
    </style:style>
    <style:style style:name="P1226" style:family="paragraph" style:parent-style-name="Standard">
      <style:paragraph-properties fo:line-height="100%"/>
      <style:text-properties officeooo:paragraph-rsid="03becfb9"/>
    </style:style>
    <style:style style:name="P1227" style:family="paragraph" style:parent-style-name="Standard">
      <style:paragraph-properties fo:line-height="100%"/>
      <style:text-properties officeooo:paragraph-rsid="0473548b"/>
    </style:style>
    <style:style style:name="P1228" style:family="paragraph" style:parent-style-name="Standard">
      <style:paragraph-properties fo:line-height="100%"/>
      <style:text-properties officeooo:paragraph-rsid="0411d16e"/>
    </style:style>
    <style:style style:name="P1229" style:family="paragraph" style:parent-style-name="Standard">
      <style:paragraph-properties fo:line-height="100%"/>
      <style:text-properties officeooo:paragraph-rsid="041746e7"/>
    </style:style>
    <style:style style:name="P1230" style:family="paragraph" style:parent-style-name="Standard">
      <style:paragraph-properties fo:line-height="100%"/>
      <style:text-properties officeooo:paragraph-rsid="043c6125"/>
    </style:style>
    <style:style style:name="P1231" style:family="paragraph" style:parent-style-name="Standard">
      <style:paragraph-properties fo:line-height="100%"/>
      <style:text-properties officeooo:paragraph-rsid="04472f62"/>
    </style:style>
    <style:style style:name="P1232" style:family="paragraph" style:parent-style-name="Standard">
      <style:paragraph-properties fo:line-height="100%"/>
      <style:text-properties officeooo:paragraph-rsid="03fc17c3"/>
    </style:style>
    <style:style style:name="P1233" style:family="paragraph" style:parent-style-name="Standard">
      <style:paragraph-properties fo:line-height="100%"/>
      <style:text-properties officeooo:paragraph-rsid="039292f6"/>
    </style:style>
    <style:style style:name="P1234" style:family="paragraph" style:parent-style-name="Standard">
      <style:paragraph-properties fo:line-height="100%"/>
      <style:text-properties officeooo:paragraph-rsid="0486c03e"/>
    </style:style>
    <style:style style:name="P1235" style:family="paragraph" style:parent-style-name="Standard">
      <style:paragraph-properties fo:line-height="100%"/>
      <style:text-properties officeooo:paragraph-rsid="048ffd4a"/>
    </style:style>
    <style:style style:name="P1236" style:family="paragraph" style:parent-style-name="Standard">
      <style:paragraph-properties fo:line-height="100%"/>
      <style:text-properties officeooo:paragraph-rsid="04915c32"/>
    </style:style>
    <style:style style:name="P1237" style:family="paragraph" style:parent-style-name="Standard">
      <style:paragraph-properties fo:line-height="100%"/>
      <style:text-properties officeooo:paragraph-rsid="0496a172"/>
    </style:style>
    <style:style style:name="P1238" style:family="paragraph" style:parent-style-name="Standard">
      <style:paragraph-properties fo:line-height="100%"/>
      <style:text-properties officeooo:paragraph-rsid="04a08898"/>
    </style:style>
    <style:style style:name="P1239" style:family="paragraph" style:parent-style-name="Standard">
      <style:paragraph-properties fo:line-height="100%"/>
      <style:text-properties officeooo:paragraph-rsid="04a6679a"/>
    </style:style>
    <style:style style:name="P1240" style:family="paragraph" style:parent-style-name="Standard">
      <style:paragraph-properties fo:line-height="100%"/>
      <style:text-properties officeooo:paragraph-rsid="04ad05fc"/>
    </style:style>
    <style:style style:name="P1241" style:family="paragraph" style:parent-style-name="Standard">
      <style:paragraph-properties fo:line-height="100%"/>
      <style:text-properties officeooo:paragraph-rsid="04b3c5c0"/>
    </style:style>
    <style:style style:name="P1242" style:family="paragraph" style:parent-style-name="Standard">
      <style:paragraph-properties fo:line-height="100%"/>
      <style:text-properties officeooo:paragraph-rsid="04ba1b39"/>
    </style:style>
    <style:style style:name="P1243" style:family="paragraph" style:parent-style-name="Standard">
      <style:paragraph-properties fo:line-height="100%"/>
      <style:text-properties officeooo:paragraph-rsid="04bc7059"/>
    </style:style>
    <style:style style:name="P1244" style:family="paragraph" style:parent-style-name="Standard">
      <style:paragraph-properties fo:line-height="100%"/>
      <style:text-properties officeooo:paragraph-rsid="02ec4cc6"/>
    </style:style>
    <style:style style:name="P1245" style:family="paragraph" style:parent-style-name="Standard">
      <style:paragraph-properties fo:line-height="100%"/>
      <style:text-properties officeooo:paragraph-rsid="04b80b14"/>
    </style:style>
    <style:style style:name="P1246" style:family="paragraph" style:parent-style-name="Standard">
      <style:paragraph-properties fo:line-height="100%"/>
      <style:text-properties officeooo:paragraph-rsid="04d7b913"/>
    </style:style>
    <style:style style:name="P1247" style:family="paragraph" style:parent-style-name="Standard">
      <style:paragraph-properties fo:line-height="100%"/>
      <style:text-properties officeooo:paragraph-rsid="04ddd894"/>
    </style:style>
    <style:style style:name="P1248" style:family="paragraph" style:parent-style-name="Standard">
      <style:paragraph-properties fo:line-height="100%"/>
      <style:text-properties officeooo:paragraph-rsid="04deac5d"/>
    </style:style>
    <style:style style:name="P1249" style:family="paragraph" style:parent-style-name="Standard">
      <style:paragraph-properties fo:line-height="100%"/>
      <style:text-properties officeooo:paragraph-rsid="04ee3d5e"/>
    </style:style>
    <style:style style:name="P1250" style:family="paragraph" style:parent-style-name="Standard">
      <style:paragraph-properties fo:line-height="100%"/>
      <style:text-properties officeooo:paragraph-rsid="04ee86bb"/>
    </style:style>
    <style:style style:name="P1251" style:family="paragraph" style:parent-style-name="Standard">
      <style:paragraph-properties fo:line-height="100%"/>
      <style:text-properties officeooo:paragraph-rsid="04f29906"/>
    </style:style>
    <style:style style:name="P1252" style:family="paragraph" style:parent-style-name="Standard">
      <style:paragraph-properties fo:line-height="100%"/>
      <style:text-properties officeooo:paragraph-rsid="04faca3a"/>
    </style:style>
    <style:style style:name="P1253" style:family="paragraph" style:parent-style-name="Standard">
      <style:paragraph-properties fo:line-height="100%"/>
      <style:text-properties officeooo:paragraph-rsid="051228a5"/>
    </style:style>
    <style:style style:name="P1254" style:family="paragraph" style:parent-style-name="Standard">
      <style:paragraph-properties fo:line-height="100%"/>
      <style:text-properties officeooo:paragraph-rsid="05149db7"/>
    </style:style>
    <style:style style:name="P1255" style:family="paragraph" style:parent-style-name="Standard">
      <style:paragraph-properties fo:line-height="100%"/>
      <style:text-properties officeooo:paragraph-rsid="051755b6"/>
    </style:style>
    <style:style style:name="P1256" style:family="paragraph" style:parent-style-name="Standard">
      <style:paragraph-properties fo:line-height="100%"/>
      <style:text-properties officeooo:paragraph-rsid="04f1c42d"/>
    </style:style>
    <style:style style:name="P1257" style:family="paragraph" style:parent-style-name="Standard">
      <style:paragraph-properties fo:line-height="100%"/>
      <style:text-properties officeooo:paragraph-rsid="052c470d"/>
    </style:style>
    <style:style style:name="P1258" style:family="paragraph" style:parent-style-name="Standard">
      <style:paragraph-properties fo:line-height="100%"/>
      <style:text-properties officeooo:paragraph-rsid="052e1d4e"/>
    </style:style>
    <style:style style:name="P1259" style:family="paragraph" style:parent-style-name="Standard">
      <style:paragraph-properties fo:line-height="100%"/>
      <style:text-properties officeooo:paragraph-rsid="052fd794"/>
    </style:style>
    <style:style style:name="P1260" style:family="paragraph" style:parent-style-name="Standard">
      <style:paragraph-properties fo:line-height="100%"/>
      <style:text-properties officeooo:paragraph-rsid="053faa40"/>
    </style:style>
    <style:style style:name="P1261" style:family="paragraph" style:parent-style-name="Standard">
      <style:paragraph-properties fo:line-height="100%"/>
      <style:text-properties officeooo:paragraph-rsid="054f83a7"/>
    </style:style>
    <style:style style:name="P1262" style:family="paragraph" style:parent-style-name="Standard">
      <style:paragraph-properties fo:line-height="100%"/>
      <style:text-properties officeooo:paragraph-rsid="0557f31f"/>
    </style:style>
    <style:style style:name="P1263" style:family="paragraph" style:parent-style-name="Standard">
      <style:paragraph-properties fo:line-height="100%"/>
      <style:text-properties officeooo:paragraph-rsid="055a623a"/>
    </style:style>
    <style:style style:name="P1264" style:family="paragraph" style:parent-style-name="Standard">
      <style:paragraph-properties fo:line-height="100%"/>
      <style:text-properties officeooo:paragraph-rsid="0569d9ca"/>
    </style:style>
    <style:style style:name="P1265" style:family="paragraph" style:parent-style-name="Standard">
      <style:paragraph-properties fo:line-height="100%"/>
      <style:text-properties officeooo:paragraph-rsid="056d9742"/>
    </style:style>
    <style:style style:name="P1266" style:family="paragraph" style:parent-style-name="Standard">
      <style:paragraph-properties fo:line-height="100%"/>
      <style:text-properties officeooo:paragraph-rsid="057cbee6"/>
    </style:style>
    <style:style style:name="P1267" style:family="paragraph" style:parent-style-name="Standard">
      <style:paragraph-properties fo:line-height="100%"/>
      <style:text-properties officeooo:paragraph-rsid="0580d52a"/>
    </style:style>
    <style:style style:name="P1268" style:family="paragraph" style:parent-style-name="Standard">
      <style:paragraph-properties fo:line-height="100%"/>
      <style:text-properties officeooo:paragraph-rsid="059e7836"/>
    </style:style>
    <style:style style:name="P1269" style:family="paragraph" style:parent-style-name="Standard">
      <style:paragraph-properties fo:line-height="100%"/>
      <style:text-properties officeooo:paragraph-rsid="05ab1076"/>
    </style:style>
    <style:style style:name="P1270" style:family="paragraph" style:parent-style-name="Standard">
      <style:paragraph-properties fo:line-height="100%"/>
      <style:text-properties officeooo:paragraph-rsid="05b1d6ac"/>
    </style:style>
    <style:style style:name="P1271" style:family="paragraph" style:parent-style-name="Standard">
      <style:paragraph-properties fo:line-height="100%"/>
      <style:text-properties officeooo:paragraph-rsid="05b6653b"/>
    </style:style>
    <style:style style:name="P1272" style:family="paragraph" style:parent-style-name="Standard">
      <style:paragraph-properties fo:line-height="100%"/>
      <style:text-properties officeooo:paragraph-rsid="05bc64d7"/>
    </style:style>
    <style:style style:name="P1273" style:family="paragraph" style:parent-style-name="Standard">
      <style:paragraph-properties fo:line-height="100%"/>
      <style:text-properties officeooo:paragraph-rsid="05d96232"/>
    </style:style>
    <style:style style:name="P1274" style:family="paragraph" style:parent-style-name="Standard">
      <style:paragraph-properties fo:line-height="100%"/>
      <style:text-properties officeooo:paragraph-rsid="05dd0971"/>
    </style:style>
    <style:style style:name="P1275" style:family="paragraph" style:parent-style-name="Standard">
      <style:paragraph-properties fo:line-height="100%"/>
      <style:text-properties officeooo:paragraph-rsid="06011cd1"/>
    </style:style>
    <style:style style:name="P1276" style:family="paragraph" style:parent-style-name="Standard">
      <style:paragraph-properties fo:line-height="100%"/>
      <style:text-properties officeooo:paragraph-rsid="06063862"/>
    </style:style>
    <style:style style:name="P1277" style:family="paragraph" style:parent-style-name="Standard">
      <style:paragraph-properties fo:line-height="100%"/>
      <style:text-properties officeooo:paragraph-rsid="060fe20f"/>
    </style:style>
    <style:style style:name="P1278" style:family="paragraph" style:parent-style-name="Standard">
      <style:paragraph-properties fo:line-height="100%"/>
      <style:text-properties officeooo:paragraph-rsid="061169e8"/>
    </style:style>
    <style:style style:name="P1279" style:family="paragraph" style:parent-style-name="Standard">
      <style:paragraph-properties fo:line-height="100%"/>
      <style:text-properties officeooo:paragraph-rsid="06125c09"/>
    </style:style>
    <style:style style:name="P1280" style:family="paragraph" style:parent-style-name="Standard">
      <style:paragraph-properties fo:line-height="100%"/>
      <style:text-properties officeooo:paragraph-rsid="06191840"/>
    </style:style>
    <style:style style:name="P1281" style:family="paragraph" style:parent-style-name="Standard">
      <style:paragraph-properties fo:line-height="100%"/>
      <style:text-properties officeooo:paragraph-rsid="062f0400"/>
    </style:style>
    <style:style style:name="P1282" style:family="paragraph" style:parent-style-name="Standard">
      <style:paragraph-properties fo:line-height="100%"/>
      <style:text-properties officeooo:paragraph-rsid="06307d14"/>
    </style:style>
    <style:style style:name="P1283" style:family="paragraph" style:parent-style-name="Standard">
      <style:paragraph-properties fo:line-height="100%"/>
      <style:text-properties officeooo:paragraph-rsid="06408df0"/>
    </style:style>
    <style:style style:name="P1284" style:family="paragraph" style:parent-style-name="Standard">
      <style:paragraph-properties fo:line-height="100%"/>
      <style:text-properties officeooo:paragraph-rsid="0652812f"/>
    </style:style>
    <style:style style:name="P1285" style:family="paragraph" style:parent-style-name="Standard">
      <style:paragraph-properties fo:line-height="100%"/>
      <style:text-properties officeooo:paragraph-rsid="065d9833"/>
    </style:style>
    <style:style style:name="P1286" style:family="paragraph" style:parent-style-name="Standard">
      <style:paragraph-properties fo:line-height="100%"/>
      <style:text-properties officeooo:paragraph-rsid="0663a1c9"/>
    </style:style>
    <style:style style:name="P1287" style:family="paragraph" style:parent-style-name="Standard">
      <style:paragraph-properties fo:line-height="100%"/>
      <style:text-properties officeooo:paragraph-rsid="069290ce"/>
    </style:style>
    <style:style style:name="P1288" style:family="paragraph" style:parent-style-name="Standard">
      <style:paragraph-properties fo:line-height="100%"/>
      <style:text-properties officeooo:paragraph-rsid="069f9907"/>
    </style:style>
    <style:style style:name="P1289" style:family="paragraph" style:parent-style-name="Standard">
      <style:paragraph-properties fo:line-height="100%"/>
      <style:text-properties officeooo:paragraph-rsid="069e7007"/>
    </style:style>
    <style:style style:name="P1290" style:family="paragraph" style:parent-style-name="Standard">
      <style:paragraph-properties fo:line-height="100%"/>
      <style:text-properties officeooo:paragraph-rsid="069d3467"/>
    </style:style>
    <style:style style:name="P1291" style:family="paragraph" style:parent-style-name="Standard">
      <style:paragraph-properties fo:line-height="100%"/>
      <style:text-properties officeooo:paragraph-rsid="06d0bb9d"/>
    </style:style>
    <style:style style:name="P1292" style:family="paragraph" style:parent-style-name="Standard">
      <style:paragraph-properties fo:line-height="100%"/>
      <style:text-properties officeooo:paragraph-rsid="06d6e503"/>
    </style:style>
    <style:style style:name="P1293" style:family="paragraph" style:parent-style-name="Standard">
      <style:paragraph-properties fo:line-height="100%"/>
      <style:text-properties officeooo:paragraph-rsid="06bf5f63"/>
    </style:style>
    <style:style style:name="P1294" style:family="paragraph" style:parent-style-name="Standard">
      <style:paragraph-properties fo:line-height="100%"/>
      <style:text-properties officeooo:paragraph-rsid="06dce0b5"/>
    </style:style>
    <style:style style:name="P1295" style:family="paragraph" style:parent-style-name="Standard">
      <style:paragraph-properties fo:line-height="100%"/>
      <style:text-properties officeooo:paragraph-rsid="06e51493"/>
    </style:style>
    <style:style style:name="P1296" style:family="paragraph" style:parent-style-name="Standard">
      <style:paragraph-properties fo:line-height="100%"/>
      <style:text-properties officeooo:paragraph-rsid="06e9b05d"/>
    </style:style>
    <style:style style:name="P1297" style:family="paragraph" style:parent-style-name="Standard">
      <style:paragraph-properties fo:line-height="100%"/>
      <style:text-properties officeooo:paragraph-rsid="06f2eb19"/>
    </style:style>
    <style:style style:name="P1298" style:family="paragraph" style:parent-style-name="Standard">
      <style:paragraph-properties fo:line-height="100%"/>
      <style:text-properties officeooo:paragraph-rsid="06fe5f86"/>
    </style:style>
    <style:style style:name="P1299" style:family="paragraph" style:parent-style-name="Standard">
      <style:paragraph-properties fo:line-height="100%"/>
      <style:text-properties officeooo:paragraph-rsid="070b4184"/>
    </style:style>
    <style:style style:name="P1300" style:family="paragraph" style:parent-style-name="Standard">
      <style:paragraph-properties fo:line-height="100%"/>
      <style:text-properties officeooo:paragraph-rsid="071053d5"/>
    </style:style>
    <style:style style:name="P1301" style:family="paragraph" style:parent-style-name="Standard">
      <style:paragraph-properties fo:line-height="100%"/>
      <style:text-properties officeooo:paragraph-rsid="07175761"/>
    </style:style>
    <style:style style:name="P1302" style:family="paragraph" style:parent-style-name="Standard">
      <style:paragraph-properties fo:line-height="100%"/>
      <style:text-properties officeooo:paragraph-rsid="071be8ce"/>
    </style:style>
    <style:style style:name="P1303" style:family="paragraph" style:parent-style-name="Standard">
      <style:paragraph-properties fo:line-height="100%"/>
      <style:text-properties officeooo:paragraph-rsid="071f6f35"/>
    </style:style>
    <style:style style:name="P1304" style:family="paragraph" style:parent-style-name="Standard">
      <style:paragraph-properties fo:line-height="100%"/>
      <style:text-properties officeooo:paragraph-rsid="0721d28f"/>
    </style:style>
    <style:style style:name="P1305" style:family="paragraph" style:parent-style-name="Standard">
      <style:paragraph-properties fo:line-height="100%"/>
      <style:text-properties officeooo:paragraph-rsid="0734c99b"/>
    </style:style>
    <style:style style:name="P1306" style:family="paragraph" style:parent-style-name="Standard">
      <style:paragraph-properties fo:line-height="100%"/>
      <style:text-properties officeooo:paragraph-rsid="07353afe"/>
    </style:style>
    <style:style style:name="P1307" style:family="paragraph" style:parent-style-name="Standard">
      <style:paragraph-properties fo:line-height="100%"/>
      <style:text-properties officeooo:paragraph-rsid="074a9a44"/>
    </style:style>
    <style:style style:name="P1308" style:family="paragraph" style:parent-style-name="Standard">
      <style:paragraph-properties fo:line-height="100%"/>
      <style:text-properties officeooo:paragraph-rsid="07501f8e"/>
    </style:style>
    <style:style style:name="P1309" style:family="paragraph" style:parent-style-name="Standard">
      <style:paragraph-properties fo:line-height="100%"/>
      <style:text-properties officeooo:paragraph-rsid="024c0a42"/>
    </style:style>
    <style:style style:name="P1310" style:family="paragraph" style:parent-style-name="Standard">
      <style:paragraph-properties fo:line-height="100%"/>
      <style:text-properties officeooo:paragraph-rsid="075d0c99"/>
    </style:style>
    <style:style style:name="P1311" style:family="paragraph" style:parent-style-name="Standard">
      <style:paragraph-properties fo:line-height="100%"/>
      <style:text-properties officeooo:paragraph-rsid="075dc6a9"/>
    </style:style>
    <style:style style:name="P1312" style:family="paragraph" style:parent-style-name="Standard">
      <style:paragraph-properties fo:line-height="100%"/>
      <style:text-properties officeooo:paragraph-rsid="0288fb00"/>
    </style:style>
    <style:style style:name="P131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1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31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31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1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1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31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2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2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2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2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24" style:family="paragraph" style:parent-style-name="Standard">
      <style:text-properties fo:color="#c9211e" officeooo:rsid="003eeb50" officeooo:paragraph-rsid="00ac1d69"/>
    </style:style>
    <style:style style:name="P1325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326" style:family="paragraph" style:parent-style-name="Standard">
      <style:paragraph-properties fo:line-height="100%"/>
      <style:text-properties officeooo:rsid="016b9044" officeooo:paragraph-rsid="016b9044"/>
    </style:style>
    <style:style style:name="P1327" style:family="paragraph" style:parent-style-name="Standard">
      <style:paragraph-properties fo:line-height="100%"/>
      <style:text-properties officeooo:rsid="01a2dcc2" officeooo:paragraph-rsid="01a2dcc2"/>
    </style:style>
    <style:style style:name="P1328" style:family="paragraph" style:parent-style-name="Standard">
      <style:paragraph-properties fo:line-height="100%"/>
      <style:text-properties officeooo:rsid="01a92b83" officeooo:paragraph-rsid="01abda5f"/>
    </style:style>
    <style:style style:name="P1329" style:family="paragraph" style:parent-style-name="Standard">
      <style:paragraph-properties fo:line-height="100%"/>
      <style:text-properties officeooo:rsid="01b78805" officeooo:paragraph-rsid="01b9977e"/>
    </style:style>
    <style:style style:name="P1330" style:family="paragraph" style:parent-style-name="Standard">
      <style:paragraph-properties fo:line-height="100%"/>
      <style:text-properties officeooo:rsid="01b78805" officeooo:paragraph-rsid="020d39a8"/>
    </style:style>
    <style:style style:name="P1331" style:family="paragraph" style:parent-style-name="Standard">
      <style:paragraph-properties fo:line-height="100%"/>
      <style:text-properties officeooo:rsid="01bcc73c" officeooo:paragraph-rsid="01bcc73c"/>
    </style:style>
    <style:style style:name="P1332" style:family="paragraph" style:parent-style-name="Standard">
      <style:paragraph-properties fo:line-height="100%"/>
      <style:text-properties officeooo:rsid="01cb0c6f" officeooo:paragraph-rsid="01cb0c6f"/>
    </style:style>
    <style:style style:name="P1333" style:family="paragraph" style:parent-style-name="Standard">
      <style:paragraph-properties fo:line-height="100%"/>
      <style:text-properties officeooo:rsid="01cd0839" officeooo:paragraph-rsid="01cd0839"/>
    </style:style>
    <style:style style:name="P1334" style:family="paragraph" style:parent-style-name="Standard">
      <style:paragraph-properties fo:line-height="100%"/>
      <style:text-properties officeooo:rsid="01e4a612" officeooo:paragraph-rsid="01e4a612"/>
    </style:style>
    <style:style style:name="P1335" style:family="paragraph" style:parent-style-name="Standard">
      <style:paragraph-properties fo:line-height="100%"/>
      <style:text-properties officeooo:rsid="022b7ea9" officeooo:paragraph-rsid="022b7ea9"/>
    </style:style>
    <style:style style:name="P1336" style:family="paragraph" style:parent-style-name="Standard">
      <style:paragraph-properties fo:line-height="100%"/>
      <style:text-properties officeooo:rsid="022dff2a" officeooo:paragraph-rsid="022dff2a"/>
    </style:style>
    <style:style style:name="P1337" style:family="paragraph" style:parent-style-name="Standard">
      <style:text-properties officeooo:paragraph-rsid="0275c15d"/>
    </style:style>
    <style:style style:name="P1338" style:family="paragraph" style:parent-style-name="Standard">
      <style:paragraph-properties fo:line-height="100%"/>
      <style:text-properties officeooo:rsid="02819040" officeooo:paragraph-rsid="028fc45c"/>
    </style:style>
    <style:style style:name="P1339" style:family="paragraph" style:parent-style-name="Standard">
      <style:paragraph-properties fo:line-height="100%"/>
      <style:text-properties officeooo:rsid="0285839b" officeooo:paragraph-rsid="0288fb00"/>
    </style:style>
    <style:style style:name="P1340" style:family="paragraph" style:parent-style-name="Standard">
      <style:paragraph-properties fo:line-height="100%"/>
      <style:text-properties officeooo:rsid="0297c923" officeooo:paragraph-rsid="0297c923"/>
    </style:style>
    <style:style style:name="P1341" style:family="paragraph" style:parent-style-name="Standard">
      <style:paragraph-properties fo:line-height="100%"/>
      <style:text-properties officeooo:rsid="029ac75f" officeooo:paragraph-rsid="029ac75f"/>
    </style:style>
    <style:style style:name="P1342" style:family="paragraph" style:parent-style-name="Standard">
      <style:text-properties officeooo:paragraph-rsid="00bfa17d"/>
    </style:style>
    <style:style style:name="P1343" style:family="paragraph" style:parent-style-name="Standard">
      <style:text-properties officeooo:paragraph-rsid="00bd11a0"/>
    </style:style>
    <style:style style:name="P1344" style:family="paragraph" style:parent-style-name="Standard">
      <style:paragraph-properties fo:line-height="100%"/>
      <style:text-properties officeooo:rsid="02540cb9" officeooo:paragraph-rsid="02bd01a2"/>
    </style:style>
    <style:style style:name="P1345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49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50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51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52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53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54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61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62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63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64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65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66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67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6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69" style:family="paragraph" style:parent-style-name="Standard">
      <style:paragraph-properties fo:line-height="100%"/>
      <style:text-properties officeooo:rsid="02da5175" officeooo:paragraph-rsid="02da5175"/>
    </style:style>
    <style:style style:name="P1370" style:family="paragraph" style:parent-style-name="Standard">
      <style:paragraph-properties fo:line-height="100%"/>
      <style:text-properties officeooo:rsid="02e4f960" officeooo:paragraph-rsid="02e4f960"/>
    </style:style>
    <style:style style:name="P1371" style:family="paragraph" style:parent-style-name="Standard">
      <style:paragraph-properties fo:line-height="100%"/>
      <style:text-properties officeooo:rsid="02eabaea" officeooo:paragraph-rsid="02eabaea"/>
    </style:style>
    <style:style style:name="P1372" style:family="paragraph" style:parent-style-name="Standard">
      <style:paragraph-properties fo:line-height="100%"/>
      <style:text-properties officeooo:rsid="02eac01d" officeooo:paragraph-rsid="02eac01d"/>
    </style:style>
    <style:style style:name="P1373" style:family="paragraph" style:parent-style-name="Standard">
      <style:paragraph-properties fo:line-height="100%"/>
      <style:text-properties officeooo:rsid="02eb27fd" officeooo:paragraph-rsid="02ec089f"/>
    </style:style>
    <style:style style:name="P1374" style:family="paragraph" style:parent-style-name="Standard">
      <style:text-properties officeooo:paragraph-rsid="02ecf51e"/>
    </style:style>
    <style:style style:name="P1375" style:family="paragraph" style:parent-style-name="Standard">
      <style:text-properties officeooo:paragraph-rsid="02f17ec6"/>
    </style:style>
    <style:style style:name="P1376" style:family="paragraph" style:parent-style-name="Standard">
      <style:paragraph-properties fo:line-height="100%"/>
      <style:text-properties officeooo:rsid="02e59398" officeooo:paragraph-rsid="03049b98"/>
    </style:style>
    <style:style style:name="P1377" style:family="paragraph" style:parent-style-name="Standard">
      <style:paragraph-properties fo:line-height="150%"/>
      <style:text-properties officeooo:rsid="02e59398" officeooo:paragraph-rsid="03049b98"/>
    </style:style>
    <style:style style:name="P1378" style:family="paragraph" style:parent-style-name="Standard">
      <style:paragraph-properties fo:line-height="100%"/>
      <style:text-properties officeooo:rsid="022ee1ec" officeooo:paragraph-rsid="022ee1ec"/>
    </style:style>
    <style:style style:name="P1379" style:family="paragraph" style:parent-style-name="Standard">
      <style:text-properties officeooo:paragraph-rsid="03061f93"/>
    </style:style>
    <style:style style:name="P1380" style:family="paragraph" style:parent-style-name="Standard">
      <style:paragraph-properties fo:line-height="100%"/>
      <style:text-properties officeooo:rsid="0346a444" officeooo:paragraph-rsid="0346a444"/>
    </style:style>
    <style:style style:name="P1381" style:family="paragraph" style:parent-style-name="Standard">
      <style:text-properties officeooo:paragraph-rsid="03733aab"/>
    </style:style>
    <style:style style:name="P1382" style:family="paragraph" style:parent-style-name="Standard">
      <style:paragraph-properties fo:line-height="100%"/>
      <style:text-properties officeooo:rsid="038a2c81" officeooo:paragraph-rsid="039e9821"/>
    </style:style>
    <style:style style:name="P1383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84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38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8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8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88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38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90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391" style:family="paragraph" style:parent-style-name="Standard">
      <style:paragraph-properties fo:line-height="100%"/>
      <style:text-properties fo:color="#ff0000" officeooo:paragraph-rsid="042824b8"/>
    </style:style>
    <style:style style:name="P139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9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94" style:family="paragraph" style:parent-style-name="Standard">
      <style:paragraph-properties fo:line-height="100%"/>
      <style:text-properties officeooo:rsid="03a4e520" officeooo:paragraph-rsid="03a4e520"/>
    </style:style>
    <style:style style:name="P1395" style:family="paragraph" style:parent-style-name="Standard">
      <style:paragraph-properties fo:line-height="100%"/>
      <style:text-properties officeooo:rsid="03a073aa" officeooo:paragraph-rsid="03a073aa"/>
    </style:style>
    <style:style style:name="P1396" style:family="paragraph" style:parent-style-name="Standard">
      <style:text-properties officeooo:paragraph-rsid="00c0d7c6"/>
    </style:style>
    <style:style style:name="P1397" style:family="paragraph" style:parent-style-name="Standard">
      <style:text-properties officeooo:paragraph-rsid="03e93625"/>
    </style:style>
    <style:style style:name="P1398" style:family="paragraph" style:parent-style-name="Standard">
      <style:text-properties officeooo:rsid="0019f535" officeooo:paragraph-rsid="03e93625"/>
    </style:style>
    <style:style style:name="P1399" style:family="paragraph" style:parent-style-name="Standard">
      <style:paragraph-properties fo:line-height="100%"/>
      <style:text-properties officeooo:rsid="045a6b37" officeooo:paragraph-rsid="045a6b37"/>
    </style:style>
    <style:style style:name="P1400" style:family="paragraph" style:parent-style-name="Standard">
      <style:text-properties officeooo:paragraph-rsid="00118c4a"/>
    </style:style>
    <style:style style:name="P1401" style:family="paragraph" style:parent-style-name="Standard">
      <style:paragraph-properties fo:line-height="100%"/>
      <style:text-properties officeooo:rsid="048fe3f8" officeooo:paragraph-rsid="048ffd4a"/>
    </style:style>
    <style:style style:name="P1402" style:family="paragraph" style:parent-style-name="Standard">
      <style:paragraph-properties fo:line-height="100%"/>
      <style:text-properties officeooo:rsid="0494bc64" officeooo:paragraph-rsid="0494bc64"/>
    </style:style>
    <style:style style:name="P1403" style:family="paragraph" style:parent-style-name="Standard">
      <style:paragraph-properties fo:line-height="100%"/>
      <style:text-properties officeooo:rsid="0497dc28" officeooo:paragraph-rsid="0497dc28"/>
    </style:style>
    <style:style style:name="P1404" style:family="paragraph" style:parent-style-name="Standard">
      <style:paragraph-properties fo:line-height="150%"/>
      <style:text-properties officeooo:rsid="049a8a7e" officeooo:paragraph-rsid="049a8a7e"/>
    </style:style>
    <style:style style:name="P1405" style:family="paragraph" style:parent-style-name="Standard">
      <style:paragraph-properties fo:line-height="100%"/>
      <style:text-properties officeooo:rsid="049c223c" officeooo:paragraph-rsid="049c223c"/>
    </style:style>
    <style:style style:name="P1406" style:family="paragraph" style:parent-style-name="Standard">
      <style:paragraph-properties fo:line-height="100%"/>
      <style:text-properties officeooo:rsid="04a08898" officeooo:paragraph-rsid="04a08898"/>
    </style:style>
    <style:style style:name="P1407" style:family="paragraph" style:parent-style-name="Standard">
      <style:paragraph-properties fo:line-height="100%"/>
      <style:text-properties officeooo:rsid="04ad05fc" officeooo:paragraph-rsid="04b3c5c0"/>
    </style:style>
    <style:style style:name="P1408" style:family="paragraph" style:parent-style-name="Standard">
      <style:paragraph-properties fo:line-height="100%"/>
      <style:text-properties officeooo:rsid="04ba1b39" officeooo:paragraph-rsid="04ba1b39"/>
    </style:style>
    <style:style style:name="P140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1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1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1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1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1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15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16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17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18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19" style:family="paragraph" style:parent-style-name="Standard">
      <style:paragraph-properties fo:line-height="100%"/>
      <style:text-properties officeooo:rsid="04bc7059" officeooo:paragraph-rsid="04bc7059"/>
    </style:style>
    <style:style style:name="P1420" style:family="paragraph" style:parent-style-name="Standard">
      <style:paragraph-properties fo:line-height="100%"/>
      <style:text-properties officeooo:rsid="04a57ad8" officeooo:paragraph-rsid="04ba1b39"/>
    </style:style>
    <style:style style:name="P1421" style:family="paragraph" style:parent-style-name="Standard">
      <style:paragraph-properties fo:line-height="100%"/>
      <style:text-properties officeooo:rsid="051228a5" officeooo:paragraph-rsid="05270c2d"/>
    </style:style>
    <style:style style:name="P1422" style:family="paragraph" style:parent-style-name="Standard">
      <style:paragraph-properties fo:line-height="100%"/>
      <style:text-properties officeooo:rsid="05149db7" officeooo:paragraph-rsid="05149db7"/>
    </style:style>
    <style:style style:name="P1423" style:family="paragraph" style:parent-style-name="Standard">
      <style:paragraph-properties fo:line-height="100%"/>
      <style:text-properties officeooo:rsid="04f29906" officeooo:paragraph-rsid="051fdc2f"/>
    </style:style>
    <style:style style:name="P1424" style:family="paragraph" style:parent-style-name="Standard">
      <style:paragraph-properties fo:line-height="100%"/>
      <style:text-properties officeooo:rsid="052fd794" officeooo:paragraph-rsid="052fd794"/>
    </style:style>
    <style:style style:name="P1425" style:family="paragraph" style:parent-style-name="Standard">
      <style:paragraph-properties fo:line-height="100%"/>
      <style:text-properties officeooo:rsid="0569d9ca" officeooo:paragraph-rsid="0569d9ca"/>
    </style:style>
    <style:style style:name="P1426" style:family="paragraph" style:parent-style-name="Standard">
      <style:paragraph-properties fo:line-height="100%"/>
      <style:text-properties officeooo:rsid="058ba444" officeooo:paragraph-rsid="058ba444"/>
    </style:style>
    <style:style style:name="P1427" style:family="paragraph" style:parent-style-name="Standard">
      <style:paragraph-properties fo:line-height="100%"/>
      <style:text-properties officeooo:rsid="05e2db49" officeooo:paragraph-rsid="05ef59a4"/>
    </style:style>
    <style:style style:name="P1428" style:family="paragraph" style:parent-style-name="Standard">
      <style:paragraph-properties fo:line-height="100%"/>
      <style:text-properties officeooo:rsid="05e46ca0" officeooo:paragraph-rsid="05e5f887"/>
    </style:style>
    <style:style style:name="P1429" style:family="paragraph" style:parent-style-name="Standard">
      <style:paragraph-properties fo:line-height="150%"/>
      <style:text-properties officeooo:rsid="06130d41" officeooo:paragraph-rsid="06130d41"/>
    </style:style>
    <style:style style:name="P1430" style:family="paragraph" style:parent-style-name="Standard">
      <style:paragraph-properties fo:line-height="100%"/>
      <style:text-properties officeooo:rsid="0620d52b" officeooo:paragraph-rsid="0620d52b"/>
    </style:style>
    <style:style style:name="P1431" style:family="paragraph" style:parent-style-name="Standard">
      <style:paragraph-properties fo:line-height="100%"/>
      <style:text-properties officeooo:rsid="06307d14" officeooo:paragraph-rsid="06307d14"/>
    </style:style>
    <style:style style:name="P1432" style:family="paragraph" style:parent-style-name="Standard">
      <style:paragraph-properties fo:line-height="100%"/>
      <style:text-properties officeooo:rsid="0630fb9a" officeooo:paragraph-rsid="0630fb9a"/>
    </style:style>
    <style:style style:name="P1433" style:family="paragraph" style:parent-style-name="Standard">
      <style:paragraph-properties fo:line-height="100%"/>
      <style:text-properties officeooo:rsid="0630fb9a" officeooo:paragraph-rsid="069290ce"/>
    </style:style>
    <style:style style:name="P1434" style:family="paragraph" style:parent-style-name="Standard">
      <style:paragraph-properties fo:line-height="100%"/>
      <style:text-properties officeooo:rsid="06321a8e" officeooo:paragraph-rsid="06321a8e"/>
    </style:style>
    <style:style style:name="P1435" style:family="paragraph" style:parent-style-name="Standard">
      <style:paragraph-properties fo:line-height="100%"/>
      <style:text-properties officeooo:rsid="06340678" officeooo:paragraph-rsid="06340678"/>
    </style:style>
    <style:style style:name="P1436" style:family="paragraph" style:parent-style-name="Standard">
      <style:paragraph-properties fo:line-height="100%"/>
      <style:text-properties officeooo:rsid="062f0400" officeooo:paragraph-rsid="06307d14"/>
    </style:style>
    <style:style style:name="P1437" style:family="paragraph" style:parent-style-name="Standard">
      <style:paragraph-properties fo:line-height="100%"/>
      <style:text-properties officeooo:rsid="063bda54" officeooo:paragraph-rsid="063bda54"/>
    </style:style>
    <style:style style:name="P1438" style:family="paragraph" style:parent-style-name="Standard">
      <style:paragraph-properties fo:line-height="100%"/>
      <style:text-properties officeooo:rsid="063bda54" officeooo:paragraph-rsid="069290ce"/>
    </style:style>
    <style:style style:name="P1439" style:family="paragraph" style:parent-style-name="Standard">
      <style:paragraph-properties fo:line-height="100%"/>
      <style:text-properties officeooo:rsid="063d933e" officeooo:paragraph-rsid="063d933e"/>
    </style:style>
    <style:style style:name="P1440" style:family="paragraph" style:parent-style-name="Standard">
      <style:paragraph-properties fo:line-height="100%"/>
      <style:text-properties officeooo:rsid="063e62c4" officeooo:paragraph-rsid="063e62c4"/>
    </style:style>
    <style:style style:name="P1441" style:family="paragraph" style:parent-style-name="Standard">
      <style:paragraph-properties fo:line-height="100%"/>
      <style:text-properties officeooo:rsid="063e62c4" officeooo:paragraph-rsid="06408df0"/>
    </style:style>
    <style:style style:name="P1442" style:family="paragraph" style:parent-style-name="Standard">
      <style:paragraph-properties fo:line-height="100%"/>
      <style:text-properties officeooo:rsid="063fe71c" officeooo:paragraph-rsid="06408df0"/>
    </style:style>
    <style:style style:name="P1443" style:family="paragraph" style:parent-style-name="Standard">
      <style:paragraph-properties fo:line-height="100%"/>
      <style:text-properties officeooo:rsid="06408df0" officeooo:paragraph-rsid="06408df0"/>
    </style:style>
    <style:style style:name="P1444" style:family="paragraph" style:parent-style-name="Standard">
      <style:paragraph-properties fo:line-height="150%"/>
      <style:text-properties officeooo:rsid="06408df0" officeooo:paragraph-rsid="06408df0"/>
    </style:style>
    <style:style style:name="P1445" style:family="paragraph" style:parent-style-name="Standard">
      <style:paragraph-properties fo:line-height="100%"/>
      <style:text-properties officeooo:rsid="06440517" officeooo:paragraph-rsid="06440517"/>
    </style:style>
    <style:style style:name="P1446" style:family="paragraph" style:parent-style-name="Standard">
      <style:paragraph-properties fo:line-height="100%"/>
      <style:text-properties officeooo:rsid="0646a7a3" officeooo:paragraph-rsid="0646a7a3"/>
    </style:style>
    <style:style style:name="P1447" style:family="paragraph" style:parent-style-name="Standard">
      <style:paragraph-properties fo:line-height="150%"/>
      <style:text-properties officeooo:rsid="0646a7a3" officeooo:paragraph-rsid="0646a7a3"/>
    </style:style>
    <style:style style:name="P1448" style:family="paragraph" style:parent-style-name="Standard">
      <style:paragraph-properties fo:line-height="100%"/>
      <style:text-properties officeooo:rsid="07353afe" officeooo:paragraph-rsid="07353afe"/>
    </style:style>
    <style:style style:name="P1449" style:family="paragraph" style:parent-style-name="Standard">
      <style:paragraph-properties fo:line-height="100%"/>
      <style:text-properties officeooo:rsid="075d0c99" officeooo:paragraph-rsid="075d0c99"/>
    </style:style>
    <style:style style:name="P1450" style:family="paragraph" style:parent-style-name="Standard">
      <style:text-properties officeooo:paragraph-rsid="0766ef94"/>
    </style:style>
    <style:style style:name="P1451" style:family="paragraph" style:parent-style-name="Standard">
      <style:text-properties officeooo:paragraph-rsid="07674e6b"/>
    </style:style>
    <style:style style:name="P1452" style:family="paragraph" style:parent-style-name="Standard">
      <style:text-properties officeooo:paragraph-rsid="076da30e"/>
    </style:style>
    <style:style style:name="P1453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54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55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56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57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58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59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60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61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62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63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64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65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66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67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68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69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70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71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72" style:family="paragraph" style:parent-style-name="Table_20_Contents">
      <style:paragraph-properties fo:text-align="center" style:justify-single-word="false"/>
    </style:style>
    <style:style style:name="P1473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74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75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76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77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78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79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80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81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82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83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84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85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86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87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88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89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90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91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92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93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94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95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96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97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98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99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00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01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02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03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04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05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06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07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08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09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10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11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12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13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14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15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16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17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18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19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20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21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22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23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24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25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26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27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2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29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30" style:family="paragraph" style:parent-style-name="Table_20_Contents">
      <style:text-properties officeooo:rsid="0735889c" officeooo:paragraph-rsid="0735889c"/>
    </style:style>
    <style:style style:name="P1531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32" style:family="paragraph" style:parent-style-name="Table_20_Contents">
      <style:text-properties officeooo:paragraph-rsid="0735889c"/>
    </style:style>
    <style:style style:name="P1533" style:family="paragraph" style:parent-style-name="Table_20_Contents">
      <style:text-properties officeooo:rsid="0739531b" officeooo:paragraph-rsid="0739531b"/>
    </style:style>
    <style:style style:name="P1534" style:family="paragraph" style:parent-style-name="Table_20_Contents">
      <style:text-properties officeooo:paragraph-rsid="0739531b"/>
    </style:style>
    <style:style style:name="P1535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36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37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538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539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40" style:family="paragraph" style:parent-style-name="Standard">
      <style:paragraph-properties fo:line-height="150%" fo:break-before="page"/>
      <style:text-properties officeooo:paragraph-rsid="02d98b08"/>
    </style:style>
    <style:style style:name="P1541" style:family="paragraph" style:parent-style-name="Standard">
      <style:paragraph-properties fo:line-height="150%" fo:break-before="page"/>
      <style:text-properties officeooo:paragraph-rsid="03fd5e01"/>
    </style:style>
    <style:style style:name="P1542" style:family="paragraph" style:parent-style-name="Standard">
      <style:paragraph-properties fo:line-height="150%" fo:break-before="page"/>
      <style:text-properties officeooo:paragraph-rsid="066d2ed4"/>
    </style:style>
    <style:style style:name="P1543" style:family="paragraph" style:parent-style-name="Standard">
      <style:paragraph-properties fo:line-height="150%" fo:break-before="page"/>
      <style:text-properties officeooo:paragraph-rsid="065d401a"/>
    </style:style>
    <style:style style:name="P1544" style:family="paragraph" style:parent-style-name="Standard">
      <style:paragraph-properties fo:line-height="100%" fo:break-before="page"/>
      <style:text-properties officeooo:paragraph-rsid="05ab1076"/>
    </style:style>
    <style:style style:name="P1545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54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547" style:family="paragraph" style:parent-style-name="Standard">
      <style:paragraph-properties fo:break-before="page"/>
      <style:text-properties officeooo:paragraph-rsid="009622c6"/>
    </style:style>
    <style:style style:name="P1548" style:family="paragraph" style:parent-style-name="Standard">
      <style:paragraph-properties fo:break-before="page"/>
      <style:text-properties officeooo:paragraph-rsid="02be3c45"/>
    </style:style>
    <style:style style:name="P1549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5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51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52" style:family="paragraph" style:parent-style-name="Standard" style:list-style-name="L1">
      <style:text-properties officeooo:paragraph-rsid="0013268f"/>
    </style:style>
    <style:style style:name="P1553" style:family="paragraph" style:parent-style-name="Standard" style:list-style-name="L1">
      <style:text-properties officeooo:rsid="0013268f" officeooo:paragraph-rsid="0013268f"/>
    </style:style>
    <style:style style:name="P1554" style:family="paragraph" style:parent-style-name="Standard" style:list-style-name="L2">
      <style:text-properties style:use-window-font-color="true" officeooo:paragraph-rsid="00118c4a"/>
    </style:style>
    <style:style style:name="P1555" style:family="paragraph" style:parent-style-name="Standard" style:list-style-name="L2">
      <style:text-properties style:use-window-font-color="true" officeooo:rsid="0011b025" officeooo:paragraph-rsid="0011b025"/>
    </style:style>
    <style:style style:name="P1556" style:family="paragraph" style:parent-style-name="Standard" style:list-style-name="L4">
      <style:text-properties style:use-window-font-color="true" officeooo:rsid="00a8a4b1" officeooo:paragraph-rsid="02be3c45"/>
    </style:style>
    <style:style style:name="P1557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5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5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60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61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62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6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6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65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6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6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68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69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70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71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72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3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4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75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6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7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8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7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8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81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8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8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8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8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86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87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88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89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9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9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92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3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94" style:family="paragraph" style:parent-style-name="Standard" style:list-style-name="L43">
      <style:text-properties style:use-window-font-color="true" officeooo:paragraph-rsid="02edc963"/>
    </style:style>
    <style:style style:name="P1595" style:family="paragraph" style:parent-style-name="Standard" style:list-style-name="L3">
      <style:text-properties officeooo:rsid="0012a0dc" officeooo:paragraph-rsid="0012a0dc"/>
    </style:style>
    <style:style style:name="P1596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7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98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99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00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01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02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03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04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05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6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07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8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09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10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11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12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13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14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15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1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1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1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19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20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21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22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23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24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25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6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27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28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29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30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31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32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33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34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35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36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37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8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39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40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41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42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43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44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4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4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4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5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5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52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53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54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55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56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57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58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59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60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61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62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63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64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65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66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67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68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69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70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71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72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73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74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75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76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77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78" style:family="paragraph" style:parent-style-name="Standard" style:list-style-name="L110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679" style:family="paragraph" style:parent-style-name="Standard" style:list-style-name="L7">
      <style:text-properties officeooo:rsid="0033fbdf" officeooo:paragraph-rsid="0033fbdf"/>
    </style:style>
    <style:style style:name="P1680" style:family="paragraph" style:parent-style-name="Standard" style:list-style-name="L11">
      <style:text-properties officeooo:rsid="0033fbdf" officeooo:paragraph-rsid="0106c767"/>
    </style:style>
    <style:style style:name="P1681" style:family="paragraph" style:parent-style-name="Standard" style:list-style-name="L8">
      <style:text-properties officeooo:paragraph-rsid="005b5cd3"/>
    </style:style>
    <style:style style:name="P1682" style:family="paragraph" style:parent-style-name="Standard" style:list-style-name="L9">
      <style:text-properties officeooo:paragraph-rsid="00367935"/>
    </style:style>
    <style:style style:name="P1683" style:family="paragraph" style:parent-style-name="Standard" style:list-style-name="L9">
      <style:text-properties officeooo:rsid="00367935" officeooo:paragraph-rsid="00367935"/>
    </style:style>
    <style:style style:name="P1684" style:family="paragraph" style:parent-style-name="Standard" style:list-style-name="L10">
      <style:text-properties officeooo:rsid="00386ddb" officeooo:paragraph-rsid="00386ddb"/>
    </style:style>
    <style:style style:name="P1685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86" style:family="paragraph" style:parent-style-name="Standard" style:list-style-name="L20">
      <style:text-properties officeooo:paragraph-rsid="00a4ce44"/>
    </style:style>
    <style:style style:name="P1687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88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89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90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91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92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93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94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95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696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697" style:family="paragraph" style:parent-style-name="Standard" style:list-style-name="L25">
      <style:text-properties officeooo:paragraph-rsid="00beb82f"/>
    </style:style>
    <style:style style:name="P1698" style:family="paragraph" style:parent-style-name="Standard" style:list-style-name="L26">
      <style:text-properties officeooo:paragraph-rsid="00d139a0"/>
    </style:style>
    <style:style style:name="P1699" style:family="paragraph" style:parent-style-name="Standard" style:list-style-name="L29">
      <style:text-properties officeooo:paragraph-rsid="00f2503e"/>
    </style:style>
    <style:style style:name="P1700" style:family="paragraph" style:parent-style-name="Standard" style:list-style-name="L30">
      <style:text-properties officeooo:rsid="00f3f4f5" officeooo:paragraph-rsid="00f5260b"/>
    </style:style>
    <style:style style:name="P1701" style:family="paragraph" style:parent-style-name="Standard" style:list-style-name="L30">
      <style:text-properties officeooo:rsid="00f3f4f5" officeooo:paragraph-rsid="00f3f4f5"/>
    </style:style>
    <style:style style:name="P1702" style:family="paragraph" style:parent-style-name="Standard" style:list-style-name="L33">
      <style:paragraph-properties fo:line-height="100%"/>
      <style:text-properties officeooo:paragraph-rsid="01b5c969"/>
    </style:style>
    <style:style style:name="P1703" style:family="paragraph" style:parent-style-name="Standard" style:list-style-name="L58">
      <style:paragraph-properties fo:line-height="100%"/>
      <style:text-properties officeooo:paragraph-rsid="0346a444"/>
    </style:style>
    <style:style style:name="P1704" style:family="paragraph" style:parent-style-name="Standard" style:list-style-name="L63">
      <style:paragraph-properties fo:line-height="100%"/>
      <style:text-properties officeooo:paragraph-rsid="03ec3a95"/>
    </style:style>
    <style:style style:name="P1705" style:family="paragraph" style:parent-style-name="Standard" style:list-style-name="L64">
      <style:paragraph-properties fo:line-height="100%"/>
      <style:text-properties officeooo:paragraph-rsid="03ed0846"/>
    </style:style>
    <style:style style:name="P1706" style:family="paragraph" style:parent-style-name="Standard" style:list-style-name="L68">
      <style:paragraph-properties fo:line-height="100%"/>
      <style:text-properties officeooo:paragraph-rsid="04a57ad8"/>
    </style:style>
    <style:style style:name="P1707" style:family="paragraph" style:parent-style-name="Standard" style:list-style-name="L72">
      <style:paragraph-properties fo:line-height="100%"/>
      <style:text-properties officeooo:paragraph-rsid="04deac5d"/>
    </style:style>
    <style:style style:name="P1708" style:family="paragraph" style:parent-style-name="Standard" style:list-style-name="L83">
      <style:paragraph-properties fo:line-height="100%"/>
      <style:text-properties officeooo:paragraph-rsid="05cd3bc5"/>
    </style:style>
    <style:style style:name="P1709" style:family="paragraph" style:parent-style-name="Standard" style:list-style-name="L86">
      <style:paragraph-properties fo:line-height="100%"/>
      <style:text-properties officeooo:paragraph-rsid="05e7f406"/>
    </style:style>
    <style:style style:name="P1710" style:family="paragraph" style:parent-style-name="Standard" style:list-style-name="L93">
      <style:paragraph-properties fo:line-height="100%"/>
      <style:text-properties officeooo:paragraph-rsid="06176dd5"/>
    </style:style>
    <style:style style:name="P1711" style:family="paragraph" style:parent-style-name="Standard" style:list-style-name="L99">
      <style:paragraph-properties fo:line-height="100%"/>
      <style:text-properties officeooo:paragraph-rsid="06257b22"/>
    </style:style>
    <style:style style:name="P1712" style:family="paragraph" style:parent-style-name="Standard" style:list-style-name="L100">
      <style:paragraph-properties fo:line-height="100%"/>
      <style:text-properties officeooo:paragraph-rsid="0630fb9a"/>
    </style:style>
    <style:style style:name="P1713" style:family="paragraph" style:parent-style-name="Standard" style:list-style-name="L106">
      <style:paragraph-properties fo:line-height="100%"/>
      <style:text-properties officeooo:paragraph-rsid="065a8b52"/>
    </style:style>
    <style:style style:name="P1714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15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16" style:family="paragraph" style:parent-style-name="Standard" style:list-style-name="L44">
      <style:paragraph-properties fo:line-height="150%"/>
      <style:text-properties officeooo:paragraph-rsid="02df5c92"/>
    </style:style>
    <style:style style:name="P1717" style:family="paragraph" style:parent-style-name="Standard" style:list-style-name="L44">
      <style:paragraph-properties fo:line-height="150%"/>
      <style:text-properties officeooo:paragraph-rsid="02e142ec"/>
    </style:style>
    <style:style style:name="P1718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19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20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21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22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23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24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25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26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27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28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29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30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31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32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33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34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35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36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37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38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39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40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41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42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43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44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45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46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47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48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49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50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51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52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53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54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55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56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57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58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59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6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6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62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63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officeooo:rsid="03886cfc"/>
    </style:style>
    <style:style style:name="T24" style:family="text">
      <style:text-properties officeooo:rsid="0012a0dc"/>
    </style:style>
    <style:style style:name="T25" style:family="text">
      <style:text-properties fo:color="#0000ff"/>
    </style:style>
    <style:style style:name="T26" style:family="text">
      <style:text-properties fo:color="#0000ff" officeooo:rsid="0011b025"/>
    </style:style>
    <style:style style:name="T27" style:family="text">
      <style:text-properties fo:color="#0000ff" officeooo:rsid="0012a0dc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color="#0000ff" fo:font-style="italic" officeooo:rsid="076da30e" style:font-style-asian="italic" style:font-style-complex="italic"/>
    </style:style>
    <style:style style:name="T30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3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4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5" style:family="text">
      <style:text-properties fo:color="#0000ff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officeooo:rsid="03182d82" style:font-weight-asian="normal" style:font-weight-complex="normal"/>
    </style:style>
    <style:style style:name="T37" style:family="text">
      <style:text-properties fo:color="#0000ff" officeooo:rsid="03153caa"/>
    </style:style>
    <style:style style:name="T38" style:family="text">
      <style:text-properties fo:color="#0000ff" officeooo:rsid="03429aa5"/>
    </style:style>
    <style:style style:name="T39" style:family="text">
      <style:text-properties fo:color="#0000ff" fo:font-weight="normal" style:font-weight-asian="normal" style:font-weight-complex="normal"/>
    </style:style>
    <style:style style:name="T40" style:family="text">
      <style:text-properties fo:color="#0000ff" officeooo:rsid="03886cfc"/>
    </style:style>
    <style:style style:name="T41" style:family="text">
      <style:text-properties fo:color="#0000ff" officeooo:rsid="07674e6b"/>
    </style:style>
    <style:style style:name="T42" style:family="text">
      <style:text-properties fo:color="#8b4513"/>
    </style:style>
    <style:style style:name="T43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officeooo:rsid="0013268f"/>
    </style:style>
    <style:style style:name="T47" style:family="text">
      <style:text-properties style:use-window-font-color="true" officeooo:rsid="0044d7a4"/>
    </style:style>
    <style:style style:name="T48" style:family="text">
      <style:text-properties style:use-window-font-color="true" style:text-underline-style="none"/>
    </style:style>
    <style:style style:name="T49" style:family="text">
      <style:text-properties style:use-window-font-color="true" style:text-underline-style="none" fo:font-weight="normal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6" style:family="text">
      <style:text-properties style:use-window-font-color="true" style:text-underline-style="none" fo:font-weight="bold" style:font-weight-asian="bold" style:font-weight-complex="bold"/>
    </style:style>
    <style:style style:name="T67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8" style:family="text">
      <style:text-properties style:use-window-font-color="true" style:text-underline-style="none" officeooo:rsid="031fc4b1"/>
    </style:style>
    <style:style style:name="T69" style:family="text">
      <style:text-properties style:use-window-font-color="true" style:text-underline-style="none" officeooo:rsid="0297c923"/>
    </style:style>
    <style:style style:name="T7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3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4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5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style:font-style-asian="italic" style:font-style-complex="italic"/>
    </style:style>
    <style:style style:name="T148" style:family="text">
      <style:text-properties style:use-window-font-color="true" fo:font-style="italic" officeooo:rsid="016778b3" style:font-style-asian="italic" style:font-style-complex="italic"/>
    </style:style>
    <style:style style:name="T149" style:family="text">
      <style:text-properties style:use-window-font-color="true" fo:font-style="italic" officeooo:rsid="01e504ba" style:font-style-asian="italic" style:font-style-complex="italic"/>
    </style:style>
    <style:style style:name="T150" style:family="text">
      <style:text-properties style:use-window-font-color="true" fo:font-style="italic" officeooo:rsid="02ce8a1b" style:font-style-asian="italic" style:font-style-complex="italic"/>
    </style:style>
    <style:style style:name="T151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2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font-style-asian="normal" style:font-style-complex="normal"/>
    </style:style>
    <style:style style:name="T235" style:family="text">
      <style:text-properties style:use-window-font-color="true" fo:font-style="normal" officeooo:rsid="016860b9" style:font-style-asian="normal" style:font-style-complex="normal"/>
    </style:style>
    <style:style style:name="T236" style:family="text">
      <style:text-properties style:use-window-font-color="true" fo:font-style="normal" officeooo:rsid="0171553b" style:font-style-asian="normal" style:font-style-complex="normal"/>
    </style:style>
    <style:style style:name="T237" style:family="text">
      <style:text-properties style:use-window-font-color="true" fo:font-style="normal" officeooo:rsid="016c9d08" style:font-style-asian="normal" style:font-style-complex="normal"/>
    </style:style>
    <style:style style:name="T238" style:family="text">
      <style:text-properties style:use-window-font-color="true" fo:font-style="normal" officeooo:rsid="016778b3" style:font-style-asian="normal" style:font-style-complex="normal"/>
    </style:style>
    <style:style style:name="T239" style:family="text">
      <style:text-properties style:use-window-font-color="true" fo:font-style="normal" officeooo:rsid="01e2b86d" style:font-style-asian="normal" style:font-style-complex="normal"/>
    </style:style>
    <style:style style:name="T240" style:family="text">
      <style:text-properties style:use-window-font-color="true" fo:font-style="normal" officeooo:rsid="01e504ba" style:font-style-asian="normal" style:font-style-complex="normal"/>
    </style:style>
    <style:style style:name="T24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style:font-style-asian="normal" style:font-style-complex="normal"/>
    </style:style>
    <style:style style:name="T322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3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4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5" style:family="text">
      <style:text-properties style:use-window-font-color="true" fo:font-weight="normal" style:font-weight-asian="normal" style:font-weight-complex="normal"/>
    </style:style>
    <style:style style:name="T326" style:family="text">
      <style:text-properties style:use-window-font-color="true" fo:font-weight="normal" officeooo:rsid="016aa5ac" style:font-weight-asian="normal" style:font-weight-complex="normal"/>
    </style:style>
    <style:style style:name="T327" style:family="text">
      <style:text-properties style:use-window-font-color="true" fo:font-weight="normal" officeooo:rsid="016a5b23" style:font-weight-asian="normal" style:font-weight-complex="normal"/>
    </style:style>
    <style:style style:name="T328" style:family="text">
      <style:text-properties style:use-window-font-color="true" fo:font-weight="normal" officeooo:rsid="0171553b" style:font-weight-asian="normal" style:font-weight-complex="normal"/>
    </style:style>
    <style:style style:name="T329" style:family="text">
      <style:text-properties style:use-window-font-color="true" fo:font-weight="normal" officeooo:rsid="01aaba73" style:font-weight-asian="normal" style:font-weight-complex="normal"/>
    </style:style>
    <style:style style:name="T330" style:family="text">
      <style:text-properties style:use-window-font-color="true" fo:font-weight="normal" officeooo:rsid="01b08253" style:font-weight-asian="normal" style:font-weight-complex="normal"/>
    </style:style>
    <style:style style:name="T331" style:family="text">
      <style:text-properties style:use-window-font-color="true" fo:font-weight="normal" officeooo:rsid="0226d9d6" style:font-weight-asian="normal" style:font-weight-complex="normal"/>
    </style:style>
    <style:style style:name="T332" style:family="text">
      <style:text-properties style:use-window-font-color="true" fo:font-weight="normal" officeooo:rsid="022c7d02" style:font-weight-asian="normal" style:font-weight-complex="normal"/>
    </style:style>
    <style:style style:name="T333" style:family="text">
      <style:text-properties style:use-window-font-color="true" fo:font-weight="normal" officeooo:rsid="023b3a5d" style:font-weight-asian="normal" style:font-weight-complex="normal"/>
    </style:style>
    <style:style style:name="T334" style:family="text">
      <style:text-properties style:use-window-font-color="true" fo:font-weight="normal" officeooo:rsid="023ce39d" style:font-weight-asian="normal" style:font-weight-complex="normal"/>
    </style:style>
    <style:style style:name="T335" style:family="text">
      <style:text-properties style:use-window-font-color="true" officeooo:rsid="016f0506"/>
    </style:style>
    <style:style style:name="T336" style:family="text">
      <style:text-properties style:use-window-font-color="true" fo:font-weight="bold" style:font-weight-asian="bold" style:font-weight-complex="bold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3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4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5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6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7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8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9" style:family="text">
      <style:text-properties style:use-window-font-color="true" officeooo:rsid="02efc49c"/>
    </style:style>
    <style:style style:name="T360" style:family="text">
      <style:text-properties style:use-window-font-color="true" officeooo:rsid="02ce8a1b"/>
    </style:style>
    <style:style style:name="T361" style:family="text">
      <style:text-properties style:use-window-font-color="true" officeooo:rsid="02d1510f"/>
    </style:style>
    <style:style style:name="T362" style:family="text">
      <style:text-properties style:use-window-font-color="true" officeooo:rsid="02f51e47"/>
    </style:style>
    <style:style style:name="T363" style:family="text">
      <style:text-properties style:use-window-font-color="true" officeooo:rsid="0069ae25"/>
    </style:style>
    <style:style style:name="T364" style:family="text">
      <style:text-properties style:use-window-font-color="true" officeooo:rsid="02f8c777"/>
    </style:style>
    <style:style style:name="T365" style:family="text">
      <style:text-properties style:use-window-font-color="true" fo:background-color="transparent" loext:char-shading-value="0"/>
    </style:style>
    <style:style style:name="T366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style:use-window-font-color="true" officeooo:rsid="05d5c10e"/>
    </style:style>
    <style:style style:name="T369" style:family="text">
      <style:text-properties style:use-window-font-color="true" officeooo:rsid="05d8cd62"/>
    </style:style>
    <style:style style:name="T370" style:family="text">
      <style:text-properties style:use-window-font-color="true" officeooo:rsid="04a2554c"/>
    </style:style>
    <style:style style:name="T371" style:family="text">
      <style:text-properties style:use-window-font-color="true" officeooo:rsid="05dd0a36"/>
    </style:style>
    <style:style style:name="T372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73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74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75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76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77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78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79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80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81" style:family="text">
      <style:text-properties fo:font-weight="normal" style:font-weight-asian="normal" style:font-weight-complex="normal"/>
    </style:style>
    <style:style style:name="T382" style:family="text">
      <style:text-properties fo:font-weight="normal" officeooo:rsid="003c27f0" style:font-weight-asian="normal" style:font-weight-complex="normal"/>
    </style:style>
    <style:style style:name="T383" style:family="text">
      <style:text-properties fo:font-weight="normal" officeooo:rsid="003cb407" style:font-weight-asian="normal" style:font-weight-complex="normal"/>
    </style:style>
    <style:style style:name="T384" style:family="text">
      <style:text-properties fo:font-weight="normal" officeooo:rsid="00205d85" style:font-weight-asian="normal" style:font-weight-complex="normal"/>
    </style:style>
    <style:style style:name="T385" style:family="text">
      <style:text-properties fo:font-weight="normal" officeooo:rsid="00beb82f" style:font-weight-asian="normal" style:font-weight-complex="normal"/>
    </style:style>
    <style:style style:name="T386" style:family="text">
      <style:text-properties fo:font-weight="normal" officeooo:rsid="016860b9" style:font-weight-asian="normal" style:font-weight-complex="normal"/>
    </style:style>
    <style:style style:name="T387" style:family="text">
      <style:text-properties fo:font-weight="normal" officeooo:rsid="0377ec6e" style:font-weight-asian="normal" style:font-weight-complex="normal"/>
    </style:style>
    <style:style style:name="T388" style:family="text">
      <style:text-properties fo:font-weight="normal" officeooo:rsid="03778af6" style:font-weight-asian="normal" style:font-weight-complex="normal"/>
    </style:style>
    <style:style style:name="T389" style:family="text">
      <style:text-properties fo:font-weight="normal" officeooo:rsid="03886cfc" style:font-weight-asian="normal" style:font-weight-complex="normal"/>
    </style:style>
    <style:style style:name="T390" style:family="text">
      <style:text-properties fo:font-weight="normal" officeooo:rsid="038a2c81" style:font-weight-asian="normal" style:font-weight-complex="normal"/>
    </style:style>
    <style:style style:name="T391" style:family="text">
      <style:text-properties fo:font-weight="normal" officeooo:rsid="038bbdf6" style:font-weight-asian="normal" style:font-weight-complex="normal"/>
    </style:style>
    <style:style style:name="T392" style:family="text">
      <style:text-properties fo:font-weight="normal" officeooo:rsid="038d7d5e" style:font-weight-asian="normal" style:font-weight-complex="normal"/>
    </style:style>
    <style:style style:name="T393" style:family="text">
      <style:text-properties fo:font-weight="normal" officeooo:rsid="038e531a" style:font-weight-asian="normal" style:font-weight-complex="normal"/>
    </style:style>
    <style:style style:name="T394" style:family="text">
      <style:text-properties fo:font-weight="normal" officeooo:rsid="03963307" style:font-weight-asian="normal" style:font-weight-complex="normal"/>
    </style:style>
    <style:style style:name="T395" style:family="text">
      <style:text-properties fo:font-weight="normal" officeooo:rsid="039c640b" style:font-weight-asian="normal" style:font-weight-complex="normal"/>
    </style:style>
    <style:style style:name="T396" style:family="text">
      <style:text-properties fo:font-weight="normal" officeooo:rsid="039e438c" style:font-weight-asian="normal" style:font-weight-complex="normal"/>
    </style:style>
    <style:style style:name="T397" style:family="text">
      <style:text-properties fo:font-weight="normal" officeooo:rsid="03a073aa" style:font-weight-asian="normal" style:font-weight-complex="normal"/>
    </style:style>
    <style:style style:name="T398" style:family="text">
      <style:text-properties fo:font-weight="normal" officeooo:rsid="03a15cc8" style:font-weight-asian="normal" style:font-weight-complex="normal"/>
    </style:style>
    <style:style style:name="T399" style:family="text">
      <style:text-properties fo:font-weight="normal" officeooo:rsid="03a31e81" style:font-weight-asian="normal" style:font-weight-complex="normal"/>
    </style:style>
    <style:style style:name="T400" style:family="text">
      <style:text-properties fo:font-weight="normal" officeooo:rsid="03ac69a7" style:font-weight-asian="normal" style:font-weight-complex="normal"/>
    </style:style>
    <style:style style:name="T401" style:family="text">
      <style:text-properties fo:font-weight="normal" officeooo:rsid="03af7bf7" style:font-weight-asian="normal" style:font-weight-complex="normal"/>
    </style:style>
    <style:style style:name="T402" style:family="text">
      <style:text-properties fo:font-weight="normal" officeooo:rsid="03b1fbc9" style:font-weight-asian="normal" style:font-weight-complex="normal"/>
    </style:style>
    <style:style style:name="T403" style:family="text">
      <style:text-properties fo:font-weight="normal" officeooo:rsid="03becfb9" style:font-weight-asian="normal" style:font-weight-complex="normal"/>
    </style:style>
    <style:style style:name="T404" style:family="text">
      <style:text-properties fo:font-weight="normal" officeooo:rsid="03bf675e" style:font-weight-asian="normal" style:font-weight-complex="normal"/>
    </style:style>
    <style:style style:name="T405" style:family="text">
      <style:text-properties fo:font-weight="normal" officeooo:rsid="03bf92cd" style:font-weight-asian="normal" style:font-weight-complex="normal"/>
    </style:style>
    <style:style style:name="T406" style:family="text">
      <style:text-properties fo:font-weight="normal" officeooo:rsid="03c2a4d1" style:font-weight-asian="normal" style:font-weight-complex="normal"/>
    </style:style>
    <style:style style:name="T407" style:family="text">
      <style:text-properties fo:font-weight="normal" officeooo:rsid="03c34d65" style:font-weight-asian="normal" style:font-weight-complex="normal"/>
    </style:style>
    <style:style style:name="T408" style:family="text">
      <style:text-properties fo:font-weight="normal" officeooo:rsid="03c39617" style:font-weight-asian="normal" style:font-weight-complex="normal"/>
    </style:style>
    <style:style style:name="T409" style:family="text">
      <style:text-properties fo:font-weight="normal" officeooo:rsid="03c44ca6" style:font-weight-asian="normal" style:font-weight-complex="normal"/>
    </style:style>
    <style:style style:name="T410" style:family="text">
      <style:text-properties fo:font-weight="normal" officeooo:rsid="03c51260" style:font-weight-asian="normal" style:font-weight-complex="normal"/>
    </style:style>
    <style:style style:name="T411" style:family="text">
      <style:text-properties fo:font-weight="normal" officeooo:rsid="03c51463" style:font-weight-asian="normal" style:font-weight-complex="normal"/>
    </style:style>
    <style:style style:name="T412" style:family="text">
      <style:text-properties fo:font-weight="normal" officeooo:rsid="03c51c71" style:font-weight-asian="normal" style:font-weight-complex="normal"/>
    </style:style>
    <style:style style:name="T413" style:family="text">
      <style:text-properties fo:font-weight="normal" officeooo:rsid="03c6f534" style:font-weight-asian="normal" style:font-weight-complex="normal"/>
    </style:style>
    <style:style style:name="T414" style:family="text">
      <style:text-properties fo:font-weight="normal" officeooo:rsid="03cb2c07" style:font-weight-asian="normal" style:font-weight-complex="normal"/>
    </style:style>
    <style:style style:name="T415" style:family="text">
      <style:text-properties fo:font-weight="normal" officeooo:rsid="03d088e0" style:font-weight-asian="normal" style:font-weight-complex="normal"/>
    </style:style>
    <style:style style:name="T416" style:family="text">
      <style:text-properties fo:font-weight="normal" officeooo:rsid="03d7a2a4" style:font-weight-asian="normal" style:font-weight-complex="normal"/>
    </style:style>
    <style:style style:name="T417" style:family="text">
      <style:text-properties fo:font-weight="normal" officeooo:rsid="03d9bd6c" style:font-weight-asian="normal" style:font-weight-complex="normal"/>
    </style:style>
    <style:style style:name="T418" style:family="text">
      <style:text-properties fo:font-weight="normal" officeooo:rsid="03db91db" style:font-weight-asian="normal" style:font-weight-complex="normal"/>
    </style:style>
    <style:style style:name="T419" style:family="text">
      <style:text-properties fo:font-weight="normal" officeooo:rsid="03e4514e" style:font-weight-asian="normal" style:font-weight-complex="normal"/>
    </style:style>
    <style:style style:name="T420" style:family="text">
      <style:text-properties fo:font-weight="normal" officeooo:rsid="03e90de3" style:font-weight-asian="normal" style:font-weight-complex="normal"/>
    </style:style>
    <style:style style:name="T421" style:family="text">
      <style:text-properties fo:font-weight="normal" officeooo:rsid="03e93625" style:font-weight-asian="normal" style:font-weight-complex="normal"/>
    </style:style>
    <style:style style:name="T422" style:family="text">
      <style:text-properties fo:font-weight="normal" officeooo:rsid="03ea64bf" style:font-weight-asian="normal" style:font-weight-complex="normal"/>
    </style:style>
    <style:style style:name="T423" style:family="text">
      <style:text-properties fo:font-weight="normal" officeooo:rsid="03eb005c" style:font-weight-asian="normal" style:font-weight-complex="normal"/>
    </style:style>
    <style:style style:name="T424" style:family="text">
      <style:text-properties fo:font-weight="normal" officeooo:rsid="03ec3a95" style:font-weight-asian="normal" style:font-weight-complex="normal"/>
    </style:style>
    <style:style style:name="T425" style:family="text">
      <style:text-properties fo:font-weight="normal" officeooo:rsid="03ed0846" style:font-weight-asian="normal" style:font-weight-complex="normal"/>
    </style:style>
    <style:style style:name="T426" style:family="text">
      <style:text-properties fo:font-weight="normal" officeooo:rsid="03ede337" style:font-weight-asian="normal" style:font-weight-complex="normal"/>
    </style:style>
    <style:style style:name="T427" style:family="text">
      <style:text-properties fo:font-weight="normal" officeooo:rsid="03ee7eb1" style:font-weight-asian="normal" style:font-weight-complex="normal"/>
    </style:style>
    <style:style style:name="T428" style:family="text">
      <style:text-properties fo:font-weight="normal" officeooo:rsid="03de8421" style:font-weight-asian="normal" style:font-weight-complex="normal"/>
    </style:style>
    <style:style style:name="T429" style:family="text">
      <style:text-properties fo:font-weight="normal" officeooo:rsid="03f27278" style:font-weight-asian="normal" style:font-weight-complex="normal"/>
    </style:style>
    <style:style style:name="T430" style:family="text">
      <style:text-properties fo:font-weight="normal" officeooo:rsid="03f4b1ba" style:font-weight-asian="normal" style:font-weight-complex="normal"/>
    </style:style>
    <style:style style:name="T431" style:family="text">
      <style:text-properties fo:font-weight="normal" officeooo:rsid="03f501e7" style:font-weight-asian="normal" style:font-weight-complex="normal"/>
    </style:style>
    <style:style style:name="T432" style:family="text">
      <style:text-properties fo:font-weight="normal" officeooo:rsid="03f56006" style:font-weight-asian="normal" style:font-weight-complex="normal"/>
    </style:style>
    <style:style style:name="T433" style:family="text">
      <style:text-properties fo:font-weight="normal" officeooo:rsid="03f8c064" style:font-weight-asian="normal" style:font-weight-complex="normal"/>
    </style:style>
    <style:style style:name="T434" style:family="text">
      <style:text-properties fo:font-weight="normal" officeooo:rsid="03fc17c3" style:font-weight-asian="normal" style:font-weight-complex="normal"/>
    </style:style>
    <style:style style:name="T435" style:family="text">
      <style:text-properties fo:font-weight="normal" officeooo:rsid="03fc65b4" style:font-weight-asian="normal" style:font-weight-complex="normal"/>
    </style:style>
    <style:style style:name="T436" style:family="text">
      <style:text-properties fo:font-weight="normal" officeooo:rsid="03fd5e01" style:font-weight-asian="normal" style:font-weight-complex="normal"/>
    </style:style>
    <style:style style:name="T437" style:family="text">
      <style:text-properties fo:font-weight="normal" officeooo:rsid="040aae1c" style:font-weight-asian="normal" style:font-weight-complex="normal"/>
    </style:style>
    <style:style style:name="T438" style:family="text">
      <style:text-properties fo:font-weight="normal" officeooo:rsid="040ce935" style:font-weight-asian="normal" style:font-weight-complex="normal"/>
    </style:style>
    <style:style style:name="T439" style:family="text">
      <style:text-properties fo:font-weight="normal" officeooo:rsid="042824b8" style:font-weight-asian="normal" style:font-weight-complex="normal"/>
    </style:style>
    <style:style style:name="T440" style:family="text">
      <style:text-properties fo:font-weight="normal" officeooo:rsid="0427ec09" style:font-weight-asian="normal" style:font-weight-complex="normal"/>
    </style:style>
    <style:style style:name="T441" style:family="text">
      <style:text-properties fo:font-weight="normal" officeooo:rsid="0424a315" style:font-weight-asian="normal" style:font-weight-complex="normal"/>
    </style:style>
    <style:style style:name="T442" style:family="text">
      <style:text-properties fo:font-weight="normal" officeooo:rsid="03c13113" style:font-weight-asian="normal" style:font-weight-complex="normal"/>
    </style:style>
    <style:style style:name="T443" style:family="text">
      <style:text-properties fo:font-weight="normal" officeooo:rsid="0428c8e2" style:font-weight-asian="normal" style:font-weight-complex="normal"/>
    </style:style>
    <style:style style:name="T444" style:family="text">
      <style:text-properties fo:font-weight="normal" officeooo:rsid="045e6749" style:font-weight-asian="normal" style:font-weight-complex="normal"/>
    </style:style>
    <style:style style:name="T445" style:family="text">
      <style:text-properties fo:font-weight="normal" officeooo:rsid="04602400" style:font-weight-asian="normal" style:font-weight-complex="normal"/>
    </style:style>
    <style:style style:name="T446" style:family="text">
      <style:text-properties fo:font-weight="normal" officeooo:rsid="04161d3e" style:font-weight-asian="normal" style:font-weight-complex="normal"/>
    </style:style>
    <style:style style:name="T447" style:family="text">
      <style:text-properties fo:font-weight="normal" officeooo:rsid="041746e7" style:font-weight-asian="normal" style:font-weight-complex="normal"/>
    </style:style>
    <style:style style:name="T448" style:family="text">
      <style:text-properties fo:font-weight="normal" officeooo:rsid="041d4261" style:font-weight-asian="normal" style:font-weight-complex="normal"/>
    </style:style>
    <style:style style:name="T449" style:family="text">
      <style:text-properties fo:font-weight="normal" officeooo:rsid="0419037b" style:font-weight-asian="normal" style:font-weight-complex="normal"/>
    </style:style>
    <style:style style:name="T450" style:family="text">
      <style:text-properties fo:font-weight="normal" officeooo:rsid="04226783" style:font-weight-asian="normal" style:font-weight-complex="normal"/>
    </style:style>
    <style:style style:name="T451" style:family="text">
      <style:text-properties fo:font-weight="normal" officeooo:rsid="04329278" style:font-weight-asian="normal" style:font-weight-complex="normal"/>
    </style:style>
    <style:style style:name="T452" style:family="text">
      <style:text-properties fo:font-weight="normal" officeooo:rsid="042d7117" style:font-weight-asian="normal" style:font-weight-complex="normal"/>
    </style:style>
    <style:style style:name="T453" style:family="text">
      <style:text-properties fo:font-weight="normal" officeooo:rsid="04253c68" style:font-weight-asian="normal" style:font-weight-complex="normal"/>
    </style:style>
    <style:style style:name="T454" style:family="text">
      <style:text-properties fo:font-weight="normal" officeooo:rsid="043c6125" style:font-weight-asian="normal" style:font-weight-complex="normal"/>
    </style:style>
    <style:style style:name="T455" style:family="text">
      <style:text-properties fo:font-weight="normal" officeooo:rsid="044401b2" style:font-weight-asian="normal" style:font-weight-complex="normal"/>
    </style:style>
    <style:style style:name="T456" style:family="text">
      <style:text-properties fo:font-weight="normal" officeooo:rsid="043a3360" style:font-weight-asian="normal" style:font-weight-complex="normal"/>
    </style:style>
    <style:style style:name="T457" style:family="text">
      <style:text-properties fo:font-weight="normal" officeooo:rsid="04438193" style:font-weight-asian="normal" style:font-weight-complex="normal"/>
    </style:style>
    <style:style style:name="T458" style:family="text">
      <style:text-properties fo:font-weight="normal" officeooo:rsid="043fc929" style:font-weight-asian="normal" style:font-weight-complex="normal"/>
    </style:style>
    <style:style style:name="T459" style:family="text">
      <style:text-properties fo:font-weight="normal" officeooo:rsid="04496025" style:font-weight-asian="normal" style:font-weight-complex="normal"/>
    </style:style>
    <style:style style:name="T460" style:family="text">
      <style:text-properties fo:font-weight="normal" officeooo:rsid="04592f7c" style:font-weight-asian="normal" style:font-weight-complex="normal"/>
    </style:style>
    <style:style style:name="T461" style:family="text">
      <style:text-properties fo:font-weight="normal" officeooo:rsid="0480ffab" style:font-weight-asian="normal" style:font-weight-complex="normal"/>
    </style:style>
    <style:style style:name="T462" style:family="text">
      <style:text-properties fo:font-weight="normal" officeooo:rsid="04822256" style:font-weight-asian="normal" style:font-weight-complex="normal"/>
    </style:style>
    <style:style style:name="T463" style:family="text">
      <style:text-properties fo:font-weight="normal" officeooo:rsid="048ffd4a" style:font-weight-asian="normal" style:font-weight-complex="normal"/>
    </style:style>
    <style:style style:name="T464" style:family="text">
      <style:text-properties fo:font-weight="normal" officeooo:rsid="048fe3f8" style:font-weight-asian="normal" style:font-weight-complex="normal"/>
    </style:style>
    <style:style style:name="T465" style:family="text">
      <style:text-properties fo:font-weight="normal" officeooo:rsid="0494bc64" style:font-weight-asian="normal" style:font-weight-complex="normal"/>
    </style:style>
    <style:style style:name="T466" style:family="text">
      <style:text-properties fo:font-weight="normal" officeooo:rsid="049a8a7e" style:font-weight-asian="normal" style:font-weight-complex="normal"/>
    </style:style>
    <style:style style:name="T467" style:family="text">
      <style:text-properties fo:font-weight="normal" officeooo:rsid="04a57ad8" style:font-weight-asian="normal" style:font-weight-complex="normal"/>
    </style:style>
    <style:style style:name="T468" style:family="text">
      <style:text-properties fo:font-weight="normal" officeooo:rsid="04b2ffc5" style:font-weight-asian="normal" style:font-weight-complex="normal"/>
    </style:style>
    <style:style style:name="T469" style:family="text">
      <style:text-properties fo:font-weight="normal" officeooo:rsid="04ba1b39" style:font-weight-asian="normal" style:font-weight-complex="normal"/>
    </style:style>
    <style:style style:name="T470" style:family="text">
      <style:text-properties fo:font-weight="normal" officeooo:rsid="04b3c5c0" style:font-weight-asian="normal" style:font-weight-complex="normal"/>
    </style:style>
    <style:style style:name="T471" style:family="text">
      <style:text-properties fo:font-weight="normal" officeooo:rsid="04cce5bf" style:font-weight-asian="normal" style:font-weight-complex="normal"/>
    </style:style>
    <style:style style:name="T472" style:family="text">
      <style:text-properties fo:font-weight="normal" officeooo:rsid="050199cb" style:font-weight-asian="normal" style:font-weight-complex="normal"/>
    </style:style>
    <style:style style:name="T473" style:family="text">
      <style:text-properties fo:font-weight="normal" officeooo:rsid="0502c86e" style:font-weight-asian="normal" style:font-weight-complex="normal"/>
    </style:style>
    <style:style style:name="T474" style:family="text">
      <style:text-properties fo:font-weight="normal" officeooo:rsid="04f1c42d" style:font-weight-asian="normal" style:font-weight-complex="normal"/>
    </style:style>
    <style:style style:name="T475" style:family="text">
      <style:text-properties fo:font-weight="normal" officeooo:rsid="04f0bfd5" style:font-weight-asian="normal" style:font-weight-complex="normal"/>
    </style:style>
    <style:style style:name="T476" style:family="text">
      <style:text-properties fo:font-weight="normal" officeooo:rsid="05319739" style:font-weight-asian="normal" style:font-weight-complex="normal"/>
    </style:style>
    <style:style style:name="T477" style:family="text">
      <style:text-properties fo:font-weight="normal" officeooo:rsid="05604a7a" style:font-weight-asian="normal" style:font-weight-complex="normal"/>
    </style:style>
    <style:style style:name="T478" style:family="text">
      <style:text-properties fo:font-weight="normal" officeooo:rsid="0560f59c" style:font-weight-asian="normal" style:font-weight-complex="normal"/>
    </style:style>
    <style:style style:name="T479" style:family="text">
      <style:text-properties fo:font-weight="normal" officeooo:rsid="0569d9ca" style:font-weight-asian="normal" style:font-weight-complex="normal"/>
    </style:style>
    <style:style style:name="T480" style:family="text">
      <style:text-properties fo:font-weight="normal" officeooo:rsid="056aa2db" style:font-weight-asian="normal" style:font-weight-complex="normal"/>
    </style:style>
    <style:style style:name="T481" style:family="text">
      <style:text-properties fo:font-weight="normal" officeooo:rsid="0573ee33" style:font-weight-asian="normal" style:font-weight-complex="normal"/>
    </style:style>
    <style:style style:name="T482" style:family="text">
      <style:text-properties fo:font-weight="normal" officeooo:rsid="0577776f" style:font-weight-asian="normal" style:font-weight-complex="normal"/>
    </style:style>
    <style:style style:name="T483" style:family="text">
      <style:text-properties fo:font-weight="normal" officeooo:rsid="0580d52a" style:font-weight-asian="normal" style:font-weight-complex="normal"/>
    </style:style>
    <style:style style:name="T484" style:family="text">
      <style:text-properties fo:font-weight="normal" officeooo:rsid="058bbc5e" style:font-weight-asian="normal" style:font-weight-complex="normal"/>
    </style:style>
    <style:style style:name="T485" style:family="text">
      <style:text-properties fo:font-weight="normal" officeooo:rsid="060fe20f" style:font-weight-asian="normal" style:font-weight-complex="normal"/>
    </style:style>
    <style:style style:name="T486" style:family="text">
      <style:text-properties fo:font-weight="normal" officeooo:rsid="065f9c0e" style:font-weight-asian="normal" style:font-weight-complex="normal"/>
    </style:style>
    <style:style style:name="T487" style:family="text">
      <style:text-properties fo:font-weight="normal" officeooo:rsid="06afcb9f" style:font-weight-asian="normal" style:font-weight-complex="normal"/>
    </style:style>
    <style:style style:name="T488" style:family="text">
      <style:text-properties fo:font-weight="normal" officeooo:rsid="06b3d3c8" style:font-weight-asian="normal" style:font-weight-complex="normal"/>
    </style:style>
    <style:style style:name="T489" style:family="text">
      <style:text-properties fo:font-weight="normal" officeooo:rsid="06d2db18" style:font-weight-asian="normal" style:font-weight-complex="normal"/>
    </style:style>
    <style:style style:name="T490" style:family="text">
      <style:text-properties fo:font-weight="normal" officeooo:rsid="06d0bb9d" style:font-weight-asian="normal" style:font-weight-complex="normal"/>
    </style:style>
    <style:style style:name="T491" style:family="text">
      <style:text-properties fo:font-weight="normal" officeooo:rsid="06d32270" style:font-weight-asian="normal" style:font-weight-complex="normal"/>
    </style:style>
    <style:style style:name="T492" style:family="text">
      <style:text-properties fo:font-weight="normal" officeooo:rsid="06d4c47e" style:font-weight-asian="normal" style:font-weight-complex="normal"/>
    </style:style>
    <style:style style:name="T493" style:family="text">
      <style:text-properties fo:font-weight="normal" officeooo:rsid="06d6e503" style:font-weight-asian="normal" style:font-weight-complex="normal"/>
    </style:style>
    <style:style style:name="T494" style:family="text">
      <style:text-properties fo:font-weight="normal" officeooo:rsid="07337436" style:font-weight-asian="normal" style:font-weight-complex="normal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officeooo:rsid="00256ecc" style:font-style-asian="italic" style:font-style-complex="italic"/>
    </style:style>
    <style:style style:name="T497" style:family="text">
      <style:text-properties fo:font-style="italic" officeooo:rsid="006c1d47" style:font-style-asian="italic" style:font-style-complex="italic"/>
    </style:style>
    <style:style style:name="T498" style:family="text">
      <style:text-properties fo:font-style="italic" officeooo:rsid="00e09913" style:font-style-asian="italic" style:font-style-complex="italic"/>
    </style:style>
    <style:style style:name="T499" style:family="text">
      <style:text-properties fo:font-style="italic" officeooo:rsid="005b5cd3" style:font-style-asian="italic" style:font-style-complex="italic"/>
    </style:style>
    <style:style style:name="T500" style:family="text">
      <style:text-properties fo:font-style="italic" officeooo:rsid="0034ed8b" style:font-style-asian="italic" style:font-style-complex="italic"/>
    </style:style>
    <style:style style:name="T501" style:family="text">
      <style:text-properties fo:font-style="italic" officeooo:rsid="00367935" style:font-style-asian="italic" style:font-style-complex="italic"/>
    </style:style>
    <style:style style:name="T502" style:family="text">
      <style:text-properties fo:font-style="italic" officeooo:rsid="003b4e50" style:font-style-asian="italic" style:font-style-complex="italic"/>
    </style:style>
    <style:style style:name="T503" style:family="text">
      <style:text-properties fo:font-style="italic" officeooo:rsid="01758a0f" style:font-style-asian="italic" style:font-style-complex="italic"/>
    </style:style>
    <style:style style:name="T504" style:family="text">
      <style:text-properties fo:font-style="italic" officeooo:rsid="0080477a" style:font-style-asian="italic" style:font-style-complex="italic"/>
    </style:style>
    <style:style style:name="T505" style:family="text">
      <style:text-properties fo:font-style="italic" officeooo:rsid="01113d34" style:font-style-asian="italic" style:font-style-complex="italic"/>
    </style:style>
    <style:style style:name="T506" style:family="text">
      <style:text-properties fo:font-style="italic" officeooo:rsid="018c0d5b" style:font-style-asian="italic" style:font-style-complex="italic"/>
    </style:style>
    <style:style style:name="T507" style:family="text">
      <style:text-properties fo:font-style="italic" officeooo:rsid="01c64853" style:font-style-asian="italic" style:font-style-complex="italic"/>
    </style:style>
    <style:style style:name="T508" style:family="text">
      <style:text-properties fo:font-style="italic" officeooo:rsid="01d9cd4e" style:font-style-asian="italic" style:font-style-complex="italic"/>
    </style:style>
    <style:style style:name="T509" style:family="text">
      <style:text-properties fo:font-style="italic" officeooo:rsid="01dc67de" style:font-style-asian="italic" style:font-style-complex="italic"/>
    </style:style>
    <style:style style:name="T510" style:family="text">
      <style:text-properties fo:font-style="italic" officeooo:rsid="01ec8e18" style:font-style-asian="italic" style:font-style-complex="italic"/>
    </style:style>
    <style:style style:name="T511" style:family="text">
      <style:text-properties fo:font-style="italic" officeooo:rsid="019e70b3" style:font-style-asian="italic" style:font-style-complex="italic"/>
    </style:style>
    <style:style style:name="T512" style:family="text">
      <style:text-properties fo:font-style="italic" officeooo:rsid="02685e01" style:font-style-asian="italic" style:font-style-complex="italic"/>
    </style:style>
    <style:style style:name="T513" style:family="text">
      <style:text-properties fo:font-style="italic" officeooo:rsid="026b5506" style:font-style-asian="italic" style:font-style-complex="italic"/>
    </style:style>
    <style:style style:name="T514" style:family="text">
      <style:text-properties fo:font-style="italic" officeooo:rsid="0288fb00" style:font-style-asian="italic" style:font-style-complex="italic"/>
    </style:style>
    <style:style style:name="T515" style:family="text">
      <style:text-properties fo:font-style="italic" officeooo:rsid="02ccc8f6" style:font-style-asian="italic" style:font-style-complex="italic"/>
    </style:style>
    <style:style style:name="T516" style:family="text">
      <style:text-properties fo:font-style="italic" officeooo:rsid="0069ae25" style:font-style-asian="italic" style:font-style-complex="italic"/>
    </style:style>
    <style:style style:name="T517" style:family="text">
      <style:text-properties fo:font-style="italic" officeooo:rsid="0022c018" style:font-style-asian="italic" style:font-style-complex="italic"/>
    </style:style>
    <style:style style:name="T518" style:family="text">
      <style:text-properties fo:font-style="italic" officeooo:rsid="02efc49c" style:font-style-asian="italic" style:font-style-complex="italic"/>
    </style:style>
    <style:style style:name="T519" style:family="text">
      <style:text-properties fo:font-style="italic" officeooo:rsid="02ec089f" style:font-style-asian="italic" style:font-style-complex="italic"/>
    </style:style>
    <style:style style:name="T520" style:family="text">
      <style:text-properties fo:font-style="italic" officeooo:rsid="032c4fdc" style:font-style-asian="italic" style:font-style-complex="italic"/>
    </style:style>
    <style:style style:name="T521" style:family="text">
      <style:text-properties fo:font-style="italic" officeooo:rsid="0335ea2c" style:font-style-asian="italic" style:font-style-complex="italic"/>
    </style:style>
    <style:style style:name="T522" style:family="text">
      <style:text-properties fo:font-style="italic" officeooo:rsid="0346a444" style:font-style-asian="italic" style:font-style-complex="italic"/>
    </style:style>
    <style:style style:name="T523" style:family="text">
      <style:text-properties fo:font-style="italic" officeooo:rsid="03a24854" style:font-style-asian="italic" style:font-style-complex="italic"/>
    </style:style>
    <style:style style:name="T524" style:family="text">
      <style:text-properties fo:font-style="italic" officeooo:rsid="03804bbd" style:font-style-asian="italic" style:font-style-complex="italic"/>
    </style:style>
    <style:style style:name="T525" style:family="text">
      <style:text-properties fo:font-style="italic" officeooo:rsid="03aaef44" style:font-style-asian="italic" style:font-style-complex="italic"/>
    </style:style>
    <style:style style:name="T526" style:family="text">
      <style:text-properties fo:font-style="italic" officeooo:rsid="04a57ad8" style:font-style-asian="italic" style:font-style-complex="italic"/>
    </style:style>
    <style:style style:name="T527" style:family="text">
      <style:text-properties fo:font-style="italic" officeooo:rsid="04ba1b39" style:font-style-asian="italic" style:font-style-complex="italic"/>
    </style:style>
    <style:style style:name="T528" style:family="text">
      <style:text-properties fo:font-style="italic" officeooo:rsid="04a08898" style:font-style-asian="italic" style:font-style-complex="italic"/>
    </style:style>
    <style:style style:name="T529" style:family="text">
      <style:text-properties fo:font-style="italic" officeooo:rsid="051c4636" style:font-style-asian="italic" style:font-style-complex="italic"/>
    </style:style>
    <style:style style:name="T530" style:family="text">
      <style:text-properties fo:font-style="italic" officeooo:rsid="064d9acd" style:font-style-asian="italic" style:font-style-complex="italic"/>
    </style:style>
    <style:style style:name="T531" style:family="text">
      <style:text-properties fo:font-style="italic" officeooo:rsid="063fe71c" style:font-style-asian="italic" style:font-style-complex="italic"/>
    </style:style>
    <style:style style:name="T532" style:family="text">
      <style:text-properties fo:font-style="italic" officeooo:rsid="065a8b52" style:font-style-asian="italic" style:font-style-complex="italic"/>
    </style:style>
    <style:style style:name="T533" style:family="text">
      <style:text-properties fo:font-style="italic" officeooo:rsid="065bcfd1" style:font-style-asian="italic" style:font-style-complex="italic"/>
    </style:style>
    <style:style style:name="T534" style:family="text">
      <style:text-properties fo:font-style="italic" officeooo:rsid="065cd408" style:font-style-asian="italic" style:font-style-complex="italic"/>
    </style:style>
    <style:style style:name="T535" style:family="text">
      <style:text-properties fo:font-style="italic" officeooo:rsid="06130d41" style:font-style-asian="italic" style:font-style-complex="italic"/>
    </style:style>
    <style:style style:name="T536" style:family="text">
      <style:text-properties fo:font-style="italic" officeooo:rsid="0615b752" style:font-style-asian="italic" style:font-style-complex="italic"/>
    </style:style>
    <style:style style:name="T537" style:family="text">
      <style:text-properties fo:font-style="italic" officeooo:rsid="06191840" style:font-style-asian="italic" style:font-style-complex="italic"/>
    </style:style>
    <style:style style:name="T538" style:family="text">
      <style:text-properties fo:font-style="italic" officeooo:rsid="067e3ef2" style:font-style-asian="italic" style:font-style-complex="italic"/>
    </style:style>
    <style:style style:name="T539" style:family="text">
      <style:text-properties fo:font-style="italic" officeooo:rsid="063d933e" style:font-style-asian="italic" style:font-style-complex="italic"/>
    </style:style>
    <style:style style:name="T540" style:family="text">
      <style:text-properties fo:font-style="italic" officeooo:rsid="063bda54" style:font-style-asian="italic" style:font-style-complex="italic"/>
    </style:style>
    <style:style style:name="T541" style:family="text">
      <style:text-properties fo:font-style="italic" officeooo:rsid="06909dfa" style:font-style-asian="italic" style:font-style-complex="italic"/>
    </style:style>
    <style:style style:name="T542" style:family="text">
      <style:text-properties fo:font-style="italic" officeooo:rsid="06c5c5b6" style:font-style-asian="italic" style:font-style-complex="italic"/>
    </style:style>
    <style:style style:name="T543" style:family="text">
      <style:text-properties fo:font-style="italic" officeooo:rsid="0703136b" style:font-style-asian="italic" style:font-style-complex="italic"/>
    </style:style>
    <style:style style:name="T544" style:family="text">
      <style:text-properties fo:font-style="italic" officeooo:rsid="071f6f35" style:font-style-asian="italic" style:font-style-complex="italic"/>
    </style:style>
    <style:style style:name="T545" style:family="text">
      <style:text-properties fo:font-style="italic" officeooo:rsid="071a29dd" style:font-style-asian="italic" style:font-style-complex="italic"/>
    </style:style>
    <style:style style:name="T546" style:family="text">
      <style:text-properties fo:font-style="italic" officeooo:rsid="071be8ce" style:font-style-asian="italic" style:font-style-complex="italic"/>
    </style:style>
    <style:style style:name="T547" style:family="text">
      <style:text-properties fo:font-style="italic" officeooo:rsid="07353afe" style:font-style-asian="italic" style:font-style-complex="italic"/>
    </style:style>
    <style:style style:name="T548" style:family="text">
      <style:text-properties fo:font-style="italic" officeooo:rsid="073096a7" style:font-style-asian="italic" style:font-style-complex="italic"/>
    </style:style>
    <style:style style:name="T549" style:family="text">
      <style:text-properties fo:font-style="italic" officeooo:rsid="072f312a" style:font-style-asian="italic" style:font-style-complex="italic"/>
    </style:style>
    <style:style style:name="T550" style:family="text">
      <style:text-properties fo:font-style="italic" officeooo:rsid="071e417c" style:font-style-asian="italic" style:font-style-complex="italic"/>
    </style:style>
    <style:style style:name="T551" style:family="text">
      <style:text-properties fo:font-style="italic" officeooo:rsid="075dc6a9" style:font-style-asian="italic" style:font-style-complex="italic"/>
    </style:style>
    <style:style style:name="T552" style:family="text">
      <style:text-properties fo:font-style="italic" officeooo:rsid="07674e6b" style:font-style-asian="italic" style:font-style-complex="italic"/>
    </style:style>
    <style:style style:name="T553" style:family="text">
      <style:text-properties fo:font-style="italic" officeooo:rsid="0768a668" style:font-style-asian="italic" style:font-style-complex="italic"/>
    </style:style>
    <style:style style:name="T554" style:family="text">
      <style:text-properties fo:font-style="italic" officeooo:rsid="076da30e" style:font-style-asian="italic" style:font-style-complex="italic"/>
    </style:style>
    <style:style style:name="T555" style:family="text">
      <style:text-properties fo:font-style="italic" officeooo:rsid="075d0c99" style:font-style-asian="italic" style:font-style-complex="italic"/>
    </style:style>
    <style:style style:name="T556" style:family="text">
      <style:text-properties fo:font-style="italic" officeooo:rsid="076f11ac" style:font-style-asian="italic" style:font-style-complex="italic"/>
    </style:style>
    <style:style style:name="T557" style:family="text">
      <style:text-properties fo:font-style="italic" officeooo:rsid="077d0026" style:font-style-asian="italic" style:font-style-complex="italic"/>
    </style:style>
    <style:style style:name="T558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5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60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6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6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6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6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6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6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6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6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7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7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7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7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74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75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76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81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82" style:family="text">
      <style:text-properties fo:font-style="italic" style:text-underline-style="none" style:font-style-asian="italic" style:font-style-complex="italic"/>
    </style:style>
    <style:style style:name="T583" style:family="text">
      <style:text-properties fo:font-style="italic" style:text-underline-style="none" officeooo:rsid="00baae4f" style:font-style-asian="italic" style:font-style-complex="italic"/>
    </style:style>
    <style:style style:name="T584" style:family="text">
      <style:text-properties fo:font-style="italic" style:text-underline-style="none" officeooo:rsid="00d708a6" style:font-style-asian="italic" style:font-style-complex="italic"/>
    </style:style>
    <style:style style:name="T585" style:family="text">
      <style:text-properties fo:font-style="italic" style:text-underline-style="none" officeooo:rsid="00beb82f" style:font-style-asian="italic" style:font-style-complex="italic"/>
    </style:style>
    <style:style style:name="T586" style:family="text">
      <style:text-properties fo:font-style="italic" style:text-underline-style="none" officeooo:rsid="00d9c9e4" style:font-style-asian="italic" style:font-style-complex="italic"/>
    </style:style>
    <style:style style:name="T587" style:family="text">
      <style:text-properties fo:font-style="italic" style:text-underline-style="none" officeooo:rsid="00f55bb2" style:font-style-asian="italic" style:font-style-complex="italic"/>
    </style:style>
    <style:style style:name="T588" style:family="text">
      <style:text-properties fo:font-style="italic" style:text-underline-style="none" officeooo:rsid="00f74e17" style:font-style-asian="italic" style:font-style-complex="italic"/>
    </style:style>
    <style:style style:name="T589" style:family="text">
      <style:text-properties fo:font-style="italic" style:text-underline-style="none" officeooo:rsid="00fde6f2" style:font-style-asian="italic" style:font-style-complex="italic"/>
    </style:style>
    <style:style style:name="T590" style:family="text">
      <style:text-properties fo:font-style="italic" style:text-underline-style="none" officeooo:rsid="0130fd48" style:font-style-asian="italic" style:font-style-complex="italic"/>
    </style:style>
    <style:style style:name="T591" style:family="text">
      <style:text-properties fo:font-style="italic" style:text-underline-style="none" officeooo:rsid="013401b3" style:font-style-asian="italic" style:font-style-complex="italic"/>
    </style:style>
    <style:style style:name="T592" style:family="text">
      <style:text-properties fo:font-style="italic" style:text-underline-style="none" officeooo:rsid="013f3c54" style:font-style-asian="italic" style:font-style-complex="italic"/>
    </style:style>
    <style:style style:name="T593" style:family="text">
      <style:text-properties fo:font-style="italic" style:text-underline-style="none" officeooo:rsid="00bfa17d" style:font-style-asian="italic" style:font-style-complex="italic"/>
    </style:style>
    <style:style style:name="T594" style:family="text">
      <style:text-properties fo:font-style="italic" style:text-underline-style="none" officeooo:rsid="02a94de9" style:font-style-asian="italic" style:font-style-complex="italic"/>
    </style:style>
    <style:style style:name="T595" style:family="text">
      <style:text-properties fo:font-style="italic" style:text-underline-style="none" officeooo:rsid="00bbbf73" style:font-style-asian="italic" style:font-style-complex="italic"/>
    </style:style>
    <style:style style:name="T596" style:family="text">
      <style:text-properties fo:font-style="italic" style:text-underline-style="none" officeooo:rsid="00a639f7" style:font-style-asian="italic" style:font-style-complex="italic"/>
    </style:style>
    <style:style style:name="T597" style:family="text">
      <style:text-properties fo:font-style="italic" style:text-underline-style="none" officeooo:rsid="00bd11a0" style:font-style-asian="italic" style:font-style-complex="italic"/>
    </style:style>
    <style:style style:name="T5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6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7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6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69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70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71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7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7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76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77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78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79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80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681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682" style:family="text">
      <style:text-properties officeooo:rsid="00205d85"/>
    </style:style>
    <style:style style:name="T683" style:family="text">
      <style:text-properties officeooo:rsid="0027fcfd"/>
    </style:style>
    <style:style style:name="T684" style:family="text">
      <style:text-properties officeooo:rsid="0029525d"/>
    </style:style>
    <style:style style:name="T685" style:family="text">
      <style:text-properties officeooo:rsid="0034ed8b"/>
    </style:style>
    <style:style style:name="T686" style:family="text">
      <style:text-properties officeooo:rsid="00367935"/>
    </style:style>
    <style:style style:name="T687" style:family="text">
      <style:text-properties officeooo:rsid="00398ddf"/>
    </style:style>
    <style:style style:name="T688" style:family="text">
      <style:text-properties officeooo:rsid="003b4e50"/>
    </style:style>
    <style:style style:name="T6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0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0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0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0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0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0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1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1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1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1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1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1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3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3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32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33" style:family="text">
      <style:text-properties fo:font-style="normal" style:text-underline-style="none" style:font-style-asian="normal" style:font-style-complex="normal"/>
    </style:style>
    <style:style style:name="T734" style:family="text">
      <style:text-properties fo:font-style="normal" style:text-underline-style="none" officeooo:rsid="00a8a4b1" style:font-style-asian="normal" style:font-style-complex="normal"/>
    </style:style>
    <style:style style:name="T735" style:family="text">
      <style:text-properties fo:font-style="normal" style:text-underline-style="none" officeooo:rsid="00ba4170" style:font-style-asian="normal" style:font-style-complex="normal"/>
    </style:style>
    <style:style style:name="T736" style:family="text">
      <style:text-properties fo:font-style="normal" style:text-underline-style="none" officeooo:rsid="00b1e303" style:font-style-asian="normal" style:font-style-complex="normal"/>
    </style:style>
    <style:style style:name="T737" style:family="text">
      <style:text-properties fo:font-style="normal" style:text-underline-style="none" officeooo:rsid="00baae4f" style:font-style-asian="normal" style:font-style-complex="normal"/>
    </style:style>
    <style:style style:name="T738" style:family="text">
      <style:text-properties fo:font-style="normal" style:text-underline-style="none" officeooo:rsid="00bbbf73" style:font-style-asian="normal" style:font-style-complex="normal"/>
    </style:style>
    <style:style style:name="T739" style:family="text">
      <style:text-properties fo:font-style="normal" style:text-underline-style="none" officeooo:rsid="00be4749" style:font-style-asian="normal" style:font-style-complex="normal"/>
    </style:style>
    <style:style style:name="T740" style:family="text">
      <style:text-properties fo:font-style="normal" style:text-underline-style="none" officeooo:rsid="00d139a0" style:font-style-asian="normal" style:font-style-complex="normal"/>
    </style:style>
    <style:style style:name="T741" style:family="text">
      <style:text-properties fo:font-style="normal" style:text-underline-style="none" officeooo:rsid="00d1487d" style:font-style-asian="normal" style:font-style-complex="normal"/>
    </style:style>
    <style:style style:name="T742" style:family="text">
      <style:text-properties fo:font-style="normal" style:text-underline-style="none" officeooo:rsid="00d2fc06" style:font-style-asian="normal" style:font-style-complex="normal"/>
    </style:style>
    <style:style style:name="T743" style:family="text">
      <style:text-properties fo:font-style="normal" style:text-underline-style="none" officeooo:rsid="00d40111" style:font-style-asian="normal" style:font-style-complex="normal"/>
    </style:style>
    <style:style style:name="T744" style:family="text">
      <style:text-properties fo:font-style="normal" style:text-underline-style="none" officeooo:rsid="00d4c5ce" style:font-style-asian="normal" style:font-style-complex="normal"/>
    </style:style>
    <style:style style:name="T745" style:family="text">
      <style:text-properties fo:font-style="normal" style:text-underline-style="none" officeooo:rsid="00d708a6" style:font-style-asian="normal" style:font-style-complex="normal"/>
    </style:style>
    <style:style style:name="T746" style:family="text">
      <style:text-properties fo:font-style="normal" style:text-underline-style="none" officeooo:rsid="00d77d7d" style:font-style-asian="normal" style:font-style-complex="normal"/>
    </style:style>
    <style:style style:name="T747" style:family="text">
      <style:text-properties fo:font-style="normal" style:text-underline-style="none" officeooo:rsid="00d83381" style:font-style-asian="normal" style:font-style-complex="normal"/>
    </style:style>
    <style:style style:name="T748" style:family="text">
      <style:text-properties fo:font-style="normal" style:text-underline-style="none" officeooo:rsid="00d75809" style:font-style-asian="normal" style:font-style-complex="normal"/>
    </style:style>
    <style:style style:name="T749" style:family="text">
      <style:text-properties fo:font-style="normal" style:text-underline-style="none" officeooo:rsid="00dd6c8d" style:font-style-asian="normal" style:font-style-complex="normal"/>
    </style:style>
    <style:style style:name="T750" style:family="text">
      <style:text-properties fo:font-style="normal" style:text-underline-style="none" officeooo:rsid="00dedcd7" style:font-style-asian="normal" style:font-style-complex="normal"/>
    </style:style>
    <style:style style:name="T751" style:family="text">
      <style:text-properties fo:font-style="normal" style:text-underline-style="none" officeooo:rsid="00beb82f" style:font-style-asian="normal" style:font-style-complex="normal"/>
    </style:style>
    <style:style style:name="T752" style:family="text">
      <style:text-properties fo:font-style="normal" style:text-underline-style="none" officeooo:rsid="00e4290b" style:font-style-asian="normal" style:font-style-complex="normal"/>
    </style:style>
    <style:style style:name="T753" style:family="text">
      <style:text-properties fo:font-style="normal" style:text-underline-style="none" officeooo:rsid="00eb50e0" style:font-style-asian="normal" style:font-style-complex="normal"/>
    </style:style>
    <style:style style:name="T754" style:family="text">
      <style:text-properties fo:font-style="normal" style:text-underline-style="none" officeooo:rsid="00d9c9e4" style:font-style-asian="normal" style:font-style-complex="normal"/>
    </style:style>
    <style:style style:name="T755" style:family="text">
      <style:text-properties fo:font-style="normal" style:text-underline-style="none" officeooo:rsid="00ec1e8c" style:font-style-asian="normal" style:font-style-complex="normal"/>
    </style:style>
    <style:style style:name="T756" style:family="text">
      <style:text-properties fo:font-style="normal" style:text-underline-style="none" officeooo:rsid="00f0f7f8" style:font-style-asian="normal" style:font-style-complex="normal"/>
    </style:style>
    <style:style style:name="T757" style:family="text">
      <style:text-properties fo:font-style="normal" style:text-underline-style="none" officeooo:rsid="00f2503e" style:font-style-asian="normal" style:font-style-complex="normal"/>
    </style:style>
    <style:style style:name="T758" style:family="text">
      <style:text-properties fo:font-style="normal" style:text-underline-style="none" officeooo:rsid="00f5260b" style:font-style-asian="normal" style:font-style-complex="normal"/>
    </style:style>
    <style:style style:name="T759" style:family="text">
      <style:text-properties fo:font-style="normal" style:text-underline-style="none" officeooo:rsid="00f55bb2" style:font-style-asian="normal" style:font-style-complex="normal"/>
    </style:style>
    <style:style style:name="T760" style:family="text">
      <style:text-properties fo:font-style="normal" style:text-underline-style="none" officeooo:rsid="00f74e17" style:font-style-asian="normal" style:font-style-complex="normal"/>
    </style:style>
    <style:style style:name="T761" style:family="text">
      <style:text-properties fo:font-style="normal" style:text-underline-style="none" officeooo:rsid="00fbef0d" style:font-style-asian="normal" style:font-style-complex="normal"/>
    </style:style>
    <style:style style:name="T762" style:family="text">
      <style:text-properties fo:font-style="normal" style:text-underline-style="none" officeooo:rsid="00fde6f2" style:font-style-asian="normal" style:font-style-complex="normal"/>
    </style:style>
    <style:style style:name="T763" style:family="text">
      <style:text-properties fo:font-style="normal" style:text-underline-style="none" officeooo:rsid="010185dc" style:font-style-asian="normal" style:font-style-complex="normal"/>
    </style:style>
    <style:style style:name="T764" style:family="text">
      <style:text-properties fo:font-style="normal" style:text-underline-style="none" officeooo:rsid="0103be48" style:font-style-asian="normal" style:font-style-complex="normal"/>
    </style:style>
    <style:style style:name="T765" style:family="text">
      <style:text-properties fo:font-style="normal" style:text-underline-style="none" officeooo:rsid="010c486e" style:font-style-asian="normal" style:font-style-complex="normal"/>
    </style:style>
    <style:style style:name="T766" style:family="text">
      <style:text-properties fo:font-style="normal" style:text-underline-style="none" officeooo:rsid="010db770" style:font-style-asian="normal" style:font-style-complex="normal"/>
    </style:style>
    <style:style style:name="T767" style:family="text">
      <style:text-properties fo:font-style="normal" style:text-underline-style="none" officeooo:rsid="011cabfd" style:font-style-asian="normal" style:font-style-complex="normal"/>
    </style:style>
    <style:style style:name="T768" style:family="text">
      <style:text-properties fo:font-style="normal" style:text-underline-style="none" officeooo:rsid="011d9595" style:font-style-asian="normal" style:font-style-complex="normal"/>
    </style:style>
    <style:style style:name="T769" style:family="text">
      <style:text-properties fo:font-style="normal" style:text-underline-style="none" officeooo:rsid="011fc384" style:font-style-asian="normal" style:font-style-complex="normal"/>
    </style:style>
    <style:style style:name="T770" style:family="text">
      <style:text-properties fo:font-style="normal" style:text-underline-style="none" officeooo:rsid="012dfde8" style:font-style-asian="normal" style:font-style-complex="normal"/>
    </style:style>
    <style:style style:name="T771" style:family="text">
      <style:text-properties fo:font-style="normal" style:text-underline-style="none" officeooo:rsid="0130fd48" style:font-style-asian="normal" style:font-style-complex="normal"/>
    </style:style>
    <style:style style:name="T772" style:family="text">
      <style:text-properties fo:font-style="normal" style:text-underline-style="none" officeooo:rsid="013282b3" style:font-style-asian="normal" style:font-style-complex="normal"/>
    </style:style>
    <style:style style:name="T773" style:family="text">
      <style:text-properties fo:font-style="normal" style:text-underline-style="none" officeooo:rsid="013401b3" style:font-style-asian="normal" style:font-style-complex="normal"/>
    </style:style>
    <style:style style:name="T774" style:family="text">
      <style:text-properties fo:font-style="normal" style:text-underline-style="none" officeooo:rsid="013a8584" style:font-style-asian="normal" style:font-style-complex="normal"/>
    </style:style>
    <style:style style:name="T775" style:family="text">
      <style:text-properties fo:font-style="normal" style:text-underline-style="none" officeooo:rsid="013f3c54" style:font-style-asian="normal" style:font-style-complex="normal"/>
    </style:style>
    <style:style style:name="T776" style:family="text">
      <style:text-properties fo:font-style="normal" style:text-underline-style="none" officeooo:rsid="013e347a" style:font-style-asian="normal" style:font-style-complex="normal"/>
    </style:style>
    <style:style style:name="T777" style:family="text">
      <style:text-properties fo:font-style="normal" style:text-underline-style="none" officeooo:rsid="01408f03" style:font-style-asian="normal" style:font-style-complex="normal"/>
    </style:style>
    <style:style style:name="T778" style:family="text">
      <style:text-properties fo:font-style="normal" style:text-underline-style="none" officeooo:rsid="013cc971" style:font-style-asian="normal" style:font-style-complex="normal"/>
    </style:style>
    <style:style style:name="T779" style:family="text">
      <style:text-properties fo:font-style="normal" style:text-underline-style="none" officeooo:rsid="0150aafa" style:font-style-asian="normal" style:font-style-complex="normal"/>
    </style:style>
    <style:style style:name="T780" style:family="text">
      <style:text-properties fo:font-style="normal" style:text-underline-style="none" officeooo:rsid="0152f194" style:font-style-asian="normal" style:font-style-complex="normal"/>
    </style:style>
    <style:style style:name="T781" style:family="text">
      <style:text-properties fo:font-style="normal" style:text-underline-style="none" officeooo:rsid="0157e2d4" style:font-style-asian="normal" style:font-style-complex="normal"/>
    </style:style>
    <style:style style:name="T782" style:family="text">
      <style:text-properties fo:font-style="normal" style:text-underline-style="none" officeooo:rsid="015c452a" style:font-style-asian="normal" style:font-style-complex="normal"/>
    </style:style>
    <style:style style:name="T783" style:family="text">
      <style:text-properties fo:font-style="normal" style:text-underline-style="none" officeooo:rsid="0176ee1b" style:font-style-asian="normal" style:font-style-complex="normal"/>
    </style:style>
    <style:style style:name="T784" style:family="text">
      <style:text-properties fo:font-style="normal" style:text-underline-style="none" officeooo:rsid="02b807dc" style:font-style-asian="normal" style:font-style-complex="normal"/>
    </style:style>
    <style:style style:name="T785" style:family="text">
      <style:text-properties fo:font-style="normal" style:text-underline-style="none" officeooo:rsid="00bd11a0" style:font-style-asian="normal" style:font-style-complex="normal"/>
    </style:style>
    <style:style style:name="T786" style:family="text">
      <style:text-properties fo:font-style="normal" style:text-underline-style="none" officeooo:rsid="02edc963" style:font-style-asian="normal" style:font-style-complex="normal"/>
    </style:style>
    <style:style style:name="T787" style:family="text">
      <style:text-properties fo:font-style="normal" style:font-style-asian="normal" style:font-style-complex="normal"/>
    </style:style>
    <style:style style:name="T788" style:family="text">
      <style:text-properties fo:font-style="normal" officeooo:rsid="00524926" style:font-style-asian="normal" style:font-style-complex="normal"/>
    </style:style>
    <style:style style:name="T789" style:family="text">
      <style:text-properties fo:font-style="normal" officeooo:rsid="0033fbdf" style:font-style-asian="normal" style:font-style-complex="normal"/>
    </style:style>
    <style:style style:name="T790" style:family="text">
      <style:text-properties fo:font-style="normal" officeooo:rsid="0034ed8b" style:font-style-asian="normal" style:font-style-complex="normal"/>
    </style:style>
    <style:style style:name="T791" style:family="text">
      <style:text-properties fo:font-style="normal" officeooo:rsid="0052a33a" style:font-style-asian="normal" style:font-style-complex="normal"/>
    </style:style>
    <style:style style:name="T792" style:family="text">
      <style:text-properties fo:font-style="normal" officeooo:rsid="0092f82d" style:font-style-asian="normal" style:font-style-complex="normal"/>
    </style:style>
    <style:style style:name="T793" style:family="text">
      <style:text-properties fo:font-style="normal" officeooo:rsid="00c6421c" style:font-style-asian="normal" style:font-style-complex="normal"/>
    </style:style>
    <style:style style:name="T794" style:family="text">
      <style:text-properties fo:font-style="normal" officeooo:rsid="00cc5bce" style:font-style-asian="normal" style:font-style-complex="normal"/>
    </style:style>
    <style:style style:name="T795" style:family="text">
      <style:text-properties fo:font-style="normal" officeooo:rsid="0106c767" style:font-style-asian="normal" style:font-style-complex="normal"/>
    </style:style>
    <style:style style:name="T796" style:family="text">
      <style:text-properties fo:font-style="normal" officeooo:rsid="0164a6ee" style:font-style-asian="normal" style:font-style-complex="normal"/>
    </style:style>
    <style:style style:name="T797" style:family="text">
      <style:text-properties fo:font-style="normal" officeooo:rsid="0168d8d5" style:font-style-asian="normal" style:font-style-complex="normal"/>
    </style:style>
    <style:style style:name="T798" style:family="text">
      <style:text-properties fo:font-style="normal" officeooo:rsid="0179221f" style:font-style-asian="normal" style:font-style-complex="normal"/>
    </style:style>
    <style:style style:name="T799" style:family="text">
      <style:text-properties fo:font-style="normal" officeooo:rsid="017941db" style:font-style-asian="normal" style:font-style-complex="normal"/>
    </style:style>
    <style:style style:name="T800" style:family="text">
      <style:text-properties fo:font-style="normal" officeooo:rsid="017a7161" style:font-style-asian="normal" style:font-style-complex="normal"/>
    </style:style>
    <style:style style:name="T801" style:family="text">
      <style:text-properties fo:font-style="normal" officeooo:rsid="0288fb00" style:font-style-asian="normal" style:font-style-complex="normal"/>
    </style:style>
    <style:style style:name="T802" style:family="text">
      <style:text-properties fo:font-style="normal" officeooo:rsid="02f2e947" style:font-style-asian="normal" style:font-style-complex="normal"/>
    </style:style>
    <style:style style:name="T803" style:family="text">
      <style:text-properties fo:font-style="normal" officeooo:rsid="02edc963" style:font-style-asian="normal" style:font-style-complex="normal"/>
    </style:style>
    <style:style style:name="T804" style:family="text">
      <style:text-properties fo:font-style="normal" officeooo:rsid="03355d74" style:font-style-asian="normal" style:font-style-complex="normal"/>
    </style:style>
    <style:style style:name="T805" style:family="text">
      <style:text-properties fo:font-style="normal" officeooo:rsid="0335ea2c" style:font-style-asian="normal" style:font-style-complex="normal"/>
    </style:style>
    <style:style style:name="T806" style:family="text">
      <style:text-properties fo:font-style="normal" officeooo:rsid="0346a444" style:font-style-asian="normal" style:font-style-complex="normal"/>
    </style:style>
    <style:style style:name="T807" style:family="text">
      <style:text-properties fo:font-style="normal" officeooo:rsid="0347bb43" style:font-style-asian="normal" style:font-style-complex="normal"/>
    </style:style>
    <style:style style:name="T808" style:family="text">
      <style:text-properties fo:font-style="normal" officeooo:rsid="03343ce6" style:font-style-asian="normal" style:font-style-complex="normal"/>
    </style:style>
    <style:style style:name="T809" style:family="text">
      <style:text-properties fo:font-style="normal" officeooo:rsid="034dbe4d" style:font-style-asian="normal" style:font-style-complex="normal"/>
    </style:style>
    <style:style style:name="T810" style:family="text">
      <style:text-properties fo:font-style="normal" officeooo:rsid="034f33b6" style:font-style-asian="normal" style:font-style-complex="normal"/>
    </style:style>
    <style:style style:name="T811" style:family="text">
      <style:text-properties fo:font-style="normal" officeooo:rsid="035051aa" style:font-style-asian="normal" style:font-style-complex="normal"/>
    </style:style>
    <style:style style:name="T812" style:family="text">
      <style:text-properties fo:font-style="normal" officeooo:rsid="035de550" style:font-style-asian="normal" style:font-style-complex="normal"/>
    </style:style>
    <style:style style:name="T813" style:family="text">
      <style:text-properties fo:font-style="normal" officeooo:rsid="0364e15d" style:font-style-asian="normal" style:font-style-complex="normal"/>
    </style:style>
    <style:style style:name="T814" style:family="text">
      <style:text-properties fo:font-style="normal" officeooo:rsid="033e56cf" style:font-style-asian="normal" style:font-style-complex="normal"/>
    </style:style>
    <style:style style:name="T815" style:family="text">
      <style:text-properties fo:font-style="normal" officeooo:rsid="0367f8e1" style:font-style-asian="normal" style:font-style-complex="normal"/>
    </style:style>
    <style:style style:name="T816" style:family="text">
      <style:text-properties fo:font-style="normal" officeooo:rsid="0369854f" style:font-style-asian="normal" style:font-style-complex="normal"/>
    </style:style>
    <style:style style:name="T817" style:family="text">
      <style:text-properties fo:font-style="normal" officeooo:rsid="040ce935" style:font-style-asian="normal" style:font-style-complex="normal"/>
    </style:style>
    <style:style style:name="T818" style:family="text">
      <style:text-properties fo:font-style="normal" officeooo:rsid="040ea9fd" style:font-style-asian="normal" style:font-style-complex="normal"/>
    </style:style>
    <style:style style:name="T819" style:family="text">
      <style:text-properties fo:font-style="normal" officeooo:rsid="041e6a3e" style:font-style-asian="normal" style:font-style-complex="normal"/>
    </style:style>
    <style:style style:name="T820" style:family="text">
      <style:text-properties fo:font-style="normal" officeooo:rsid="04a8203c" style:font-style-asian="normal" style:font-style-complex="normal"/>
    </style:style>
    <style:style style:name="T821" style:family="text">
      <style:text-properties fo:font-style="normal" officeooo:rsid="04b80b14" style:font-style-asian="normal" style:font-style-complex="normal"/>
    </style:style>
    <style:style style:name="T822" style:family="text">
      <style:text-properties fo:font-style="normal" officeooo:rsid="060fe20f" style:font-style-asian="normal" style:font-style-complex="normal"/>
    </style:style>
    <style:style style:name="T823" style:family="text">
      <style:text-properties fo:font-style="normal" officeooo:rsid="06125c09" style:font-style-asian="normal" style:font-style-complex="normal"/>
    </style:style>
    <style:style style:name="T824" style:family="text">
      <style:text-properties fo:font-style="normal" officeooo:rsid="06130d41" style:font-style-asian="normal" style:font-style-complex="normal"/>
    </style:style>
    <style:style style:name="T825" style:family="text">
      <style:text-properties fo:font-style="normal" officeooo:rsid="0613692a" style:font-style-asian="normal" style:font-style-complex="normal"/>
    </style:style>
    <style:style style:name="T826" style:family="text">
      <style:text-properties fo:font-style="normal" officeooo:rsid="06148669" style:font-style-asian="normal" style:font-style-complex="normal"/>
    </style:style>
    <style:style style:name="T827" style:family="text">
      <style:text-properties fo:font-style="normal" officeooo:rsid="0615b752" style:font-style-asian="normal" style:font-style-complex="normal"/>
    </style:style>
    <style:style style:name="T828" style:family="text">
      <style:text-properties fo:font-style="normal" officeooo:rsid="06191840" style:font-style-asian="normal" style:font-style-complex="normal"/>
    </style:style>
    <style:style style:name="T829" style:family="text">
      <style:text-properties fo:font-style="normal" officeooo:rsid="06196acd" style:font-style-asian="normal" style:font-style-complex="normal"/>
    </style:style>
    <style:style style:name="T830" style:family="text">
      <style:text-properties fo:font-style="normal" officeooo:rsid="0622a520" style:font-style-asian="normal" style:font-style-complex="normal"/>
    </style:style>
    <style:style style:name="T831" style:family="text">
      <style:text-properties fo:font-style="normal" officeooo:rsid="062535ed" style:font-style-asian="normal" style:font-style-complex="normal"/>
    </style:style>
    <style:style style:name="T832" style:family="text">
      <style:text-properties fo:font-style="normal" officeooo:rsid="06257b22" style:font-style-asian="normal" style:font-style-complex="normal"/>
    </style:style>
    <style:style style:name="T833" style:family="text">
      <style:text-properties fo:font-style="normal" officeooo:rsid="0626dd8c" style:font-style-asian="normal" style:font-style-complex="normal"/>
    </style:style>
    <style:style style:name="T834" style:family="text">
      <style:text-properties fo:font-style="normal" officeooo:rsid="06289f09" style:font-style-asian="normal" style:font-style-complex="normal"/>
    </style:style>
    <style:style style:name="T835" style:family="text">
      <style:text-properties fo:font-style="normal" officeooo:rsid="062ba32e" style:font-style-asian="normal" style:font-style-complex="normal"/>
    </style:style>
    <style:style style:name="T836" style:family="text">
      <style:text-properties fo:font-style="normal" officeooo:rsid="065a8b52" style:font-style-asian="normal" style:font-style-complex="normal"/>
    </style:style>
    <style:style style:name="T837" style:family="text">
      <style:text-properties fo:font-style="normal" officeooo:rsid="065d401a" style:font-style-asian="normal" style:font-style-complex="normal"/>
    </style:style>
    <style:style style:name="T838" style:family="text">
      <style:text-properties fo:font-style="normal" officeooo:rsid="065d9833" style:font-style-asian="normal" style:font-style-complex="normal"/>
    </style:style>
    <style:style style:name="T839" style:family="text">
      <style:text-properties fo:font-style="normal" officeooo:rsid="065e446d" style:font-style-asian="normal" style:font-style-complex="normal"/>
    </style:style>
    <style:style style:name="T840" style:family="text">
      <style:text-properties fo:font-style="normal" officeooo:rsid="0663741c" style:font-style-asian="normal" style:font-style-complex="normal"/>
    </style:style>
    <style:style style:name="T841" style:family="text">
      <style:text-properties fo:font-style="normal" officeooo:rsid="0663a1c9" style:font-style-asian="normal" style:font-style-complex="normal"/>
    </style:style>
    <style:style style:name="T842" style:family="text">
      <style:text-properties fo:font-style="normal" officeooo:rsid="06665ce0" style:font-style-asian="normal" style:font-style-complex="normal"/>
    </style:style>
    <style:style style:name="T843" style:family="text">
      <style:text-properties fo:font-style="normal" officeooo:rsid="067c6895" style:font-style-asian="normal" style:font-style-complex="normal"/>
    </style:style>
    <style:style style:name="T844" style:family="text">
      <style:text-properties fo:font-style="normal" officeooo:rsid="0682b523" style:font-style-asian="normal" style:font-style-complex="normal"/>
    </style:style>
    <style:style style:name="T845" style:family="text">
      <style:text-properties fo:font-style="normal" officeooo:rsid="06176dd5" style:font-style-asian="normal" style:font-style-complex="normal"/>
    </style:style>
    <style:style style:name="T846" style:family="text">
      <style:text-properties fo:font-style="normal" officeooo:rsid="06886957" style:font-style-asian="normal" style:font-style-complex="normal"/>
    </style:style>
    <style:style style:name="T847" style:family="text">
      <style:text-properties fo:font-style="normal" officeooo:rsid="069bb3bd" style:font-style-asian="normal" style:font-style-complex="normal"/>
    </style:style>
    <style:style style:name="T848" style:family="text">
      <style:text-properties fo:font-style="normal" officeooo:rsid="069befec" style:font-style-asian="normal" style:font-style-complex="normal"/>
    </style:style>
    <style:style style:name="T849" style:family="text">
      <style:text-properties fo:font-style="normal" officeooo:rsid="069f9907" style:font-style-asian="normal" style:font-style-complex="normal"/>
    </style:style>
    <style:style style:name="T850" style:family="text">
      <style:text-properties fo:font-style="normal" officeooo:rsid="06aaffd2" style:font-style-asian="normal" style:font-style-complex="normal"/>
    </style:style>
    <style:style style:name="T851" style:family="text">
      <style:text-properties fo:font-style="normal" officeooo:rsid="06b79ef0" style:font-style-asian="normal" style:font-style-complex="normal"/>
    </style:style>
    <style:style style:name="T852" style:family="text">
      <style:text-properties fo:font-style="normal" officeooo:rsid="06bf5f63" style:font-style-asian="normal" style:font-style-complex="normal"/>
    </style:style>
    <style:style style:name="T853" style:family="text">
      <style:text-properties fo:font-style="normal" officeooo:rsid="06c0c7e9" style:font-style-asian="normal" style:font-style-complex="normal"/>
    </style:style>
    <style:style style:name="T854" style:family="text">
      <style:text-properties fo:font-style="normal" officeooo:rsid="06c5c80d" style:font-style-asian="normal" style:font-style-complex="normal"/>
    </style:style>
    <style:style style:name="T855" style:family="text">
      <style:text-properties fo:font-style="normal" officeooo:rsid="069d3467" style:font-style-asian="normal" style:font-style-complex="normal"/>
    </style:style>
    <style:style style:name="T856" style:family="text">
      <style:text-properties fo:font-style="normal" officeooo:rsid="06ce71fd" style:font-style-asian="normal" style:font-style-complex="normal"/>
    </style:style>
    <style:style style:name="T857" style:family="text">
      <style:text-properties fo:font-style="normal" officeooo:rsid="06c5c5b6" style:font-style-asian="normal" style:font-style-complex="normal"/>
    </style:style>
    <style:style style:name="T858" style:family="text">
      <style:text-properties fo:font-style="normal" officeooo:rsid="06d92b57" style:font-style-asian="normal" style:font-style-complex="normal"/>
    </style:style>
    <style:style style:name="T859" style:family="text">
      <style:text-properties fo:font-style="normal" officeooo:rsid="06d9b7d5" style:font-style-asian="normal" style:font-style-complex="normal"/>
    </style:style>
    <style:style style:name="T860" style:family="text">
      <style:text-properties fo:font-style="normal" officeooo:rsid="06dce0b5" style:font-style-asian="normal" style:font-style-complex="normal"/>
    </style:style>
    <style:style style:name="T861" style:family="text">
      <style:text-properties fo:font-style="normal" officeooo:rsid="06de9ff5" style:font-style-asian="normal" style:font-style-complex="normal"/>
    </style:style>
    <style:style style:name="T862" style:family="text">
      <style:text-properties fo:font-style="normal" officeooo:rsid="06e17906" style:font-style-asian="normal" style:font-style-complex="normal"/>
    </style:style>
    <style:style style:name="T863" style:family="text">
      <style:text-properties fo:font-style="normal" officeooo:rsid="06e34718" style:font-style-asian="normal" style:font-style-complex="normal"/>
    </style:style>
    <style:style style:name="T864" style:family="text">
      <style:text-properties fo:font-style="normal" officeooo:rsid="06e9b05d" style:font-style-asian="normal" style:font-style-complex="normal"/>
    </style:style>
    <style:style style:name="T865" style:family="text">
      <style:text-properties fo:font-style="normal" officeooo:rsid="06ee4110" style:font-style-asian="normal" style:font-style-complex="normal"/>
    </style:style>
    <style:style style:name="T866" style:family="text">
      <style:text-properties fo:font-style="normal" officeooo:rsid="06fabfda" style:font-style-asian="normal" style:font-style-complex="normal"/>
    </style:style>
    <style:style style:name="T867" style:family="text">
      <style:text-properties fo:font-style="normal" officeooo:rsid="06fca8cd" style:font-style-asian="normal" style:font-style-complex="normal"/>
    </style:style>
    <style:style style:name="T868" style:family="text">
      <style:text-properties fo:font-style="normal" officeooo:rsid="06fe5f86" style:font-style-asian="normal" style:font-style-complex="normal"/>
    </style:style>
    <style:style style:name="T869" style:family="text">
      <style:text-properties fo:font-style="normal" officeooo:rsid="0703136b" style:font-style-asian="normal" style:font-style-complex="normal"/>
    </style:style>
    <style:style style:name="T870" style:family="text">
      <style:text-properties fo:font-style="normal" officeooo:rsid="0702273b" style:font-style-asian="normal" style:font-style-complex="normal"/>
    </style:style>
    <style:style style:name="T871" style:family="text">
      <style:text-properties fo:font-style="normal" officeooo:rsid="07057718" style:font-style-asian="normal" style:font-style-complex="normal"/>
    </style:style>
    <style:style style:name="T872" style:family="text">
      <style:text-properties fo:font-style="normal" officeooo:rsid="0709e8e0" style:font-style-asian="normal" style:font-style-complex="normal"/>
    </style:style>
    <style:style style:name="T873" style:family="text">
      <style:text-properties fo:font-style="normal" officeooo:rsid="070b4184" style:font-style-asian="normal" style:font-style-complex="normal"/>
    </style:style>
    <style:style style:name="T874" style:family="text">
      <style:text-properties fo:font-style="normal" officeooo:rsid="070c8d4a" style:font-style-asian="normal" style:font-style-complex="normal"/>
    </style:style>
    <style:style style:name="T875" style:family="text">
      <style:text-properties fo:font-style="normal" officeooo:rsid="070efc4d" style:font-style-asian="normal" style:font-style-complex="normal"/>
    </style:style>
    <style:style style:name="T876" style:family="text">
      <style:text-properties fo:font-style="normal" officeooo:rsid="071053d5" style:font-style-asian="normal" style:font-style-complex="normal"/>
    </style:style>
    <style:style style:name="T877" style:family="text">
      <style:text-properties fo:font-style="normal" officeooo:rsid="071240f6" style:font-style-asian="normal" style:font-style-complex="normal"/>
    </style:style>
    <style:style style:name="T878" style:family="text">
      <style:text-properties fo:font-style="normal" officeooo:rsid="07175761" style:font-style-asian="normal" style:font-style-complex="normal"/>
    </style:style>
    <style:style style:name="T879" style:family="text">
      <style:text-properties fo:font-style="normal" officeooo:rsid="071f6f35" style:font-style-asian="normal" style:font-style-complex="normal"/>
    </style:style>
    <style:style style:name="T880" style:family="text">
      <style:text-properties fo:font-style="normal" officeooo:rsid="07298684" style:font-style-asian="normal" style:font-style-complex="normal"/>
    </style:style>
    <style:style style:name="T881" style:family="text">
      <style:text-properties fo:font-style="normal" officeooo:rsid="072b8ac3" style:font-style-asian="normal" style:font-style-complex="normal"/>
    </style:style>
    <style:style style:name="T882" style:family="text">
      <style:text-properties fo:font-style="normal" officeooo:rsid="073096a7" style:font-style-asian="normal" style:font-style-complex="normal"/>
    </style:style>
    <style:style style:name="T883" style:family="text">
      <style:text-properties fo:font-style="normal" officeooo:rsid="072f312a" style:font-style-asian="normal" style:font-style-complex="normal"/>
    </style:style>
    <style:style style:name="T884" style:family="text">
      <style:text-properties fo:font-style="normal" officeooo:rsid="07317a4c" style:font-style-asian="normal" style:font-style-complex="normal"/>
    </style:style>
    <style:style style:name="T885" style:family="text">
      <style:text-properties fo:font-style="normal" officeooo:rsid="07337436" style:font-style-asian="normal" style:font-style-complex="normal"/>
    </style:style>
    <style:style style:name="T886" style:family="text">
      <style:text-properties fo:font-style="normal" officeooo:rsid="07349225" style:font-style-asian="normal" style:font-style-complex="normal"/>
    </style:style>
    <style:style style:name="T887" style:family="text">
      <style:text-properties fo:font-style="normal" officeooo:rsid="0734c99b" style:font-style-asian="normal" style:font-style-complex="normal"/>
    </style:style>
    <style:style style:name="T888" style:family="text">
      <style:text-properties fo:font-style="normal" officeooo:rsid="073a77c9" style:font-style-asian="normal" style:font-style-complex="normal"/>
    </style:style>
    <style:style style:name="T889" style:family="text">
      <style:text-properties fo:font-style="normal" officeooo:rsid="07496791" style:font-style-asian="normal" style:font-style-complex="normal"/>
    </style:style>
    <style:style style:name="T890" style:family="text">
      <style:text-properties fo:font-style="normal" officeooo:rsid="071e417c" style:font-style-asian="normal" style:font-style-complex="normal"/>
    </style:style>
    <style:style style:name="T891" style:family="text">
      <style:text-properties fo:font-style="normal" officeooo:rsid="074a9a44" style:font-style-asian="normal" style:font-style-complex="normal"/>
    </style:style>
    <style:style style:name="T892" style:family="text">
      <style:text-properties fo:font-style="normal" officeooo:rsid="075cae1c" style:font-style-asian="normal" style:font-style-complex="normal"/>
    </style:style>
    <style:style style:name="T893" style:family="text">
      <style:text-properties fo:font-style="normal" officeooo:rsid="075dbff1" style:font-style-asian="normal" style:font-style-complex="normal"/>
    </style:style>
    <style:style style:name="T894" style:family="text">
      <style:text-properties fo:font-style="normal" officeooo:rsid="075dc6a9" style:font-style-asian="normal" style:font-style-complex="normal"/>
    </style:style>
    <style:style style:name="T895" style:family="text">
      <style:text-properties fo:font-style="normal" officeooo:rsid="07605dc7" style:font-style-asian="normal" style:font-style-complex="normal"/>
    </style:style>
    <style:style style:name="T896" style:family="text">
      <style:text-properties fo:font-style="normal" officeooo:rsid="0763e3d5" style:font-style-asian="normal" style:font-style-complex="normal"/>
    </style:style>
    <style:style style:name="T897" style:family="text">
      <style:text-properties fo:font-style="normal" officeooo:rsid="0765c475" style:font-style-asian="normal" style:font-style-complex="normal"/>
    </style:style>
    <style:style style:name="T898" style:family="text">
      <style:text-properties fo:font-style="normal" officeooo:rsid="0766ef94" style:font-style-asian="normal" style:font-style-complex="normal"/>
    </style:style>
    <style:style style:name="T899" style:family="text">
      <style:text-properties fo:font-style="normal" officeooo:rsid="07674e6b" style:font-style-asian="normal" style:font-style-complex="normal"/>
    </style:style>
    <style:style style:name="T900" style:family="text">
      <style:text-properties fo:font-style="normal" officeooo:rsid="076b9c38" style:font-style-asian="normal" style:font-style-complex="normal"/>
    </style:style>
    <style:style style:name="T901" style:family="text">
      <style:text-properties fo:font-style="normal" officeooo:rsid="076fec72" style:font-style-asian="normal" style:font-style-complex="normal"/>
    </style:style>
    <style:style style:name="T902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03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04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05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4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55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56" style:family="text">
      <style:text-properties officeooo:rsid="004d4d0b"/>
    </style:style>
    <style:style style:name="T1057" style:family="text">
      <style:text-properties officeooo:rsid="0013268f"/>
    </style:style>
    <style:style style:name="T1058" style:family="text">
      <style:text-properties officeooo:rsid="004f4350"/>
    </style:style>
    <style:style style:name="T1059" style:family="text">
      <style:text-properties officeooo:rsid="00501b3c"/>
    </style:style>
    <style:style style:name="T1060" style:family="text">
      <style:text-properties officeooo:rsid="00147dd9"/>
    </style:style>
    <style:style style:name="T1061" style:family="text">
      <style:text-properties officeooo:rsid="005521a3"/>
    </style:style>
    <style:style style:name="T1062" style:family="text">
      <style:text-properties fo:font-weight="bold" style:font-weight-asian="bold" style:font-weight-complex="bold"/>
    </style:style>
    <style:style style:name="T1063" style:family="text">
      <style:text-properties fo:font-weight="bold" officeooo:rsid="005f7223" style:font-weight-asian="bold" style:font-weight-complex="bold"/>
    </style:style>
    <style:style style:name="T1064" style:family="text">
      <style:text-properties fo:font-weight="bold" officeooo:rsid="01871851" style:font-weight-asian="bold" style:font-weight-complex="bold"/>
    </style:style>
    <style:style style:name="T1065" style:family="text">
      <style:text-properties fo:font-weight="bold" officeooo:rsid="02070606" style:font-weight-asian="bold" style:font-weight-complex="bold"/>
    </style:style>
    <style:style style:name="T1066" style:family="text">
      <style:text-properties fo:font-weight="bold" officeooo:rsid="0206e857" style:font-weight-asian="bold" style:font-weight-complex="bold"/>
    </style:style>
    <style:style style:name="T1067" style:family="text">
      <style:text-properties fo:font-weight="bold" officeooo:rsid="03153caa" style:font-weight-asian="bold" style:font-weight-complex="bold"/>
    </style:style>
    <style:style style:name="T1068" style:family="text">
      <style:text-properties fo:font-weight="bold" officeooo:rsid="03429aa5" style:font-weight-asian="bold" style:font-weight-complex="bold"/>
    </style:style>
    <style:style style:name="T1069" style:family="text">
      <style:text-properties fo:font-weight="bold" officeooo:rsid="0356cf1b" style:font-weight-asian="bold" style:font-weight-complex="bold"/>
    </style:style>
    <style:style style:name="T1070" style:family="text">
      <style:text-properties fo:font-weight="bold" officeooo:rsid="03c34d65" style:font-weight-asian="bold" style:font-weight-complex="bold"/>
    </style:style>
    <style:style style:name="T1071" style:family="text">
      <style:text-properties fo:font-weight="bold" officeooo:rsid="03c39617" style:font-weight-asian="bold" style:font-weight-complex="bold"/>
    </style:style>
    <style:style style:name="T1072" style:family="text">
      <style:text-properties fo:font-weight="bold" officeooo:rsid="03c44ca6" style:font-weight-asian="bold" style:font-weight-complex="bold"/>
    </style:style>
    <style:style style:name="T1073" style:family="text">
      <style:text-properties fo:font-weight="bold" officeooo:rsid="03ea64bf" style:font-weight-asian="bold" style:font-weight-complex="bold"/>
    </style:style>
    <style:style style:name="T1074" style:family="text">
      <style:text-properties fo:font-weight="bold" officeooo:rsid="03f8c064" style:font-weight-asian="bold" style:font-weight-complex="bold"/>
    </style:style>
    <style:style style:name="T1075" style:family="text">
      <style:text-properties fo:font-weight="bold" officeooo:rsid="0411d16e" style:font-weight-asian="bold" style:font-weight-complex="bold"/>
    </style:style>
    <style:style style:name="T1076" style:family="text">
      <style:text-properties fo:font-weight="bold" officeooo:rsid="048fe3f8" style:font-weight-asian="bold" style:font-weight-complex="bold"/>
    </style:style>
    <style:style style:name="T1077" style:family="text">
      <style:text-properties fo:font-weight="bold" officeooo:rsid="048ffd4a" style:font-weight-asian="bold" style:font-weight-complex="bold"/>
    </style:style>
    <style:style style:name="T1078" style:family="text">
      <style:text-properties fo:font-weight="bold" officeooo:rsid="04a08898" style:font-weight-asian="bold" style:font-weight-complex="bold"/>
    </style:style>
    <style:style style:name="T1079" style:family="text">
      <style:text-properties fo:font-weight="bold" officeooo:rsid="063d933e" style:font-weight-asian="bold" style:font-weight-complex="bold"/>
    </style:style>
    <style:style style:name="T1080" style:family="text">
      <style:text-properties fo:font-weight="bold" officeooo:rsid="065f9c0e" style:font-weight-asian="bold" style:font-weight-complex="bold"/>
    </style:style>
    <style:style style:name="T1081" style:family="text">
      <style:text-properties fo:font-weight="bold" officeooo:rsid="06dc9bfd" style:font-weight-asian="bold" style:font-weight-complex="bold"/>
    </style:style>
    <style:style style:name="T1082" style:family="text">
      <style:text-properties fo:font-weight="bold" officeooo:rsid="06c0c7e9" style:font-weight-asian="bold" style:font-weight-complex="bold"/>
    </style:style>
    <style:style style:name="T1083" style:family="text">
      <style:text-properties fo:font-weight="bold" officeooo:rsid="06dff81f" style:font-weight-asian="bold" style:font-weight-complex="bold"/>
    </style:style>
    <style:style style:name="T1084" style:family="text">
      <style:text-properties fo:font-weight="bold" officeooo:rsid="071be8ce" style:font-weight-asian="bold" style:font-weight-complex="bold"/>
    </style:style>
    <style:style style:name="T1085" style:family="text">
      <style:text-properties fo:font-weight="bold" officeooo:rsid="072a3f72" style:font-weight-asian="bold" style:font-weight-complex="bold"/>
    </style:style>
    <style:style style:name="T1086" style:family="text">
      <style:text-properties fo:font-weight="bold" officeooo:rsid="07337436" style:font-weight-asian="bold" style:font-weight-complex="bold"/>
    </style:style>
    <style:style style:name="T1087" style:family="text">
      <style:text-properties officeooo:rsid="005b5f51"/>
    </style:style>
    <style:style style:name="T1088" style:family="text">
      <style:text-properties officeooo:rsid="005d12fa"/>
    </style:style>
    <style:style style:name="T1089" style:family="text">
      <style:text-properties officeooo:rsid="005f7223"/>
    </style:style>
    <style:style style:name="T1090" style:family="text">
      <style:text-properties style:text-underline-style="none"/>
    </style:style>
    <style:style style:name="T1091" style:family="text">
      <style:text-properties style:text-underline-style="none" fo:font-weight="normal" style:font-weight-asian="normal" style:font-weight-complex="normal"/>
    </style:style>
    <style:style style:name="T1092" style:family="text">
      <style:text-properties style:text-underline-style="none" fo:font-weight="normal" officeooo:rsid="00721e09" style:font-weight-asian="normal" style:font-weight-complex="normal"/>
    </style:style>
    <style:style style:name="T1093" style:family="text">
      <style:text-properties style:text-underline-style="none" fo:font-weight="normal" officeooo:rsid="00722a19" style:font-weight-asian="normal" style:font-weight-complex="normal"/>
    </style:style>
    <style:style style:name="T1094" style:family="text">
      <style:text-properties style:text-underline-style="none" fo:font-weight="normal" officeooo:rsid="006a9ead" style:font-weight-asian="normal" style:font-weight-complex="normal"/>
    </style:style>
    <style:style style:name="T1095" style:family="text">
      <style:text-properties style:text-underline-style="none" fo:font-weight="normal" officeooo:rsid="00a639f7" style:font-weight-asian="normal" style:font-weight-complex="normal"/>
    </style:style>
    <style:style style:name="T1096" style:family="text">
      <style:text-properties style:text-underline-style="none" fo:font-weight="normal" officeooo:rsid="00a69bec" style:font-weight-asian="normal" style:font-weight-complex="normal"/>
    </style:style>
    <style:style style:name="T1097" style:family="text">
      <style:text-properties style:text-underline-style="none" fo:font-weight="normal" officeooo:rsid="009e29ef" style:font-weight-asian="normal" style:font-weight-complex="normal"/>
    </style:style>
    <style:style style:name="T1098" style:family="text">
      <style:text-properties style:text-underline-style="none" fo:font-weight="normal" officeooo:rsid="00a75993" style:font-weight-asian="normal" style:font-weight-complex="normal"/>
    </style:style>
    <style:style style:name="T1099" style:family="text">
      <style:text-properties style:text-underline-style="none" fo:font-weight="normal" officeooo:rsid="00e7b674" style:font-weight-asian="normal" style:font-weight-complex="normal"/>
    </style:style>
    <style:style style:name="T1100" style:family="text">
      <style:text-properties style:text-underline-style="none" fo:font-weight="normal" officeooo:rsid="0123bb39" style:font-weight-asian="normal" style:font-weight-complex="normal"/>
    </style:style>
    <style:style style:name="T1101" style:family="text">
      <style:text-properties style:text-underline-style="none" fo:font-weight="normal" officeooo:rsid="02e59398" style:font-weight-asian="normal" style:font-weight-complex="normal"/>
    </style:style>
    <style:style style:name="T1102" style:family="text">
      <style:text-properties style:text-underline-style="none" fo:font-weight="normal" officeooo:rsid="0043121f" style:font-weight-asian="normal" style:font-weight-complex="normal"/>
    </style:style>
    <style:style style:name="T1103" style:family="text">
      <style:text-properties style:text-underline-style="none" fo:font-weight="normal" officeooo:rsid="04329278" style:font-weight-asian="normal" style:font-weight-complex="normal"/>
    </style:style>
    <style:style style:name="T1104" style:family="text">
      <style:text-properties style:text-underline-style="none" fo:font-weight="normal" officeooo:rsid="06b823a5" style:font-weight-asian="normal" style:font-weight-complex="normal"/>
    </style:style>
    <style:style style:name="T1105" style:family="text">
      <style:text-properties style:text-underline-style="none" fo:font-weight="normal" officeooo:rsid="06afcb9f" style:font-weight-asian="normal" style:font-weight-complex="normal"/>
    </style:style>
    <style:style style:name="T1106" style:family="text">
      <style:text-properties style:text-underline-style="none" fo:font-weight="bold" style:font-weight-asian="bold" style:font-weight-complex="bold"/>
    </style:style>
    <style:style style:name="T1107" style:family="text">
      <style:text-properties style:text-underline-style="none" fo:font-weight="bold" officeooo:rsid="00a75993" style:font-weight-asian="bold" style:font-weight-complex="bold"/>
    </style:style>
    <style:style style:name="T1108" style:family="text">
      <style:text-properties style:text-underline-style="none" fo:font-weight="bold" officeooo:rsid="013013d9" style:font-weight-asian="bold" style:font-weight-complex="bold"/>
    </style:style>
    <style:style style:name="T1109" style:family="text">
      <style:text-properties style:text-underline-style="none" fo:font-weight="bold" officeooo:rsid="01408f03" style:font-weight-asian="bold" style:font-weight-complex="bold"/>
    </style:style>
    <style:style style:name="T1110" style:family="text">
      <style:text-properties style:text-underline-style="none" officeooo:rsid="00bbbf73"/>
    </style:style>
    <style:style style:name="T1111" style:family="text">
      <style:text-properties style:text-underline-style="none" officeooo:rsid="00d40111"/>
    </style:style>
    <style:style style:name="T1112" style:family="text">
      <style:text-properties style:text-underline-style="none" officeooo:rsid="00d708a6"/>
    </style:style>
    <style:style style:name="T1113" style:family="text">
      <style:text-properties style:text-underline-style="none" officeooo:rsid="00d5826a"/>
    </style:style>
    <style:style style:name="T1114" style:family="text">
      <style:text-properties style:text-underline-style="none" officeooo:rsid="00d9c9e4"/>
    </style:style>
    <style:style style:name="T1115" style:family="text">
      <style:text-properties style:text-underline-style="none" officeooo:rsid="00ec1e8c"/>
    </style:style>
    <style:style style:name="T1116" style:family="text">
      <style:text-properties style:text-underline-style="none" officeooo:rsid="00fde6f2"/>
    </style:style>
    <style:style style:name="T1117" style:family="text">
      <style:text-properties style:text-underline-style="none" officeooo:rsid="013013d9"/>
    </style:style>
    <style:style style:name="T1118" style:family="text">
      <style:text-properties style:text-underline-style="none" officeooo:rsid="0137af9f"/>
    </style:style>
    <style:style style:name="T1119" style:family="text">
      <style:text-properties style:text-underline-style="none" officeooo:rsid="013282b3"/>
    </style:style>
    <style:style style:name="T1120" style:family="text">
      <style:text-properties style:text-underline-style="none" officeooo:rsid="01408f03"/>
    </style:style>
    <style:style style:name="T1121" style:family="text">
      <style:text-properties style:text-underline-style="none" officeooo:rsid="01416cb6"/>
    </style:style>
    <style:style style:name="T1122" style:family="text">
      <style:text-properties style:text-underline-style="none" officeooo:rsid="01435f2a"/>
    </style:style>
    <style:style style:name="T1123" style:family="text">
      <style:text-properties style:text-underline-style="none" officeooo:rsid="015f15fe"/>
    </style:style>
    <style:style style:name="T1124" style:family="text">
      <style:text-properties officeooo:rsid="00722a19"/>
    </style:style>
    <style:style style:name="T1125" style:family="text">
      <style:text-properties officeooo:rsid="0082538a"/>
    </style:style>
    <style:style style:name="T1126" style:family="text">
      <style:text-properties officeooo:rsid="008a06de"/>
    </style:style>
    <style:style style:name="T1127" style:family="text">
      <style:text-properties officeooo:rsid="00937b11"/>
    </style:style>
    <style:style style:name="T1128" style:family="text">
      <style:text-properties officeooo:rsid="0093b191"/>
    </style:style>
    <style:style style:name="T1129" style:family="text">
      <style:text-properties officeooo:rsid="00b502cc"/>
    </style:style>
    <style:style style:name="T1130" style:family="text">
      <style:text-properties officeooo:rsid="00ba4170"/>
    </style:style>
    <style:style style:name="T1131" style:family="text">
      <style:text-properties officeooo:rsid="00bbbf73"/>
    </style:style>
    <style:style style:name="T1132" style:family="text">
      <style:text-properties officeooo:rsid="00bd3f9d"/>
    </style:style>
    <style:style style:name="T1133" style:family="text">
      <style:text-properties officeooo:rsid="00beb82f"/>
    </style:style>
    <style:style style:name="T1134" style:family="text">
      <style:text-properties officeooo:rsid="00c2a166"/>
    </style:style>
    <style:style style:name="T1135" style:family="text">
      <style:text-properties officeooo:rsid="00c7406f"/>
    </style:style>
    <style:style style:name="T1136" style:family="text">
      <style:text-properties officeooo:rsid="00c93592"/>
    </style:style>
    <style:style style:name="T1137" style:family="text">
      <style:text-properties officeooo:rsid="00d83381"/>
    </style:style>
    <style:style style:name="T1138" style:family="text">
      <style:text-properties officeooo:rsid="00e09913"/>
    </style:style>
    <style:style style:name="T1139" style:family="text">
      <style:text-properties officeooo:rsid="00ed9297"/>
    </style:style>
    <style:style style:name="T1140" style:family="text">
      <style:text-properties officeooo:rsid="00ef4875"/>
    </style:style>
    <style:style style:name="T1141" style:family="text">
      <style:text-properties officeooo:rsid="00f0f7f8"/>
    </style:style>
    <style:style style:name="T1142" style:family="text">
      <style:text-properties officeooo:rsid="00f5260b"/>
    </style:style>
    <style:style style:name="T1143" style:family="text">
      <style:text-properties officeooo:rsid="010185dc"/>
    </style:style>
    <style:style style:name="T1144" style:family="text">
      <style:text-properties officeooo:rsid="01095847"/>
    </style:style>
    <style:style style:name="T1145" style:family="text">
      <style:text-properties officeooo:rsid="010f422a"/>
    </style:style>
    <style:style style:name="T1146" style:family="text">
      <style:text-properties officeooo:rsid="01113d34"/>
    </style:style>
    <style:style style:name="T1147" style:family="text">
      <style:text-properties officeooo:rsid="011bd541"/>
    </style:style>
    <style:style style:name="T1148" style:family="text">
      <style:text-properties style:text-line-through-style="none" style:text-line-through-type="none"/>
    </style:style>
    <style:style style:name="T114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5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5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5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53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54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55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56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57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158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159" style:family="text">
      <style:text-properties style:text-line-through-style="none" style:text-line-through-type="none" fo:font-style="italic" style:font-style-asian="italic" style:font-style-complex="italic"/>
    </style:style>
    <style:style style:name="T116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161" style:family="text">
      <style:text-properties style:text-line-through-style="none" style:text-line-through-type="none" style:text-underline-style="none"/>
    </style:style>
    <style:style style:name="T116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63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164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165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166" style:family="text">
      <style:text-properties style:text-line-through-style="none" style:text-line-through-type="none" officeooo:rsid="03d52c7f"/>
    </style:style>
    <style:style style:name="T1167" style:family="text">
      <style:text-properties style:text-line-through-style="none" style:text-line-through-type="none" officeooo:rsid="03ef2dc7"/>
    </style:style>
    <style:style style:name="T1168" style:family="text">
      <style:text-properties style:text-line-through-style="none" style:text-line-through-type="none" officeooo:rsid="03ec3a95"/>
    </style:style>
    <style:style style:name="T1169" style:family="text">
      <style:text-properties style:text-line-through-style="none" style:text-line-through-type="none" officeooo:rsid="03f0c84b"/>
    </style:style>
    <style:style style:name="T1170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171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172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173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174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175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176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177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78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79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80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81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82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83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84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85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86" style:family="text">
      <style:text-properties style:text-line-through-style="none" style:text-line-through-type="none" officeooo:rsid="044cd909"/>
    </style:style>
    <style:style style:name="T1187" style:family="text">
      <style:text-properties style:text-line-through-style="none" style:text-line-through-type="none" officeooo:rsid="0557f31f"/>
    </style:style>
    <style:style style:name="T1188" style:family="text">
      <style:text-properties style:text-line-through-style="none" style:text-line-through-type="none" officeooo:rsid="05a9b5b8"/>
    </style:style>
    <style:style style:name="T1189" style:family="text">
      <style:text-properties style:text-line-through-style="none" style:text-line-through-type="none" officeooo:rsid="05bb08e9"/>
    </style:style>
    <style:style style:name="T1190" style:family="text">
      <style:text-properties officeooo:rsid="0152f194"/>
    </style:style>
    <style:style style:name="T1191" style:family="text">
      <style:text-properties officeooo:rsid="016860b9"/>
    </style:style>
    <style:style style:name="T1192" style:family="text">
      <style:text-properties officeooo:rsid="01758a0f"/>
    </style:style>
    <style:style style:name="T1193" style:family="text">
      <style:text-properties officeooo:rsid="01871851"/>
    </style:style>
    <style:style style:name="T1194" style:family="text">
      <style:text-properties officeooo:rsid="0188ed42"/>
    </style:style>
    <style:style style:name="T1195" style:family="text">
      <style:text-properties officeooo:rsid="018c0d5b"/>
    </style:style>
    <style:style style:name="T1196" style:family="text">
      <style:text-properties officeooo:rsid="019479eb"/>
    </style:style>
    <style:style style:name="T1197" style:family="text">
      <style:text-properties officeooo:rsid="0198a2ea"/>
    </style:style>
    <style:style style:name="T1198" style:family="text">
      <style:text-properties officeooo:rsid="01c64853"/>
    </style:style>
    <style:style style:name="T1199" style:family="text">
      <style:text-properties officeooo:rsid="01d80854"/>
    </style:style>
    <style:style style:name="T1200" style:family="text">
      <style:text-properties officeooo:rsid="01d90cf6"/>
    </style:style>
    <style:style style:name="T1201" style:family="text">
      <style:text-properties officeooo:rsid="01d9cd4e"/>
    </style:style>
    <style:style style:name="T1202" style:family="text">
      <style:text-properties officeooo:rsid="01dc67de"/>
    </style:style>
    <style:style style:name="T1203" style:family="text">
      <style:text-properties officeooo:rsid="01df8731"/>
    </style:style>
    <style:style style:name="T1204" style:family="text">
      <style:text-properties officeooo:rsid="01e917c9"/>
    </style:style>
    <style:style style:name="T1205" style:family="text">
      <style:text-properties officeooo:rsid="01e5182b"/>
    </style:style>
    <style:style style:name="T1206" style:family="text">
      <style:text-properties officeooo:rsid="01e966ec"/>
    </style:style>
    <style:style style:name="T1207" style:family="text">
      <style:text-properties officeooo:rsid="01eb88a9"/>
    </style:style>
    <style:style style:name="T1208" style:family="text">
      <style:text-properties officeooo:rsid="01ec8e18"/>
    </style:style>
    <style:style style:name="T1209" style:family="text">
      <style:text-properties officeooo:rsid="01f79ca2"/>
    </style:style>
    <style:style style:name="T1210" style:family="text">
      <style:text-properties officeooo:rsid="01f9794d"/>
    </style:style>
    <style:style style:name="T1211" style:family="text">
      <style:text-properties officeooo:rsid="01fb1d79"/>
    </style:style>
    <style:style style:name="T1212" style:family="text">
      <style:text-properties officeooo:rsid="01fde08a"/>
    </style:style>
    <style:style style:name="T1213" style:family="text">
      <style:text-properties officeooo:rsid="0200b58e"/>
    </style:style>
    <style:style style:name="T1214" style:family="text">
      <style:text-properties officeooo:rsid="01c48a9e"/>
    </style:style>
    <style:style style:name="T1215" style:family="text">
      <style:text-properties officeooo:rsid="020294d1"/>
    </style:style>
    <style:style style:name="T1216" style:family="text">
      <style:text-properties officeooo:rsid="019e70b3"/>
    </style:style>
    <style:style style:name="T1217" style:family="text">
      <style:text-properties officeooo:rsid="020131ae"/>
    </style:style>
    <style:style style:name="T1218" style:family="text">
      <style:text-properties officeooo:rsid="01b08253"/>
    </style:style>
    <style:style style:name="T1219" style:family="text">
      <style:text-properties officeooo:rsid="01ffec25"/>
    </style:style>
    <style:style style:name="T1220" style:family="text">
      <style:text-properties officeooo:rsid="0212a48a"/>
    </style:style>
    <style:style style:name="T1221" style:family="text">
      <style:text-properties officeooo:rsid="021d76dd"/>
    </style:style>
    <style:style style:name="T1222" style:family="text">
      <style:text-properties officeooo:rsid="022053cd"/>
    </style:style>
    <style:style style:name="T1223" style:family="text">
      <style:text-properties officeooo:rsid="01e2b86d"/>
    </style:style>
    <style:style style:name="T1224" style:family="text">
      <style:text-properties officeooo:rsid="022dff2a"/>
    </style:style>
    <style:style style:name="T1225" style:family="text">
      <style:text-properties officeooo:rsid="02540cb9"/>
    </style:style>
    <style:style style:name="T1226" style:family="text">
      <style:text-properties officeooo:rsid="025798af"/>
    </style:style>
    <style:style style:name="T1227" style:family="text">
      <style:text-properties officeooo:rsid="0259f4ad"/>
    </style:style>
    <style:style style:name="T1228" style:family="text">
      <style:text-properties officeooo:rsid="025b11c7"/>
    </style:style>
    <style:style style:name="T1229" style:family="text">
      <style:text-properties officeooo:rsid="02685e01"/>
    </style:style>
    <style:style style:name="T1230" style:family="text">
      <style:text-properties officeooo:rsid="024d9b01"/>
    </style:style>
    <style:style style:name="T1231" style:family="text">
      <style:text-properties officeooo:rsid="026b5506"/>
    </style:style>
    <style:style style:name="T1232" style:family="text">
      <style:text-properties officeooo:rsid="02727518"/>
    </style:style>
    <style:style style:name="T1233" style:family="text">
      <style:text-properties officeooo:rsid="02743cef"/>
    </style:style>
    <style:style style:name="T123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35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36" style:family="text">
      <style:text-properties officeooo:rsid="02abf8f2"/>
    </style:style>
    <style:style style:name="T1237" style:family="text">
      <style:text-properties officeooo:rsid="02ac7db0"/>
    </style:style>
    <style:style style:name="T1238" style:family="text">
      <style:text-properties officeooo:rsid="02b14a1d"/>
    </style:style>
    <style:style style:name="T1239" style:family="text">
      <style:text-properties officeooo:rsid="02b245f2"/>
    </style:style>
    <style:style style:name="T1240" style:family="text">
      <style:text-properties officeooo:rsid="004826c4"/>
    </style:style>
    <style:style style:name="T1241" style:family="text">
      <style:text-properties officeooo:rsid="02b807dc"/>
    </style:style>
    <style:style style:name="T1242" style:family="text">
      <style:text-properties officeooo:rsid="0063f3c5"/>
    </style:style>
    <style:style style:name="T1243" style:family="text">
      <style:text-properties officeooo:rsid="00c0d7c6"/>
    </style:style>
    <style:style style:name="T1244" style:family="text">
      <style:text-properties officeooo:rsid="02bfe198"/>
    </style:style>
    <style:style style:name="T1245" style:family="text">
      <style:text-properties officeooo:rsid="02ccc8f6"/>
    </style:style>
    <style:style style:name="T1246" style:family="text">
      <style:text-properties officeooo:rsid="02e142ec"/>
    </style:style>
    <style:style style:name="T1247" style:family="text">
      <style:text-properties officeooo:rsid="02ec089f"/>
    </style:style>
    <style:style style:name="T1248" style:family="text">
      <style:text-properties officeooo:rsid="008d7148"/>
    </style:style>
    <style:style style:name="T1249" style:family="text">
      <style:text-properties officeooo:rsid="0069ae25"/>
    </style:style>
    <style:style style:name="T1250" style:family="text">
      <style:text-properties officeooo:rsid="02edc963"/>
    </style:style>
    <style:style style:name="T1251" style:family="text">
      <style:text-properties officeooo:rsid="03049b98"/>
    </style:style>
    <style:style style:name="T1252" style:family="text">
      <style:text-properties officeooo:rsid="0304fd19"/>
    </style:style>
    <style:style style:name="T1253" style:family="text">
      <style:text-properties officeooo:rsid="030f0c9b"/>
    </style:style>
    <style:style style:name="T1254" style:family="text">
      <style:text-properties style:text-underline-style="solid" style:text-underline-width="auto" style:text-underline-color="font-color"/>
    </style:style>
    <style:style style:name="T1255" style:family="text">
      <style:text-properties style:text-underline-style="solid" style:text-underline-width="auto" style:text-underline-color="font-color" officeooo:rsid="030f0c9b"/>
    </style:style>
    <style:style style:name="T1256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57" style:family="text">
      <style:text-properties officeooo:rsid="0329fac1"/>
    </style:style>
    <style:style style:name="T1258" style:family="text">
      <style:text-properties officeooo:rsid="032c4fdc"/>
    </style:style>
    <style:style style:name="T1259" style:family="text">
      <style:text-properties officeooo:rsid="032e6032"/>
    </style:style>
    <style:style style:name="T1260" style:family="text">
      <style:text-properties officeooo:rsid="033f17a3"/>
    </style:style>
    <style:style style:name="T1261" style:family="text">
      <style:text-properties officeooo:rsid="03182d82"/>
    </style:style>
    <style:style style:name="T1262" style:family="text">
      <style:text-properties officeooo:rsid="03153caa"/>
    </style:style>
    <style:style style:name="T1263" style:family="text">
      <style:text-properties officeooo:rsid="03429aa5"/>
    </style:style>
    <style:style style:name="T1264" style:family="text">
      <style:text-properties officeooo:rsid="0346a444"/>
    </style:style>
    <style:style style:name="T1265" style:family="text">
      <style:text-properties officeooo:rsid="034adc9b"/>
    </style:style>
    <style:style style:name="T1266" style:family="text">
      <style:text-properties officeooo:rsid="034c7df6"/>
    </style:style>
    <style:style style:name="T1267" style:family="text">
      <style:text-properties officeooo:rsid="034f33b6"/>
    </style:style>
    <style:style style:name="T1268" style:family="text">
      <style:text-properties officeooo:rsid="034f5b13"/>
    </style:style>
    <style:style style:name="T1269" style:family="text">
      <style:text-properties officeooo:rsid="034f680a"/>
    </style:style>
    <style:style style:name="T1270" style:family="text">
      <style:text-properties officeooo:rsid="031fc4b1"/>
    </style:style>
    <style:style style:name="T1271" style:family="text">
      <style:text-properties officeooo:rsid="0354d22d"/>
    </style:style>
    <style:style style:name="T1272" style:family="text">
      <style:text-properties officeooo:rsid="0356cf1b"/>
    </style:style>
    <style:style style:name="T1273" style:family="text">
      <style:text-properties officeooo:rsid="035fe67f"/>
    </style:style>
    <style:style style:name="T1274" style:family="text">
      <style:text-properties officeooo:rsid="035ffaa8"/>
    </style:style>
    <style:style style:name="T1275" style:family="text">
      <style:text-properties officeooo:rsid="036197c0"/>
    </style:style>
    <style:style style:name="T1276" style:family="text">
      <style:text-properties officeooo:rsid="037541ab"/>
    </style:style>
    <style:style style:name="T1277" style:family="text">
      <style:text-properties officeooo:rsid="037607bd"/>
    </style:style>
    <style:style style:name="T1278" style:family="text">
      <style:text-properties officeooo:rsid="03804bbd"/>
    </style:style>
    <style:style style:name="T1279" style:family="text">
      <style:text-properties officeooo:rsid="03886cfc"/>
    </style:style>
    <style:style style:name="T1280" style:family="text">
      <style:text-properties officeooo:rsid="03a24854"/>
    </style:style>
    <style:style style:name="T1281" style:family="text">
      <style:text-properties officeooo:rsid="03a27e76"/>
    </style:style>
    <style:style style:name="T1282" style:family="text">
      <style:text-properties officeooo:rsid="03a4e520"/>
    </style:style>
    <style:style style:name="T1283" style:family="text">
      <style:text-properties officeooo:rsid="03778af6"/>
    </style:style>
    <style:style style:name="T1284" style:family="text">
      <style:text-properties officeooo:rsid="03aaef44"/>
    </style:style>
    <style:style style:name="T1285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86" style:family="text">
      <style:text-properties officeooo:rsid="03bf675e"/>
    </style:style>
    <style:style style:name="T1287" style:family="text">
      <style:text-properties officeooo:rsid="03c34d65"/>
    </style:style>
    <style:style style:name="T1288" style:family="text">
      <style:text-properties officeooo:rsid="03d26e6d"/>
    </style:style>
    <style:style style:name="T1289" style:family="text">
      <style:text-properties fo:color="#008000"/>
    </style:style>
    <style:style style:name="T1290" style:family="text">
      <style:text-properties fo:color="#008000" fo:font-style="italic" style:font-style-asian="italic" style:font-style-complex="italic"/>
    </style:style>
    <style:style style:name="T1291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92" style:family="text">
      <style:text-properties fo:color="#008000" officeooo:rsid="03153caa" fo:background-color="transparent" loext:char-shading-value="0"/>
    </style:style>
    <style:style style:name="T1293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294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295" style:family="text">
      <style:text-properties fo:color="#008000" officeooo:rsid="03429aa5"/>
    </style:style>
    <style:style style:name="T1296" style:family="text">
      <style:text-properties fo:color="#008000" officeooo:rsid="03886cfc"/>
    </style:style>
    <style:style style:name="T1297" style:family="text">
      <style:text-properties fo:color="#008000" officeooo:rsid="05d5c10e"/>
    </style:style>
    <style:style style:name="T1298" style:family="text">
      <style:text-properties fo:color="#008000" fo:font-weight="normal" officeooo:rsid="065f9c0e" style:font-weight-asian="normal" style:font-weight-complex="normal"/>
    </style:style>
    <style:style style:name="T1299" style:family="text">
      <style:text-properties officeooo:rsid="03e2358d"/>
    </style:style>
    <style:style style:name="T1300" style:family="text">
      <style:text-properties officeooo:rsid="03e6bad7"/>
    </style:style>
    <style:style style:name="T1301" style:family="text">
      <style:text-properties officeooo:rsid="03e718ea"/>
    </style:style>
    <style:style style:name="T1302" style:family="text">
      <style:text-properties officeooo:rsid="03e90de3"/>
    </style:style>
    <style:style style:name="T1303" style:family="text">
      <style:text-properties officeooo:rsid="0015f1ff"/>
    </style:style>
    <style:style style:name="T1304" style:family="text">
      <style:text-properties officeooo:rsid="03e93625"/>
    </style:style>
    <style:style style:name="T1305" style:family="text">
      <style:text-properties officeooo:rsid="0019f535"/>
    </style:style>
    <style:style style:name="T1306" style:family="text">
      <style:text-properties officeooo:rsid="03ec3a95"/>
    </style:style>
    <style:style style:name="T1307" style:family="text">
      <style:text-properties officeooo:rsid="03ed0846"/>
    </style:style>
    <style:style style:name="T1308" style:family="text">
      <style:text-properties officeooo:rsid="03ee7eb1"/>
    </style:style>
    <style:style style:name="T1309" style:family="text">
      <style:text-properties officeooo:rsid="03f0c84b"/>
    </style:style>
    <style:style style:name="T1310" style:family="text">
      <style:text-properties officeooo:rsid="03f27278"/>
    </style:style>
    <style:style style:name="T1311" style:family="text">
      <style:text-properties officeooo:rsid="03f7049e"/>
    </style:style>
    <style:style style:name="T1312" style:family="text">
      <style:text-properties officeooo:rsid="04045fb5"/>
    </style:style>
    <style:style style:name="T1313" style:family="text">
      <style:text-properties officeooo:rsid="0411d16e"/>
    </style:style>
    <style:style style:name="T1314" style:family="text">
      <style:text-properties officeooo:rsid="0437fd59"/>
    </style:style>
    <style:style style:name="T1315" style:family="text">
      <style:text-properties officeooo:rsid="043c6125"/>
    </style:style>
    <style:style style:name="T1316" style:family="text">
      <style:text-properties officeooo:rsid="045019c0"/>
    </style:style>
    <style:style style:name="T1317" style:family="text">
      <style:text-properties officeooo:rsid="0455d30c"/>
    </style:style>
    <style:style style:name="T1318" style:family="text">
      <style:text-properties officeooo:rsid="046a1124"/>
    </style:style>
    <style:style style:name="T1319" style:family="text">
      <style:text-properties officeooo:rsid="046a9d46"/>
    </style:style>
    <style:style style:name="T1320" style:family="text">
      <style:text-properties officeooo:rsid="046fb62d"/>
    </style:style>
    <style:style style:name="T1321" style:family="text">
      <style:text-properties officeooo:rsid="04719231"/>
    </style:style>
    <style:style style:name="T1322" style:family="text">
      <style:text-properties officeooo:rsid="040ce935"/>
    </style:style>
    <style:style style:name="T1323" style:family="text">
      <style:text-properties officeooo:rsid="048bee3c"/>
    </style:style>
    <style:style style:name="T1324" style:family="text">
      <style:text-properties officeooo:rsid="048df38c"/>
    </style:style>
    <style:style style:name="T1325" style:family="text">
      <style:text-properties officeooo:rsid="048ffd4a"/>
    </style:style>
    <style:style style:name="T1326" style:family="text">
      <style:text-properties officeooo:rsid="04915c32"/>
    </style:style>
    <style:style style:name="T1327" style:family="text">
      <style:text-properties officeooo:rsid="04a08898"/>
    </style:style>
    <style:style style:name="T1328" style:family="text">
      <style:text-properties officeooo:rsid="04a3c98b"/>
    </style:style>
    <style:style style:name="T1329" style:family="text">
      <style:text-properties officeooo:rsid="04a57ad8"/>
    </style:style>
    <style:style style:name="T1330" style:family="text">
      <style:text-properties officeooo:rsid="04a6595a"/>
    </style:style>
    <style:style style:name="T1331" style:family="text">
      <style:text-properties officeooo:rsid="04a6679a"/>
    </style:style>
    <style:style style:name="T1332" style:family="text">
      <style:text-properties officeooo:rsid="04bb11b5"/>
    </style:style>
    <style:style style:name="T133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3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35" style:family="text">
      <style:text-properties officeooo:rsid="04bc7059"/>
    </style:style>
    <style:style style:name="T1336" style:family="text">
      <style:text-properties officeooo:rsid="04c36d3f"/>
    </style:style>
    <style:style style:name="T1337" style:family="text">
      <style:text-properties officeooo:rsid="04c627f1"/>
    </style:style>
    <style:style style:name="T1338" style:family="text">
      <style:text-properties officeooo:rsid="04cce5bf"/>
    </style:style>
    <style:style style:name="T1339" style:family="text">
      <style:text-properties officeooo:rsid="04cfcb47"/>
    </style:style>
    <style:style style:name="T1340" style:family="text">
      <style:text-properties officeooo:rsid="04e24210"/>
    </style:style>
    <style:style style:name="T1341" style:family="text">
      <style:text-properties officeooo:rsid="04ec533d"/>
    </style:style>
    <style:style style:name="T1342" style:family="text">
      <style:text-properties officeooo:rsid="04ed871b"/>
    </style:style>
    <style:style style:name="T1343" style:family="text">
      <style:text-properties officeooo:rsid="0508fe4c"/>
    </style:style>
    <style:style style:name="T1344" style:family="text">
      <style:text-properties officeooo:rsid="05115d8e"/>
    </style:style>
    <style:style style:name="T1345" style:family="text">
      <style:text-properties officeooo:rsid="051c4636"/>
    </style:style>
    <style:style style:name="T1346" style:family="text">
      <style:text-properties officeooo:rsid="0524ab2e"/>
    </style:style>
    <style:style style:name="T1347" style:family="text">
      <style:text-properties officeooo:rsid="05250d74"/>
    </style:style>
    <style:style style:name="T1348" style:family="text">
      <style:text-properties officeooo:rsid="052672fc"/>
    </style:style>
    <style:style style:name="T1349" style:family="text">
      <style:text-properties officeooo:rsid="0540f4db"/>
    </style:style>
    <style:style style:name="T1350" style:family="text">
      <style:text-properties officeooo:rsid="057b1a47"/>
    </style:style>
    <style:style style:name="T1351" style:family="text">
      <style:text-properties officeooo:rsid="057cbee6"/>
    </style:style>
    <style:style style:name="T1352" style:family="text">
      <style:text-properties officeooo:rsid="057e9023"/>
    </style:style>
    <style:style style:name="T1353" style:family="text">
      <style:text-properties officeooo:rsid="0585d555"/>
    </style:style>
    <style:style style:name="T1354" style:family="text">
      <style:text-properties officeooo:rsid="058a5955"/>
    </style:style>
    <style:style style:name="T1355" style:family="text">
      <style:text-properties officeooo:rsid="058bbc5e"/>
    </style:style>
    <style:style style:name="T1356" style:family="text">
      <style:text-properties officeooo:rsid="059df9ef"/>
    </style:style>
    <style:style style:name="T1357" style:family="text">
      <style:text-properties officeooo:rsid="05bc64d7"/>
    </style:style>
    <style:style style:name="T1358" style:family="text">
      <style:text-properties officeooo:rsid="05c413ac"/>
    </style:style>
    <style:style style:name="T1359" style:family="text">
      <style:text-properties officeooo:rsid="05ce73f5"/>
    </style:style>
    <style:style style:name="T1360" style:family="text">
      <style:text-properties officeooo:rsid="05d0a118"/>
    </style:style>
    <style:style style:name="T1361" style:family="text">
      <style:text-properties officeooo:rsid="05f3e7ac"/>
    </style:style>
    <style:style style:name="T1362" style:family="text">
      <style:text-properties officeooo:rsid="06063862"/>
    </style:style>
    <style:style style:name="T1363" style:family="text">
      <style:text-properties officeooo:rsid="0620bdc2"/>
    </style:style>
    <style:style style:name="T1364" style:family="text">
      <style:text-properties officeooo:rsid="06257b22"/>
    </style:style>
    <style:style style:name="T1365" style:family="text">
      <style:text-properties officeooo:rsid="0626dd8c"/>
    </style:style>
    <style:style style:name="T1366" style:family="text">
      <style:text-properties officeooo:rsid="062f0400"/>
    </style:style>
    <style:style style:name="T1367" style:family="text">
      <style:text-properties officeooo:rsid="0630fb9a"/>
    </style:style>
    <style:style style:name="T1368" style:family="text">
      <style:text-properties officeooo:rsid="06321a8e"/>
    </style:style>
    <style:style style:name="T1369" style:family="text">
      <style:text-properties officeooo:rsid="063d933e"/>
    </style:style>
    <style:style style:name="T1370" style:family="text">
      <style:text-properties officeooo:rsid="063fe71c"/>
    </style:style>
    <style:style style:name="T1371" style:family="text">
      <style:text-properties officeooo:rsid="06408df0"/>
    </style:style>
    <style:style style:name="T1372" style:family="text">
      <style:text-properties officeooo:rsid="06423390"/>
    </style:style>
    <style:style style:name="T1373" style:family="text">
      <style:text-properties officeooo:rsid="06440517"/>
    </style:style>
    <style:style style:name="T1374" style:family="text">
      <style:text-properties officeooo:rsid="0650c02a"/>
    </style:style>
    <style:style style:name="T1375" style:family="text">
      <style:text-properties officeooo:rsid="0652812f"/>
    </style:style>
    <style:style style:name="T1376" style:family="text">
      <style:text-properties officeooo:rsid="0655290f"/>
    </style:style>
    <style:style style:name="T1377" style:family="text">
      <style:text-properties officeooo:rsid="065a8b52"/>
    </style:style>
    <style:style style:name="T1378" style:family="text">
      <style:text-properties officeooo:rsid="065bcfd1"/>
    </style:style>
    <style:style style:name="T1379" style:family="text">
      <style:text-properties officeooo:rsid="066f3d61"/>
    </style:style>
    <style:style style:name="T1380" style:family="text">
      <style:text-properties officeooo:rsid="067106c6"/>
    </style:style>
    <style:style style:name="T1381" style:family="text">
      <style:text-properties officeooo:rsid="067e3ef2"/>
    </style:style>
    <style:style style:name="T1382" style:family="text">
      <style:text-properties officeooo:rsid="0680c4d5"/>
    </style:style>
    <style:style style:name="T1383" style:family="text">
      <style:text-properties officeooo:rsid="068e23f8"/>
    </style:style>
    <style:style style:name="T1384" style:family="text">
      <style:text-properties officeooo:rsid="068f8cfb"/>
    </style:style>
    <style:style style:name="T1385" style:family="text">
      <style:text-properties officeooo:rsid="063bda54"/>
    </style:style>
    <style:style style:name="T1386" style:family="text">
      <style:text-properties officeooo:rsid="069290ce"/>
    </style:style>
    <style:style style:name="T1387" style:family="text">
      <style:text-properties officeooo:rsid="069322af"/>
    </style:style>
    <style:style style:name="T1388" style:family="text">
      <style:text-properties officeooo:rsid="069bb3bd"/>
    </style:style>
    <style:style style:name="T1389" style:family="text">
      <style:text-properties officeooo:rsid="069e7007"/>
    </style:style>
    <style:style style:name="T1390" style:family="text">
      <style:text-properties officeooo:rsid="06afcb9f"/>
    </style:style>
    <style:style style:name="T1391" style:family="text">
      <style:text-properties officeooo:rsid="06c5c80d"/>
    </style:style>
    <style:style style:name="T1392" style:family="text">
      <style:text-properties officeooo:rsid="06d0b321"/>
    </style:style>
    <style:style style:name="T1393" style:family="text">
      <style:text-properties officeooo:rsid="06d92b57"/>
    </style:style>
    <style:style style:name="T1394" style:family="text">
      <style:text-properties officeooo:rsid="06d9b7d5"/>
    </style:style>
    <style:style style:name="T1395" style:family="text">
      <style:text-properties officeooo:rsid="06db2480"/>
    </style:style>
    <style:style style:name="T1396" style:family="text">
      <style:text-properties officeooo:rsid="06dc9bfd"/>
    </style:style>
    <style:style style:name="T1397" style:family="text">
      <style:text-properties officeooo:rsid="06dff81f"/>
    </style:style>
    <style:style style:name="T1398" style:family="text">
      <style:text-properties officeooo:rsid="06e34718"/>
    </style:style>
    <style:style style:name="T1399" style:family="text">
      <style:text-properties officeooo:rsid="06f2eb19"/>
    </style:style>
    <style:style style:name="T1400" style:family="text">
      <style:text-properties officeooo:rsid="06f4d25e"/>
    </style:style>
    <style:style style:name="T1401" style:family="text">
      <style:text-properties officeooo:rsid="07045199"/>
    </style:style>
    <style:style style:name="T1402" style:family="text">
      <style:text-properties officeooo:rsid="070b4184"/>
    </style:style>
    <style:style style:name="T1403" style:family="text">
      <style:text-properties officeooo:rsid="070c8d4a"/>
    </style:style>
    <style:style style:name="T1404" style:family="text">
      <style:text-properties officeooo:rsid="07140cfc"/>
    </style:style>
    <style:style style:name="T1405" style:family="text">
      <style:text-properties officeooo:rsid="071a29dd"/>
    </style:style>
    <style:style style:name="T1406" style:family="text">
      <style:text-properties officeooo:rsid="071be8ce"/>
    </style:style>
    <style:style style:name="T1407" style:family="text">
      <style:text-properties officeooo:rsid="072b8ac3"/>
    </style:style>
    <style:style style:name="T1408" style:family="text">
      <style:text-properties officeooo:rsid="0735889c"/>
    </style:style>
    <style:style style:name="T1409" style:family="text">
      <style:text-properties officeooo:rsid="0739531b"/>
    </style:style>
    <style:style style:name="T1410" style:family="text">
      <style:text-properties officeooo:rsid="073a77c9"/>
    </style:style>
    <style:style style:name="T1411" style:family="text">
      <style:text-properties officeooo:rsid="0743fec3"/>
    </style:style>
    <style:style style:name="T1412" style:family="text">
      <style:text-properties officeooo:rsid="074a9a44"/>
    </style:style>
    <style:style style:name="T1413" style:family="text">
      <style:text-properties officeooo:rsid="075cae1c"/>
    </style:style>
    <style:style style:name="T1414" style:family="text">
      <style:text-properties officeooo:rsid="0764350e"/>
    </style:style>
    <style:style style:name="T1415" style:family="text">
      <style:text-properties officeooo:rsid="07674e6b"/>
    </style:style>
    <style:style style:name="T1416" style:family="text">
      <style:text-properties officeooo:rsid="076b9c38"/>
    </style:style>
    <style:style style:name="T1417" style:family="text">
      <style:text-properties officeooo:rsid="076fec72"/>
    </style:style>
    <style:style style:name="T1418" style:family="text">
      <style:text-properties officeooo:rsid="077303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9"><text:span text:style-name="T1061">А</text:span>нглийско<text:span text:style-name="T1061">е</text:span> предложени<text:span text:style-name="T1061">е</text:span></text:p>
      <text:p text:style-name="P1400"/>
      <text:p text:style-name="P754"><text:span text:style-name="T1057">Слова </text:span><text:span text:style-name="T1058">в предложении </text:span><text:span text:style-name="T1057">делятся на </text:span><text:span text:style-name="T1144">две</text:span><text:span text:style-name="T1057"> смысловые группы:</text:span></text:p>
      <text:list xml:id="list2258712342" text:style-name="L1">
        <text:list-item>
          <text:p text:style-name="P1552"><text:span text:style-name="T1057">главные члены предложения — подлежащее и сказуемое </text:span><text:span text:style-name="T1276">(</text:span><text:span text:style-name="T1304">основа</text:span><text:span text:style-name="T1276"> предложения)</text:span><text:span text:style-name="T1057">;</text:span></text:p>
        </text:list-item>
        <text:list-item>
          <text:p text:style-name="P1553">второстепенные члены предложения — определение, дополнение и обстоятельтсво.</text:p>
        </text:list-item>
      </text:list>
      <text:p text:style-name="P252"/>
      <text:p text:style-name="P1396">Подлежащее — эт<text:span text:style-name="T1192">о</text:span> автор действия (существительное).</text:p>
      <text:p text:style-name="P1122">Сказуемое — это действие совершенное автором (глагол).</text:p>
      <text:p text:style-name="P251"/>
      <text:p text:style-name="P1397"><text:span text:style-name="T1303">Дополнение — это то, на </text:span><text:span text:style-name="T1302">кого </text:span><text:span text:style-name="T1304">или на что</text:span><text:span text:style-name="T1303"> направлено действие. </text:span><text:span text:style-name="T1304">В</text:span><text:span text:style-name="T1303">ыражено существительным, </text:span>перед которым может <text:span text:style-name="T1304">быть</text:span> предлог или глаголом <text:span text:style-name="T1304">с</text:span> частиц<text:span text:style-name="T1304">ей</text:span> <text:span text:style-name="T495">to</text:span><text:span text:style-name="T695">. </text:span>Обычно стоит <text:span text:style-name="T1288">во второй половине предложения, после </text:span><text:span text:style-name="T1304">сказуемого</text:span><text:span text:style-name="T1288">.</text:span></text:p>
      <text:p text:style-name="P251"/>
      <text:p text:style-name="P1398">Обстоятельство — это слово или группа слов, отвечающая на вопросы: как? когда? </text:p>
      <text:p text:style-name="P1397"><text:span text:style-name="T1305">каким образом? </text:span><text:span text:style-name="T1304">О</text:span><text:span text:style-name="T1305">бозначает: время, место, способ или причину действия.</text:span></text:p>
      <text:p text:style-name="P251"/>
      <text:p text:style-name="P750"><text:span text:style-name="T1060">В английском </text:span><text:span text:style-name="T1061">языке</text:span><text:span text:style-name="T1060"> не бывает предложений без подлежащего и сказуемого.</text:span></text:p>
      <text:p text:style-name="P1123">Исключение составляют разговорные фразы: <text:span text:style-name="T495">nice to meet you</text:span><text:span text:style-name="T514">, come here, have fun </text:span><text:span text:style-name="T801">и пр</text:span><text:span text:style-name="T787">.</text:span></text:p>
      <text:p text:style-name="P1"/>
      <text:p text:style-name="P253"><text:span text:style-name="T1134">Порядок слов в у</text:span>тведрдительны<text:span text:style-name="T1134">х</text:span> и отрицательны<text:span text:style-name="T1134">х</text:span> предложения<text:span text:style-name="T1134">х</text:span>:</text:p>
      <text:list xml:id="list197327227" text:style-name="L2">
        <text:list-item>
          <text:p text:style-name="P1554"><text:span text:style-name="T14">подлежащее</text:span><text:span text:style-name="T1">;</text:span></text:p>
        </text:list-item>
        <text:list-item>
          <text:p text:style-name="P1554"><text:span text:style-name="T26">сказуемое</text:span><text:span text:style-name="T2">;</text:span></text:p>
        </text:list-item>
        <text:list-item>
          <text:p text:style-name="P1555"><text:span text:style-name="T1289">дополнение</text:span>;</text:p>
        </text:list-item>
        <text:list-item>
          <text:p text:style-name="P1555"><text:span text:style-name="T10">обстоятельство</text:span>.</text:p>
        </text:list-item>
      </text:list>
      <text:p text:style-name="P25"/>
      <text:p text:style-name="P26"><text:span text:style-name="T13">We</text:span> <text:span text:style-name="T25">do</text:span> <text:span text:style-name="T1289">our work</text:span> <text:span text:style-name="T10">with pleasure</text:span> — <text:span text:style-name="T24">М</text:span>ы делаем нашу работу с удовол<text:span text:style-name="T24">ь</text:span>ствием.</text:p>
      <text:p text:style-name="P26"><text:span text:style-name="T13">They</text:span> <text:span text:style-name="T3">have n</text:span><text:span text:style-name="T7">o</text:span><text:span text:style-name="T3">t</text:span><text:span text:style-name="T25"> finish</text:span><text:span text:style-name="T27">ed</text:span> <text:span text:style-name="T1289">their work</text:span> <text:span text:style-name="T10">in time</text:span> — <text:span text:style-name="T24">Они не закончили работу вовремя.</text:span></text:p>
      <text:p text:style-name="P27"><text:span text:style-name="T13">I</text:span> <text:span text:style-name="T3">will</text:span><text:span text:style-name="T25"> give</text:span> <text:span text:style-name="T1289">you money</text:span> — Я дам тебе деньги.</text:p>
      <text:p text:style-name="P25"/>
      <text:p text:style-name="P264"><text:span text:style-name="T1134">Порядок слов в в</text:span>опросительны<text:span text:style-name="T1134">х</text:span> предложения<text:span text:style-name="T1134">х</text:span>:</text:p>
      <text:list xml:id="list1969502698" text:style-name="L3">
        <text:list-item>
          <text:p text:style-name="P1595"><text:span text:style-name="T42">вопросительное слово</text:span>;</text:p>
        </text:list-item>
        <text:list-item>
          <text:p text:style-name="P1595"><text:span text:style-name="T3">вспомогательный глагол</text:span><text:span text:style-name="T25"> </text:span><text:span text:style-name="T46">(часть сказуемого)</text:span><text:span text:style-name="T45">;</text:span></text:p>
        </text:list-item>
        <text:list-item>
          <text:p text:style-name="P1595"><text:span text:style-name="T13">подлежащее</text:span>;</text:p>
        </text:list-item>
        <text:list-item>
          <text:p text:style-name="P1595"><text:span text:style-name="T25">смысловой глагол</text:span><text:span text:style-name="T3"> </text:span><text:span text:style-name="T46">(часть сказуемого)</text:span><text:span text:style-name="T45">;</text:span></text:p>
        </text:list-item>
        <text:list-item>
          <text:p text:style-name="P1595"><text:span text:style-name="T8">дополнение</text:span>;</text:p>
        </text:list-item>
        <text:list-item>
          <text:p text:style-name="P1595"><text:span text:style-name="T10">обстоятельство</text:span>.</text:p>
        </text:list-item>
      </text:list>
      <text:p text:style-name="P749"/>
      <text:p text:style-name="P28"><text:span text:style-name="T42">What</text:span> <text:span text:style-name="T3">are</text:span> <text:span text:style-name="T13">you</text:span> <text:span text:style-name="T25">doing</text:span> <text:span text:style-name="T10">here</text:span>? <text:span text:style-name="T682">—</text:span> Что ты здесь делаешь?</text:p>
      <text:p text:style-name="P751"><text:span text:style-name="T4">Do</text:span><text:span text:style-name="T495"> </text:span><text:span text:style-name="T15">you</text:span><text:span text:style-name="T495"> </text:span><text:span text:style-name="T28">want</text:span><text:span text:style-name="T9"> </text:span><text:span text:style-name="T1290">to live</text:span><text:span text:style-name="T9"> </text:span><text:span text:style-name="T11">in Spain</text:span><text:span text:style-name="T495">? — Ты хочешь жить в Испании?</text:span></text:p>
      <text:p text:style-name="P1315"/>
      <text:p text:style-name="P1315">Местоимение <text:span text:style-name="T495">I</text:span> всегда пишется с большой буквы.</text:p>
      <text:p text:style-name="P1318">В английском языке всего 2 падежа: именительный и объектный. <text:s/></text:p>
      <text:p text:style-name="P1324"><text:span text:style-name="T383">В предложениях, которые используют глаголы: </text:span><text:span text:style-name="T599">like, have, enjoy, need</text:span><text:span text:style-name="T382">, </text:span><text:span text:style-name="T383">подлежащие </text:span></text:p>
      <text:p text:style-name="P1324"><text:span text:style-name="T383">не переводятся на русский в именительном падеже</text:span><text:span text:style-name="T384">:</text:span></text:p>
      <text:p text:style-name="P1314">I like my job — Мне нравится моя работа (а не «Я нравится моя работа»).</text:p>
      <text:p text:style-name="P154"/>
      <text:p text:style-name="P655">Английское предложение, в большинстве случаем, удобнее переводить с конца.</text:p>
      <text:p text:style-name="P656">Для удобства можно использовать дополнительные, уточнаяющие слова.</text:p>
      <text:p text:style-name="P530"/>
      <text:p text:style-name="P185">I have something in my eye → in my eye (в моем глазу), something (что-то), I have (есть).</text:p>
      <text:p text:style-name="P1234"><text:span text:style-name="T144">There </text:span><text:span text:style-name="T145">was a cup on the table → on the table (на столе), was (была), a cup (чашка).</text:span></text:p>
      <text:p text:style-name="P1548"><text:span text:style-name="T1333">Глагол и </text:span><text:span text:style-name="T1334">времена</text:span></text:p>
      <text:p text:style-name="P658"/>
      <text:p text:style-name="P1091"><text:span text:style-name="T1242">С</text:span><text:span text:style-name="T683">казуемое </text:span><text:span text:style-name="T1242">п</text:span><text:span text:style-name="T683">очти всегда делится на </text:span><text:span text:style-name="T1144">две</text:span><text:span text:style-name="T683"> части: </text:span><text:span text:style-name="T1125">на </text:span><text:span text:style-name="T683">вспомогательный </text:span><text:span text:style-name="T1243">глагол </text:span><text:span text:style-name="T683">и смысловой.</text:span></text:p>
      <text:p text:style-name="P1091"><text:span text:style-name="T683">Вспомогательный глагол не переводится. Он </text:span><text:span text:style-name="T684">сообщает</text:span><text:span text:style-name="T683"> о том, в каком времени нужно переводить смысловой. Смысловой глогол передает суть действия.</text:span></text:p>
      <text:p text:style-name="P1091"/>
      <text:p text:style-name="P1090">Смысловой глагол имеет несколько форм:</text:p>
      <text:list xml:id="list1667938051" text:style-name="L4">
        <text:list-item>
          <text:p text:style-name="P1556">начальная форма (инфинитив) — форма глагола, как в словаре;</text:p>
        </text:list-item>
        <text:list-item>
          <text:p text:style-name="P1556">с окончанием <text:span text:style-name="T495">-s (-es)</text:span> — в утверждениях <text:span text:style-name="T787">Present Simple</text:span> после <text:span text:style-name="T495">he/she/it</text:span>;</text:p>
        </text:list-item>
        <text:list-item>
          <text:p text:style-name="P1556">с окончанием <text:span text:style-name="T495">-ing</text:span> (причастие) — в основном для образования <text:span text:style-name="T787">Present Continuous</text:span>;</text:p>
        </text:list-item>
        <text:list-item>
          <text:p text:style-name="P1556">2я форма <text:span text:style-name="T1138">(с окончанием </text:span><text:span text:style-name="T498">-ed</text:span><text:span text:style-name="T1138">)</text:span> — для образования <text:span text:style-name="T787">Past Simple</text:span>;</text:p>
        </text:list-item>
        <text:list-item>
          <text:p text:style-name="P1557">3я форма (прошедшее причастие) — для времен группы Perfect и пассивного залога.</text:p>
        </text:list-item>
      </text:list>
      <text:p text:style-name="P154"/>
      <text:p text:style-name="P489">Самыми распорстраненными являются 2 формы — инфинитив и глагол с окончанием -ing.</text:p>
      <text:p text:style-name="P489">Они входят в состав разных времен и используются в связке с модальными глаголами.</text:p>
      <text:p text:style-name="P491"/>
      <text:p text:style-name="P490">Инфинитив используется в след. ситуациях:</text:p>
      <text:list xml:id="list5098607" text:style-name="L5">
        <text:list-item>
          <text:p text:style-name="P1596">после модальных глаголов;</text:p>
        </text:list-item>
        <text:list-item>
          <text:p text:style-name="P1596">после вспомогательных глаголов в Present <text:span text:style-name="T1257">Simple и </text:span>Past Simple;</text:p>
        </text:list-item>
        <text:list-item>
          <text:p text:style-name="P1596">в конструкциях going to, have to, used to, would like to.</text:p>
        </text:list-item>
      </text:list>
      <text:p text:style-name="P489"/>
      <text:p text:style-name="P490">Глагол с окончанием -ing используется:</text:p>
      <text:list xml:id="list3294687870" text:style-name="L6">
        <text:list-item>
          <text:p text:style-name="P1597">во временах группы Continuous;</text:p>
        </text:list-item>
        <text:list-item>
          <text:p text:style-name="P1598">в форме герундия.</text:p>
        </text:list-item>
      </text:list>
      <text:p text:style-name="P155"/>
      <text:p text:style-name="P492">Глагол с окончанием -ing грамматически является существительным.</text:p>
      <text:p text:style-name="P155"/>
      <text:p text:style-name="P5"><text:span text:style-name="T1140">Настоящее.</text:span> Present</text:p>
      <text:p text:style-name="P486"/>
      <text:p text:style-name="P486">Present Simple (я делаю это сейчас):</text:p>
      <text:p text:style-name="P157">I live in Spain — Я живу в испании (факт).</text:p>
      <text:p text:style-name="P487"/>
      <text:p text:style-name="P486">Present Continuous (я делаю это прямо сейчас):</text:p>
      <text:p text:style-name="P40">I am reading a book — Я читаю книгу (именно сейчас).</text:p>
      <text:p text:style-name="P488"/>
      <text:p text:style-name="P486">Present Perfect (я сделал это ранее, но именно сейчас это важно):</text:p>
      <text:p text:style-name="P156">I have lost the keys — Я потерял ключи (результат).</text:p>
      <text:p text:style-name="P156"/>
      <text:p text:style-name="P486">Present Perfect <text:span text:style-name="T1139">Continuous (я делаю это уже какое-то время):</text:span></text:p>
      <text:p text:style-name="P752"><text:span text:style-name="T496">I have been reading for 2 hours — </text:span><text:span text:style-name="T572">Я читаю уже 2 часа</text:span></text:p>
      <text:p text:style-name="P231"/>
      <text:p text:style-name="P40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7"/>
      <text:p text:style-name="P6">Present Simple</text:p>
      <text:p text:style-name="P681"/>
      <text:p text:style-name="P254">Используется чтобы:</text:p>
      <text:list xml:id="list516907587" text:style-name="L7">
        <text:list-item>
          <text:p text:style-name="P1679">сообщить факты настоящего, описать текущую реальность;</text:p>
        </text:list-item>
        <text:list-item>
          <text:p text:style-name="P1679">говорить о событиях, которые происходят с какой-то регулярностью.</text:p>
        </text:list-item>
      </text:list>
      <text:p text:style-name="P288"><text:soft-page-break/>В утверждениях глагол используется в 2х вариантах:</text:p>
      <text:list xml:id="list2407043875" text:style-name="L8">
        <text:list-item>
          <text:p text:style-name="P1681">без изменений, если подлежащее в первом лице или множеств<text:span text:style-name="T1125">ен.</text:span> числе <text:span text:style-name="T495">(</text:span><text:span text:style-name="T499">I</text:span><text:span text:style-name="T495">, </text:span><text:span text:style-name="T499">you</text:span><text:span text:style-name="T495">, </text:span><text:span text:style-name="T499">we,</text:span><text:span text:style-name="T495"> </text:span><text:span text:style-name="T499">they</text:span><text:span text:style-name="T495">)</text:span>;</text:p>
        </text:list-item>
        <text:list-item>
          <text:p text:style-name="P1681"><text:span text:style-name="T685">с окончанием </text:span><text:span text:style-name="T500">-s </text:span><text:span text:style-name="T501">(-es)</text:span><text:span text:style-name="T685">, если подлежащ</text:span><text:span text:style-name="T1087">ее</text:span><text:span text:style-name="T685"> в третьем лице, единств</text:span><text:span text:style-name="T1088">ен</text:span><text:span text:style-name="T1125">ном</text:span><text:span text:style-name="T685"> числе </text:span><text:span text:style-name="T500">(</text:span><text:span text:style-name="T499">he</text:span><text:span text:style-name="T500">, </text:span><text:span text:style-name="T499">she</text:span><text:span text:style-name="T500">, </text:span><text:span text:style-name="T499">it</text:span><text:span text:style-name="T500">)</text:span></text:p>
        </text:list-item>
      </text:list>
      <text:p text:style-name="P1345"/>
      <text:p text:style-name="P1135"><text:span text:style-name="T1149">I </text:span><text:span text:style-name="T32">live</text:span><text:span text:style-name="T1149"> in New York — Я живу в Нью Йорке.</text:span></text:p>
      <text:p text:style-name="P1137"><text:span text:style-name="T1149">Peter </text:span><text:span text:style-name="T32">work</text:span><text:span text:style-name="T33">s</text:span><text:span text:style-name="T1149"> in New York — Питер работает в Нью Йорке;</text:span></text:p>
      <text:p text:style-name="P256"/>
      <text:p text:style-name="P255">Окончание <text:span text:style-name="T495">-es</text:span> ставится, если глагол заканчивается: на гласную букву, </text:p>
      <text:p text:style-name="P257">на шипящий звук <text:span text:style-name="T495">(sh, ch)</text:span> <text:span text:style-name="T1059">или</text:span> на букву <text:span text:style-name="T495">s/x</text:span>:</text:p>
      <text:list xml:id="list4116374350" text:style-name="L9">
        <text:list-item>
          <text:p text:style-name="P1683"><text:span text:style-name="T687">go — </text:span>goes;</text:p>
        </text:list-item>
        <text:list-item>
          <text:p text:style-name="P1683"><text:span text:style-name="T687">teach — </text:span>teaches;</text:p>
        </text:list-item>
        <text:list-item>
          <text:p text:style-name="P1682"><text:span text:style-name="T687">mix — </text:span><text:span text:style-name="T686">mixes.</text:span></text:p>
        </text:list-item>
      </text:list>
      <text:p text:style-name="P681"/>
      <text:p text:style-name="P259">Если глагол заканчивается на букву y, перед которой согласная, то вместо y </text:p>
      <text:p text:style-name="P258">пишется <text:span text:style-name="T495">i</text:span> <text:span text:style-name="T688">(помимо добавления </text:span><text:span text:style-name="T502">-es</text:span><text:span text:style-name="T688">)</text:span>:</text:p>
      <text:list xml:id="list3582568693" text:style-name="L10">
        <text:list-item>
          <text:p text:style-name="P1684">fly — flies; </text:p>
        </text:list-item>
        <text:list-item>
          <text:p text:style-name="P1684">cry — cries.</text:p>
        </text:list-item>
      </text:list>
      <text:p text:style-name="P681"/>
      <text:p text:style-name="P757"><text:span text:style-name="T788">П</text:span><text:span text:style-name="T789">еред сказуемым часто </text:span><text:span text:style-name="T791">стоят</text:span><text:span text:style-name="T789"> маячки времени </text:span><text:span text:style-name="T795">(</text:span><text:span text:style-name="T789">наречия частности</text:span><text:span text:style-name="T795">)</text:span><text:span text:style-name="T790">:</text:span></text:p>
      <text:list xml:id="list3387628639" text:style-name="L11">
        <text:list-item>
          <text:p text:style-name="P1680">always - <text:span text:style-name="T685">всегда</text:span>;</text:p>
        </text:list-item>
        <text:list-item>
          <text:p text:style-name="P1680">usually - <text:span text:style-name="T685">обычно</text:span>;</text:p>
        </text:list-item>
        <text:list-item>
          <text:p text:style-name="P1680">often - <text:span text:style-name="T685">часто</text:span>;</text:p>
        </text:list-item>
        <text:list-item>
          <text:p text:style-name="P1680">sometimes - <text:span text:style-name="T685">иногда</text:span>;</text:p>
        </text:list-item>
        <text:list-item>
          <text:p text:style-name="P1680">never — <text:span text:style-name="T685">никогда</text:span>.</text:p>
        </text:list-item>
      </text:list>
      <text:p text:style-name="P29"/>
      <text:p text:style-name="P682"><text:span text:style-name="T495">I </text:span><text:span text:style-name="T598">always</text:span><text:span text:style-name="T495"> wash my hands before eating — Я всегда мою руки перед едой.</text:span></text:p>
      <text:p text:style-name="P681"/>
      <text:p text:style-name="P2">Отрицания в Present Simple</text:p>
      <text:p text:style-name="P2"/>
      <text:p text:style-name="P755"><text:span text:style-name="T692">Использу</text:span><text:span text:style-name="T693">ю</text:span><text:span text:style-name="T692">тся чтобы сказать о том, что что-либо:</text:span></text:p>
      <text:list xml:id="list2960937589" text:style-name="L12">
        <text:list-item>
          <text:p text:style-name="P1685">не является фактом настоящего <text:span text:style-name="T1088">или истиной</text:span>;</text:p>
        </text:list-item>
        <text:list-item>
          <text:p text:style-name="P1685">не происходит с какой-то регулярностью.</text:p>
        </text:list-item>
      </text:list>
      <text:p text:style-name="P748"/>
      <text:p text:style-name="P747">За отрицание отвечает частица <text:span text:style-name="T495">not</text:span>, которая идет в паре со вспомогательным глаголом <text:span text:style-name="T495">do</text:span>.</text:p>
      <text:p text:style-name="P747">Если подлежащее <text:span text:style-name="T495">he/she/it</text:span>, то испольузется <text:span text:style-name="T495">does</text:span>. <text:span text:style-name="T1056">Смысловой глагол без изменений.</text:span></text:p>
      <text:p text:style-name="P746"/>
      <text:p text:style-name="P221">People <text:span text:style-name="T3">do </text:span><text:span text:style-name="T47">not</text:span> <text:span text:style-name="T25">live</text:span> in space — Люди не живут в космосе.</text:p>
      <text:p text:style-name="P221">Water <text:span text:style-name="T3">does </text:span><text:span text:style-name="T47">not</text:span> <text:span text:style-name="T25">boil</text:span> at 50 degrees Celsius — Вода не кипит при 50 грудусах.</text:p>
      <text:p text:style-name="P221"/>
      <text:p text:style-name="P1185"><text:span text:style-name="T690">Практически всегда </text:span><text:span text:style-name="T574">do/</text:span><text:span text:style-name="T575">does</text:span><text:span text:style-name="T574"> not</text:span><text:span text:style-name="T690"> использу</text:span><text:span text:style-name="T691">е</text:span><text:span text:style-name="T690">тся в сокращении: </text:span></text:p>
      <text:p text:style-name="P414"/>
      <text:p text:style-name="P222">We don`t drink whisky — Мы не пьем виски. <text:span text:style-name="T1240">He doesn`t drink tea — Он не пьет чай.</text:span></text:p>
      <text:p text:style-name="P424"/>
      <text:p text:style-name="P424">Вопросы в Present Simple</text:p>
      <text:p text:style-name="P222"/>
      <text:p text:style-name="P380">Используюся чтобы:</text:p>
      <text:list xml:id="list1118039302" text:style-name="L13">
        <text:list-item>
          <text:p text:style-name="P1644">узнать о фактах настоящего;</text:p>
        </text:list-item>
        <text:list-item>
          <text:p text:style-name="P1644">о событиях, которые происходят с какой-то регулярностью.</text:p>
        </text:list-item>
      </text:list>
      <text:p text:style-name="P379"/>
      <text:p text:style-name="P379"><text:soft-page-break/>Вопрос задается с помощью вспомогательного глагола <text:span text:style-name="T495">do/</text:span><text:span text:style-name="T503">does</text:span>, который ставится перед подлежащим. Смысловой глагол без изменений (в начальной форме).</text:p>
      <text:p text:style-name="P1368"/>
      <text:p text:style-name="P753"><text:span text:style-name="T5">Do</text:span><text:span text:style-name="T689"> you </text:span><text:span text:style-name="T31">like</text:span><text:span text:style-name="T689"> action movies? </text:span><text:span text:style-name="T560">— </text:span><text:span text:style-name="T689">Тебе нравятся экшен фильмы? </text:span></text:p>
      <text:p text:style-name="P83"><text:span text:style-name="T1091">What books </text:span><text:span text:style-name="T6">do</text:span><text:span text:style-name="T1091"> you </text:span><text:span text:style-name="T35">read</text:span><text:span text:style-name="T1091">? </text:span><text:span text:style-name="T1102">—</text:span><text:span text:style-name="T1091"> Какие книги тебе нравятся?</text:span></text:p>
      <text:p text:style-name="P229"/>
      <text:p text:style-name="P418">Present Continuous</text:p>
      <text:p text:style-name="P381"/>
      <text:p text:style-name="P381">Указывает на событие, происходящее именно сейчас и которое еще не закончилось.</text:p>
      <text:p text:style-name="P385">Состоит из связки вспомогательного глагола <text:span text:style-name="T495">be</text:span> и смыслового с окончанием <text:span text:style-name="T495">-ing</text:span>:</text:p>
      <text:p text:style-name="P382"/>
      <text:p text:style-name="P223">She <text:span text:style-name="T1062">is</text:span> driv<text:span text:style-name="T1062">ing</text:span> to work. <text:span text:style-name="T1124">—</text:span> Она (сейчас) едет на работу.</text:p>
      <text:p text:style-name="P225">You <text:span text:style-name="T1062">are</text:span> do<text:span text:style-name="T1062">ing</text:span> great! <text:span text:style-name="T1124">—</text:span> У тебя отлично получается!</text:p>
      <text:p text:style-name="P381"/>
      <text:p text:style-name="P789"><text:span text:style-name="T696">Если глагол заканчивается на </text:span><text:span text:style-name="T566">-e</text:span><text:span text:style-name="T696">, то при добавлении </text:span><text:span text:style-name="T566">-ing</text:span><text:span text:style-name="T696"> она выпадает: </text:span><text:span text:style-name="T566">make → making.</text:span></text:p>
      <text:p text:style-name="P384">Если глагол заканчивается на <text:span text:style-name="T495">-ie</text:span>, то при добавлении <text:span text:style-name="T495">-ing</text:span> оно меняется на <text:span text:style-name="T495">-y</text:span>: <text:span text:style-name="T495">lie → lying. </text:span></text:p>
      <text:p text:style-name="P224"/>
      <text:p text:style-name="P384">Если глагол из 1 слога, с одной гласной буквой, после которой солгасная, то при </text:p>
      <text:p text:style-name="P789"><text:span text:style-name="T696">добавлении </text:span><text:span text:style-name="T566">-ing</text:span><text:span text:style-name="T696"> согласная удваивается: </text:span><text:span text:style-name="T566">hit → hitting, sit → sitting.</text:span></text:p>
      <text:p text:style-name="P383"/>
      <text:p text:style-name="P790"><text:span text:style-name="T696">В </text:span><text:span text:style-name="T689">окончании </text:span><text:span text:style-name="T559">-ing</text:span><text:span text:style-name="T689"> буква </text:span><text:span text:style-name="T559">g</text:span><text:span text:style-name="T689"> не произносится. Сочетание </text:span><text:span text:style-name="T559">ng</text:span><text:span text:style-name="T689"> образет необычный звук, которого нет в русском языке — носовой </text:span><text:span text:style-name="T559">n</text:span><text:span text:style-name="T689"> (при произнесении пускается воздух через нос).</text:span></text:p>
      <text:p text:style-name="P385"/>
      <text:p text:style-name="P386"><text:span text:style-name="T1129">Слова-м</text:span>аячки Present Continuous:</text:p>
      <text:list xml:id="list2699488937" text:style-name="L14">
        <text:list-item>
          <text:p text:style-name="P1645">look — смотри;</text:p>
        </text:list-item>
        <text:list-item>
          <text:p text:style-name="P1645">now — сейчас (обычно стоит в конце);</text:p>
        </text:list-item>
        <text:list-item>
          <text:p text:style-name="P1645">at the moment — в этот момент (обычно в конце).</text:p>
        </text:list-item>
      </text:list>
      <text:p text:style-name="P383"/>
      <text:p text:style-name="P225">I am working right <text:span text:style-name="T1062">now</text:span>. — Прямо сейчас я работаю.</text:p>
      <text:p text:style-name="P225"><text:span text:style-name="T1062">Look</text:span> out of the window! It`s raining. — Посмотри в окно. Идет дождь.</text:p>
      <text:p text:style-name="P387"/>
      <text:p text:style-name="P417">Отрицания в Present Continuous</text:p>
      <text:p text:style-name="P417"/>
      <text:p text:style-name="P388">Используется чтобы сказать, что что-то не происходит именно сейчас.</text:p>
      <text:p text:style-name="P388">Для этого к глаголу <text:span text:style-name="T495">be</text:span> добавляется частица <text:span text:style-name="T495">not</text:span>.</text:p>
      <text:p text:style-name="P388"/>
      <text:p text:style-name="P226">I`m not listening to you. <text:span text:style-name="T1126">—</text:span> Я не слушаю тебя.</text:p>
      <text:p text:style-name="P226">He isn`t cleaning the carpet. <text:span text:style-name="T1126">—</text:span> Он не чистит ковер.</text:p>
      <text:p text:style-name="P226"/>
      <text:p text:style-name="P421">Вопросы в Present Continuous</text:p>
      <text:p text:style-name="P227"/>
      <text:p text:style-name="P1550">Здесь использ<text:span text:style-name="T1128">уются</text:span> теже правила, что при составлении вопросов в </text:p>
      <text:p text:style-name="P1551">Present Simple с глаголом <text:span text:style-name="T495">be</text:span>:</text:p>
      <text:p text:style-name="P227">Am I listening? <text:span text:style-name="T1126">—</text:span> Я слушаю?</text:p>
      <text:p text:style-name="P227">Are you playing? Yes, I am. <text:span text:style-name="T1126">—</text:span> Ты играешь? Да.</text:p>
      <text:p text:style-name="P227">Where is he going? <text:span text:style-name="T1126">—</text:span> Куда он идет?</text:p>
      <text:p text:style-name="P228">What book is she reading? <text:span text:style-name="T1126">— </text:span>Какую книгу она читает? <text:span text:style-name="T1127">(сейчас)</text:span></text:p>
      <text:p text:style-name="P228"/>
      <text:p text:style-name="P432"/>
      <text:p text:style-name="P1547"><text:span text:style-name="T729">Глаголы, которые не использ</text:span><text:span text:style-name="T732">уются</text:span><text:span text:style-name="T729"> в </text:span><text:span text:style-name="T730">Continuous</text:span></text:p>
      <text:p text:style-name="P419"/>
      <text:p text:style-name="P389">Это глаголы, обозначающие состояние, которое не меняется под дейсвтием момента.</text:p>
      <text:p text:style-name="P1379"><text:span text:style-name="T701">Как правило это </text:span><text:span text:style-name="T702">описание</text:span><text:span text:style-name="T701"> чувств или мыслей. </text:span></text:p>
      <text:p text:style-name="P390"/>
      <text:p text:style-name="P1381"><text:span text:style-name="T70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18">(могут </text:span><text:span text:style-name="T719">встречаться </text:span><text:span text:style-name="T718">с </text:span><text:span text:style-name="T579">-ing </text:span><text:span text:style-name="T718">в форме герундия)</text:span><text:span text:style-name="T702">:</text:span></text:p>
      <text:p text:style-name="P391"/>
      <text:p text:style-name="P392">Глаголы восприятия:</text:p>
      <text:list xml:id="list1388784337" text:style-name="L15">
        <text:list-item>
          <text:p text:style-name="P1646">see — видеть;</text:p>
        </text:list-item>
        <text:list-item>
          <text:p text:style-name="P1646">hear — слышать;</text:p>
        </text:list-item>
        <text:list-item>
          <text:p text:style-name="P1646">feel — чувствовать;</text:p>
        </text:list-item>
        <text:list-item>
          <text:p text:style-name="P1646">taste — чувствовать вкус (пробовать);</text:p>
        </text:list-item>
        <text:list-item>
          <text:p text:style-name="P1646">smell — чувствовать запах (нюхать).</text:p>
        </text:list-item>
      </text:list>
      <text:p text:style-name="P391"/>
      <text:p text:style-name="P392">Глаголы для выражения мнения:</text:p>
      <text:list xml:id="list3795218007" text:style-name="L16">
        <text:list-item>
          <text:p text:style-name="P1647">belive — верить;</text:p>
        </text:list-item>
        <text:list-item>
          <text:p text:style-name="P1647">doubt — сомневаться;</text:p>
        </text:list-item>
        <text:list-item>
          <text:p text:style-name="P1647">think — думать.</text:p>
        </text:list-item>
      </text:list>
      <text:p text:style-name="P393"/>
      <text:p text:style-name="P392">Глаголы, показывающие состояние мыслей:</text:p>
      <text:list xml:id="list1216896914" text:style-name="L17">
        <text:list-item>
          <text:p text:style-name="P1648">forget — забывать;</text:p>
        </text:list-item>
        <text:list-item>
          <text:p text:style-name="P1648">imagine — представлять;</text:p>
        </text:list-item>
        <text:list-item>
          <text:p text:style-name="P1648">know — знать;</text:p>
        </text:list-item>
        <text:list-item>
          <text:p text:style-name="P1648">understand — понимать.</text:p>
        </text:list-item>
      </text:list>
      <text:p text:style-name="P391"/>
      <text:p text:style-name="P394">Глаголы, указывающие на эмоции и желания:</text:p>
      <text:list xml:id="list3850741973" text:style-name="L18">
        <text:list-item>
          <text:p text:style-name="P1649">love — любить;</text:p>
        </text:list-item>
        <text:list-item>
          <text:p text:style-name="P1649">like — нравиться;</text:p>
        </text:list-item>
        <text:list-item>
          <text:p text:style-name="P1649">hate — ненавидеть;</text:p>
        </text:list-item>
        <text:list-item>
          <text:p text:style-name="P1649">hope — надеяться;</text:p>
        </text:list-item>
        <text:list-item>
          <text:p text:style-name="P1649">want — хотеть;</text:p>
        </text:list-item>
        <text:list-item>
          <text:p text:style-name="P1649">wish — желать.</text:p>
        </text:list-item>
      </text:list>
      <text:p text:style-name="P395"/>
      <text:p text:style-name="P394">Другие глаголы:</text:p>
      <text:list xml:id="list1440267975" text:style-name="L19">
        <text:list-item>
          <text:p text:style-name="P1650">look — выглядеть;</text:p>
        </text:list-item>
        <text:list-item>
          <text:p text:style-name="P1650">have — иметь.</text:p>
        </text:list-item>
      </text:list>
      <text:p text:style-name="P395"/>
      <text:p text:style-name="P232">I think Amy is a strange girl. - Я думаю, Эмми странная девушка.</text:p>
      <text:p text:style-name="P232">Do you know this man? - Вы знаете этого мужчину?</text:p>
      <text:p text:style-name="P232">You look great! - Ты выглядишь отлично!</text:p>
      <text:p text:style-name="P422"/>
      <text:p text:style-name="P422">Present Perfect</text:p>
      <text:p text:style-name="P396"/>
      <text:p text:style-name="P791"><text:span text:style-name="T709">У</text:span><text:span text:style-name="T705">казывает на дейсвтие совершенное когда-то в прошлом, но подчеркивает, что результат важен сейчас </text:span><text:span text:style-name="T706">(т. е. к какому результату в итоге это привело)</text:span><text:span text:style-name="T705">.</text:span></text:p>
      <text:p text:style-name="P397"/>
      <text:p text:style-name="P1374"><text:span text:style-name="T705">С</text:span><text:span text:style-name="T708">остоит и</text:span><text:span text:style-name="T710">з </text:span><text:span text:style-name="T711">2х частей:</text:span><text:span text:style-name="T708"> вспомогат</text:span><text:span text:style-name="T711">ельного</text:span><text:span text:style-name="T708"> глагола </text:span><text:span text:style-name="T576">have</text:span><text:span text:style-name="T708"> и смыслового глагола </text:span></text:p>
      <text:p text:style-name="P1374"><text:span text:style-name="T708">в 3й форме (</text:span><text:span text:style-name="T717">передает значение</text:span><text:span text:style-name="T712"> «сделанный»</text:span><text:span text:style-name="T708">).</text:span></text:p>
      <text:p text:style-name="P791"><text:soft-page-break/><text:span text:style-name="T705">На русский язык Present Perfect переводится в прошлом </text:span><text:span text:style-name="T707">(иногда настоящ</text:span><text:span text:style-name="T709">и</text:span><text:span text:style-name="T707">м, </text:span><text:span text:style-name="T709">для удобства</text:span><text:span text:style-name="T707">)</text:span><text:span text:style-name="T705">, </text:span></text:p>
      <text:p text:style-name="P398">а в английском принадлежит к катергории настоящих времен.</text:p>
      <text:p text:style-name="P398"/>
      <text:p text:style-name="P30"><text:span text:style-name="T1096">I </text:span><text:span text:style-name="T1106">have</text:span><text:span text:style-name="T1091"> already </text:span><text:span text:style-name="T1106">seen</text:span><text:span text:style-name="T1091"> this movie. </text:span><text:span text:style-name="T1097">—</text:span><text:span text:style-name="T1091"> Я уже видел этот фильм (просмотрел, т. е. опыт).</text:span></text:p>
      <text:p text:style-name="P30"><text:span text:style-name="T1091">You </text:span><text:span text:style-name="T1106">have</text:span><text:span text:style-name="T1091"> </text:span><text:span text:style-name="T1106">broken</text:span><text:span text:style-name="T1091"> the vase. </text:span><text:span text:style-name="T1097">— </text:span><text:span text:style-name="T1091">Ты разбил вазу. (есть очевидный результат, кот. случился ранее) </text:span></text:p>
      <text:p text:style-name="P31"><text:span text:style-name="T1098">It`s the fitst time I </text:span><text:span text:style-name="T1107">have</text:span><text:span text:style-name="T1098"> </text:span><text:span text:style-name="T1107">driven</text:span><text:span text:style-name="T1098"> a car — Это впервые, когда я веду машину. (в настоящем)</text:span></text:p>
      <text:p text:style-name="P405"/>
      <text:p text:style-name="P406">Как проявляется результат:</text:p>
      <text:list xml:id="list242918589" text:style-name="L20">
        <text:list-item>
          <text:p text:style-name="P1687"><text:span text:style-name="T734">это </text:span><text:span text:style-name="T733">очевидные изменения;</text:span></text:p>
        </text:list-item>
        <text:list-item>
          <text:p text:style-name="P1686"><text:span text:style-name="T706">полученный </text:span><text:span text:style-name="T710">ранее</text:span><text:span text:style-name="T706"> опыт или впечатления;</text:span></text:p>
        </text:list-item>
        <text:list-item>
          <text:p text:style-name="P1651">недавно произошедшие события или новая информация.</text:p>
        </text:list-item>
      </text:list>
      <text:p text:style-name="P399"/>
      <text:p text:style-name="P399">Также Present Perfect используют, если что-то произошло впервые:</text:p>
      <text:p text:style-name="P230">It`s the first time something has happend. - Этой первый раз, когда что-то произошло.</text:p>
      <text:p text:style-name="P230">(вместо first можно указать любое порядковое число: second, third)</text:p>
      <text:p text:style-name="P399"/>
      <text:p text:style-name="P399">Present Perferct — яркий пример того, что нельзя переводить английские </text:p>
      <text:p text:style-name="P276"><text:span text:style-name="T1095">предложения слово в слово: </text:span><text:span text:style-name="T582">I have done. </text:span><text:span text:style-name="T577">—</text:span><text:span text:style-name="T582"> Я сделал (</text:span><text:span text:style-name="T596">досл. </text:span><text:span text:style-name="T582">Я имею сделанным).</text:span></text:p>
      <text:p text:style-name="P483"/>
      <text:p text:style-name="P484">Есть 2 варианта образования 3й формы глагола:</text:p>
      <text:list xml:id="list3148761708" text:style-name="L21">
        <text:list-item>
          <text:p text:style-name="P1652">если глагол правильный, то добавляем к его начальной форме окончание <text:span text:style-name="T495">-ed</text:span>;</text:p>
        </text:list-item>
        <text:list-item>
          <text:p text:style-name="P1652">если неправильный, то находим в таблице неправильных глаголов.</text:p>
        </text:list-item>
      </text:list>
      <text:p text:style-name="P433"/>
      <text:p text:style-name="P1118"><text:span text:style-name="T735">Н</text:span><text:span text:style-name="T736">еправильны</text:span><text:span text:style-name="T735">й</text:span><text:span text:style-name="T736"> глагол </text:span><text:span text:style-name="T735">это </text:span><text:span text:style-name="T736">тот, который во 2й или 3й форме </text:span><text:span text:style-name="T750">записывается</text:span><text:span text:style-name="T736"> </text:span><text:span text:style-name="T750">по особенному</text:span><text:span text:style-name="T736">. </text:span></text:p>
      <text:p text:style-name="P434">Самые популярные неправильные глаголы нужно заучить (см. таблицу ниже).</text:p>
      <text:p text:style-name="P433"/>
      <text:p text:style-name="P436">Слова-маячки Present Perfect:</text:p>
      <text:list xml:id="list1565665862" text:style-name="L22">
        <text:list-item>
          <text:p text:style-name="P1653">just — только что;</text:p>
        </text:list-item>
        <text:list-item>
          <text:p text:style-name="P1653">already — уже;</text:p>
        </text:list-item>
        <text:list-item>
          <text:p text:style-name="P1653">yet — еще не;</text:p>
        </text:list-item>
      </text:list>
      <text:p text:style-name="P438"/>
      <text:p text:style-name="P1119"><text:span text:style-name="T583">Just</text:span><text:span text:style-name="T737"> и </text:span><text:span text:style-name="T583">already</text:span><text:span text:style-name="T737"> используются в утверждениях. </text:span><text:span text:style-name="T583">Yet</text:span><text:span text:style-name="T737"> — в вопросах и отрицаниях</text:span><text:span text:style-name="T738">. </text:span></text:p>
      <text:p text:style-name="P1343"><text:span text:style-name="T738">(</text:span><text:span text:style-name="T597">already</text:span><text:span text:style-name="T785"> также </text:span><text:span text:style-name="T784">иногда можно встретить</text:span><text:span text:style-name="T785"> в вопросах).</text:span></text:p>
      <text:p text:style-name="P440"/>
      <text:p text:style-name="P439">Место <text:span text:style-name="T495">just</text:span>, <text:span text:style-name="T495">already</text:span> в предложении — между <text:span text:style-name="T495">have</text:span> и 3й формой глагола. </text:p>
      <text:p text:style-name="P439">Слово <text:span text:style-name="T495">yet</text:span> стоит <text:span text:style-name="T1241">всегда </text:span>в конце предложения.</text:p>
      <text:p text:style-name="P437"/>
      <text:p text:style-name="P234">I have <text:span text:style-name="T1062">just</text:span> eaten a sandwich. <text:span text:style-name="T1130">—</text:span> Я только что съел бутерброд.</text:p>
      <text:p text:style-name="P234">We have n<text:span text:style-name="T1133">o</text:span>t finished <text:span text:style-name="T1062">yet</text:span>. <text:span text:style-name="T1130">—</text:span> Мы еще не закончили.</text:p>
      <text:p text:style-name="P435"/>
      <text:p text:style-name="P441">Другие указатели времени:</text:p>
      <text:list xml:id="list128154647" text:style-name="L23">
        <text:list-item>
          <text:p text:style-name="P1654">ever — когда либо;</text:p>
        </text:list-item>
        <text:list-item>
          <text:p text:style-name="P1654">never — никогда;</text:p>
        </text:list-item>
        <text:list-item>
          <text:p text:style-name="P1654">recently — в последнее время;</text:p>
        </text:list-item>
        <text:list-item>
          <text:p text:style-name="P1654">these days — в последние дни;</text:p>
        </text:list-item>
        <text:list-item>
          <text:p text:style-name="P1654">словосочетание с this (this mornig, this week).</text:p>
        </text:list-item>
      </text:list>
      <text:p text:style-name="P440"/>
      <text:p text:style-name="P440">Место <text:span text:style-name="T495">ever</text:span>, <text:span text:style-name="T495">never</text:span> — перед 3й формой глагола, <text:span text:style-name="T1132">а</text:span> <text:span text:style-name="T495">recently</text:span>, <text:span text:style-name="T495">these days</text:span> и </text:p>
      <text:p text:style-name="P440">словосочетания с <text:span text:style-name="T495">this</text:span> — в конце предложения.</text:p>
      <text:p text:style-name="P440"/>
      <text:p text:style-name="P235"><text:soft-page-break/>I <text:span text:style-name="T1133">ha</text:span>ve <text:span text:style-name="T1062">never</text:span> been to New York. <text:span text:style-name="T1131">— </text:span>Я никогда не был в Нью Йорке.</text:p>
      <text:p text:style-name="P235">I <text:span text:style-name="T1133">ha</text:span>ve worked a lot <text:span text:style-name="T1062">these days</text:span>. <text:span text:style-name="T1131">—</text:span> Я много работал в эти дни.</text:p>
      <text:p text:style-name="P442"/>
      <text:p text:style-name="P430">Отрицания в Present Perfect</text:p>
      <text:p text:style-name="P443"/>
      <text:p text:style-name="P444">Используются, когда хотят сказать:</text:p>
      <text:list xml:id="list1995816723" text:style-name="L24">
        <text:list-item>
          <text:p text:style-name="P1655">об отсутствии ожидаемого результата;</text:p>
        </text:list-item>
        <text:list-item>
          <text:p text:style-name="P1655">о том, чего автор никогда не делал или не испытывал.</text:p>
        </text:list-item>
      </text:list>
      <text:p text:style-name="P443"/>
      <text:p text:style-name="P443">Для этого ставится частица <text:span text:style-name="T495">not</text:span> после вспомогательного глагола <text:span text:style-name="T495">have</text:span>.</text:p>
      <text:p text:style-name="P443"/>
      <text:p text:style-name="P443">Также отрицательным считается предложение со словом <text:span text:style-name="T495">never</text:span>, которое передает отрицательный контекст.</text:p>
      <text:p text:style-name="P443"/>
      <text:p text:style-name="P1120"><text:span text:style-name="T739">В </text:span><text:span text:style-name="T733">отрицаниях почти всегда используется сокращенная форма глагола — </text:span><text:span text:style-name="T582">haven`t</text:span><text:span text:style-name="T733">.</text:span></text:p>
      <text:p text:style-name="P1121"><text:span text:style-name="T751">Сокращени</text:span><text:span text:style-name="T783">е</text:span><text:span text:style-name="T751"> </text:span><text:span text:style-name="T585">`ve not</text:span><text:span text:style-name="T751"> не используется.</text:span></text:p>
      <text:p text:style-name="P236">I have<text:span text:style-name="T381">n</text:span><text:span text:style-name="T385">`</text:span><text:span text:style-name="T381">t</text:span> expected that. <text:span text:style-name="T1131">—</text:span> Я этого не ожидал.</text:p>
      <text:p text:style-name="P236">I<text:span text:style-name="T1133">`</text:span>ve <text:span text:style-name="T381">never</text:span> seen this movie before. <text:span text:style-name="T1131">— </text:span>Я до этого не видел этот фильм. </text:p>
      <text:p text:style-name="P429"/>
      <text:p text:style-name="P429">Вопросы в Present Perfect</text:p>
      <text:p text:style-name="P237"/>
      <text:p text:style-name="P446">Используются, если хоят узнать:</text:p>
      <text:list xml:id="list3264459081" text:style-name="L25">
        <text:list-item>
          <text:p text:style-name="P1656">сделано ли дело к этом моменту, каким образом оно сделано;</text:p>
        </text:list-item>
        <text:list-item>
          <text:p text:style-name="P1697"><text:span text:style-name="T751">имеет ли человек определенный опыт </text:span><text:span text:style-name="T749">или совершил ли он </text:span><text:span text:style-name="T752">нужное</text:span><text:span text:style-name="T749"> действие</text:span><text:span text:style-name="T751">;</text:span></text:p>
        </text:list-item>
      </text:list>
      <text:p text:style-name="P445"/>
      <text:p text:style-name="P1121">Для этого используется уже знакомая схема. Глагол <text:span text:style-name="T495">have</text:span> ставится перед по<text:span text:style-name="T1137">д</text:span>л<text:span text:style-name="T1137">е</text:span>ж<text:span text:style-name="T1137">а</text:span>щим.</text:p>
      <text:p text:style-name="P1121"/>
      <text:p text:style-name="P238">Why have you done it? <text:span text:style-name="T1131">—</text:span> Зачем ты это сделал?</text:p>
      <text:p text:style-name="P1342"><text:span text:style-name="T593">Ha</text:span><text:span text:style-name="T594">s</text:span><text:span text:style-name="T593"> </text:span><text:span text:style-name="T594">he</text:span><text:span text:style-name="T593"> ever been to Rome? </text:span><text:span text:style-name="T595">—</text:span><text:span text:style-name="T593"> </text:span><text:span text:style-name="T594">Он</text:span><text:span text:style-name="T593"> бывал в Риме?</text:span></text:p>
      <text:p text:style-name="P238"/>
      <text:p text:style-name="P420">Present Perfect Continuous</text:p>
      <text:p text:style-name="P447"/>
      <text:p text:style-name="P449">Для того, чтобы использовать, нужно чтобы совпало сразу несколько условий:</text:p>
      <text:list xml:id="list2801684374" text:style-name="L26">
        <text:list-item>
          <text:p text:style-name="P1698"><text:span text:style-name="T740">действие не закончено либо закончено не</text:span><text:span text:style-name="T744">давно</text:span><text:span text:style-name="T740">;</text:span></text:p>
        </text:list-item>
        <text:list-item>
          <text:p text:style-name="P1698"><text:span text:style-name="T740">известн</text:span><text:span text:style-name="T744">а его продолжительность </text:span><text:span text:style-name="T758">(обычно из контекста предложения)</text:span><text:span text:style-name="T744">.</text:span></text:p>
        </text:list-item>
      </text:list>
      <text:p text:style-name="P448"/>
      <text:p text:style-name="P453">Схема состоит из 3х частей: вспомогательного глагола <text:span text:style-name="T495">have</text:span>, слова <text:span text:style-name="T495">been</text:span> <text:span text:style-name="T1245">(особая форма </text:span></text:p>
      <text:p text:style-name="P453"><text:span text:style-name="T1245">глагола </text:span><text:span text:style-name="T515">be</text:span><text:span text:style-name="T1245">) </text:span>и смыслового глагола с окончанием <text:span text:style-name="T495">-ing</text:span>. </text:p>
      <text:p text:style-name="P451"/>
      <text:p text:style-name="P1132"><text:span text:style-name="T733">На русский </text:span><text:span text:style-name="T742">язык </text:span><text:span text:style-name="T714">Present Perfect Continuous</text:span><text:span text:style-name="T731"> </text:span><text:span text:style-name="T733">переводится настоящим временем</text:span></text:p>
      <text:p text:style-name="P1124"><text:span text:style-name="T741">(редко в прошлом). </text:span><text:span text:style-name="T742">При этом все 3 части </text:span><text:span text:style-name="T743">переводятся</text:span><text:span text:style-name="T742"> одним словом.</text:span></text:p>
      <text:p text:style-name="P450"/>
      <text:p text:style-name="P32"><text:span text:style-name="T1090">I </text:span><text:span text:style-name="T1106">have been learning</text:span><text:span text:style-name="T1090"> English for 2 years. </text:span><text:span text:style-name="T1110">—</text:span><text:span text:style-name="T1090"> Я </text:span><text:span text:style-name="T1106">учу</text:span><text:span text:style-name="T1090"> английский уже 2 года (и еще не закончил).</text:span></text:p>
      <text:p text:style-name="P32"><text:span text:style-name="T1090">We </text:span><text:span text:style-name="T1106">have been cleaning</text:span><text:span text:style-name="T1090"> the flat the whole morning. </text:span><text:span text:style-name="T1110">— </text:span><text:span text:style-name="T1090">Мы </text:span><text:span text:style-name="T1106">убирали</text:span><text:span text:style-name="T1090"> </text:span><text:span text:style-name="T1111">квартиру все утро.</text:span></text:p>
      <text:p text:style-name="P452"/>
      <text:p text:style-name="P454">Формы глагола <text:span text:style-name="T495">have</text:span> <text:span text:style-name="T495">verb-ing</text:span> (подобно <text:span text:style-name="T495">am/is/are verb-ing</text:span>, как в Continuous) не существует.</text:p>
      <text:p text:style-name="P454">Если у смыслового глагола окончание<text:span text:style-name="T495"> -ing</text:span>, то <text:span text:style-name="T495">have</text:span> применяется только с <text:span text:style-name="T495">been</text:span>.</text:p>
      <text:p text:style-name="P454"/>
      <text:p text:style-name="P1125"><text:span text:style-name="T744">С</text:span><text:span text:style-name="T733">лова-маячки Present Perfect Continuous:</text:span></text:p>
      <text:list xml:id="list3201221601" text:style-name="L27">
        <text:list-item>
          <text:p text:style-name="P1657">for — в течении;</text:p>
        </text:list-item>
        <text:list-item>
          <text:p text:style-name="P1657"><text:soft-page-break/>since — с какого-то времени;</text:p>
        </text:list-item>
        <text:list-item>
          <text:p text:style-name="P1657">how long — как долго.</text:p>
        </text:list-item>
      </text:list>
      <text:p text:style-name="P456"/>
      <text:p text:style-name="P455">Дополнительно могут использоваться указатели периода:</text:p>
      <text:list xml:id="list2769038346" text:style-name="L28">
        <text:list-item>
          <text:p text:style-name="P1658">all — весь (день/год);</text:p>
        </text:list-item>
        <text:list-item>
          <text:p text:style-name="P1658">the whole — целый (день/вечер); </text:p>
        </text:list-item>
      </text:list>
      <text:p text:style-name="P450"/>
      <text:p text:style-name="P33"><text:span text:style-name="T1090">He</text:span><text:span text:style-name="T1112">`</text:span><text:span text:style-name="T1091">s been playing</text:span><text:span text:style-name="T1090"> for an hour. — Он </text:span><text:span text:style-name="T1091">играет</text:span><text:span text:style-name="T1090"> уже час </text:span><text:span text:style-name="T1112">(в течении часа).</text:span></text:p>
      <text:p text:style-name="P34"><text:span text:style-name="T1112">W</text:span><text:span text:style-name="T1090">e`</text:span><text:span text:style-name="T1091">ve been staying</text:span><text:span text:style-name="T1090"> in this hotel since Tuesday. </text:span><text:span text:style-name="T1113">— </text:span><text:span text:style-name="T1090">Мы </text:span><text:span text:style-name="T1091">находимся</text:span><text:span text:style-name="T1090"> в этом отеле со вторника.</text:span></text:p>
      <text:p text:style-name="P457"/>
      <text:p text:style-name="P1128"><text:span text:style-name="T745">В утверждениях глагол </text:span><text:span text:style-name="T584">have</text:span><text:span text:style-name="T745"> </text:span><text:span text:style-name="T746">часто</text:span><text:span text:style-name="T745"> сокращают до </text:span><text:span text:style-name="T584">`ve</text:span><text:span text:style-name="T745">, а </text:span><text:span text:style-name="T584">has</text:span><text:span text:style-name="T745"> — до </text:span><text:span text:style-name="T584">`s</text:span><text:span text:style-name="T745"> (лего перепутать с </text:span><text:span text:style-name="T584">is</text:span><text:span text:style-name="T745">, посему здесь вспомогательный глагол можно понять только по контексту).</text:span></text:p>
      <text:p text:style-name="P458"/>
      <text:p text:style-name="P1127"><text:span text:style-name="T745">Е</text:span><text:span text:style-name="T733">сли используется глагол </text:span><text:span text:style-name="T582">be</text:span><text:span text:style-name="T733"> или глаголы состояния, которые не стоят в Continuous</text:span><text:span text:style-name="T755">,</text:span><text:span text:style-name="T733"> </text:span></text:p>
      <text:p text:style-name="P459">то предложение будет в Present Perfect. </text:p>
      <text:p text:style-name="P459"/>
      <text:p text:style-name="P37"><text:span text:style-name="T1091">I </text:span><text:span text:style-name="T1106">have known </text:span><text:span text:style-name="T1091">(</text:span><text:span text:style-name="T1099">а </text:span><text:span text:style-name="T1091">не have been knowing)</text:span><text:span text:style-name="T1090"> Alice for 3 years. </text:span><text:span text:style-name="T745">—</text:span><text:span text:style-name="T1090"> Я </text:span><text:span text:style-name="T1106">знаю</text:span><text:span text:style-name="T1090"> Алису уже 3 года </text:span></text:p>
      <text:p text:style-name="P38"><text:span text:style-name="T1090">I </text:span><text:span text:style-name="T1106">haven`t seen</text:span><text:span text:style-name="T1090"> Mary for years. </text:span><text:span text:style-name="T1112">— </text:span><text:span text:style-name="T1090">Я н</text:span><text:span text:style-name="T1106">е видел</text:span><text:span text:style-name="T1090"> Мэри много лет. </text:span></text:p>
      <text:p text:style-name="P459"/>
      <text:p text:style-name="P1129"><text:span text:style-name="T754">Present Perfect Continuous можно упрощать до Present Perfect с пом</text:span><text:span text:style-name="T753">.</text:span><text:span text:style-name="T754"> глаголов </text:span><text:span text:style-name="T586">live</text:span><text:span text:style-name="T754"> </text:span><text:span text:style-name="T753">и</text:span><text:span text:style-name="T754"> </text:span><text:span text:style-name="T586">work</text:span><text:span text:style-name="T754">:</text:span></text:p>
      <text:p text:style-name="P36"><text:span text:style-name="T1114">I</text:span><text:span text:style-name="T1090">`ve </text:span><text:span text:style-name="T1106">been working</text:span><text:span text:style-name="T1090"> here for 2 years → I`ve </text:span><text:span text:style-name="T1106">worked</text:span><text:span text:style-name="T1090"> here for 2 years. </text:span><text:span text:style-name="T1115">(смысл одинаковый)</text:span></text:p>
      <text:p text:style-name="P458"/>
      <text:p text:style-name="P3"><text:span text:style-name="T745">О</text:span><text:span text:style-name="T733">трицания в Present Perfect Continuous</text:span></text:p>
      <text:p text:style-name="P460"/>
      <text:p text:style-name="P1126"><text:span text:style-name="T746">Использу</text:span><text:span text:style-name="T747">ю</text:span><text:span text:style-name="T746">тся, чтобы сказать, что что-то не происходит в течении указанного времени.</text:span></text:p>
      <text:p text:style-name="P461">Для этого добавляется частица <text:span text:style-name="T495">not</text:span> после вспомогательного глагола <text:span text:style-name="T495">have</text:span>.</text:p>
      <text:p text:style-name="P461"/>
      <text:p text:style-name="P35"><text:span text:style-name="T1090">I </text:span><text:span text:style-name="T1091">have not been waiting</text:span><text:span text:style-name="T1090"> long. </text:span><text:span text:style-name="T1113">—</text:span><text:span text:style-name="T1090"> Я </text:span><text:span text:style-name="T1091">не жду</text:span><text:span text:style-name="T1090"> долго.</text:span></text:p>
      <text:p text:style-name="P450"/>
      <text:p text:style-name="P4"><text:span text:style-name="T733">Вопросы </text:span><text:span text:style-name="T748">в Present Perfect Continuous</text:span><text:span text:style-name="T733"> </text:span></text:p>
      <text:p text:style-name="P450"/>
      <text:p text:style-name="P46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2"/>
      <text:p text:style-name="P153"><text:span text:style-name="T1090">Have you been waiting long? </text:span><text:span text:style-name="T1113">— </text:span><text:span text:style-name="T1090">Вы давно ждете? </text:span></text:p>
      <text:p text:style-name="P153"><text:span text:style-name="T1090">How long have you been waiting? </text:span><text:span text:style-name="T1113">—</text:span><text:span text:style-name="T1090"> Как долго вы ждете?</text:span></text:p>
      <text:p text:style-name="P425"/>
      <text:p text:style-name="P425"><text:span text:style-name="T1140">Прошедшее. </text:span>Past</text:p>
      <text:p text:style-name="P463"/>
      <text:p text:style-name="P475">Past Perfect и Past Perfect Continuous относительно редки и <text:span text:style-name="T1147">в</text:span> рамках начального курса </text:p>
      <text:p text:style-name="P475">не проходятся. <text:span text:style-name="T1141">В художественной литературе почти всегда используется Past Simple.</text:span></text:p>
      <text:p text:style-name="P463"/>
      <text:p text:style-name="P423">Past Simple</text:p>
      <text:p text:style-name="P464"/>
      <text:p text:style-name="P466">Используется, чтобы:</text:p>
      <text:list xml:id="list2021644688" text:style-name="L29">
        <text:list-item>
          <text:p text:style-name="P1699"><text:span text:style-name="T756">сообщить факты </text:span><text:span text:style-name="T757">прошлого,</text:span><text:span text:style-name="T756"> рассказать историю, </text:span><text:span text:style-name="T764">биографию</text:span><text:span text:style-name="T756">; </text:span></text:p>
        </text:list-item>
        <text:list-item>
          <text:p text:style-name="P1659">описать действие из прошлого, результат которого не важен в настоящем.</text:p>
        </text:list-item>
      </text:list>
      <text:p text:style-name="P465"/>
      <text:p text:style-name="P1133"><text:span text:style-name="T758">Для этого использются глаголы во 2й форме. </text:span><text:span text:style-name="T759">Вторая форма правильного глагола образуется добавлением окончания </text:span><text:span text:style-name="T587">-ed</text:span><text:span text:style-name="T759">. </text:span><text:span text:style-name="T767">Ф</text:span><text:span text:style-name="T759">орма </text:span><text:span text:style-name="T767">неправильного глагола </text:span><text:span text:style-name="T759">находится в таблице.</text:span></text:p>
      <text:p text:style-name="P465"/>
      <text:p text:style-name="P39"><text:soft-page-break/><text:span text:style-name="T1090">Mozart </text:span><text:span text:style-name="T1106">lived</text:span><text:span text:style-name="T1090"> from 1756 to 1791 — Моцарт </text:span><text:span text:style-name="T1106">жил</text:span><text:span text:style-name="T1090"> с 1756 по 1791 год (факт прошлого). </text:span></text:p>
      <text:p text:style-name="P39"><text:span text:style-name="T1090">I </text:span><text:span text:style-name="T1106">visited</text:span><text:span text:style-name="T1090"> my parents yesterday — Вчера я </text:span><text:span text:style-name="T1106">навещал</text:span><text:span text:style-name="T1090"> родителей (действие из прошлого).</text:span></text:p>
      <text:p text:style-name="P793"/>
      <text:p text:style-name="P794">Если глагол заканчивается на глухой звук, то <text:span text:style-name="T495">-ed</text:span> читается как <text:span text:style-name="T495">t</text:span>, а если на звконкий </text:p>
      <text:p text:style-name="P794">согласный или на гласный звук — то как <text:span text:style-name="T495">d</text:span>: <text:span text:style-name="T495">worked [воркт], played [плэйд]</text:span>.</text:p>
      <text:p text:style-name="P1131"/>
      <text:p text:style-name="P792">Если глагол заканчивается на <text:span text:style-name="T495">d </text:span>или <text:span text:style-name="T495">t</text:span>, то <text:span text:style-name="T495">-ed</text:span> читается как <text:span text:style-name="T495">id</text:span>: <text:span text:style-name="T495">recorded [рикодид]</text:span>. </text:p>
      <text:p text:style-name="P795">Если глагол заканчивается на <text:span text:style-name="T495">-e</text:span>, то её не надо писать 2 раза: <text:span text:style-name="T495">chase</text:span> → <text:span text:style-name="T495">chased</text:span>.</text:p>
      <text:p text:style-name="P1131"/>
      <text:p text:style-name="P1130">Слова-маячки Past Simple:</text:p>
      <text:list xml:id="list3926734911" text:style-name="L30">
        <text:list-item>
          <text:p text:style-name="P1700">ago — <text:span text:style-name="T1142">тому назад</text:span>;</text:p>
        </text:list-item>
        <text:list-item>
          <text:p text:style-name="P1701">last — <text:span text:style-name="T1142">прошлый</text:span>;</text:p>
        </text:list-item>
        <text:list-item>
          <text:p text:style-name="P1660">yesterday — вчера;</text:p>
        </text:list-item>
      </text:list>
      <text:p text:style-name="P485"/>
      <text:p text:style-name="P1134"><text:span text:style-name="T765">Past Simple часто путают с Present Perfect, потому что на русский они переводятся </text:span><text:span text:style-name="T766">почти</text:span><text:span text:style-name="T765"> одинаково. Главное отличие в том, что Present Perfect всегда будет сообщать доп</text:span><text:span text:style-name="T766">олнительную</text:span><text:span text:style-name="T765"> информацию, указывающ</text:span><text:span text:style-name="T766">ую </text:span><text:span text:style-name="T765">на настоящее время </text:span><text:span text:style-name="T766">(</text:span><text:span text:style-name="T767">чтобы сообщить</text:span><text:span text:style-name="T766"> результат).</text:span></text:p>
      <text:p text:style-name="P472"/>
      <text:p text:style-name="P473">Past Simple используется когда известен момент в прошлом. Если мы знаешь, </text:p>
      <text:p text:style-name="P473">когда произошло событие, то Present Perfect использовать нельзя.</text:p>
      <text:p text:style-name="P473"/>
      <text:p text:style-name="P243">Tom has lost his key — Том потерал ключ (у него сейчас нет ключа, </text:p>
      <text:p text:style-name="P243">потому что он его потерян).</text:p>
      <text:p text:style-name="P243"/>
      <text:p text:style-name="P243">Tom lost his key last weak — Том потерял ключ на прошлой неделе </text:p>
      <text:p text:style-name="P243">(не важно, есть у него ключ или нет).</text:p>
      <text:p text:style-name="P469"/>
      <text:p text:style-name="P470">В английском, если вопрос задается в настоящем, то и ответ должен быть в настоящем. </text:p>
      <text:p text:style-name="P470">Если вопрос в прошлом, то ответ также должен быть в прошлом.</text:p>
      <text:p text:style-name="P470"/>
      <text:p text:style-name="P470">Но если вопрос был в Present Perfect, а в ответе дается информация, когда именно это случилось, тогда необходимо отвечать в Past Simple.</text:p>
      <text:p text:style-name="P470"/>
      <text:p text:style-name="P241">Have you already started to learn English? Yes, I started to learn it 3 month ago — </text:p>
      <text:p text:style-name="P241">Ты уже начал учить английский? Да, 3 месяца назад (информация о времени).</text:p>
      <text:p text:style-name="P240"/>
      <text:p text:style-name="P471">Если вопрос содержит слово <text:span text:style-name="T495">when</text:span>, то он автоматически привязывает нас к моменту </text:p>
      <text:p text:style-name="P471">в прошлом. <text:span text:style-name="T1146">Поэтому Present Perfect в вопросах с </text:span><text:span text:style-name="T505">when</text:span><text:span text:style-name="T1146"> не используется.</text:span></text:p>
      <text:p text:style-name="P471"/>
      <text:p text:style-name="P242">Have you met him before? <text:span text:style-name="T1145">—</text:span> Вы раньше с ним встречались?</text:p>
      <text:p text:style-name="P242">When did you meet him? <text:span text:style-name="T1145">—</text:span> Когда вы встречались с ним?</text:p>
      <text:p text:style-name="P469"/>
      <text:p text:style-name="P426">Отрицания и вопросы в Past Simple</text:p>
      <text:p text:style-name="P468"/>
      <text:p text:style-name="P1136"><text:span text:style-name="T759">Отрицание представляет связку </text:span><text:span text:style-name="T587">did</text:span><text:span text:style-name="T759"> с частицей </text:span><text:span text:style-name="T587">not</text:span><text:span text:style-name="T759">, </text:span><text:span text:style-name="T769">которая ставится перед смысловым глаголом в начальной форме. </text:span><text:span text:style-name="T760">Обычно </text:span><text:span text:style-name="T769">эта связка</text:span><text:span text:style-name="T760"> сокращается до </text:span><text:span text:style-name="T588">didn`t</text:span><text:span text:style-name="T760">.</text:span></text:p>
      <text:p text:style-name="P478"/>
      <text:p text:style-name="P1136"><text:span text:style-name="T768">В вопросах </text:span><text:span text:style-name="T759">вспомогательный глагол </text:span><text:span text:style-name="T587">did</text:span><text:span text:style-name="T759"> используется </text:span><text:span text:style-name="T769">по тем же грамматическим </text:span></text:p>
      <text:p text:style-name="P1136"><text:span text:style-name="T769">правилам</text:span><text:span text:style-name="T759">, </text:span><text:span text:style-name="T760">как</text:span><text:span text:style-name="T759"> </text:span><text:span text:style-name="T587">do</text:span><text:span text:style-name="T759"> для Present Simple. </text:span></text:p>
      <text:p text:style-name="P467"/>
      <text:p text:style-name="P239"><text:span text:style-name="T1062">Did</text:span> you <text:span text:style-name="T1062">go</text:span> to Los Angeles last week? - Ты <text:span text:style-name="T1062">ездил</text:span> в Лос Анжелес на прошлой неделе?</text:p>
      <text:p text:style-name="P239">I <text:span text:style-name="T1062">didn`t go</text:span> to Los Angeles, I <text:span text:style-name="T1062">went</text:span> to Bostom — Я <text:span text:style-name="T1062">не ездил</text:span> в Лос Анжелес, я <text:span text:style-name="T1062">ездил</text:span> в Бостон.</text:p>
      <text:p text:style-name="P1325"><text:soft-page-break/></text:p>
      <text:p text:style-name="P431">Past Continuous</text:p>
      <text:p text:style-name="P474"/>
      <text:p text:style-name="P1139"><text:span text:style-name="T771">О</text:span><text:span text:style-name="T770">значает процесс или незаконченное действие, которое привязано к точному моменту </text:span></text:p>
      <text:p text:style-name="P1139"><text:span text:style-name="T770">в </text:span><text:span text:style-name="T903">прошлом</text:span><text:span text:style-name="T770"> (т. е. действие происходило и не было закончено).</text:span></text:p>
      <text:p text:style-name="P476"/>
      <text:p text:style-name="P1138"><text:span text:style-name="T770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74">обсуждаемая ситуация</text:span><text:span text:style-name="T770">).</text:span></text:p>
      <text:p text:style-name="P476"/>
      <text:p text:style-name="P1140"><text:span text:style-name="T771">Состоит из 2х частей: вспомогательного глагола </text:span><text:span text:style-name="T590">be</text:span><text:span text:style-name="T771"> (</text:span><text:span text:style-name="T772">формы как в Past Simple</text:span><text:span text:style-name="T771">) и смыслового глагола с окончанием </text:span><text:span text:style-name="T590">-ing</text:span><text:span text:style-name="T771">. </text:span><text:span text:style-name="T770">На русский переводится глаголом в прошедшем времени.</text:span></text:p>
      <text:p text:style-name="P477"/>
      <text:p text:style-name="P244">Last Sunday at 5 I <text:span text:style-name="T1062">was having</text:span> dinner with my friends — В прошлое воскресенье в 5 </text:p>
      <text:p text:style-name="P244">я <text:span text:style-name="T1062">ужинал</text:span> со своими друзьями (привязка к точному моменту в прошлом).</text:p>
      <text:p text:style-name="P41"><text:span text:style-name="T1117">My parents </text:span><text:span text:style-name="T1108">were watching</text:span><text:span text:style-name="T1117"> TV when I came home yesterday — Мои родители </text:span><text:span text:style-name="T1108">смотрели</text:span><text:span text:style-name="T1117"> телевизор, когда я пришел вчера домой (незаконченное действие </text:span><text:span text:style-name="T1118">в тот момент</text:span><text:span text:style-name="T1117">).</text:span></text:p>
      <text:p text:style-name="P245"/>
      <text:p text:style-name="P1140"><text:span text:style-name="T772">В отрицаниях и вопросах </text:span><text:span text:style-name="T773">глагол </text:span><text:span text:style-name="T591">be</text:span><text:span text:style-name="T772"> ведет себя точно так же, как и </text:span><text:span text:style-name="T773">для</text:span><text:span text:style-name="T772"> Past Simple:</text:span></text:p>
      <text:p text:style-name="P42"><text:span text:style-name="T1119">W</text:span><text:span text:style-name="T1090">e weren`t reading — Мы не читали (именно тогда). Was I running? — Я бежал?</text:span></text:p>
      <text:p text:style-name="P247"/>
      <text:p text:style-name="P481">В одном предложении часто используются Past Continuous и Past Simple одновременно.</text:p>
      <text:p text:style-name="P1143"><text:span text:style-name="T775">Действие, длящееся какое-то время (</text:span><text:span text:style-name="T776">Past Continuous</text:span><text:span text:style-name="T775">) может прерываться более коротким действием (</text:span><text:span text:style-name="T776">Past Simple</text:span><text:span text:style-name="T781">)</text:span><text:span text:style-name="T775"> </text:span><text:span text:style-name="T779">либо другим Past Continuous </text:span><text:span text:style-name="T782">(смотреть по контексту)</text:span><text:span text:style-name="T779">.</text:span></text:p>
      <text:p text:style-name="P479"/>
      <text:p text:style-name="P1141"><text:span text:style-name="T775">В этом случае предложение может содержать слово </text:span><text:span text:style-name="T592">while</text:span><text:span text:style-name="T775"> </text:span><text:span text:style-name="T777">(в то время, как)</text:span><text:span text:style-name="T775"> в той части, которая относится к <text:s/></text:span><text:span text:style-name="T776">Past Continuous, </text:span><text:span text:style-name="T775">либо </text:span><text:span text:style-name="T592">when</text:span><text:span text:style-name="T775">, там, где используется Past Simple.</text:span></text:p>
      <text:p text:style-name="P479"/>
      <text:p text:style-name="P43"><text:span text:style-name="T1109">While</text:span><text:span text:style-name="T1120"> I was working in the garden, I </text:span><text:span text:style-name="T1121">kicked</text:span><text:span text:style-name="T1120"> my leg — Пока я работал в саду, я </text:span><text:span text:style-name="T1122">пнул</text:span><text:span text:style-name="T1120"> ногу.</text:span></text:p>
      <text:p text:style-name="P44"><text:span text:style-name="T1090">I was working in the garden </text:span><text:span text:style-name="T1106">when</text:span><text:span text:style-name="T1090"> I kicked my leg — </text:span><text:span text:style-name="T1121">Я работал в саду, когда </text:span><text:span text:style-name="T1122">пнул</text:span><text:span text:style-name="T1121"> ногу</text:span><text:span text:style-name="T1090">.</text:span></text:p>
      <text:p text:style-name="P248"/>
      <text:p text:style-name="P45"><text:span text:style-name="T1106">While</text:span><text:span text:style-name="T1090"> Tom was reading, Amely was watching a documentary on TV — Пока </text:span><text:span text:style-name="T1123">Т</text:span><text:span text:style-name="T1090">ом читал, </text:span></text:p>
      <text:p text:style-name="P249">Эмили смотрела документальный фильм по телевизору.</text:p>
      <text:p text:style-name="P482"/>
      <text:p text:style-name="P1142"><text:span text:style-name="T780">Если действия происходят не одновременно, а следуют одно за другим</text:span><text:span text:style-name="T778">, то в этом </text:span></text:p>
      <text:p text:style-name="P480">случае нужно использовать <text:span text:style-name="T1190">только</text:span> Past Simple.</text:p>
      <text:p text:style-name="P480"/>
      <text:p text:style-name="P246">I saw Jane in the street yesterday. I stopped and said hello — Я увидел Джейн вчера на улице. </text:p>
      <text:p text:style-name="P246">Я остановился и поздоровался (сказал «привет»).</text:p>
      <text:p text:style-name="P428"/>
      <text:p text:style-name="P428">Будущие. Future</text:p>
      <text:p text:style-name="P261"/>
      <text:p text:style-name="P266">В английском языке о будущем можно говорить не только с помощью формы Future, но и </text:p>
      <text:p text:style-name="P1149"><text:span text:style-name="T796">с помощью </text:span><text:span text:style-name="T800">формы</text:span><text:span text:style-name="T796"> </text:span><text:span text:style-name="T798">Present</text:span><text:span text:style-name="T796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5"/>
      <text:p text:style-name="P1148"><text:span text:style-name="T797">Другие варианты Future (кроме </text:span><text:span text:style-name="T799">Future </text:span><text:span text:style-name="T797">Simple) используются редко, </text:span><text:span text:style-name="T799">т. к.</text:span><text:span text:style-name="T797"> они громоздкие и довольно неудобные. В современном английском можно обойтись без них.</text:span></text:p>
      <text:p text:style-name="P265"/>
      <text:p text:style-name="P1146"><text:span text:style-name="T235">На будущ</text:span><text:span text:style-name="T236">и</text:span><text:span text:style-name="T235">е могут также указы</text:span><text:span text:style-name="T236">вать</text:span><text:span text:style-name="T235"> модальные глаголы </text:span><text:span text:style-name="T237">и оборот </text:span><text:span text:style-name="T148">be going to</text:span><text:span text:style-name="T238">, </text:span><text:span text:style-name="T237">который </text:span></text:p>
      <text:p text:style-name="P1146"><text:span text:style-name="T237">в основном</text:span><text:span text:style-name="T238"> встречается </text:span><text:span text:style-name="T237">в разговорной речи и нередко используется вместо Future Simple.</text:span></text:p>
      <text:p text:style-name="P265"/>
      <text:p text:style-name="P659"/>
      <text:p text:style-name="P1537">Present Continuous в значении будущего</text:p>
      <text:p text:style-name="P267"/>
      <text:p text:style-name="P267">Используется, чтобы сказать о личных планах. В предложении обычно указывается дата </text:p>
      <text:p text:style-name="P267">или время, связанные с будущим. Переводить можно как будущим так и настоящим.</text:p>
      <text:p text:style-name="P267"/>
      <text:p text:style-name="P992">What are you doing on Satureday? <text:span text:style-name="T386">—</text:span> Что ты делаешь в субботу? (какие у тебя планы?)</text:p>
      <text:p text:style-name="P1001">I am flying to London tomorrow — <text:span text:style-name="T1191">Завтра я лечу в Лондон (личный план)</text:span></text:p>
      <text:p text:style-name="P1001"/>
      <text:p text:style-name="P895">Present Simple в значении будущего</text:p>
      <text:p text:style-name="P1002"/>
      <text:p text:style-name="P268"><text:span text:style-name="T326">Используется, чтобы сказать о том, что </text:span><text:span text:style-name="T328">что-то </text:span><text:span text:style-name="T326">должно произойти по рассписанию, либо </text:span></text:p>
      <text:p text:style-name="P268"><text:span text:style-name="T326">о собственном графике. </text:span><text:span text:style-name="T327">Переводить можно как будущим так и настоящим.</text:span></text:p>
      <text:p text:style-name="P906"/>
      <text:p text:style-name="P906">Ключевое отличие от Present Continuous в том, что расписание не зависит от говорящего, </text:p>
      <text:p text:style-name="P1144"><text:span text:style-name="T156">т. е. речь может идти </text:span><text:span text:style-name="T157">о </text:span><text:span text:style-name="T156">рассписании транспорта, сеансов в кино и т. </text:span><text:span text:style-name="T157">п</text:span><text:span text:style-name="T156">.</text:span></text:p>
      <text:p text:style-name="P1003">My airplane flies at 6 o`clock tomorrow — Мой самолет летит завтра в 6 (рассписание)</text:p>
      <text:p text:style-name="P1326"><text:span text:style-name="T106">What time do you finish work tommorow? </text:span><text:span text:style-name="T107">— </text:span><text:span text:style-name="T106">В какое время ты заканчиваешь работу завтра?</text:span></text:p>
      <text:p text:style-name="P1005"/>
      <text:p text:style-name="P896">Оборот <text:span text:style-name="T495">be going to</text:span></text:p>
      <text:p text:style-name="P907"/>
      <text:p text:style-name="P1145"><text:span text:style-name="T158">Подразумевает, что человек говорит не о спонтанном решении что-либо сделать, </text:span><text:span text:style-name="T161">а о заранее </text:span><text:span text:style-name="T162">продуманных</text:span><text:span text:style-name="T161"> действиях. </text:span><text:span text:style-name="T158">На русский переводится как «собираюсь сделать».</text:span></text:p>
      <text:p text:style-name="P907"/>
      <text:p text:style-name="P270"><text:span text:style-name="T325">Чтобы использовать, нужно поставить глагол </text:span><text:span text:style-name="T106">be</text:span><text:span text:style-name="T325"> в форму </text:span><text:span text:style-name="T106">am/is/are</text:span><text:span text:style-name="T325">, а смысловой глагол оставить в начальной форме, после </text:span><text:span text:style-name="T106">going to</text:span><text:span text:style-name="T325">.</text:span></text:p>
      <text:p text:style-name="P907"/>
      <text:p text:style-name="P1004">I`m going to meet my friends tomorrow — Я собираюсь встретиться с друзьями завтра.</text:p>
      <text:p text:style-name="P1313"><text:span text:style-name="T45">I`m going to go</text:span><text:span text:style-name="T335"> out after I finish my work — Я собираюсь погулять после, как закончу работу.</text:span></text:p>
      <text:p text:style-name="P907"/>
      <text:p text:style-name="P1147"><text:span text:style-name="T158">В разговорной </text:span><text:span text:style-name="T162">стиле</text:span><text:span text:style-name="T159"> </text:span><text:span text:style-name="T160">этот </text:span><text:span text:style-name="T159">оборот </text:span><text:span text:style-name="T158">очень часто </text:span><text:span text:style-name="T162">записывается</text:span><text:span text:style-name="T158"> как </text:span><text:span text:style-name="T108">gonna</text:span><text:span text:style-name="T158"> </text:span><text:span text:style-name="T108">[гона].</text:span></text:p>
      <text:p text:style-name="P1006"/>
      <text:p text:style-name="P271"><text:span text:style-name="T325">Также его используют, когда очевидно, что вот-вот случится какое-то действие. В этом случае </text:span><text:span text:style-name="T106">be goin to </text:span><text:span text:style-name="T325">передает оттенок неизбежности происходящего и применяется по отношению </text:span></text:p>
      <text:p text:style-name="P908">к постороннему человеку или объетку.</text:p>
      <text:p text:style-name="P908"/>
      <text:p text:style-name="P1007">Look! He`s going to fall — Смотри! Он сейчас упадет.</text:p>
      <text:p text:style-name="P1007">The sky is dark. It`s going to rain — Небо темное. Сейчас пойдет дождь.</text:p>
      <text:p text:style-name="P898"/>
      <text:p text:style-name="P897">Future Simple</text:p>
      <text:p text:style-name="P909"/>
      <text:p text:style-name="P1150"><text:span text:style-name="T163">Сообщает о будущих, еще не случившихся событиях. </text:span><text:span text:style-name="T164">Эта форма говорит о том, что человек сделает что-то в будущем, но решение он принял в момент речи, </text:span><text:span text:style-name="T165">т. е. описывает не спланированные, а спонтанные дейсвтия. </text:span></text:p>
      <text:p text:style-name="P912"/>
      <text:p text:style-name="P1150"><text:span text:style-name="T166">В</text:span><text:span text:style-name="T165"> предложени</text:span><text:span text:style-name="T166">ях</text:span><text:span text:style-name="T165"> </text:span><text:span text:style-name="T166">будут </text:span><text:span text:style-name="T165">часто </text:span><text:span text:style-name="T166">попадаться слова</text:span><text:span text:style-name="T165">, </text:span><text:span text:style-name="T166">выражающие</text:span><text:span text:style-name="T165"> мнение: <text:s/></text:span><text:span text:style-name="T109">I think </text:span><text:span text:style-name="T110">(я думаю)</text:span><text:span text:style-name="T109">, </text:span></text:p>
      <text:p text:style-name="P1150"><text:span text:style-name="T109">I`m sure </text:span><text:span text:style-name="T110">(я уверен), I hope (я надеюсь), </text:span><text:span text:style-name="T109">probably (возможно).</text:span><text:span text:style-name="T110"> </text:span></text:p>
      <text:p text:style-name="P916"/>
      <text:p text:style-name="P911">Схема состоит из 2х частей: вспомогательного глагола <text:span text:style-name="T495">will </text:span><text:span text:style-name="T1195">(заменяет </text:span><text:span text:style-name="T506">do/did</text:span><text:span text:style-name="T1195">)</text:span> </text:p>
      <text:p text:style-name="P911">и смыслового глагола в начальной форме. </text:p>
      <text:p text:style-name="P1009"/>
      <text:p text:style-name="P911"><text:span text:style-name="T49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95">not</text:span>.</text:p>
      <text:p text:style-name="P910"><text:soft-page-break/>В речи и на письме <text:span text:style-name="T495">will</text:span> обычно сокращается до <text:span text:style-name="T495">`ll</text:span>, а отрицание <text:span text:style-name="T495">will</text:span> <text:span text:style-name="T495">not</text:span> д<text:span text:style-name="T1194">о</text:span> <text:span text:style-name="T495">won`t</text:span>.</text:p>
      <text:p text:style-name="P910"/>
      <text:p text:style-name="P1008">We <text:span text:style-name="T1062">will</text:span> proobably <text:span text:style-name="T1062">meet</text:span> soon — Мы, возможно, скоро <text:span text:style-name="T1062">встретимся</text:span>.</text:p>
      <text:p text:style-name="P1008">I hope everything <text:span text:style-name="T1062">will be</text:span> fine — Надеюсь, все <text:span text:style-name="T1062">будет </text:span>хорошо.</text:p>
      <text:p text:style-name="P1008"><text:span text:style-name="T1062">Will</text:span> you <text:span text:style-name="T1062">be</text:span> at home toworrow? No, I won`t — <text:span text:style-name="T1193">Ты </text:span><text:span text:style-name="T1064">будешь</text:span><text:span text:style-name="T1193"> завтра дома? Нет</text:span>.</text:p>
      <text:p text:style-name="P910"/>
      <text:p text:style-name="P915">Чтобы правильно подобрать нужную форму, нужно отталкиваться от контекста:</text:p>
      <text:list xml:id="list3067389498" text:style-name="L31">
        <text:list-item>
          <text:p text:style-name="P1558">I will do — я сделаю (считаю/верю, что сделаю это);</text:p>
        </text:list-item>
        <text:list-item>
          <text:p text:style-name="P1559">I am doing — я сделаю (потому что уже спланировал это);</text:p>
        </text:list-item>
        <text:list-item>
          <text:p text:style-name="P1559">I am going to do — я собираюсь сделать (ключевое слово «собираюсь»).</text:p>
        </text:list-item>
      </text:list>
      <text:p text:style-name="P913"/>
      <text:p text:style-name="P914">Нередко, вместо will используется модальный глагол might:</text:p>
      <text:p text:style-name="P1011">I might do it — Наверное, я сделаю это.</text:p>
      <text:p text:style-name="P1010"/>
      <text:p text:style-name="P1113">Модальные глаголы</text:p>
      <text:p text:style-name="P1012"/>
      <text:p text:style-name="P919">Это особенные глаголы, которые одновременно:</text:p>
      <text:list xml:id="list3229993959" text:style-name="L32">
        <text:list-item>
          <text:p text:style-name="P1560">передают смысл (используются как смысловые глаголы);</text:p>
        </text:list-item>
        <text:list-item>
          <text:p text:style-name="P1560">передают время (привязывают дейсвтие к какому-то времени);</text:p>
        </text:list-item>
        <text:list-item>
          <text:p text:style-name="P1560">используются по тем же правилами, что и вспомогательные глаголы.</text:p>
        </text:list-item>
      </text:list>
      <text:p text:style-name="P917"/>
      <text:p text:style-name="P917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17">а в отрицаниях используются вместе с частицей <text:span text:style-name="T495">not</text:span>.</text:p>
      <text:p text:style-name="P917"/>
      <text:p text:style-name="P1159"><text:span text:style-name="T169">Модальные глаголы не имеют окончаний и дополнительных форм. </text:span><text:span text:style-name="T191">Т. е. </text:span><text:span text:style-name="T169">не меняются в зависимости от подлежащего </text:span><text:span text:style-name="T191">(нет окончания -s, если подлежащее he/she/it и </text:span><text:span text:style-name="T192">пр</text:span><text:span text:style-name="T191">)</text:span><text:span text:style-name="T169">. </text:span></text:p>
      <text:p text:style-name="P918"/>
      <text:p text:style-name="P925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25"/>
      <text:p text:style-name="P926"><text:span text:style-name="T1216">После модального глагола почти всегда </text:span><text:span text:style-name="T1218">идет</text:span><text:span text:style-name="T1216"> смысловой глагол в начальной форме, </text:span><text:span text:style-name="T1219">но </text:span><text:span text:style-name="T1216">без частицы </text:span><text:span text:style-name="T511">to. </text:span><text:span text:style-name="T1217">Также смысловой глагол в начальной форме идет после модальных кострукций.</text:span></text:p>
      <text:p text:style-name="P925"/>
      <text:p text:style-name="P1327"><text:span text:style-name="T191">М</text:span><text:span text:style-name="T155">одальные глаголы: </text:span><text:span text:style-name="T106">can, could, must, might, may, should, would, will, shall</text:span><text:span text:style-name="T155">.</text:span></text:p>
      <text:p text:style-name="P1186"><text:span text:style-name="T181">М</text:span><text:span text:style-name="T227">одальные конструкции: </text:span><text:span text:style-name="T140">be able to, have to, used to</text:span><text:span text:style-name="T227">.</text:span></text:p>
      <text:p text:style-name="P927"/>
      <text:p text:style-name="P1186"><text:span text:style-name="T323">Глаголы </text:span><text:span text:style-name="T151">w</text:span><text:span text:style-name="T152">ill</text:span><text:span text:style-name="T324"> и </text:span><text:span text:style-name="T151">s</text:span><text:span text:style-name="T152">hall</text:span></text:p>
      <text:p text:style-name="P928"/>
      <text:p text:style-name="P1328"><text:span text:style-name="T155">В Future Simple </text:span><text:span text:style-name="T106">will</text:span><text:span text:style-name="T155"> используется как вспомогательный глагол. Но иногда он также</text:span></text:p>
      <text:p text:style-name="P1328"><text:span text:style-name="T155">используется как модальный глагол. Это касается ситуац</text:span><text:span text:style-name="T167">и</text:span><text:span text:style-name="T155">й, когда нужно предложить свою помощь либо обратиться за помощью самому.</text:span></text:p>
      <text:p text:style-name="P929"/>
      <text:p text:style-name="P1013">You luggage is heavy. I`ll help you — У вас тяжелый багаж. Я помогу вам.</text:p>
      <text:p text:style-name="P1013">Will you help me? — Ты мне поможешь?</text:p>
      <text:p text:style-name="P929"/>
      <text:p text:style-name="P1152"><text:span text:style-name="T167">Ситуации с </text:span><text:span text:style-name="T111">will</text:span><text:span text:style-name="T167"> переводятся будущим, а с </text:span><text:span text:style-name="T111">won`t </text:span><text:span text:style-name="T167">— настоящим. </text:span><text:span text:style-name="T111">Won`t</text:span><text:span text:style-name="T167"> означает </text:span></text:p>
      <text:p text:style-name="P921">«отказывается» (не смотря на мои ожидание, действие не происходит).</text:p>
      <text:p text:style-name="P920"/>
      <text:p text:style-name="P1014"/>
      <text:p text:style-name="P1545">What`s wrong? My Car won`t start — Что случилось? Моя машина не заводится. </text:p>
      <text:p text:style-name="P1014">(отказывается заводиться)</text:p>
      <text:p text:style-name="P920"/>
      <text:p text:style-name="P1151"><text:span text:style-name="T168">Модальный глагол </text:span><text:span text:style-name="T112">shall</text:span><text:span text:style-name="T168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2">will</text:span><text:span text:style-name="T168">.</text:span></text:p>
      <text:p text:style-name="P922"/>
      <text:p text:style-name="P1151"><text:span text:style-name="T168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2">I</text:span><text:span text:style-name="T168"> или </text:span><text:span text:style-name="T112">we</text:span><text:span text:style-name="T168">.</text:span></text:p>
      <text:p text:style-name="P922"/>
      <text:p text:style-name="P1015">Shall I close the door? - Я закрою дверь? (вы не против, если я закрою дверь?)</text:p>
      <text:p text:style-name="P46"><text:span text:style-name="T329">S</text:span><text:span text:style-name="T325">hall we dance? - Потанцуем? (вы не против потанцевать?)</text:span></text:p>
      <text:p text:style-name="P920"/>
      <text:p text:style-name="P899"><text:span text:style-name="T1201">Глаголы </text:span><text:span text:style-name="T508">c</text:span><text:span text:style-name="T495">an</text:span> и <text:span text:style-name="T508">c</text:span><text:span text:style-name="T495">ould</text:span></text:p>
      <text:p text:style-name="P922"/>
      <text:p text:style-name="P1157"><text:span text:style-name="T124">Can</text:span><text:span text:style-name="T170"> переводится как «умею», «могу», «смогу». </text:span><text:span text:style-name="T189">С</text:span><text:span text:style-name="T170"> частицей </text:span><text:span text:style-name="T124">not</text:span><text:span text:style-name="T170"> в пишется либо </text:span></text:p>
      <text:p text:style-name="P759"><text:span text:style-name="T170">слитно — </text:span><text:span text:style-name="T124">cannot</text:span><text:span text:style-name="T170">, либо сокращенно — </text:span><text:span text:style-name="T124">can`t</text:span><text:span text:style-name="T170">. </text:span><text:span text:style-name="T189">М</text:span><text:span text:style-name="T171">ожет передавать следующие значения:</text:span></text:p>
      <text:list xml:id="list2834221632" text:style-name="L33">
        <text:list-item>
          <text:p text:style-name="P1702"><text:span text:style-name="T170">у</text:span><text:span text:style-name="T171">мственные или физические возможности, умение что-то сделать;</text:span></text:p>
        </text:list-item>
        <text:list-item>
          <text:p text:style-name="P1561">разрешение или запрет что-то cделать;</text:p>
        </text:list-item>
        <text:list-item>
          <text:p text:style-name="P1561">просьба или предложение о помощи;</text:p>
        </text:list-item>
        <text:list-item>
          <text:p text:style-name="P1561">неуверенность в совершении действия (в вопросах).</text:p>
        </text:list-item>
      </text:list>
      <text:p text:style-name="P924"/>
      <text:p text:style-name="P47"><text:span text:style-name="T330">H</text:span><text:span text:style-name="T325">e can understand my English — Он может понимать мой английский.</text:span></text:p>
      <text:p text:style-name="P1016">You can`t smoke here — Ты не можешь сдесь курить.</text:p>
      <text:p text:style-name="P1016">Can I help you? - Я могу вам помочь?</text:p>
      <text:p text:style-name="P930"/>
      <text:p text:style-name="P1329"><text:span text:style-name="T170">В </text:span><text:span text:style-name="T155">разговорной речи </text:span><text:span text:style-name="T106">can</text:span><text:span text:style-name="T155"> широко используется именно, когда нужно спросить разрешение </text:span></text:p>
      <text:p text:style-name="P1330"><text:span text:style-name="T155">что-то сделать. </text:span><text:span text:style-name="T195">Е</text:span><text:span text:style-name="T193">сли нужно спросить разрешение вежливо, то используется may.</text:span></text:p>
      <text:p text:style-name="P966"/>
      <text:p text:style-name="P1160"><text:span text:style-name="T126">Can</text:span><text:span text:style-name="T127"> I use your phone? / May I use your phone? - Я мог</text:span><text:span text:style-name="T126">у</text:span><text:span text:style-name="T127"> воспольз</text:span><text:span text:style-name="T126">оваться</text:span><text:span text:style-name="T127"> </text:span></text:p>
      <text:p text:style-name="P1160"><text:span text:style-name="T126">твоим/</text:span><text:span text:style-name="T127">вашим телефоном?</text:span></text:p>
      <text:p text:style-name="P923"/>
      <text:p text:style-name="P1331"><text:span text:style-name="T106">Could [куд] </text:span><text:span text:style-name="T155">переводится как «мог», «мог бы» и является прошедшей формой от </text:span><text:span text:style-name="T106">can</text:span><text:span text:style-name="T155">. </text:span></text:p>
      <text:p text:style-name="P931">Его следует использовать, когда мы говорим о том, что что-то умели или могли в прошлом.</text:p>
      <text:p text:style-name="P965">Также <text:span text:style-name="T495">could</text:span> <text:span text:style-name="T1220">применяется</text:span> в качестве официальной формы обращения.</text:p>
      <text:p text:style-name="P931"/>
      <text:p text:style-name="P1017">I could read at the age of 4 — Я мог читать в 4 года.</text:p>
      <text:p text:style-name="P1017">This story could be true — Эта история могла бы быть правдой.</text:p>
      <text:p text:style-name="P904"/>
      <text:p text:style-name="P904"><text:span text:style-name="T1199">К</text:span>онструкция <text:span text:style-name="T495">be able to</text:span></text:p>
      <text:p text:style-name="P932"/>
      <text:p text:style-name="P933">Дублирует по значению модальные глаголы <text:span text:style-name="T495">can/could</text:span>. Говорит о возможности </text:p>
      <text:p text:style-name="P933">соверишить действие. <text:span text:style-name="T1214">В настоящем времени </text:span><text:span text:style-name="T1198">заменяется модальным глаголом </text:span><text:span text:style-name="T507">can</text:span><text:span text:style-name="T1214">.</text:span></text:p>
      <text:p text:style-name="P933"/>
      <text:p text:style-name="P934">В этой конструкции глагол <text:span text:style-name="T495">be</text:span> передает время:</text:p>
      <text:list xml:id="list3059214013" text:style-name="L34">
        <text:list-item>
          <text:p text:style-name="P1562">am/is/are able to — могу/может/могут (есть возможность);</text:p>
        </text:list-item>
        <text:list-item>
          <text:p text:style-name="P1562">was/were able to — смог/смогли;</text:p>
        </text:list-item>
        <text:list-item>
          <text:p text:style-name="P1562">will be able to — смогу/сможет/смогут.</text:p>
        </text:list-item>
      </text:list>
      <text:p text:style-name="P935"/>
      <text:p text:style-name="P1153"><text:span text:style-name="T113">B</text:span><text:span text:style-name="T114">e able to</text:span><text:span text:style-name="T172"> передает оттенок </text:span><text:span text:style-name="T173">того, что </text:span><text:span text:style-name="T176">человек</text:span><text:span text:style-name="T173"> обычно не может сделать, но именно тогда </text:span></text:p>
      <text:p text:style-name="P1153"><text:span text:style-name="T173">смог (в прошедшем) или сможет (в будущем).</text:span><text:span text:style-name="T172"> </text:span><text:span text:style-name="T173">Т</text:span><text:span text:style-name="T172">. е. не «мог</text:span><text:span text:style-name="T173">у</text:span><text:span text:style-name="T172">», а «</text:span><text:span text:style-name="T173">смогу</text:span><text:span text:style-name="T172">».</text:span></text:p>
      <text:p text:style-name="P936"/>
      <text:p text:style-name="P1018"><text:soft-page-break/>Stacey talked rather quickly, but I was able to understand her — Стэйси говорила довольно быстро, но я смог понять её.</text:p>
      <text:p text:style-name="P1018"/>
      <text:p text:style-name="P1018">If I learn French, I will be able to understand it — Если я буду учить французский, </text:p>
      <text:p text:style-name="P1018">я смогу понимать его.</text:p>
      <text:p text:style-name="P1018"/>
      <text:p text:style-name="P900"><text:span text:style-name="T1201">Глаголы </text:span><text:span text:style-name="T508">m</text:span><text:span text:style-name="T495">ight</text:span> и <text:span text:style-name="T508">m</text:span><text:span text:style-name="T495">ay</text:span></text:p>
      <text:p text:style-name="P1018"/>
      <text:p text:style-name="P1158"><text:span text:style-name="T190">M</text:span><text:span text:style-name="T117">ight [майт]</text:span><text:span text:style-name="T174"> переводится как «может» или «мог бы», </text:span><text:span text:style-name="T181">а</text:span><text:span text:style-name="T1203"> т</text:span>акже <text:span text:style-name="T174">наречием </text:span><text:span text:style-name="T179">«возможно», «вероятно», </text:span><text:span text:style-name="T180">«должно быть», </text:span><text:span text:style-name="T179">«наверное»</text:span><text:span text:style-name="T174">. </text:span></text:p>
      <text:p text:style-name="P962"/>
      <text:p text:style-name="P937">Он указывает на вероятность того, что ситуация может происходить сейчас или произойти </text:p>
      <text:p text:style-name="P937">в ближайшем будущем. Является синонимом фразе <text:span text:style-name="T495">it is possible that</text:span> (возможно, что).</text:p>
      <text:p text:style-name="P1036"/>
      <text:p text:style-name="P1332"><text:span text:style-name="T106">Look at the sky. It might rain — Посмотри на небо. Возможно </text:span><text:span text:style-name="T116">пойдет дождь.</text:span></text:p>
      <text:p text:style-name="P1333"><text:span text:style-name="T116">M</text:span><text:span text:style-name="T106">ight Tom call in the evening? - Том может позвонить вечером? (может</text:span><text:span text:style-name="T118"> ли он позвонить</text:span><text:span text:style-name="T106">?)</text:span></text:p>
      <text:p text:style-name="P1018"/>
      <text:p text:style-name="P1194"><text:span text:style-name="T190">Отрицание</text:span><text:span text:style-name="T175"> </text:span><text:span text:style-name="T115">might</text:span><text:span text:style-name="T175"> </text:span><text:span text:style-name="T115">not</text:span><text:span text:style-name="T175"> </text:span><text:span text:style-name="T190">сокращается до</text:span><text:span text:style-name="T175"> </text:span><text:span text:style-name="T115">mightn`t [майтэнт]</text:span><text:span text:style-name="T175">.</text:span></text:p>
      <text:p text:style-name="P963"/>
      <text:p text:style-name="P1194"><text:span text:style-name="T174">Модальный глагол </text:span><text:span text:style-name="T117">may</text:span><text:span text:style-name="T174"> в современном английском используется </text:span><text:span text:style-name="T175">редко</text:span><text:span text:style-name="T174">. Но его часто применяют, когда нужно предложить помощь незнакомому человеку. </text:span><text:span text:style-name="T194">Он п</text:span><text:span text:style-name="T174">ереводится как «иметь возможность» и по сути </text:span><text:span text:style-name="T175">взаимозаменяем с</text:span><text:span text:style-name="T174"> </text:span><text:span text:style-name="T117">might</text:span><text:span text:style-name="T174">.</text:span></text:p>
      <text:p text:style-name="P1019"/>
      <text:p text:style-name="P1019">May I help you, sir? Я могу вам помочь, сэр? (имею ли я возможность вам помочь?)</text:p>
      <text:p text:style-name="P964"/>
      <text:p text:style-name="P901"><text:span text:style-name="T1202">Глагол </text:span><text:span text:style-name="T509">m</text:span><text:span text:style-name="T495">ust</text:span></text:p>
      <text:p text:style-name="P938"/>
      <text:p text:style-name="P1161"><text:span text:style-name="T196">О</text:span><text:span text:style-name="T180">дин из самых распространенных в речи модальных глаголов. </text:span><text:span text:style-name="T197">И</text:span><text:span text:style-name="T180">спользуется в настоящем времени. Переводится как «должен», «обязан» или «должно быть», «</text:span><text:span text:style-name="T177">наверное»</text:span><text:span text:style-name="T180">.</text:span></text:p>
      <text:p text:style-name="P939"/>
      <text:p text:style-name="P758"><text:span text:style-name="T177">П</text:span><text:span text:style-name="T171">ереда</text:span><text:span text:style-name="T177">ет</text:span><text:span text:style-name="T171"> следующие значения</text:span><text:span text:style-name="T178">:</text:span></text:p>
      <text:list xml:id="list1915060777" text:style-name="L35">
        <text:list-item>
          <text:p text:style-name="P1563">необходимость, обязанность, долг;</text:p>
        </text:list-item>
        <text:list-item>
          <text:p text:style-name="P1564">настойчивый совет, приказ, запрет (в отрицаниях);</text:p>
        </text:list-item>
      </text:list>
      <text:p text:style-name="P1037"/>
      <text:p text:style-name="P1037">I must go — Я должен идти. </text:p>
      <text:p text:style-name="P1022">He must not be at home now — <text:s/><text:span text:style-name="T1213">О</text:span>н не должен сейчас быть дома.</text:p>
      <text:p text:style-name="P1186"><text:span text:style-name="T141">Must we hurry? — Нам нужно торопиться? </text:span><text:span text:style-name="T142">(должны ли мы торопиться?)</text:span></text:p>
      <text:p text:style-name="P1022"/>
      <text:p text:style-name="P1186"><text:span text:style-name="T178">Отрицание </text:span><text:span text:style-name="T125">must not</text:span><text:span text:style-name="T178"> </text:span><text:span text:style-name="T190">означает</text:span><text:span text:style-name="T178"> «нельзя», «запрещено». Сокращается до </text:span><text:span text:style-name="T125">musn`t [мазнт]</text:span><text:span text:style-name="T178">.</text:span></text:p>
      <text:p text:style-name="P1020">You musn`t park here — Здесь нельзя парковаться.</text:p>
      <text:p text:style-name="P939"/>
      <text:p text:style-name="P940">Когда <text:span text:style-name="T49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40"/>
      <text:p text:style-name="P1021">She has worked so hard these days. She must<text:span text:style-name="T1062"> </text:span>be very tired — </text:p>
      <text:p text:style-name="P1021">Она так много работала в эти дни. Она, наверное, очень <text:span text:style-name="T1200">уставшая.</text:span></text:p>
      <text:p text:style-name="P1023"/>
      <text:p text:style-name="P902">Конструкция <text:span text:style-name="T495">have to</text:span></text:p>
      <text:p text:style-name="P941"/>
      <text:p text:style-name="P943">Дублирует по значению модальный глагол <text:span text:style-name="T495">must</text:span>. Говорит об обязанностях, </text:p>
      <text:p text:style-name="P943">которые человек вынежден выполнять <text:span text:style-name="T1215">не по свое воле</text:span>. </text:p>
      <text:p text:style-name="P942"/>
      <text:p text:style-name="P942"><text:soft-page-break/>В настоящем времени <text:span text:style-name="T495">have to</text:span> и <text:span text:style-name="T495">must</text:span> взаимозаменяемы и часто разницы между ними нет.</text:p>
      <text:p text:style-name="P942">Однако <text:span text:style-name="T495">must</text:span> означает необходимость, которая исходит от самого человека, </text:p>
      <text:p text:style-name="P942">а <text:span text:style-name="T495">have to</text:span> говорит о необходимости, исходящей извне.</text:p>
      <text:p text:style-name="P942"/>
      <text:p text:style-name="P1024">I must do it — Я должен это сделать (это мой долг).</text:p>
      <text:p text:style-name="P1024">I have to do it — Я должен это сделать (того требуют обстоятельства).</text:p>
      <text:p text:style-name="P942"/>
      <text:p text:style-name="P1154"><text:span text:style-name="T119">Have to</text:span><text:span text:style-name="T182">, в отличие от </text:span><text:span text:style-name="T119">must</text:span><text:span text:style-name="T182">, может употребляться во всех временах. Форма в будущем </text:span></text:p>
      <text:p text:style-name="P944">времени используется редко и ее предпочитают заменять на форму настоящего.</text:p>
      <text:p text:style-name="P944"/>
      <text:p text:style-name="P944">Отрицательная и вопросительная форма образуется с помощью вспомогательных </text:p>
      <text:p text:style-name="P1154"><text:span text:style-name="T182">глаголов </text:span><text:span text:style-name="T119">do/did/will</text:span><text:span text:style-name="T182">. (</text:span><text:span text:style-name="T198">здесь </text:span><text:span text:style-name="T119">have</text:span><text:span text:style-name="T182"> ведет себя как смысловой глагол).</text:span></text:p>
      <text:p text:style-name="P1026"/>
      <text:p text:style-name="P1025"><text:span text:style-name="T1223">I </text:span><text:span text:style-name="T325">had to go — Я должен был идти.</text:span></text:p>
      <text:p text:style-name="P1024">He doesn`t have to go — Он не должен идти.</text:p>
      <text:p text:style-name="P1038">Will they have to go? — Они должны будут идти?</text:p>
      <text:p text:style-name="P945"/>
      <text:p text:style-name="P1334"><text:span text:style-name="T182">В </text:span><text:span text:style-name="T155">отрицательных предложениях </text:span><text:span text:style-name="T106">have to</text:span><text:span text:style-name="T155"> и </text:span><text:span text:style-name="T106">must</text:span><text:span text:style-name="T155"> передают разный смысл. </text:span></text:p>
      <text:p text:style-name="P1334"><text:span text:style-name="T106">Must not</text:span><text:span text:style-name="T155"> выражает запрет, а </text:span><text:span text:style-name="T106">heve to</text:span><text:span text:style-name="T155"> — отсутсвие обязанности.</text:span></text:p>
      <text:p text:style-name="P988"/>
      <text:p text:style-name="P1024">You mustn`t tell anyone — Ты не должен рассказывать никому.</text:p>
      <text:p text:style-name="P1024">You don`t have to tell me everything — Можешь не рассказывать мне всего.</text:p>
      <text:p text:style-name="P944"/>
      <text:p text:style-name="P1162"><text:span text:style-name="T120">Have</text:span><text:span text:style-name="T183"> в значении «должен» всегда используется с частицей </text:span><text:span text:style-name="T120">to</text:span><text:span text:style-name="T183">. Если не поставить </text:span><text:span text:style-name="T120">to</text:span><text:span text:style-name="T183"> </text:span></text:p>
      <text:p text:style-name="P1162"><text:span text:style-name="T183">после </text:span><text:span text:style-name="T120">have</text:span><text:span text:style-name="T183">, то этот глагол будет ознать «иметь». </text:span></text:p>
      <text:p text:style-name="P944"/>
      <text:p text:style-name="P7"><text:span text:style-name="T239">Г</text:span><text:span text:style-name="T240">лагол </text:span><text:span text:style-name="T149">should</text:span></text:p>
      <text:p text:style-name="P946"/>
      <text:p text:style-name="P1163"><text:span text:style-name="T128">Should [шуд] </text:span><text:span text:style-name="T199">подходит</text:span><text:span text:style-name="T183">, чтобы дать</text:span><text:span text:style-name="T199"> вежливый</text:span><text:span text:style-name="T183"> совет. Переводится как «</text:span><text:span text:style-name="T200">следует сделать</text:span><text:span text:style-name="T183">» </text:span></text:p>
      <text:p text:style-name="P1163"><text:span text:style-name="T200">или «нужно (так поступить)». </text:span><text:span text:style-name="T202">С</text:span><text:span text:style-name="T200">вязан с на</text:span><text:span text:style-name="T202">с</text:span><text:span text:style-name="T200">тоящим и будущим временем. Грамматически использ</text:span><text:span text:style-name="T199">уется</text:span><text:span text:style-name="T200"> по тем же правилами, что и другие модальные глаголы.</text:span></text:p>
      <text:p text:style-name="P949"/>
      <text:p text:style-name="P71">You should be more attentive — Вам следует быть более внимательным.</text:p>
      <text:p text:style-name="P947"/>
      <text:p text:style-name="P1164"><text:span text:style-name="T201">Для</text:span><text:span text:style-name="T200"> совет</text:span><text:span text:style-name="T201">а</text:span><text:span text:style-name="T200">, помимо </text:span><text:span text:style-name="T128">should,</text:span><text:span text:style-name="T200"> можно также использовать обороты, помогающие </text:span></text:p>
      <text:p text:style-name="P1164"><text:span text:style-name="T200">выразить мненеие, например </text:span><text:span text:style-name="T128">I think, I don`t think</text:span><text:span text:style-name="T200">.</text:span></text:p>
      <text:p text:style-name="P948"/>
      <text:p text:style-name="P1027">I think you should leave — Думаю, вам пора уйти.</text:p>
      <text:p text:style-name="P1028"/>
      <text:p text:style-name="P1155"><text:span text:style-name="T121">Should</text:span><text:span text:style-name="T184"> также выражает: недоумение, удивление, возмущение. В этом случае </text:span><text:span text:style-name="T201">он</text:span><text:span text:style-name="T184"> передает эмоциональную окраску высказыванию. Отрицательная форма говорит о плохой зате</text:span><text:span text:style-name="T185">е</text:span><text:span text:style-name="T184">.</text:span></text:p>
      <text:p text:style-name="P947"/>
      <text:p text:style-name="P1027">Why should I go there? - Скакой стати мне туда идти?</text:p>
      <text:p text:style-name="P1027">You shouldn`t go there — Не нужно туда идти <text:span text:style-name="T1221">(это плохая идея)</text:span>.</text:p>
      <text:p text:style-name="P947"/>
      <text:p text:style-name="P8"><text:span text:style-name="T234">Глагол </text:span><text:span text:style-name="T147">would</text:span></text:p>
      <text:p text:style-name="P950"/>
      <text:p text:style-name="P952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05">Грамматически использ</text:span><text:span text:style-name="T1206">уется</text:span><text:span text:style-name="T1205"> по тем же правилами, что и другие модальные глаголы.</text:span></text:p>
      <text:p text:style-name="P951"/>
      <text:p text:style-name="P955"><text:soft-page-break/>При переводе <text:span text:style-name="T495">would</text:span>, <text:span text:style-name="T1206">по сути, </text:span>выпадает, а идущий после него смысловой глагол, используется с частицей<text:span text:style-name="T510"> </text:span><text:span text:style-name="T495">to</text:span>. <text:span text:style-name="T510">Would</text:span><text:span text:style-name="T1208"> часто сокращается до </text:span><text:span text:style-name="T510">`d</text:span><text:span text:style-name="T1208"> и произносится как одна буква (поэтому поначалу расслышать </text:span><text:span text:style-name="T510">would</text:span><text:span text:style-name="T1208"> в предложении довольно сложно).</text:span></text:p>
      <text:p text:style-name="P951"/>
      <text:p text:style-name="P953"><text:span text:style-name="T1204">В</text:span>стречается в вариантах, <text:span text:style-name="T1222">когда</text:span>:</text:p>
      <text:list xml:id="list825081786" text:style-name="L36">
        <text:list-item>
          <text:p text:style-name="P1565">соответствует русской частице «бы» (когда представляют ситуацию);</text:p>
        </text:list-item>
        <text:list-item>
          <text:p text:style-name="P1565">сообщает о привычках прошлого (в этом случае может заменяться на <text:span text:style-name="T495">used to</text:span>).</text:p>
        </text:list-item>
      </text:list>
      <text:p text:style-name="P954"/>
      <text:p text:style-name="P1029">I would like to live in New Your — Я бы хотел жить в Нью Йорке <text:span text:style-name="T1204">(представил)</text:span>.</text:p>
      <text:p text:style-name="P1030">I wouldn`t watch this film with my child — Я бы не смотрела этот фильм с моим ребенком.</text:p>
      <text:p text:style-name="P1031">Would you like to go <text:span text:style-name="T1207">to the party with us? </text:span>—<text:span text:style-name="T1207"> Ты бы хотел пойти с нами на вечеринку?</text:span></text:p>
      <text:p text:style-name="P956"/>
      <text:p text:style-name="P1195"><text:span text:style-name="T186">Фраза </text:span><text:span text:style-name="T122">would you like</text:span><text:span text:style-name="T186"> часто используется, когда хотят предложить человеку услугу</text:span><text:span text:style-name="T204">, </text:span><text:span text:style-name="T186">предмет </text:span></text:p>
      <text:p text:style-name="P1195"><text:span text:style-name="T186">и т. п. Если человек согласен, то он отвечает </text:span><text:span text:style-name="T122">I`d like to</text:span><text:span text:style-name="T186"> (</text:span><text:span text:style-name="T203">я бы хотел</text:span><text:span text:style-name="T186">) </text:span><text:span text:style-name="T203">или </text:span><text:span text:style-name="T130">I`d love to</text:span></text:p>
      <text:p text:style-name="P1195"><text:span text:style-name="T186">(с удовольствием). <text:s/></text:span><text:span text:style-name="T122">I`d like to </text:span><text:span text:style-name="T226">можно использовать вместо</text:span><text:span text:style-name="T139"> I want </text:span><text:span text:style-name="T143">(уточнить)</text:span><text:span text:style-name="T139">.</text:span></text:p>
      <text:p text:style-name="P957"/>
      <text:p text:style-name="P1165"><text:span text:style-name="T122">Would you like a cup of </text:span><text:span text:style-name="T129">tea</text:span><text:span text:style-name="T122">? Yes, I would — Вы бы хотили чашечку </text:span><text:span text:style-name="T129">чая</text:span><text:span text:style-name="T122">? Да, хотел бы.</text:span></text:p>
      <text:p text:style-name="P957"/>
      <text:p text:style-name="P1032">What would you like, coffee or tea? I`d like some cofee — Чтобы вы хотели, </text:p>
      <text:p text:style-name="P1032">кофе или чай? Я бы хотел кофе.</text:p>
      <text:p text:style-name="P957"/>
      <text:p text:style-name="P991"><text:span text:style-name="T495">Would</text:span> — это <text:span text:style-name="T495">will</text:span> в прошедшей форме. Поэтому и предложения с ним как бы </text:p>
      <text:p text:style-name="P991">в прошедшем времени (хочу → хотел бы).</text:p>
      <text:p text:style-name="P957"/>
      <text:p text:style-name="P903">Конструкция <text:span text:style-name="T495">used to</text:span></text:p>
      <text:p text:style-name="P957"/>
      <text:p text:style-name="P958">Используется, когда говорят о регулярных вещах, происходящих в прошлом. </text:p>
      <text:p text:style-name="P1156"><text:span text:style-name="T187">Британцы </text:span><text:span text:style-name="T188">предпочитают</text:span><text:span text:style-name="T187"> </text:span><text:span text:style-name="T123">used to</text:span><text:span text:style-name="T187">, американцы чаще использую </text:span><text:span text:style-name="T123">would</text:span><text:span text:style-name="T187">.</text:span></text:p>
      <text:p text:style-name="P958"/>
      <text:p text:style-name="P958">На русский <text:span text:style-name="T495">would/used to</text:span> можно перевести как «имел привычку делать» <text:span text:style-name="T1210">или</text:span> «раньше».</text:p>
      <text:p text:style-name="P959"><text:span text:style-name="T1210">Также </text:span><text:span text:style-name="T495">would/used to</text:span> <text:span text:style-name="T1210">подразумевает, что сейчас человек уже не делает того, что делал раньше.</text:span></text:p>
      <text:p text:style-name="P959"/>
      <text:p text:style-name="P960">Как правило <text:span text:style-name="T495">would</text:span> используется в ситуациях, когда указан период во время которого </text:p>
      <text:p text:style-name="P960">человек так не поступал. </text:p>
      <text:p text:style-name="P960"/>
      <text:p text:style-name="P961">После <text:span text:style-name="T495">used to</text:span> стоит глагол в начальной форме. В настоящем времени эта констуркция </text:p>
      <text:p text:style-name="P961">не используется <text:span text:style-name="T1211">(для этого есть Present Simple) </text:span>и<text:span text:style-name="T1209"> </text:span>часто <text:span text:style-name="T1209">выпадает при переводе.</text:span></text:p>
      <text:p text:style-name="P961"/>
      <text:p text:style-name="P1033">I used to live in Bristol — Раньше я жил <text:span text:style-name="T1212">в Бристоле (а сейчас нет).</text:span></text:p>
      <text:p text:style-name="P1034">I didn`t use to drink tea — Раньше я не пил чай (а теперь пью).</text:p>
      <text:p text:style-name="P1035">Did you use to play tennis? — Ты раньше играл в теннис?</text:p>
      <text:p text:style-name="P905"/>
      <text:p text:style-name="P1114">Повелительно наклонение. Imperative</text:p>
      <text:p text:style-name="P967"/>
      <text:p text:style-name="P968">Это способ озвучить распоряжение, приказ, <text:span text:style-name="T1224">просьбу</text:span> или призыв к действию.</text:p>
      <text:p text:style-name="P968">В речи очень часто используются предложения в форме повелительного наклонения.</text:p>
      <text:p text:style-name="P968"/>
      <text:p text:style-name="P1166"><text:span text:style-name="T205">Чтобы выразить приказ или просьбу (</text:span><text:span text:style-name="T206">настойчиво</text:span><text:span text:style-name="T205">), нужно начать предложение с глагола </text:span></text:p>
      <text:p text:style-name="P969">в начальной форме (форма повелительного наклонения только одна).</text:p>
      <text:p text:style-name="P968"/>
      <text:p text:style-name="P72"><text:span text:style-name="T331">C</text:span><text:span text:style-name="T325">ome here — Подойдите сюда ( призыв к действию).</text:span></text:p>
      <text:p text:style-name="P1039">Put your gun down! — Опусти оружие! (приказ).</text:p>
      <text:p text:style-name="P1039"><text:soft-page-break/>Help! — Помогите! (настойчивая просьба).</text:p>
      <text:p text:style-name="P970"/>
      <text:p text:style-name="P1335"><text:span text:style-name="T155">Чтобы просьба звучала вежливее, </text:span><text:span text:style-name="T207">используют слово please: </text:span><text:span text:style-name="T131">Come here, please</text:span><text:span text:style-name="T207">.</text:span></text:p>
      <text:p text:style-name="P1336"><text:span text:style-name="T207">Е</text:span><text:span text:style-name="T155">сли </text:span><text:span text:style-name="T208">человеку предлагают угоститься едой, то часто начинают предложение с </text:span><text:span text:style-name="T132">have</text:span><text:span text:style-name="T208">.</text:span></text:p>
      <text:p text:style-name="P1040">Have a cake, please — Угощайтесь тортом, пожалуйста.</text:p>
      <text:p text:style-name="P971"/>
      <text:p text:style-name="P1378"><text:span text:style-name="T155">Глагол </text:span><text:span text:style-name="T106">have</text:span><text:span text:style-name="T155"> может входить в устойчивые обороты, связанные с пожеланием. </text:span></text:p>
      <text:p text:style-name="P971">В этом случае он обычно выпадает при переводе.</text:p>
      <text:p text:style-name="P972"/>
      <text:p text:style-name="P73"><text:span text:style-name="T332">H</text:span><text:span text:style-name="T325">ave a nice time — Приятно провести время.</text:span></text:p>
      <text:p text:style-name="P1041">Have fun — Повеселитесь.</text:p>
      <text:p text:style-name="P1041"/>
      <text:p text:style-name="P272"><text:span text:style-name="T325">Если нужно призвать человека или группу людей совершить что-то вместе, то нужно использовать </text:span><text:span text:style-name="T106">let`s (let us)</text:span><text:span text:style-name="T325"> перед глаголом. Это еще один способ говорить вежливее </text:span></text:p>
      <text:p text:style-name="P973">в повелительном наклонении.</text:p>
      <text:p text:style-name="P973"/>
      <text:p text:style-name="P1041">Let`s do it — Давай сделаем это (досл. Позволь нам сделать это).</text:p>
      <text:p text:style-name="P1041">Let`s not watch this movie — Давай не будем смотреть этот фильм.</text:p>
      <text:p text:style-name="P973"/>
      <text:p text:style-name="P272"><text:span text:style-name="T325">Если нужно попросить человека не делать что-либо, то нужно начать с </text:span><text:span text:style-name="T106">don`t</text:span><text:span text:style-name="T325">.</text:span></text:p>
      <text:p text:style-name="P1041"/>
      <text:p text:style-name="P1042">Don`t come here — Не подходи сюда. </text:p>
      <text:p text:style-name="P1042">Don`t do it — Не делай этого.</text:p>
      <text:p text:style-name="P1042"/>
      <text:p text:style-name="P1115">Пассивный<text:span text:style-name="T1232"> </text:span>залог. <text:span text:style-name="T1233">Passive Voice</text:span></text:p>
      <text:p text:style-name="P974"/>
      <text:p text:style-name="P273"><text:span text:style-name="T325">В английском языке, как и в русском, </text:span><text:span text:style-name="T333">есть 2</text:span><text:span text:style-name="T325"> вида залога: активный и пассивный.</text:span></text:p>
      <text:p text:style-name="P1167"><text:span text:style-name="T209">Активный залог </text:span><text:span text:style-name="T210">по другому</text:span><text:span text:style-name="T209"> называется действительным (я сам совершаю действие), </text:span></text:p>
      <text:p text:style-name="P975">а пассивный — страдательным (надо мной совершают действие.)</text:p>
      <text:p text:style-name="P976"/>
      <text:p text:style-name="P977">Порядок слов у предложения в пассивном залоге: </text:p>
      <text:list xml:id="list286604664" text:style-name="L37">
        <text:list-item>
          <text:p text:style-name="P1566">подлежащее;</text:p>
        </text:list-item>
        <text:list-item>
          <text:p text:style-name="P1566">сказуемое в пассивном залоге (что сделано?);</text:p>
        </text:list-item>
        <text:list-item>
          <text:p text:style-name="P1566">дополнение;</text:p>
        </text:list-item>
        <text:list-item>
          <text:p text:style-name="P1566">обстоятельство.</text:p>
        </text:list-item>
      </text:list>
      <text:p text:style-name="P978"/>
      <text:p text:style-name="P1168"><text:span text:style-name="T211">Сказуемое в пассивном залоге состоит из 2х частей: вспомогательного глагола </text:span><text:span text:style-name="T136">be</text:span><text:span text:style-name="T211"> </text:span></text:p>
      <text:p text:style-name="P1168"><text:span text:style-name="T211">и смыслового глагола в 3й форме </text:span><text:span text:style-name="T224">(для </text:span><text:span text:style-name="T225">группы </text:span><text:span text:style-name="T224">Simple)</text:span><text:span text:style-name="T211">.</text:span></text:p>
      <text:p text:style-name="P979"/>
      <text:p text:style-name="P74"><text:span text:style-name="T336">I finished my work</text:span><text:span text:style-name="T325"> yesterday — </text:span><text:span text:style-name="T336">Я закончил работу</text:span><text:span text:style-name="T325"> вчера (активный залог).</text:span></text:p>
      <text:p text:style-name="P74"><text:span text:style-name="T336">The work was finished</text:span><text:span text:style-name="T325"> yesterday — </text:span><text:span text:style-name="T336">Работа была закончена</text:span><text:span text:style-name="T325"> вчера (пассивный залог).</text:span></text:p>
      <text:p text:style-name="P989"/>
      <text:p text:style-name="P1173"><text:span text:style-name="T222">П</text:span><text:span text:style-name="T221">ассивный залог </text:span><text:span text:style-name="T222">обычно </text:span><text:span text:style-name="T221">используется, когда автор действия неизвестен, не важен </text:span></text:p>
      <text:p text:style-name="P274"><text:span text:style-name="T325">или намеренно скрыт. </text:span><text:span text:style-name="T334">Пассивный залог часто применяется в деловой речи.</text:span></text:p>
      <text:p text:style-name="P1043"/>
      <text:p text:style-name="P1044">This house is quite old. It was buil in 1990 — Дом старый. Он был простроен в 1990 году.</text:p>
      <text:p text:style-name="P1044">(кто построил дом — неизвестно; известен только дом, и что с ним сделали — построили).</text:p>
      <text:p text:style-name="P1045"/>
      <text:p text:style-name="P1169"><text:span text:style-name="T212">Если нужно указать </text:span><text:span text:style-name="T213">автора</text:span><text:span text:style-name="T212"> действи</text:span><text:span text:style-name="T213">я</text:span><text:span text:style-name="T212">, то это можно сделать в дополнении с использованием предлога </text:span><text:span text:style-name="T137">by</text:span><text:span text:style-name="T212"> (кем). </text:span><text:span text:style-name="T233">Автор действия стоит в конце предложения.</text:span></text:p>
      <text:p text:style-name="P980"/>
      <text:p text:style-name="P1044">Ann Karenina was written by Leo Tolstoy — Анна Каренина была написана Львом Толстым.</text:p>
      <text:p text:style-name="P1170"><text:soft-page-break/><text:span text:style-name="T133">(</text:span><text:span text:style-name="T134">над книгой совершили действие — ее написали</text:span><text:span text:style-name="T133">)</text:span></text:p>
      <text:p text:style-name="P1046"/>
      <text:p text:style-name="P1309"><text:span text:style-name="T214">Подлежащие </text:span><text:span text:style-name="T135">I</text:span><text:span text:style-name="T214">, в предложении с пассивным залогом, часто переводится </text:span></text:p>
      <text:p text:style-name="P981">не как «я», а как «мне/мной/меня».</text:p>
      <text:p text:style-name="P982"/>
      <text:p text:style-name="P1047">I am ignored all the time — Меня игнорируют все время.</text:p>
      <text:p text:style-name="P1047">I was born in 1990 — Я родился в 1990 году (Меня родили в 1990 году).</text:p>
      <text:p text:style-name="P1047"/>
      <text:p text:style-name="P1174"><text:span text:style-name="T214">При переводе </text:span><text:span text:style-name="T135">I was born</text:span><text:span text:style-name="T214">, не совсем понятно, что это пассивный залог </text:span><text:span text:style-name="T220">(</text:span><text:span text:style-name="T138">I</text:span><text:span text:style-name="T220"> переводится как «я»)</text:span><text:span text:style-name="T214">.</text:span></text:p>
      <text:p text:style-name="P760"><text:span text:style-name="T214">В английском таких фраз мног. </text:span><text:span text:style-name="T223">Их</text:span><text:span text:style-name="T214"> нужно просто </text:span><text:span text:style-name="T223">запомнить</text:span><text:span text:style-name="T214">, </text:span><text:span text:style-name="T215">например:</text:span></text:p>
      <text:list xml:id="list1701120395" text:style-name="L38">
        <text:list-item>
          <text:p text:style-name="P1567">be born — родился (в Past Simple);</text:p>
        </text:list-item>
        <text:list-item>
          <text:p text:style-name="P1567">be gone — умер (в Present Simple).</text:p>
        </text:list-item>
      </text:list>
      <text:p text:style-name="P983"/>
      <text:p text:style-name="P984">Present Simple Passive:</text:p>
      <text:p text:style-name="P1048">Children are taught at school — Детей учат в школе.</text:p>
      <text:p text:style-name="P984"/>
      <text:p text:style-name="P984">Past Simple Passive:</text:p>
      <text:p text:style-name="P1048">I was taught to ride a bike by my dadschool — Меня научил ездить на велосипеде папа.</text:p>
      <text:p text:style-name="P984"/>
      <text:p text:style-name="P984">Future Simple Passive:</text:p>
      <text:p text:style-name="P1048">I will be taught English at university — Меня будут учить английскому в универе.</text:p>
      <text:p text:style-name="P1048"/>
      <text:p text:style-name="P985">Present Perfect Passive <text:span text:style-name="T1229">требует дополнительно</text:span><text:span text:style-name="T1231">го</text:span><text:span text:style-name="T1229"> слов</text:span><text:span text:style-name="T1231">а</text:span><text:span text:style-name="T1229"> </text:span><text:span text:style-name="T512">been, </text:span><text:span text:style-name="T1231">после</text:span><text:span text:style-name="T513"> have</text:span><text:span text:style-name="T1229">. </text:span></text:p>
      <text:p text:style-name="P986"><text:span text:style-name="T1271">Е</text:span>сли его не указать, то предложение будет в форме активного залога (Present Perfect).</text:p>
      <text:p text:style-name="P1049"/>
      <text:p text:style-name="P1049">I have been taught an important lesson — Мне преподали важный урок.</text:p>
      <text:p text:style-name="P1050">I have <text:span text:style-name="T1230">taught an important lesson — </text:span>Я преподал важный урок.</text:p>
      <text:p text:style-name="P987"/>
      <text:p text:style-name="P984">Предложение в Present Perfect Passive можно перепутать с Present Perfect Continuous.</text:p>
      <text:p text:style-name="P984">Здесь главное в том, что в Passive смысловой глагол стоит в 3й форме, </text:p>
      <text:p text:style-name="P275"><text:span text:style-name="T325">а в Continuous — с окончанием </text:span><text:span text:style-name="T106">ing</text:span><text:span text:style-name="T325">.</text:span></text:p>
      <text:p text:style-name="P984"/>
      <text:p text:style-name="P1171"><text:span text:style-name="T71">I have been </text:span><text:span text:style-name="T73">speaking</text:span><text:span text:style-name="T71"> English for 2 years. </text:span><text:span text:style-name="T72">—</text:span><text:span text:style-name="T71"> Я </text:span><text:span text:style-name="T73">говорю по</text:span><text:span text:style-name="T71"> английски уже 2 года.</text:span></text:p>
      <text:p text:style-name="P1171"><text:span text:style-name="T71">I </text:span><text:span text:style-name="T74">have been </text:span><text:span text:style-name="T73">spoken English — </text:span><text:span text:style-name="T75">Со мной</text:span><text:span text:style-name="T73"> говорили по английски.</text:span></text:p>
      <text:p text:style-name="P1052"/>
      <text:p text:style-name="P1172"><text:span text:style-name="T242">Т</text:span><text:span text:style-name="T243">акже можно легко перепутать ситуации, когда be используется с прилагательным </text:span><text:span text:style-name="T244">и</text:span><text:span text:style-name="T243"> когда </text:span></text:p>
      <text:p text:style-name="P1172"><text:span text:style-name="T244">с</text:span><text:span text:style-name="T243"> пассивн</text:span><text:span text:style-name="T244">ым</text:span><text:span text:style-name="T243"> залог</text:span><text:span text:style-name="T244">ом</text:span><text:span text:style-name="T243">. Здесь важно отлич</text:span><text:span text:style-name="T244">а</text:span><text:span text:style-name="T243">ть прилагательное от глагола.</text:span></text:p>
      <text:p text:style-name="P1053"/>
      <text:p text:style-name="P683"><text:span text:style-name="T102">I am interested in art — Я</text:span><text:span text:style-name="T103"> интересуюсь</text:span><text:span text:style-name="T104"> </text:span><text:span text:style-name="T103">искусством </text:span><text:span text:style-name="T101">(interested — прилагательное)</text:span><text:span text:style-name="T103">.</text:span></text:p>
      <text:p text:style-name="P1344"><text:span text:style-name="T73">I </text:span><text:span text:style-name="T70">am ignored all the time — Меня игнорируют все время (ignored — глагол в 3й форме).</text:span></text:p>
      <text:p text:style-name="P1060"/>
      <text:p text:style-name="P1116">Вопросительные предложения</text:p>
      <text:p text:style-name="P796"/>
      <text:p text:style-name="P798">Чтобы задать вопрос, нужно придерживаться обратного порядка слов, когда </text:p>
      <text:p text:style-name="P798">вспомогательный глагол стоит перед подлежащим (см. выше).</text:p>
      <text:p text:style-name="P798"/>
      <text:p text:style-name="P798">В вопросе может не быть вопросительного слова, смыслового глагола, дополнения, </text:p>
      <text:p text:style-name="P798">но в нем всегда есть вспомогательный глагол и подлежащее.</text:p>
      <text:p text:style-name="P798"/>
      <text:p text:style-name="P1243">В английском есть 5 типов вопросов: <text:span text:style-name="T1332">общий, разделительный, </text:span><text:span text:style-name="T1335">специальный, </text:span></text:p>
      <text:p text:style-name="P1419">вопрос к подлежащему и вопрос с альтернативой.</text:p>
      <text:p text:style-name="P800"/>
      <text:p text:style-name="P889"><text:soft-page-break/>Общий вопрос</text:p>
      <text:p text:style-name="P799"/>
      <text:p text:style-name="P799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99"/>
      <text:p text:style-name="P1337"><text:span text:style-name="T245">Чтобы коротко ответить на </text:span><text:span text:style-name="T246">такой </text:span><text:span text:style-name="T245">вопрос, недостаточно просто написать </text:span><text:span text:style-name="T76">yes/no</text:span><text:span text:style-name="T245">. Нужно также добавить корешок — местоимение со вспомогательным глаголом. </text:span><text:span text:style-name="T247">Корешок</text:span><text:span text:style-name="T245"> будет указыват</text:span><text:span text:style-name="T247">ь</text:span><text:span text:style-name="T245"> на мысль, которая была сказана в предыдушем предложении:</text:span></text:p>
      <text:p text:style-name="P1089"/>
      <text:p text:style-name="P1086"><text:span text:style-name="T1062">Do you play</text:span> the piano? <text:span text:style-name="T682">—</text:span> Yes, <text:span text:style-name="T1063">I do</text:span><text:span text:style-name="T1089">.</text:span></text:p>
      <text:p text:style-name="P1087"><text:span text:style-name="T1063">Does Rita play</text:span><text:span text:style-name="T1089"> football? </text:span><text:span text:style-name="T682">— </text:span><text:span text:style-name="T1089">No, </text:span><text:span text:style-name="T1063">she doesn`t</text:span><text:span text:style-name="T1089">.</text:span> </text:p>
      <text:p text:style-name="P797"/>
      <text:p text:style-name="P889">Разделительный вопрос</text:p>
      <text:p text:style-name="P799"/>
      <text:p text:style-name="P1178"><text:span text:style-name="T248">Вопрос, который часто используется в разговорной речи, когда собеседник пытается </text:span><text:span text:style-name="T254">начать или поддержать беседу. Также с помощью таких вопросов можно </text:span><text:span text:style-name="T248">выяснить какую-то информацию на основе имеющихся фактов.</text:span></text:p>
      <text:p text:style-name="P801"/>
      <text:p text:style-name="P1175"><text:span text:style-name="T248">С</text:span><text:span text:style-name="T249">остоит из 2х частей, разделенных запятой: утверждения и противоположного корешка. </text:span></text:p>
      <text:p text:style-name="P802">Корешок можно переводить словами: «правда?» «да?», «не так ли?», «верно?»</text:p>
      <text:p text:style-name="P75"><text:span text:style-name="T50">Y</text:span><text:span text:style-name="T49">ou play tennis every day, don`t you? </text:span><text:span text:style-name="T51">—</text:span><text:span text:style-name="T49"> Ты играешь в теннис, да?</text:span></text:p>
      <text:p text:style-name="P802"/>
      <text:p text:style-name="P1175"><text:span text:style-name="T249">В </text:span><text:span text:style-name="T250">корешке </text:span><text:span text:style-name="T249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3"/>
      <text:p text:style-name="P805">Если в главной части отрицание, то в корешке должно быть утверждение (и наоборот). </text:p>
      <text:p text:style-name="P48"><text:span text:style-name="T52">You </text:span><text:span text:style-name="T53">don`t like tomato juice, do you? </text:span><text:span text:style-name="T51">—</text:span><text:span text:style-name="T53"> Ты не любишь томатный сок, да?</text:span></text:p>
      <text:p text:style-name="P805"/>
      <text:p text:style-name="P1176"><text:span text:style-name="T251">Если в гланой части используется </text:span><text:span text:style-name="T77">I am</text:span><text:span text:style-name="T251">, то в корешке нужно говорить </text:span><text:span text:style-name="T77">aren`t I</text:span><text:span text:style-name="T251">, а не </text:span><text:span text:style-name="T77">amn`t I</text:span><text:span text:style-name="T251">.</text:span></text:p>
      <text:p text:style-name="P76"><text:span text:style-name="T52">I </text:span><text:span text:style-name="T49">am a famous artist, aren`t I? - Я знаменитая художница, да?</text:span></text:p>
      <text:p text:style-name="P805"/>
      <text:p text:style-name="P806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6"/>
      <text:p text:style-name="P1177"><text:span text:style-name="T252">П</text:span><text:span text:style-name="T253">осему на такие вопросы лучше отвечать так, чтобы ответ отражал реальное </text:span></text:p>
      <text:p text:style-name="P807">положение дел, а не форму вопроса.</text:p>
      <text:p text:style-name="P807"/>
      <text:p text:style-name="P49"><text:span text:style-name="T54">T</text:span><text:span text:style-name="T49">hat isn`t your car, is it? Yes, it is — Это не твоя машина, да? Нет, моя</text:span></text:p>
      <text:p text:style-name="P1184"><text:span text:style-name="T84">Можно</text:span><text:span text:style-name="T70"> ответить </text:span><text:span text:style-name="T84">и так</text:span><text:span text:style-name="T70">: Yes, it is my car — Да, это моя машина.</text:span></text:p>
      <text:p text:style-name="P804"/>
      <text:p text:style-name="P891">Специальный вопрос</text:p>
      <text:p text:style-name="P808"/>
      <text:p text:style-name="P809">Самый популярный тип вопроса. Используется для получения доп. информации, </text:p>
      <text:p text:style-name="P1338"><text:span text:style-name="T241">поэтому всегда начинается с вопросительного слова </text:span><text:span text:style-name="T256">или связки</text:span><text:span text:style-name="T241">.</text:span></text:p>
      <text:p text:style-name="P810"/>
      <text:p text:style-name="P811">Вопросительные слова:</text:p>
      <text:list xml:id="list4053330538" text:style-name="L39">
        <text:list-item>
          <text:p text:style-name="P1714"><text:span text:style-name="T241">who [ху] — </text:span><text:span text:style-name="T255">кто</text:span><text:span text:style-name="T241">;</text:span></text:p>
        </text:list-item>
        <text:list-item>
          <text:p text:style-name="P1714"><text:span text:style-name="T241">whom [хум] — </text:span><text:span text:style-name="T255">кого</text:span><text:span text:style-name="T241">;</text:span></text:p>
        </text:list-item>
        <text:list-item>
          <text:p text:style-name="P1714"><text:span text:style-name="T241">whose [хуз] — </text:span><text:span text:style-name="T255">чей</text:span><text:span text:style-name="T241">;</text:span></text:p>
        </text:list-item>
        <text:list-item>
          <text:p text:style-name="P1714"><text:span text:style-name="T241">what — </text:span><text:span text:style-name="T255">что, какой</text:span><text:span text:style-name="T241">;</text:span></text:p>
        </text:list-item>
        <text:list-item>
          <text:p text:style-name="P1714"><text:soft-page-break/><text:span text:style-name="T241">which — </text:span><text:span text:style-name="T255">который</text:span><text:span text:style-name="T241">;</text:span></text:p>
        </text:list-item>
        <text:list-item>
          <text:p text:style-name="P1714"><text:span text:style-name="T241">where [</text:span><text:span text:style-name="T255">вэа</text:span><text:span text:style-name="T241">] — </text:span><text:span text:style-name="T255">где, куда</text:span><text:span text:style-name="T241">;</text:span></text:p>
        </text:list-item>
        <text:list-item>
          <text:p text:style-name="P1714"><text:span text:style-name="T241">when — </text:span><text:span text:style-name="T255">когда</text:span><text:span text:style-name="T241">;</text:span></text:p>
        </text:list-item>
        <text:list-item>
          <text:p text:style-name="P1714"><text:span text:style-name="T241">why [</text:span><text:span text:style-name="T255">вай</text:span><text:span text:style-name="T241">] — </text:span><text:span text:style-name="T255">зачем, почему</text:span><text:span text:style-name="T241">;</text:span></text:p>
        </text:list-item>
        <text:list-item>
          <text:p text:style-name="P1569">how [хау] — как;</text:p>
        </text:list-item>
        <text:list-item>
          <text:p text:style-name="P1714"><text:span text:style-name="T241">how often [хау офэн] — </text:span><text:span text:style-name="T255">как часто</text:span><text:span text:style-name="T241">;</text:span></text:p>
        </text:list-item>
        <text:list-item>
          <text:p text:style-name="P1714"><text:span text:style-name="T241">how many — </text:span><text:span text:style-name="T255">сколько (исчисляемые существительные)</text:span><text:span text:style-name="T241">;</text:span></text:p>
        </text:list-item>
        <text:list-item>
          <text:p text:style-name="P1714"><text:span text:style-name="T241">how much — </text:span><text:span text:style-name="T255">сколько (неисчесляемые существительные)</text:span><text:span text:style-name="T241">;</text:span></text:p>
        </text:list-item>
        <text:list-item>
          <text:p text:style-name="P1714"><text:span text:style-name="T241">how long [хау лон] — </text:span><text:span text:style-name="T255">как долго</text:span><text:span text:style-name="T241">;</text:span></text:p>
        </text:list-item>
        <text:list-item>
          <text:p text:style-name="P1714"><text:span text:style-name="T241">how long ago — </text:span><text:span text:style-name="T255">как давно</text:span><text:span text:style-name="T241">;</text:span></text:p>
        </text:list-item>
        <text:list-item>
          <text:p text:style-name="P1714"><text:span text:style-name="T241">how old — </text:span><text:span text:style-name="T255">сколько лет</text:span><text:span text:style-name="T241">.</text:span></text:p>
        </text:list-item>
      </text:list>
      <text:p text:style-name="P803"/>
      <text:p text:style-name="P1339"><text:span text:style-name="T78">W</text:span><text:span text:style-name="T70">hat</text:span><text:span text:style-name="T241"> и </text:span><text:span text:style-name="T70">which</text:span><text:span text:style-name="T241"> могут использоваться отдельно или с уточняющим словом, обычно, существительным, и тогда переводятся как «какой» и «какой из» </text:span><text:span text:style-name="T256">соотв</text:span><text:span text:style-name="T241">. </text:span></text:p>
      <text:p text:style-name="P812"/>
      <text:p text:style-name="P1054">What do you like? — Что ты любишь?</text:p>
      <text:p text:style-name="P1054">What car have you got? — Какая у тебя машина?</text:p>
      <text:p text:style-name="P1054">Which car is yours? — Какая из машин твоя? </text:p>
      <text:p text:style-name="P1054"/>
      <text:p text:style-name="P1312"><text:span text:style-name="T100">Which</text:span><text:span text:style-name="T256"> подразумевает выбор из нескольких вариантов. </text:span><text:span text:style-name="T257">Слово </text:span><text:span text:style-name="T79">how</text:span><text:span text:style-name="T257"> чаще присутствует в </text:span><text:span text:style-name="T259">связке</text:span><text:span text:style-name="T257"> с прилагательным или наречием, но может употребляться и самостоятельно.</text:span></text:p>
      <text:p text:style-name="P813"/>
      <text:p text:style-name="P1055">How old are you? — Сколько тебе лет?</text:p>
      <text:p text:style-name="P1055">How are you? — Как ты?</text:p>
      <text:p text:style-name="P814"/>
      <text:p text:style-name="P77"><text:span text:style-name="T241">Вопрос с </text:span><text:span text:style-name="T49">how much</text:span><text:span text:style-name="T241"> задают, когда спрашивают о веществах, жидкостях или абстрактных понятиях </text:span><text:span text:style-name="T258">(что нельзя количественно посчитать)</text:span><text:span text:style-name="T241">. А с </text:span><text:span text:style-name="T49">how many</text:span><text:span text:style-name="T241">, когда спрашивают </text:span></text:p>
      <text:p text:style-name="P814">о нескольких предметах. </text:p>
      <text:p text:style-name="P813"/>
      <text:p text:style-name="P1055">How much money have you got? — Сколько у тебя денег? (<text:span text:style-name="T1236">много, </text:span>абстракция).</text:p>
      <text:p text:style-name="P1055">How many friends have you got? — Сколько у тебя друзей? (<text:span text:style-name="T1237">10, </text:span>количество).</text:p>
      <text:p text:style-name="P1055"/>
      <text:p text:style-name="P890">Вопрос к подлежащему</text:p>
      <text:p text:style-name="P815"/>
      <text:p text:style-name="P1179"><text:span text:style-name="T260">Задается, когда хотят узнать кто или что совершает действие. Начинается со слова </text:span><text:span text:style-name="T80">who</text:span><text:span text:style-name="T260"> </text:span></text:p>
      <text:p text:style-name="P1179"><text:span text:style-name="T260">или </text:span><text:span text:style-name="T80">what</text:span><text:span text:style-name="T260">, которое заменяют собой подлежащее. При этом порядок слов остается таким же, что и в утрверждении. В</text:span><text:span text:style-name="T261">спомогательный глагол часто отсутсвует в таком вопросе.</text:span></text:p>
      <text:p text:style-name="P816"/>
      <text:p text:style-name="P1056">Who is in the Room? — Кто в комнате?</text:p>
      <text:p text:style-name="P1057">What was that? — Что это было?</text:p>
      <text:p text:style-name="P1057"/>
      <text:p text:style-name="P1186"><text:span text:style-name="T81">W</text:span><text:span text:style-name="T70">ho/what</text:span><text:span text:style-name="T241"> </text:span><text:span text:style-name="T262">условно </text:span><text:span text:style-name="T241">являются 3м лицом единственного числа — т. е. </text:span><text:span text:style-name="T70">he/she/it</text:span><text:span text:style-name="T241">.</text:span></text:p>
      <text:p text:style-name="P817"/>
      <text:p text:style-name="P1180"><text:span text:style-name="T241">Если подлежащее предполагается во множественном числе, то </text:span><text:span text:style-name="T261">в форму множественного числа нужно поставить глагол.</text:span></text:p>
      <text:p text:style-name="P817"/>
      <text:p text:style-name="P78"><text:span text:style-name="T49">Who </text:span><text:span text:style-name="T66">are</text:span><text:span text:style-name="T49"> my best friends? → </text:span><text:span text:style-name="T66">Mike and Paul</text:span><text:span text:style-name="T49"> are my best friends.</text:span></text:p>
      <text:p text:style-name="P817"/>
      <text:p text:style-name="P818"/>
      <text:p text:style-name="P1546">Вопрос с альтернативой</text:p>
      <text:p text:style-name="P818"/>
      <text:p text:style-name="P1340"><text:span text:style-name="T241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0">or</text:span><text:span text:style-name="T241"> (в подлежащем, сказуемоем, дополнении или даже в слове </text:span><text:span text:style-name="T70">not</text:span><text:span text:style-name="T241">).</text:span></text:p>
      <text:p text:style-name="P1092"/>
      <text:p text:style-name="P1181"><text:span text:style-name="T49">Does </text:span><text:span text:style-name="T66">your mother or your father</text:span><text:span text:style-name="T49"> help you? (</text:span><text:span text:style-name="T55">п</text:span><text:span text:style-name="T49">одлежаще</text:span><text:span text:style-name="T55">е</text:span><text:span text:style-name="T49">)</text:span></text:p>
      <text:p text:style-name="P1181"><text:span text:style-name="T82">Has he just </text:span><text:span text:style-name="T105">arrived or left</text:span><text:span text:style-name="T82">? (в смыслово</text:span><text:span text:style-name="T83">й</text:span><text:span text:style-name="T82"> глагол)</text:span></text:p>
      <text:p text:style-name="P1181"><text:span text:style-name="T82">Will you go to Kiev </text:span><text:span text:style-name="T105">by train or by plane</text:span><text:span text:style-name="T82">? (дополнени</text:span><text:span text:style-name="T83">е</text:span><text:span text:style-name="T82">)</text:span></text:p>
      <text:p text:style-name="P1181"><text:span text:style-name="T82">Do you like </text:span><text:span text:style-name="T105">sushi or not</text:span><text:span text:style-name="T82">? (слов</text:span><text:span text:style-name="T83">о</text:span><text:span text:style-name="T82"> not)</text:span></text:p>
      <text:p text:style-name="P821"/>
      <text:p text:style-name="P661"><text:span text:style-name="T69">В</text:span><text:span text:style-name="T48">опросы с предлогами</text:span></text:p>
      <text:p text:style-name="P819"/>
      <text:p text:style-name="P822">По началу вызывают много трудностей, т. к. в русском языке предлог и вопросительное </text:p>
      <text:p text:style-name="P822">слово стоят рядом, а в английском они находятся в разных местах. </text:p>
      <text:p text:style-name="P823"/>
      <text:p text:style-name="P823">В английском вопросе предлог стоит в самом конце, но при переводе </text:p>
      <text:p text:style-name="P823">относится к началу предложения.</text:p>
      <text:p text:style-name="P823"/>
      <text:p text:style-name="P1341"><text:span text:style-name="T44">W</text:span><text:span text:style-name="T43">ho</text:span><text:span text:style-name="T241"> do you meet </text:span><text:span text:style-name="T1234">with</text:span><text:span text:style-name="T241">? — </text:span><text:span text:style-name="T1234">С</text:span><text:span text:style-name="T241"> </text:span><text:span text:style-name="T43">кем</text:span><text:span text:style-name="T241"> ты встречаешься?</text:span></text:p>
      <text:p text:style-name="P1341"><text:span text:style-name="T44">W</text:span><text:span text:style-name="T43">hat</text:span><text:span text:style-name="T241"> are you looking </text:span><text:span text:style-name="T1234">at</text:span><text:span text:style-name="T241">? — </text:span><text:span text:style-name="T1234">На</text:span><text:span text:style-name="T241"> </text:span><text:span text:style-name="T43">что</text:span><text:span text:style-name="T241"> ты смотришь?</text:span></text:p>
      <text:p text:style-name="P824"/>
      <text:p text:style-name="P1182"><text:span text:style-name="T264">Ч</text:span><text:span text:style-name="T263">асто логика использования предлогов в русском и английском не совпадают. </text:span></text:p>
      <text:p text:style-name="P825">Поэтому лучше запомнить некоторые устойчивые сочетания предлогов с глаголами, </text:p>
      <text:p text:style-name="P826">которые встречаются достаточно часто:</text:p>
      <text:list xml:id="list2180767891" text:style-name="L40">
        <text:list-item>
          <text:p text:style-name="P1715"><text:span text:style-name="T241">what … like — на что похож (здесь </text:span><text:span text:style-name="T70">like</text:span><text:span text:style-name="T241"> не глагол, а предлог);</text:span></text:p>
        </text:list-item>
        <text:list-item>
          <text:p text:style-name="P1570">look at — стмотреть на;</text:p>
        </text:list-item>
        <text:list-item>
          <text:p text:style-name="P1570">look for — искать;</text:p>
        </text:list-item>
        <text:list-item>
          <text:p text:style-name="P1570">listen to — слушать;</text:p>
        </text:list-item>
        <text:list-item>
          <text:p text:style-name="P1570">wait for — ждать;</text:p>
        </text:list-item>
        <text:list-item>
          <text:p text:style-name="P1570">stay at — останавливаться (например, в отеле).</text:p>
        </text:list-item>
      </text:list>
      <text:p text:style-name="P1341"/>
      <text:p text:style-name="P1058">What does he look like? — Как он выглядит?</text:p>
      <text:p text:style-name="P1058">What are you looking at? — На что ты смотришь?</text:p>
      <text:p text:style-name="P824"/>
      <text:p text:style-name="P1183"><text:span text:style-name="T263">П</text:span><text:span text:style-name="T266">римеры </text:span><text:span text:style-name="T265">5</text:span><text:span text:style-name="T266"> типов вопросов во всех временах, а также с модальными глаголами </text:span></text:p>
      <text:p text:style-name="P828">можно найти на стр. 146.</text:p>
      <text:p text:style-name="P827"/>
      <text:p text:style-name="P1117">Отрицательные предложения</text:p>
      <text:p text:style-name="P820"/>
      <text:p text:style-name="P830">Чтобы придать мысли отрицательное значение, используются 2 способа:</text:p>
      <text:list xml:id="list3086667324" text:style-name="L41">
        <text:list-item>
          <text:p text:style-name="P1571">отрицательная частица <text:span text:style-name="T495">not</text:span>;</text:p>
        </text:list-item>
        <text:list-item>
          <text:p text:style-name="P1571">слово <text:span text:style-name="T495">never</text:span> (и другие слова, придающие отрицательное значение).</text:p>
        </text:list-item>
      </text:list>
      <text:p text:style-name="P829"/>
      <text:p text:style-name="P831">Частица <text:span text:style-name="T495">not</text:span> стоит всегда в связке либо со вспомогательным глаголом, либо с модальным.</text:p>
      <text:p text:style-name="P831">Она является частью сказуемого. Переводится как «не».</text:p>
      <text:p text:style-name="P831"/>
      <text:p text:style-name="P1059">I not like horror movies (неправильно, остуствует вспомогательный глагол)</text:p>
      <text:p text:style-name="P1059">I do n<text:span text:style-name="T1238">o</text:span>t like horror movies (правильно <text:span text:style-name="T1239">для простых предложений</text:span>)</text:p>
      <text:p text:style-name="P831"/>
      <text:p text:style-name="P832"><text:soft-page-break/>В сложных предложениях, где несколько глаголов, используются другие правила.</text:p>
      <text:p text:style-name="P834"><text:span text:style-name="T1244">C</text:span>казуемым обычно является самый первый глагол. Если отрицатульную мысль сообщить </text:p>
      <text:p text:style-name="P834">в дополнении, то not будет стоять самостоятельно.</text:p>
      <text:p text:style-name="P833"/>
      <text:p text:style-name="P835">It`s quite impolite not to call me back — Очень не вежливо не перезванивать мне.</text:p>
      <text:p text:style-name="P835">(здесь сказуемым является первый глагол — is)</text:p>
      <text:p text:style-name="P835"/>
      <text:p text:style-name="P1410"><text:span text:style-name="T322">С</text:span><text:span text:style-name="T321">амые важные глаголы</text:span></text:p>
      <text:p text:style-name="P836"/>
      <text:p text:style-name="P837">Это <text:span text:style-name="T495">be</text:span>, <text:span text:style-name="T495">do</text:span>, <text:span text:style-name="T495">have</text:span> и <text:span text:style-name="T495">get</text:span>. Они могут быть как смысловыми, так и вспомогательными <text:span text:style-name="T1247">(кроме </text:span><text:span text:style-name="T519">get</text:span><text:span text:style-name="T1247">)</text:span>.</text:p>
      <text:p text:style-name="P837">Они могут входить в устойчивые сочетания, где меняют свое значение.</text:p>
      <text:p text:style-name="P837"/>
      <text:p text:style-name="P882">Глагол <text:span text:style-name="T495">be</text:span></text:p>
      <text:p text:style-name="P837"/>
      <text:p text:style-name="P767"><text:span text:style-name="T338">Э</text:span><text:span text:style-name="T339">то начальная форма глагола</text:span><text:span text:style-name="T340"> «быть». </text:span><text:span text:style-name="T345">В </text:span><text:span text:style-name="T338">Present Simple </text:span><text:span text:style-name="T354">be</text:span><text:span text:style-name="T338"> </text:span><text:span text:style-name="T337">изменяется</text:span><text:span text:style-name="T338"> на</text:span><text:span text:style-name="T340">: </text:span></text:p>
      <text:list xml:id="list2833487352" text:style-name="L42">
        <text:list-item>
          <text:p text:style-name="P1590"><text:span text:style-name="T694">a</text:span><text:span text:style-name="T689">m — если подлежащее в первом лице (</text:span><text:span text:style-name="T559">I</text:span><text:span text:style-name="T689">);</text:span></text:p>
        </text:list-item>
        <text:list-item>
          <text:p text:style-name="P1591">is — если подлежащее в третьем лице, единственном числе (<text:span text:style-name="T495">he/she/it</text:span>);</text:p>
        </text:list-item>
        <text:list-item>
          <text:p text:style-name="P1591">are — если подлежащее во множественном числе (<text:span text:style-name="T495">you/we/they</text:span>).</text:p>
        </text:list-item>
      </text:list>
      <text:p text:style-name="P1094"/>
      <text:p text:style-name="P1319"><text:span text:style-name="T359">Г</text:span><text:span text:style-name="T360">лагол </text:span><text:span text:style-name="T150">be</text:span><text:span text:style-name="T360"> в форме </text:span><text:span text:style-name="T150">am/is/are</text:span><text:span text:style-name="T360"> является смысловым, но при переводе на русский выпадает. </text:span></text:p>
      <text:p text:style-name="P1097"/>
      <text:p text:style-name="P1111"><text:span text:style-name="T802">Одновременно с этим формы </text:span><text:span text:style-name="T1250">am/is/are</text:span><text:span text:style-name="T803"> </text:span><text:span text:style-name="T802">привязывают предложение к настоящему времени. </text:span><text:span text:style-name="T1170">(привязывает ко времени во всех формах)</text:span></text:p>
      <text:p text:style-name="P1112"/>
      <text:p text:style-name="P1097">После <text:span text:style-name="T495">be</text:span> обычно указывается характеристика (какой) или место (где).</text:p>
      <text:p text:style-name="P1094"/>
      <text:p text:style-name="P1093"><text:span text:style-name="T497">This dress is blue — </text:span><text:span text:style-name="T518">Это платье синие.</text:span></text:p>
      <text:p text:style-name="P1190"><text:span text:style-name="T348">I</text:span><text:span text:style-name="T349"> </text:span><text:span text:style-name="T348">am</text:span><text:span text:style-name="T349"> in </text:span><text:span text:style-name="T348">my</text:span><text:span text:style-name="T349"> office now — </text:span><text:span text:style-name="T348">Я</text:span><text:span text:style-name="T350"> у себя в офисе сейчас.</text:span></text:p>
      <text:p text:style-name="P1095"/>
      <text:p text:style-name="P1375"><text:span text:style-name="T342">В русском языке предложение может </text:span><text:span text:style-name="T341">не иметь</text:span><text:span text:style-name="T342"> сказуемого. </text:span><text:span text:style-name="T341">Там где в русском сказуемое отсутсвует, в английском будет стоять глагол </text:span><text:span text:style-name="T348">be</text:span><text:span text:style-name="T341"> в форме </text:span><text:span text:style-name="T353">am/is/are</text:span><text:span text:style-name="T338"> </text:span><text:span text:style-name="T341">(т. к. для английского не характерно, когда в предложении нет сказуемого)</text:span><text:span text:style-name="T338">. </text:span></text:p>
      <text:p text:style-name="P1094"/>
      <text:p text:style-name="P1104"><text:span text:style-name="T578">I </text:span><text:span text:style-name="T561">am a doctor — Я (</text:span><text:span text:style-name="T562">есть</text:span><text:span text:style-name="T561">) доктор.</text:span></text:p>
      <text:p text:style-name="P1105"><text:span text:style-name="T1091">We are happy </text:span><text:span text:style-name="T1094">— </text:span><text:span text:style-name="T1091">Мы (есть) счастливы.</text:span></text:p>
      <text:p text:style-name="P1099"/>
      <text:p text:style-name="P1384"><text:span text:style-name="T312">Глагол</text:span><text:span text:style-name="T313"> </text:span><text:span text:style-name="T97">be</text:span><text:span text:style-name="T313"> может использоваться в связке с прилагательным. </text:span><text:span text:style-name="T314">П</text:span><text:span text:style-name="T315">ри переводе такая связка </text:span></text:p>
      <text:p text:style-name="P1384"><text:span text:style-name="T315">может образовывать новый глагол, которого нет в </text:span><text:span text:style-name="T316">словаре</text:span><text:span text:style-name="T315">.</text:span></text:p>
      <text:p text:style-name="P1100"/>
      <text:p text:style-name="P1109"><text:span text:style-name="T563">I </text:span><text:span text:style-name="T580">am interested</text:span><text:span text:style-name="T563"> in art — Я</text:span><text:span text:style-name="T564"> </text:span><text:span text:style-name="T581">интересуюсь</text:span><text:span text:style-name="T573"> </text:span><text:span text:style-name="T564">искусством </text:span><text:span text:style-name="T573">(есть заинтересованный)</text:span><text:span text:style-name="T564">.</text:span></text:p>
      <text:p text:style-name="P1109"><text:span text:style-name="T564">My hands </text:span><text:span text:style-name="T581">are cold</text:span><text:span text:style-name="T564"> — Мои руки</text:span><text:span text:style-name="T565"> </text:span><text:span text:style-name="T581">замерзли </text:span><text:span text:style-name="T573">(есть замерзшие)</text:span><text:span text:style-name="T565">.</text:span></text:p>
      <text:p text:style-name="P1061"/>
      <text:p text:style-name="P863">В вопросительных предложениях глагол <text:span text:style-name="T495">be</text:span> меняется местами с подлежащим, </text:p>
      <text:p text:style-name="P863">а в отрицательных, используется с частицей <text:span text:style-name="T495">not</text:span>:</text:p>
      <text:p text:style-name="P863"/>
      <text:p text:style-name="P993"><text:span text:style-name="T1092">I </text:span><text:span text:style-name="T1091">am not a student — Я не студент.</text:span></text:p>
      <text:p text:style-name="P1062">We are not English speakers — Они не англоговорящие люди.</text:p>
      <text:p text:style-name="P993"><text:span text:style-name="T1092">I</text:span><text:span text:style-name="T1091">s it dark? — Сейчас темно?</text:span></text:p>
      <text:p text:style-name="P1062">Are they hungry? — Они голодны?</text:p>
      <text:p text:style-name="P1062"/>
      <text:p text:style-name="P864">Если перед <text:span text:style-name="T504">am/is/are</text:span> нет вопросительного слова, то это общий вопрос. </text:p>
      <text:p text:style-name="P864">В корешке ответа вместо <text:span text:style-name="T495">do/does</text:span> используется <text:span text:style-name="T495">am/is/are</text:span>:</text:p>
      <text:p text:style-name="P864"><text:soft-page-break/></text:p>
      <text:p text:style-name="P994"><text:span text:style-name="T1091">Am I in danger? Yes, you are. </text:span><text:span text:style-name="T1093">—</text:span><text:span text:style-name="T1091"> Я в опасности? Да.</text:span></text:p>
      <text:p text:style-name="P994"><text:span text:style-name="T1091">Is John married? - No, he isn`t. </text:span><text:span text:style-name="T1093">— </text:span><text:span text:style-name="T1091">Джон женат? </text:span><text:span text:style-name="T1093">— </text:span><text:span text:style-name="T1091">Нет.</text:span></text:p>
      <text:p text:style-name="P1063"><text:span text:style-name="T787">Специальный вопрос начинается с вопросительного слова </text:span><text:span text:style-name="T792">или связки</text:span><text:span text:style-name="T787">:</text:span> </text:p>
      <text:p text:style-name="P1063">Where is Jill?<text:span text:style-name="T1124"> </text:span>She is at school. <text:span text:style-name="T1124">— </text:span>Где Джил? Она в школе.</text:p>
      <text:p text:style-name="P1063"/>
      <text:p text:style-name="P1109"><text:span text:style-name="T697">Очень часто </text:span><text:span text:style-name="T567">am/is/are</text:span><text:span text:style-name="T697"> сокращаются: </text:span><text:span text:style-name="T567">I am → I`m, he is → he`s, <text:s/></text:span></text:p>
      <text:p text:style-name="P1109"><text:span text:style-name="T567">you are → you`re, John is → John`s, </text:span><text:span text:style-name="T569">t</text:span><text:span text:style-name="T567">hey are → </text:span><text:span text:style-name="T569">t</text:span><text:span text:style-name="T567">hey`re</text:span><text:span text:style-name="T568">. </text:span></text:p>
      <text:p text:style-name="P1064"/>
      <text:p text:style-name="P1109"><text:span text:style-name="T698">С</text:span><text:span text:style-name="T699">окращать можно как по </text:span><text:span text:style-name="T700">вспом.</text:span><text:span text:style-name="T699"> глаголу, так и по частице </text:span><text:span text:style-name="T570">not</text:span><text:span text:style-name="T699">: </text:span><text:span text:style-name="T570">he is not → he`s not</text:span><text:span text:style-name="T571"> или</text:span><text:span text:style-name="T570"> he isn`t.</text:span></text:p>
      <text:p text:style-name="P1096"><text:span text:style-name="T1248">П</text:span>ри этом <text:span text:style-name="T495">am</text:span> сокращается только по <text:span text:style-name="T495">am</text:span> → <text:span text:style-name="T495">I`m not (I amn`t не существует).</text:span></text:p>
      <text:p text:style-name="P894"/>
      <text:p text:style-name="P1110"><text:span text:style-name="T761">Глагол be</text:span><text:span text:style-name="T763"> </text:span><text:span text:style-name="T761">в Past Simple имеет 2 формы: </text:span></text:p>
      <text:list xml:id="list472045723" text:style-name="L43">
        <text:list-item>
          <text:p text:style-name="P1594"><text:span text:style-name="T761">was — </text:span><text:span text:style-name="T762">если подлежащее в первом лице или множественном числе (</text:span><text:span text:style-name="T589">I, you, we, they</text:span><text:span text:style-name="T762">);</text:span></text:p>
        </text:list-item>
        <text:list-item>
          <text:p text:style-name="P1594"><text:span text:style-name="T762">were <text:s/>— если подлежащее в третьем лице, единственно</text:span><text:span text:style-name="T786">го</text:span><text:span text:style-name="T762"> числ</text:span><text:span text:style-name="T786">а </text:span><text:span text:style-name="T762">(</text:span><text:span text:style-name="T589">he, she, it</text:span><text:span text:style-name="T762">).</text:span></text:p>
        </text:list-item>
      </text:list>
      <text:p text:style-name="P892"/>
      <text:p text:style-name="P995"><text:span text:style-name="T1116">I </text:span><text:span text:style-name="T1091">was</text:span><text:span text:style-name="T1090"> satisfied with my work — Я </text:span><text:span text:style-name="T1091">был</text:span><text:span text:style-name="T1090"> доволен своей работой.</text:span></text:p>
      <text:p text:style-name="P995"><text:span text:style-name="T1091">Was</text:span><text:span text:style-name="T1090"> the weather good? No, it </text:span><text:span text:style-name="T1091">wasn`t</text:span><text:span text:style-name="T1090"> — </text:span><text:span text:style-name="T1091">Погода была хорош</text:span><text:span text:style-name="T1100">ая</text:span><text:span text:style-name="T1091">? Нет.</text:span></text:p>
      <text:p text:style-name="P838"/>
      <text:p text:style-name="P880">В Future Simple принимает только одну форму — <text:span text:style-name="T495">will be</text:span> (буду).</text:p>
      <text:p text:style-name="P1217"><text:span text:style-name="T98">I will be happy to eat — Я буду </text:span><text:span text:style-name="T99">рад </text:span><text:span text:style-name="T98">поесть.</text:span></text:p>
      <text:p text:style-name="P838"/>
      <text:p text:style-name="P884">Глагол <text:span text:style-name="T495">do</text:span></text:p>
      <text:p text:style-name="P839"/>
      <text:p text:style-name="P1108"><text:span text:style-name="T908">Переводится как </text:span><text:span text:style-name="T907">«делать». В </text:span><text:span text:style-name="T909">одном предложении </text:span><text:span text:style-name="T907">может встречаться несколько раз, </text:span></text:p>
      <text:p text:style-name="P1320"><text:span text:style-name="T363">в качестве вспомогательного </text:span><text:span text:style-name="T364">глагола </text:span><text:span text:style-name="T363">и смыслового.</text:span><text:span text:style-name="T1249"> </text:span><text:span text:style-name="T361">Вспомогательным глаголом </text:span><text:span text:style-name="T362">он </text:span><text:span text:style-name="T361">может быть только в отрицаниях и вопросах, времен группы Simple.</text:span></text:p>
      <text:p text:style-name="P1322"/>
      <text:p text:style-name="P1098"><text:span text:style-name="T516">What do you do? </text:span><text:span text:style-name="T517">— </text:span><text:span text:style-name="T516">Что ты делаешь?</text:span></text:p>
      <text:p text:style-name="P1321"><text:span text:style-name="T361">D</text:span><text:span text:style-name="T45">o you like pets? </text:span><text:span text:style-name="T361">—</text:span><text:span text:style-name="T45"> No, I don`t.</text:span></text:p>
      <text:p text:style-name="P1323"/>
      <text:p text:style-name="P269"><text:span text:style-name="T355">В</text:span><text:span text:style-name="T356"> </text:span><text:span text:style-name="T357">прошедшем времени</text:span><text:span text:style-name="T358"> преорбазуется в </text:span><text:span text:style-name="T352">did</text:span><text:span text:style-name="T358"> — «</text:span><text:span text:style-name="T356">делал» (2я форма </text:span><text:span text:style-name="T351">do</text:span><text:span text:style-name="T356">)</text:span><text:span text:style-name="T358">.</text:span></text:p>
      <text:p text:style-name="P893">Если в предложении появляется <text:span text:style-name="T495">was/were</text:span>, <text:span text:style-name="T1160">то </text:span><text:span text:style-name="T1150">did</text:span><text:span text:style-name="T1160"> уже не нужно использовать.</text:span></text:p>
      <text:p text:style-name="P886"/>
      <text:p text:style-name="P885">Глагол <text:span text:style-name="T495">have</text:span></text:p>
      <text:p text:style-name="P865"/>
      <text:p text:style-name="P1191"><text:span text:style-name="T281">Переводится как «иметь». </text:span><text:span text:style-name="T283">Д</text:span><text:span text:style-name="T281">ля времен группы Perfect </text:span><text:span text:style-name="T283">выступает в роли вспомогательного глагола</text:span><text:span text:style-name="T281">. </text:span><text:span text:style-name="T267">Также </text:span><text:span text:style-name="T281">может быть</text:span><text:span text:style-name="T267"> частью устойчивых словосотечаний. В </text:span><text:span text:style-name="T284">прошедшем </text:span></text:p>
      <text:p text:style-name="P1191"><text:span text:style-name="T284">времени</text:span><text:span text:style-name="T267"> преобразуется в </text:span><text:span text:style-name="T85">had</text:span><text:span text:style-name="T267"> </text:span><text:span text:style-name="T352">—</text:span><text:span text:style-name="T267"> «</text:span><text:span text:style-name="T284">имел</text:span><text:span text:style-name="T267">».</text:span></text:p>
      <text:p text:style-name="P867"/>
      <text:p text:style-name="P1187"><text:span text:style-name="T267">В некоторых ситуациях его можно не переводить (когда он смысловой). </text:span><text:span text:style-name="T268">Но при этом в предложении он обязан быть. </text:span><text:span text:style-name="T281">Это </text:span><text:span text:style-name="T268">из-за особенностей английской грамматики, которая требует, обязательного наличия подлежащего и сказуемого.</text:span></text:p>
      <text:p text:style-name="P840"/>
      <text:p text:style-name="P1065">I have a lot of friends — У меня (есть) много друзей.</text:p>
      <text:p text:style-name="P1066">We heave a big house — У нас (есть) большой дом.</text:p>
      <text:p text:style-name="P866"/>
      <text:p text:style-name="P1192"><text:span text:style-name="T285">Когда </text:span><text:span text:style-name="T88">have</text:span><text:span text:style-name="T285"> является смысловым глаголом, он </text:span><text:span text:style-name="T271">работает по тем же правилам что и </text:span><text:span text:style-name="T272">другие</text:span><text:span text:style-name="T271"> </text:span><text:span text:style-name="T285">смысловые </text:span><text:span text:style-name="T271">глаголы, т. е. требует вспомогательного </text:span><text:span text:style-name="T86">do</text:span><text:span text:style-name="T271"> для отрицаний и вопросов. </text:span></text:p>
      <text:p text:style-name="P1192"><text:span text:style-name="T283">В утверждениях </text:span><text:span text:style-name="T88">have</text:span><text:span text:style-name="T285"> </text:span><text:span text:style-name="T283">не пишется с окончанием </text:span><text:span text:style-name="T87">-s</text:span><text:span text:style-name="T283">, а преобразуется в </text:span><text:span text:style-name="T87">has</text:span><text:span text:style-name="T283">.</text:span></text:p>
      <text:p text:style-name="P840"/>
      <text:p text:style-name="P50"><text:span text:style-name="T56">Mike has </text:span><text:span text:style-name="T57">many friends</text:span><text:span text:style-name="T56"> — У Майка много друзей.</text:span></text:p>
      <text:p text:style-name="P51"><text:soft-page-break/><text:span text:style-name="T56">He</text:span><text:span text:style-name="T57"> do</text:span><text:span text:style-name="T56">es</text:span><text:span text:style-name="T57">n`t have many friends </text:span><text:span text:style-name="T58">—</text:span><text:span text:style-name="T57"> У </text:span><text:span text:style-name="T56">него </text:span><text:span text:style-name="T57">не много друзей.</text:span></text:p>
      <text:p text:style-name="P79"><text:span text:style-name="T49">Do you have many friends? </text:span><text:span text:style-name="T58">—</text:span><text:span text:style-name="T49"> У тебя много друзей?</text:span></text:p>
      <text:p text:style-name="P1075"/>
      <text:p text:style-name="P277"><text:span text:style-name="T49">Когда </text:span><text:span text:style-name="T70">have</text:span><text:span text:style-name="T49"> является вспомогательным глаголом, то для </text:span><text:span text:style-name="T70">he/she/it</text:span><text:span text:style-name="T49"> он всегда в форме </text:span><text:span text:style-name="T70">has</text:span><text:span text:style-name="T49">.</text:span></text:p>
      <text:p text:style-name="P80">He hasn`t lost his keys — Он не потерял свои ключи <text:span text:style-name="T1251">(has в отрицании)</text:span>.</text:p>
      <text:p text:style-name="P1076"/>
      <text:p text:style-name="P841">Have в значении «иметь» не употребляется во временах группы Continuous.</text:p>
      <text:p text:style-name="P841"/>
      <text:p text:style-name="P1067">I am having many friends now <text:span text:style-name="T1363">(н</text:span>еправильно<text:span text:style-name="T1363">)</text:span></text:p>
      <text:p text:style-name="P1067">I have many friends <text:span text:style-name="T1363">(п</text:span>равильно<text:span text:style-name="T1363">)</text:span></text:p>
      <text:p text:style-name="P840"/>
      <text:p text:style-name="P1369"><text:span text:style-name="T241">В разговорной речи очесть часто используется оборот </text:span><text:span text:style-name="T70">have got</text:span><text:span text:style-name="T241">. </text:span><text:span text:style-name="T269">Он обозначает тоже самое, что и </text:span><text:span text:style-name="T89">have</text:span><text:span text:style-name="T269"> </text:span><text:span text:style-name="T241">(иметь/владеть/</text:span><text:span text:style-name="T318">есть</text:span><text:span text:style-name="T241">)</text:span><text:span text:style-name="T269">, но используется только в настоящем времени.</text:span></text:p>
      <text:p text:style-name="P848"/>
      <text:p text:style-name="P1369"><text:span text:style-name="T269">Г</text:span><text:span text:style-name="T241">рамматически, </text:span><text:span text:style-name="T70">have got</text:span><text:span text:style-name="T241"> — это Present Perfect, т. е. </text:span><text:span text:style-name="T70">have</text:span><text:span text:style-name="T241"> здесь вспомогательный глагол, </text:span></text:p>
      <text:p text:style-name="P1218"><text:span text:style-name="T282">а основное значение «</text:span><text:span text:style-name="T317">есть</text:span><text:span text:style-name="T282">» передает </text:span><text:span text:style-name="T90">got</text:span><text:span text:style-name="T282"> </text:span><text:span text:style-name="T270">(3я форма get)</text:span><text:span text:style-name="T282">. </text:span></text:p>
      <text:p text:style-name="P842"/>
      <text:p text:style-name="P1068">Have you got a Mercedes? / Do you have a Mercedes? — У тебя есть мерседес?</text:p>
      <text:p text:style-name="P1068">I haven`t got a Mercedes / I don`t have a Mercedes — У меня нет мерседеса.</text:p>
      <text:p text:style-name="P843"/>
      <text:p text:style-name="P1193"><text:span text:style-name="T273">Глагол </text:span><text:span text:style-name="T91">have</text:span><text:span text:style-name="T274"> может входить в состав устойчивых выражений и словосочетаний. </text:span></text:p>
      <text:p text:style-name="P845">В этом случае он может переводится по другому. Также здесь отменяется правило, </text:p>
      <text:p text:style-name="P844">по которому <text:span text:style-name="T495">have</text:span> нельзя употребять в Continuous:</text:p>
      <text:p text:style-name="P844"/>
      <text:list xml:id="list4120597183" text:style-name="L44">
        <text:list-item>
          <text:p text:style-name="P1572"><text:span text:style-name="T1272">в</text:span>ыражения, связанные с приемом пищи:</text:p>
        </text:list-item>
      </text:list>
      <text:list xml:id="list1233988613" text:style-name="L45">
        <text:list-item>
          <text:list>
            <text:list-item>
              <text:p text:style-name="P1573">have a coffee/tea/<text:span text:style-name="T1246">drink</text:span> — пить кофе/чай/<text:span text:style-name="T1246">напиток</text:span>;</text:p>
            </text:list-item>
            <text:list-item>
              <text:p text:style-name="P1573">have a meal — принимать пищу;</text:p>
            </text:list-item>
            <text:list-item>
              <text:p text:style-name="P1573">have a breakfast/luch/dinner — завтракать/обедать/ужинать.</text:p>
            </text:list-item>
          </text:list>
        </text:list-item>
      </text:list>
      <text:p text:style-name="P846"/>
      <text:list xml:id="list154156452981509" text:continue-list="list4120597183" text:style-name="L44">
        <text:list-item>
          <text:p text:style-name="P1716"><text:span text:style-name="T309">в</text:span><text:span text:style-name="T274">ыражения, связанные с времяпровождением:</text:span></text:p>
        </text:list-item>
      </text:list>
      <text:list xml:id="list4109873457" text:style-name="L46">
        <text:list-item>
          <text:list>
            <text:list-item>
              <text:p text:style-name="P1574">have a date — ходить на свидание;</text:p>
            </text:list-item>
            <text:list-item>
              <text:p text:style-name="P1574">have a good time — хорошо проводить время;</text:p>
            </text:list-item>
            <text:list-item>
              <text:p text:style-name="P1574">have a meeting / an appointment — назначать встречу;</text:p>
            </text:list-item>
            <text:list-item>
              <text:p text:style-name="P1574">have a nice day — удачного дня (пожелание);</text:p>
            </text:list-item>
            <text:list-item>
              <text:p text:style-name="P1574">have fun — веселиться.</text:p>
            </text:list-item>
          </text:list>
        </text:list-item>
      </text:list>
      <text:p text:style-name="P844"/>
      <text:list xml:id="list154156322584355" text:continue-list="list154156452981509" text:style-name="L44">
        <text:list-item>
          <text:p text:style-name="P1716"><text:span text:style-name="T309">в</text:span><text:span text:style-name="T274">ыражения, связанные </text:span><text:span text:style-name="T310">с внешностью:</text:span></text:p>
        </text:list-item>
      </text:list>
      <text:list xml:id="list362372688" text:style-name="L47">
        <text:list-item>
          <text:list>
            <text:list-item>
              <text:p text:style-name="P1575">have a bath/shower/shave — принимать ванну/душ, побриться;</text:p>
            </text:list-item>
            <text:list-item>
              <text:p text:style-name="P1575">have a haircat — постричься.</text:p>
            </text:list-item>
          </text:list>
        </text:list-item>
      </text:list>
      <text:p text:style-name="P847"/>
      <text:list xml:id="list154155412621120" text:continue-list="list154156322584355" text:style-name="L44">
        <text:list-item>
          <text:p text:style-name="P1717"><text:span text:style-name="T309">в</text:span><text:span text:style-name="T310">ыражения, связанные с общением:</text:span></text:p>
        </text:list-item>
      </text:list>
      <text:list xml:id="list4244413282" text:style-name="L48">
        <text:list-item>
          <text:list>
            <text:list-item>
              <text:p text:style-name="P1576">have a guess — угадывать, догадываться;</text:p>
            </text:list-item>
            <text:list-item>
              <text:p text:style-name="P1576">have a chat — болтать;</text:p>
            </text:list-item>
            <text:list-item>
              <text:p text:style-name="P1576">have a talk/discussion — беседовать/обсуждать;</text:p>
            </text:list-item>
            <text:list-item>
              <text:p text:style-name="P1576">have a call — позвонить.</text:p>
            </text:list-item>
          </text:list>
        </text:list-item>
      </text:list>
      <text:p text:style-name="P847"/>
      <text:list xml:id="list154155330338725" text:continue-list="list154155412621120" text:style-name="L44">
        <text:list-item>
          <text:p text:style-name="P1717"><text:span text:style-name="T309">в</text:span><text:span text:style-name="T310">ыражения связанные со здоровьем:</text:span></text:p>
        </text:list-item>
      </text:list>
      <text:list xml:id="list191281361" text:style-name="L49">
        <text:list-item>
          <text:list>
            <text:list-item>
              <text:p text:style-name="P1577">have a baby — родить;</text:p>
            </text:list-item>
            <text:list-item>
              <text:p text:style-name="P1577">have a cold — простудиться;</text:p>
            </text:list-item>
            <text:list-item>
              <text:p text:style-name="P1577"><text:soft-page-break/>have a cough — кашлять;</text:p>
            </text:list-item>
            <text:list-item>
              <text:p text:style-name="P1577">have a headache — болит голова.</text:p>
            </text:list-item>
          </text:list>
        </text:list-item>
      </text:list>
      <text:p text:style-name="P847"/>
      <text:list xml:id="list154156800675130" text:continue-list="list154155330338725" text:style-name="L44">
        <text:list-item>
          <text:p text:style-name="P1717"><text:span text:style-name="T309">в</text:span><text:span text:style-name="T310">ыражения, связанные с отдыхом:</text:span></text:p>
          <text:list>
            <text:list-item>
              <text:p text:style-name="P1578">have a day off — взять выходной;</text:p>
            </text:list-item>
            <text:list-item>
              <text:p text:style-name="P1578">have a dream — видеть сон;</text:p>
            </text:list-item>
            <text:list-item>
              <text:p text:style-name="P1578">have a nightmare — видеть кошмар;</text:p>
            </text:list-item>
            <text:list-item>
              <text:p text:style-name="P1578">have a rest — отдыхать;</text:p>
            </text:list-item>
            <text:list-item>
              <text:p text:style-name="P1578">have a sleep — спать.</text:p>
            </text:list-item>
          </text:list>
        </text:list-item>
      </text:list>
      <text:p text:style-name="P847"/>
      <text:list xml:id="list154156400467032" text:continue-numbering="true" text:style-name="L44">
        <text:list-item>
          <text:p text:style-name="P1717"><text:span text:style-name="T309">в</text:span><text:span text:style-name="T310">ыражения, свяханые с физической активностью:</text:span></text:p>
        </text:list-item>
      </text:list>
      <text:list xml:id="list3337296621" text:style-name="L50">
        <text:list-item>
          <text:list>
            <text:list-item>
              <text:p text:style-name="P1579">have a good journey — добраться без проблем (пожелание);</text:p>
            </text:list-item>
            <text:list-item>
              <text:p text:style-name="P1579">have a good flight — хорошо долететь (пожелание);</text:p>
            </text:list-item>
            <text:list-item>
              <text:p text:style-name="P1579">have a lift — подвести (на машине);</text:p>
            </text:list-item>
            <text:list-item>
              <text:p text:style-name="P1580">have a ride — проехаться;</text:p>
            </text:list-item>
            <text:list-item>
              <text:p text:style-name="P1580">have a walk — пройтись (прогуляться);</text:p>
            </text:list-item>
            <text:list-item>
              <text:p text:style-name="P1580">have a swim — поплавать;</text:p>
            </text:list-item>
            <text:list-item>
              <text:p text:style-name="P1580">have a hug — обняться;</text:p>
            </text:list-item>
            <text:list-item>
              <text:p text:style-name="P1580">have a kiss — поцеловаться.</text:p>
            </text:list-item>
          </text:list>
        </text:list-item>
      </text:list>
      <text:p text:style-name="P847"/>
      <text:p text:style-name="P887">Глагол <text:span text:style-name="T495">get</text:span></text:p>
      <text:p text:style-name="P849"/>
      <text:p text:style-name="P1188"><text:span text:style-name="T276">Один и самых запутанных глаголов, который может переводится по разному,</text:span><text:span text:style-name="T275"> в записимости </text:span></text:p>
      <text:p text:style-name="P850">от слов, идущих после него. Поэтому его нужно переводить в связке с соседними словами.</text:p>
      <text:p text:style-name="P851"/>
      <text:p text:style-name="P1188"><text:span text:style-name="T276">Если после </text:span><text:span text:style-name="T92">get</text:span><text:span text:style-name="T276"> идет существительное, то он передает значение </text:span><text:span text:style-name="T275">«</text:span><text:span text:style-name="T276">получать, покупать</text:span><text:span text:style-name="T275">».</text:span></text:p>
      <text:p text:style-name="P850"/>
      <text:p text:style-name="P81"><text:span text:style-name="T59">I </text:span><text:span text:style-name="T49">got a new car — Я купил новую машину.</text:span></text:p>
      <text:p text:style-name="P1069">I got an A today — Я получил пятерку сегодня. (A — <text:span text:style-name="T1251">это </text:span>оценка)</text:p>
      <text:p text:style-name="P1370"><text:span text:style-name="T275">Е</text:span><text:span text:style-name="T241">сли </text:span><text:span text:style-name="T70">get</text:span><text:span text:style-name="T241"> используется со средством передвижения, то он приобретает значение </text:span></text:p>
      <text:p text:style-name="P852">«сесть в транспорт». В этом случае он может использоваться с предлогом <text:span text:style-name="T495">on</text:span>.</text:p>
      <text:p text:style-name="P852"/>
      <text:p text:style-name="P1069">I got on a bus at 5 o`clock — Я сел в автобус в 5 часов.</text:p>
      <text:p text:style-name="P1069">I got a taxi — Я взял такси.</text:p>
      <text:p text:style-name="P850"/>
      <text:p text:style-name="P1370"><text:span text:style-name="T275">Е</text:span><text:span text:style-name="T241">сли после get идет прилагательное, то это означает «прийти к этому состоянию», </text:span></text:p>
      <text:p text:style-name="P852">например: <text:span text:style-name="T495">get hungry (проголодаться), get better (стать лучше), get cold (замерзнуть)</text:span> и т. д.</text:p>
      <text:p text:style-name="P852"/>
      <text:p text:style-name="P1069">He got dressed quickly and left — Он оделся быстро и ушел.</text:p>
      <text:p text:style-name="P852"/>
      <text:p text:style-name="P852">Если <text:span text:style-name="T495">get</text:span> используется с частицей <text:span text:style-name="T495">to</text:span>, то это означает «прибывать в такое-то место».</text:p>
      <text:p text:style-name="P852"/>
      <text:p text:style-name="P1069">I got to work late — Я приехал на работу поздно.</text:p>
      <text:p text:style-name="P1069">I got to the airport by train — Я приехал в аэропорт на поезде.</text:p>
      <text:p text:style-name="P850"/>
      <text:p text:style-name="P850">В пассивном залоге может заменять глагол <text:span text:style-name="T495">be</text:span>. </text:p>
      <text:p text:style-name="P850"/>
      <text:p text:style-name="P850">Если <text:span text:style-name="T495">be</text:span> означает «быть в состоянии / обладать качеством», то <text:span text:style-name="T495">get</text:span> означает </text:p>
      <text:p text:style-name="P851">«входить в состояние / приобретать качество».</text:p>
      <text:p text:style-name="P851"/>
      <text:p text:style-name="P851">В отличии от <text:span text:style-name="T495">be, do, have</text:span>, этот глагол не может быть вспомогательным.</text:p>
      <text:p text:style-name="P853"><text:soft-page-break/>Почти для любого предложения с <text:span text:style-name="T495">get</text:span> можно найти замену с другим глаголом.</text:p>
      <text:p text:style-name="P851"/>
      <text:p text:style-name="P1376"><text:span text:style-name="T241">После </text:span><text:span text:style-name="T70">get</text:span><text:span text:style-name="T241"> могут стоять разные предлоги, в зависимости от которых он может сильно</text:span></text:p>
      <text:p text:style-name="P1377"><text:span text:style-name="T241">меняться. Такие измененя не всегда поддаются логике</text:span><text:span text:style-name="T277">:</text:span></text:p>
      <text:list xml:id="list2417499656" text:style-name="L51">
        <text:list-item>
          <text:p text:style-name="P1581">get along — ладить друг с другом;</text:p>
        </text:list-item>
        <text:list-item>
          <text:p text:style-name="P1581">get away — убираться прочь (грубо);</text:p>
        </text:list-item>
        <text:list-item>
          <text:p text:style-name="P1581">get back — вернуться;</text:p>
        </text:list-item>
        <text:list-item>
          <text:p text:style-name="P1581">get in — попасть внутрь;</text:p>
        </text:list-item>
        <text:list-item>
          <text:p text:style-name="P1581">get on — справиться с ситуацией.</text:p>
        </text:list-item>
      </text:list>
      <text:p text:style-name="P854"/>
      <text:p text:style-name="P996"><text:span text:style-name="T1101">W</text:span><text:span text:style-name="T1091">e get along well — Мы хорошо ладим.</text:span></text:p>
      <text:p text:style-name="P1070">I`ll get away from work as soon as I can — Я свалю с этой работы, как только смогу.</text:p>
      <text:p text:style-name="P1070">Get in the car quickly! — Быстро садись в машину!</text:p>
      <text:p text:style-name="P1071">How are you getting on with your new job? — Как дела на новой работе?</text:p>
      <text:p text:style-name="P1317"/>
      <text:p text:style-name="P131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16">Такие сочетания нельзя переводить по отдельности, а только в связке.</text:p>
      <text:p text:style-name="P851"/>
      <text:p text:style-name="P1316">Один и тот же фразовый глагол может иметь несколько значений.</text:p>
      <text:p text:style-name="P851"/>
      <text:p text:style-name="P883">Глаголы, в которых все путаются</text:p>
      <text:p text:style-name="P855"/>
      <text:p text:style-name="P856"><text:span text:style-name="T666">Tell и say</text:span> можно перевести как «сказать». Только первый означатает «рассказать», </text:p>
      <text:p text:style-name="P856">а второй - «сказать/говорить». </text:p>
      <text:p text:style-name="P856"/>
      <text:p text:style-name="P856">После <text:span text:style-name="T495">tell</text:span> нужно обязательно указать, кому адресована фраза, либо что именно </text:p>
      <text:p text:style-name="P856">говорится. После <text:span text:style-name="T495">tell</text:span> не нужен предлог.</text:p>
      <text:p text:style-name="P856"/>
      <text:p text:style-name="P1072">Tell me the truth — Скажи мне правду.</text:p>
      <text:p text:style-name="P1072">Tell Michael that I will be late — Скажи Майклу, что я опоздаю.</text:p>
      <text:p text:style-name="P856"/>
      <text:p text:style-name="P856">После <text:span text:style-name="T495">say</text:span> можно ничего не указывать, либо указать того, кто сказал фразу.</text:p>
      <text:p text:style-name="P856">Если мы говорим, кому адресована фраза, то после <text:span text:style-name="T495">say</text:span> нужен предлог <text:span text:style-name="T495">to</text:span>.</text:p>
      <text:p text:style-name="P856"/>
      <text:p text:style-name="P1072">«You deserve more than this», I said to myself — Ты заслуживаешь большего, я сказал себе.</text:p>
      <text:p text:style-name="P856"/>
      <text:p text:style-name="P1371"><text:span text:style-name="T154">See, l</text:span><text:span text:style-name="T153">ook, watch</text:span><text:span text:style-name="T241"> передают значение «видеть», но с разными смысловыми оттенками.</text:span></text:p>
      <text:p text:style-name="P856"/>
      <text:p text:style-name="P857">Глагол <text:span text:style-name="T495">see</text:span> означает «видеть», как физическую возможность. Обычно <text:span text:style-name="T1252">он </text:span>не употребляется </text:p>
      <text:p text:style-name="P857">во временах Continuous.</text:p>
      <text:p text:style-name="P856"/>
      <text:p text:style-name="P1072">I see a bird in the tree — Я вижу птицу на дереве.</text:p>
      <text:p text:style-name="P856"/>
      <text:p text:style-name="P856"><text:span text:style-name="T495">Look</text:span> означает «смотреть на что-либо». Если мы хотим узнать на какой объет смотрим — используется предлог <text:span text:style-name="T495">at</text:span>. В отличии от <text:span text:style-name="T495">see</text:span>, можно использовать в Continuous.</text:p>
      <text:p text:style-name="P856"/>
      <text:p text:style-name="P1072">Don`t worry, I`m not looking — Не волнуйся, я не смотрю.</text:p>
      <text:p text:style-name="P1072">I`m looking at the dog — Я смотрю на собаку.</text:p>
      <text:p text:style-name="P856"/>
      <text:p text:style-name="P1189"><text:span text:style-name="T70">Watch</text:span><text:span text:style-name="T241"> означает «</text:span><text:span text:style-name="T279">следить (взором)</text:span><text:span text:style-name="T241">» или «наблюдать» </text:span><text:span text:style-name="T278">за объектом</text:span><text:span text:style-name="T241">.</text:span></text:p>
      <text:p text:style-name="P858"/>
      <text:p text:style-name="P52"><text:soft-page-break/><text:span text:style-name="T60">Mothers always watch their children — М</text:span><text:span text:style-name="T61">а</text:span><text:span text:style-name="T60">мы всегда следят за своими детьми.</text:span></text:p>
      <text:p text:style-name="P82"><text:span text:style-name="T62">I </text:span><text:span text:style-name="T49">like watching birds — Мне нравится наблюдать за птицами.</text:span></text:p>
      <text:p text:style-name="P858"/>
      <text:p text:style-name="P1189"><text:span text:style-name="T153">Hear, listen</text:span><text:span text:style-name="T241"> можно перевести как «слышать» и «слушать». Первый означает физическую возможность, а второй — осознанное действие.</text:span></text:p>
      <text:p text:style-name="P858"/>
      <text:p text:style-name="P1073">Can you hear some noise? — Ты слышишь шум?</text:p>
      <text:p text:style-name="P1073">I think I heard something — Кажется, я что-то слышал.</text:p>
      <text:p text:style-name="P858"/>
      <text:p text:style-name="P1372"><text:span text:style-name="T279">Когда мы говорим о том, что именно слушаем, то</text:span><text:span text:style-name="T241"> </text:span><text:span text:style-name="T279">п</text:span><text:span text:style-name="T241">осле </text:span><text:span text:style-name="T70">listen</text:span><text:span text:style-name="T241"> </text:span><text:span text:style-name="T279">ставится предлог </text:span><text:span text:style-name="T93">to</text:span><text:span text:style-name="T279">.</text:span></text:p>
      <text:p text:style-name="P859">При переводе на русский предлог выпадает.</text:p>
      <text:p text:style-name="P859"/>
      <text:p text:style-name="P1073">Listen to me, please — Пожалуйста, послушай меня.</text:p>
      <text:p text:style-name="P1073">What music do you listen to? - Какую музыку ты слушает?</text:p>
      <text:p text:style-name="P859"/>
      <text:p text:style-name="P1373"><text:span text:style-name="T153">Do, make</text:span><text:span text:style-name="T241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59"/>
      <text:p text:style-name="P860">Устойчивые выражения с do:</text:p>
      <text:list xml:id="list765067293" text:style-name="L52">
        <text:list-item>
          <text:p text:style-name="P1582">do an exam/test — сдавать экзамен/тест;</text:p>
        </text:list-item>
        <text:list-item>
          <text:p text:style-name="P1582">do a course — пройти курс;</text:p>
        </text:list-item>
        <text:list-item>
          <text:p text:style-name="P1582">do work/homework/housework — делать работу / домашнюю работу / работу по дому;</text:p>
        </text:list-item>
        <text:list-item>
          <text:p text:style-name="P1582">do a favour — оказывать услугу;</text:p>
        </text:list-item>
        <text:list-item>
          <text:p text:style-name="P1582">do business — заниматься бизнесом;</text:p>
        </text:list-item>
        <text:list-item>
          <text:p text:style-name="P1582">do right/wrong — поступать правильно/неправильно;</text:p>
        </text:list-item>
        <text:list-item>
          <text:p text:style-name="P1584">do the shopping — делать покупки;</text:p>
        </text:list-item>
        <text:list-item>
          <text:p text:style-name="P1582">do the wassing up — мыть посуду;</text:p>
        </text:list-item>
      </text:list>
      <text:p text:style-name="P859"/>
      <text:p text:style-name="P860">Устойчивые выражения с make:</text:p>
      <text:list xml:id="list3186266977" text:style-name="L53">
        <text:list-item>
          <text:p text:style-name="P1583">make a noise — шуметь;</text:p>
        </text:list-item>
        <text:list-item>
          <text:p text:style-name="P1583">make a bed — застилать постель;</text:p>
        </text:list-item>
        <text:list-item>
          <text:p text:style-name="P1583">make a cake/tea/dinner — приготовить торт/чай/ужин;</text:p>
        </text:list-item>
        <text:list-item>
          <text:p text:style-name="P1718"><text:span text:style-name="T241">make a choice — сделать </text:span><text:span text:style-name="T280">выбор;</text:span></text:p>
        </text:list-item>
        <text:list-item>
          <text:p text:style-name="P1585">make a scision — принять решение;</text:p>
        </text:list-item>
        <text:list-item>
          <text:p text:style-name="P1585">make a promise — обещать, дать обещание;</text:p>
        </text:list-item>
        <text:list-item>
          <text:p text:style-name="P1585">make a friends — подружиться.</text:p>
        </text:list-item>
      </text:list>
      <text:p text:style-name="P861"/>
      <text:p text:style-name="P1074">Could you do me a favour — Не мог бы ты оказать мне услугу? </text:p>
      <text:p text:style-name="P1074">I belive she`ll make the right choice — Я верю, что она сделает правильный выбор.</text:p>
      <text:p text:style-name="P861"/>
      <text:p text:style-name="P1244"><text:span text:style-name="T366">Про и</text:span><text:span text:style-name="T367">нфинитив и герундий</text:span></text:p>
      <text:p text:style-name="P862"/>
      <text:p text:style-name="P869">Когда в английском предложении идет несколько глаголов <text:span text:style-name="T1254">подря</text:span><text:span text:style-name="T1255">д</text:span>, то первый является сказуемым<text:span text:style-name="T1253">, а следующий, свободный от времени, стоит в форме инфинитива </text:span></text:p>
      <text:p text:style-name="P1197"><text:span text:style-name="T299">или герундия </text:span><text:span text:style-name="T300">(</text:span><text:span text:style-name="T311">после сказуемоего</text:span><text:span text:style-name="T301"> </text:span><text:span text:style-name="T299">может быть несколько </text:span><text:span text:style-name="T311">глаголов</text:span><text:span text:style-name="T300">)</text:span><text:span text:style-name="T299">.</text:span></text:p>
      <text:p text:style-name="P868"/>
      <text:p text:style-name="P1083">What do you want <text:span text:style-name="T1062">to do</text:span>? — Что ты хочешь <text:span text:style-name="T1062">делать</text:span>?</text:p>
      <text:p text:style-name="P1083">I like <text:span text:style-name="T1062">playing</text:span> cards — Я люблю <text:span text:style-name="T1062">играть</text:span> в карты.</text:p>
      <text:p text:style-name="P1084">Please don`t make me <text:span text:style-name="T1062">worry</text:span> — Пожалуйста, не заставляй меня <text:span text:style-name="T1062">волноваться</text:span>.</text:p>
      <text:p text:style-name="P1085">I don`t mind <text:span text:style-name="T1062">doing</text:span> it on my own — Я не против <text:span text:style-name="T1062">сделать</text:span> это в одиночку.</text:p>
      <text:p text:style-name="P870"/>
      <text:p text:style-name="P1198"><text:soft-page-break/><text:span text:style-name="T286">И</text:span><text:span text:style-name="T287">нфинитив и герундий дополняют по смыслу </text:span><text:span text:style-name="T302">сказуемое</text:span><text:span text:style-name="T287">. </text:span><text:span text:style-name="T288">Они являются взаимозаменяемы </text:span></text:p>
      <text:p text:style-name="P1198"><text:span text:style-name="T295">и</text:span><text:span text:style-name="T288"> </text:span><text:span text:style-name="T295">в</text:span><text:span text:style-name="T288"> основном </text:span><text:span text:style-name="T295">и</text:span><text:span text:style-name="T288">спользуют</text:span><text:span text:style-name="T295">ся</text:span><text:span text:style-name="T288"> по наитию </text:span><text:span text:style-name="T302">либо</text:span><text:span text:style-name="T288"> в зависимости от диалекта.</text:span></text:p>
      <text:p text:style-name="P871"/>
      <text:p text:style-name="P872">На русский инфинитив и герундий переводятся несколькими способами:</text:p>
      <text:list xml:id="list579580664" text:style-name="L54">
        <text:list-item>
          <text:p text:style-name="P1586">начальной формой глагола (делать);</text:p>
        </text:list-item>
        <text:list-item>
          <text:p text:style-name="P1586">причастием (делая);</text:p>
        </text:list-item>
        <text:list-item>
          <text:p text:style-name="P1586">придаточным предложением (чтобы сделать).</text:p>
        </text:list-item>
      </text:list>
      <text:p text:style-name="P871"/>
      <text:p text:style-name="P888">Инфинитив </text:p>
      <text:p text:style-name="P878"/>
      <text:p text:style-name="P1204"><text:span text:style-name="T308">Э</text:span><text:span text:style-name="T295">то глагол в начальной форме, </text:span><text:span text:style-name="T302">который </text:span><text:span text:style-name="T303">обычно </text:span><text:span text:style-name="T304">идет</text:span><text:span text:style-name="T302"> </text:span><text:span text:style-name="T295">с частицей </text:span><text:span text:style-name="T95">to</text:span><text:span text:style-name="T295">.</text:span></text:p>
      <text:p text:style-name="P1078"><text:span text:style-name="T68">I don`t want </text:span><text:span text:style-name="T1270">to interface</text:span><text:span text:style-name="T68"> — Я не хочу </text:span><text:span text:style-name="T1270">вмешиваться</text:span><text:span text:style-name="T68">.</text:span></text:p>
      <text:p text:style-name="P879"/>
      <text:p text:style-name="P762"><text:span text:style-name="T295">Г</text:span><text:span text:style-name="T289">лаголы, после которых инфинитив всегда </text:span><text:span text:style-name="T296">с частицей </text:span><text:span text:style-name="T94">to</text:span><text:span text:style-name="T289">:</text:span></text:p>
      <text:list xml:id="list1383584109" text:style-name="L55">
        <text:list-item>
          <text:p text:style-name="P1587">want — хотеть;</text:p>
        </text:list-item>
        <text:list-item>
          <text:p text:style-name="P1587">need — нуждаться;</text:p>
        </text:list-item>
        <text:list-item>
          <text:p text:style-name="P1587">plan — планировать;</text:p>
        </text:list-item>
        <text:list-item>
          <text:p text:style-name="P1587">decide — принимать решение;</text:p>
        </text:list-item>
        <text:list-item>
          <text:p text:style-name="P1587">offer — предлагать;</text:p>
        </text:list-item>
        <text:list-item>
          <text:p text:style-name="P1587">hope — надеяться;</text:p>
        </text:list-item>
        <text:list-item>
          <text:p text:style-name="P1587">promise — обещать;</text:p>
        </text:list-item>
        <text:list-item>
          <text:p text:style-name="P1587">try — пытаться;</text:p>
        </text:list-item>
        <text:list-item>
          <text:p text:style-name="P1587">forget — забывать;</text:p>
        </text:list-item>
        <text:list-item>
          <text:p text:style-name="P1587">learn — изучать;</text:p>
        </text:list-item>
        <text:list-item>
          <text:p text:style-name="P1587">would like — хотел бы.</text:p>
        </text:list-item>
      </text:list>
      <text:p text:style-name="P1077"/>
      <text:p text:style-name="P1077">We promise <text:span text:style-name="T1062">to get</text:span> the money — Мы обещали <text:span text:style-name="T1062">достать</text:span> денег.</text:p>
      <text:p text:style-name="P1077">Don`t forget <text:span text:style-name="T1062">to write</text:span> importang things — Не забывай <text:span text:style-name="T1062">записывать</text:span> самое главное.</text:p>
      <text:p text:style-name="P873"/>
      <text:p text:style-name="P1196"><text:span text:style-name="T290">Между смысловым глаголом и идущим за ним инфинитивом часто </text:span><text:span text:style-name="T306">стоит</text:span><text:span text:style-name="T290"> дополнение.</text:span></text:p>
      <text:p text:style-name="P763"><text:span text:style-name="T306">Обычно</text:span><text:span text:style-name="T307"> </text:span><text:span text:style-name="T293">дополнение указывает</text:span><text:span text:style-name="T294">ся</text:span><text:span text:style-name="T293"> после </text:span><text:span text:style-name="T306">следующих </text:span><text:span text:style-name="T293">глаголов:</text:span></text:p>
      <text:list xml:id="list1212247919" text:style-name="L56">
        <text:list-item>
          <text:p text:style-name="P1588">ask — спрашивать;</text:p>
        </text:list-item>
        <text:list-item>
          <text:p text:style-name="P1588">tell — говорить;</text:p>
        </text:list-item>
        <text:list-item>
          <text:p text:style-name="P1588">advice — советовать;</text:p>
        </text:list-item>
        <text:list-item>
          <text:p text:style-name="P1588">expect — ожидать;</text:p>
        </text:list-item>
        <text:list-item>
          <text:p text:style-name="P1588">pesuade — убеждать;</text:p>
        </text:list-item>
        <text:list-item>
          <text:p text:style-name="P1588">teach — обучать.</text:p>
        </text:list-item>
      </text:list>
      <text:p text:style-name="P876"/>
      <text:p text:style-name="P1082"><text:span text:style-name="T1261">I </text:span><text:span text:style-name="T37">asked</text:span><text:span text:style-name="T1262"> </text:span><text:span text:style-name="T1292">Mike</text:span><text:span text:style-name="T1262"> </text:span><text:span text:style-name="T1067">to come</text:span><text:span text:style-name="T1262"> in — Я просила Майка войти.</text:span></text:p>
      <text:p text:style-name="P84"><text:span text:style-name="T35">Tell</text:span><text:span text:style-name="T49"> </text:span><text:span text:style-name="T1293">them</text:span><text:span text:style-name="T49"> </text:span><text:span text:style-name="T66">to leave</text:span><text:span text:style-name="T49"> us alone — Попроси их оставить нас в покое.</text:span></text:p>
      <text:p text:style-name="P873"/>
      <text:p text:style-name="P1199"><text:span text:style-name="T290">Если после смыслового глагола </text:span><text:span text:style-name="T305">указано</text:span><text:span text:style-name="T291"> </text:span><text:span text:style-name="T290">дополне</text:span><text:span text:style-name="T291">ние, </text:span><text:span text:style-name="T292">то такие предложения удобней переводить с использованием придаточного предложения </text:span><text:span text:style-name="T319">(о них позже)</text:span><text:span text:style-name="T292">.</text:span></text:p>
      <text:p text:style-name="P877"/>
      <text:p text:style-name="P88"><text:span text:style-name="T63">I </text:span><text:span text:style-name="T36">promise</text:span><text:span text:style-name="T63"> </text:span><text:span text:style-name="T1294">you</text:span><text:span text:style-name="T63"> </text:span><text:span text:style-name="T67">to be</text:span><text:span text:style-name="T63"> there always — Я обещаю тебе, что буду рядом всегда.</text:span></text:p>
      <text:p text:style-name="P1079"/>
      <text:p text:style-name="P1199"><text:span text:style-name="T372">(</text:span><text:span text:style-name="T373">п</text:span><text:span text:style-name="T374">ридаточно</text:span><text:span text:style-name="T375">е</text:span><text:span text:style-name="T374"> предложени</text:span><text:span text:style-name="T376">е</text:span><text:span text:style-name="T374"> — </text:span><text:span text:style-name="T372">это синтаксическая часть сложноподчиненного предложения, содержащая подчинительный союз или союзное слово: </text:span><text:span text:style-name="T377">Петя убежал с урока, </text:span><text:span text:style-name="T378">чтобы не пропустить концерт</text:span><text:span text:style-name="T372">. </text:span><text:span text:style-name="Emphasis"><text:span text:style-name="T379">Изобразить чувство, </text:span></text:span><text:span text:style-name="Emphasis"><text:span text:style-name="T380">которое я испытывал</text:span></text:span><text:span text:style-name="Emphasis"><text:span text:style-name="T379">, очень трудно</text:span></text:span><text:span text:style-name="T372">)</text:span><text:span text:style-name="T374">.</text:span></text:p>
      <text:p text:style-name="P1079"/>
      <text:p text:style-name="P1199"><text:soft-page-break/><text:span text:style-name="T292">Т</text:span><text:span text:style-name="T297">акже придаточное предложение используется, когда вторая часть объясняет причину действия из главной части. </text:span><text:span text:style-name="T298">В этом случае инфинитив всегда используется с </text:span><text:span text:style-name="T96">to</text:span><text:span text:style-name="T298">.</text:span></text:p>
      <text:p text:style-name="P874"/>
      <text:p text:style-name="P89"><text:span text:style-name="T63">I </text:span><text:span text:style-name="T36">went out</text:span><text:span text:style-name="T67">,</text:span><text:span text:style-name="T63"> </text:span><text:span text:style-name="T67">to buy</text:span><text:span text:style-name="T63"> food — Я </text:span><text:span text:style-name="T36">вышел</text:span><text:span text:style-name="T63">,</text:span><text:span text:style-name="T65"> </text:span><text:span text:style-name="T67">чтобы</text:span><text:span text:style-name="T63"> </text:span><text:span text:style-name="T67">купить</text:span><text:span text:style-name="T63"> еды.</text:span></text:p>
      <text:p text:style-name="P90"><text:span text:style-name="T63">W</text:span><text:span text:style-name="T49">hy did I </text:span><text:span text:style-name="T35">come in</text:span><text:span text:style-name="T49">? </text:span><text:span text:style-name="T66">To drink</text:span><text:span text:style-name="T49"> cofee — Почему я </text:span><text:span text:style-name="T35">зашел</text:span><text:span text:style-name="T49">? </text:span><text:span text:style-name="T66">Чтобы выпить</text:span><text:span text:style-name="T49"> кофе.</text:span></text:p>
      <text:p text:style-name="P1080"/>
      <text:p text:style-name="P286"><text:span text:style-name="T49">Не всегда причина указывается в виде глагола. Если в качестве причины указано существительное, то перед ним будет предлог </text:span><text:span text:style-name="T70">for</text:span><text:span text:style-name="T49"> </text:span><text:span text:style-name="T64">(за, для)</text:span><text:span text:style-name="T49">.</text:span></text:p>
      <text:p text:style-name="P875"/>
      <text:p text:style-name="P1081">I <text:span text:style-name="T25">went out</text:span> <text:span text:style-name="T1062">for food</text:span> — Я <text:span text:style-name="T25">вышел</text:span><text:span text:style-name="T1260"> </text:span><text:span text:style-name="T1062">за едой</text:span>.</text:p>
      <text:p text:style-name="P280"/>
      <text:p text:style-name="P280">Ес<text:span text:style-name="T1260">ть</text:span> глаголы, после которых инфинитив используется без частицы <text:span text:style-name="T495">to</text:span> («голый» инфитив). Таких глаголов немного. Самыми распространенные: <text:span text:style-name="T495">let </text:span>(позволять) и <text:span text:style-name="T495">make</text:span>.</text:p>
      <text:p text:style-name="P278"/>
      <text:p text:style-name="P86"><text:span text:style-name="T25">Let</text:span> <text:span text:style-name="T1289">Peter</text:span> <text:span text:style-name="T1062">explain</text:span> himself — Позволь Питеру объясниться.</text:p>
      <text:p text:style-name="P87"><text:span text:style-name="T25">Let</text:span> <text:span text:style-name="T1289">us</text:span> (let`s) <text:span text:style-name="T1062">watch</text:span> this movie — Давай<text:span text:style-name="T1257"> </text:span>посмотрим этот фильм.</text:p>
      <text:p text:style-name="P279"/>
      <text:p text:style-name="P281">Если после <text:span text:style-name="T495">make</text:span> стоит еще один глагол, то в этом случае <text:span text:style-name="T495">make</text:span> переводится не как «делать», </text:p>
      <text:p text:style-name="P281">а как «заставлять». После <text:span text:style-name="T495">make</text:span> нужно также указать дополнение.</text:p>
      <text:p text:style-name="P281"/>
      <text:p text:style-name="P250">I <text:span text:style-name="T3">can`t</text:span> <text:span text:style-name="T25">make</text:span> <text:span text:style-name="T1289">John</text:span> <text:span text:style-name="T1062">work</text:span> — Я не могу заставить Джона работать.</text:p>
      <text:p text:style-name="P282"/>
      <text:p text:style-name="P284"><text:span text:style-name="T1258">Если инфинитив стоит после связки </text:span><text:span text:style-name="T523">it</text:span><text:span text:style-name="T1280"> + </text:span><text:span text:style-name="T520">be </text:span><text:span text:style-name="T1258">+ прилагательно</text:span><text:span text:style-name="T1259">е</text:span><text:span text:style-name="T1258">, то </text:span><text:span text:style-name="T1280">он </text:span><text:span text:style-name="T1258">используется </text:span></text:p>
      <text:p text:style-name="P284"><text:span text:style-name="T1258">с частицей </text:span><text:span text:style-name="T520">to</text:span><text:span text:style-name="T1258">. </text:span><text:span text:style-name="T1280">Такая связка выражает отношение к делу.</text:span></text:p>
      <text:p text:style-name="P283"/>
      <text:p text:style-name="P85">It <text:span text:style-name="T365">is difficult</text:span> to understand him — Его<text:span text:style-name="T1280"> </text:span>сложно понять.</text:p>
      <text:p text:style-name="P93">It was difficult to find a good job — Было трудно найти хорошую работу.</text:p>
      <text:p text:style-name="P54"><text:span text:style-name="T1280">It is nice to live here — Здесь </text:span><text:span text:style-name="T1281">приятно жить.</text:span></text:p>
      <text:p text:style-name="P283"/>
      <text:p text:style-name="P1389">По правилам английского языка после <text:span text:style-name="T495">be</text:span> всегда используется прилалагательное, при этом на русский, <text:span text:style-name="T495">be</text:span> + прилагательное будет переводиться наречием (где, куда, зачем, как).</text:p>
      <text:p text:style-name="P285"/>
      <text:p text:style-name="P1204"><text:span text:style-name="T1054">Г</text:span><text:span text:style-name="T1055">ерундий</text:span><text:span text:style-name="T808"> </text:span></text:p>
      <text:p text:style-name="P289"/>
      <text:p text:style-name="P1204"><text:span text:style-name="T811">Э</text:span><text:span text:style-name="T804">то нечно среднее между глаголом и существительным, </text:span><text:span text:style-name="T809">потому что м</text:span><text:span text:style-name="T804">ожет переводит</text:span><text:span text:style-name="T809">ь</text:span><text:span text:style-name="T804">ся </text:span></text:p>
      <text:p text:style-name="P1204"><text:span text:style-name="T809">и так и этак </text:span><text:span text:style-name="T812">(в зависимости от места)</text:span><text:span text:style-name="T804">.</text:span><text:span text:style-name="T810"> </text:span><text:span text:style-name="T805">Выглядит как глагол c окончанием </text:span><text:span text:style-name="T521">-ing</text:span><text:span text:style-name="T805">.</text:span></text:p>
      <text:p text:style-name="P292"/>
      <text:p text:style-name="P1205"><text:span text:style-name="T813">Герундий используется после предлогов </text:span><text:span text:style-name="T816">и</text:span><text:span text:style-name="T813"> некоторых глаголов. </text:span><text:span text:style-name="T815">Т</text:span><text:span text:style-name="T816">акже</text:span><text:span text:style-name="T813"> е</text:span><text:span text:style-name="T814">сли после </text:span></text:p>
      <text:p text:style-name="P293">первого глагола идет предлог, то второй всегда пишется в форме герундия.</text:p>
      <text:p text:style-name="P294"/>
      <text:p text:style-name="P291">Если герундий стоит в конце предложения, то он переводится глаголом.</text:p>
      <text:p text:style-name="P1101"/>
      <text:p text:style-name="P997"><text:span text:style-name="T1163">I </text:span><text:span text:style-name="T34">ran</text:span><text:span text:style-name="T1162"> for a long time </text:span><text:span text:style-name="T1235">without</text:span><text:span text:style-name="T1162"> </text:span><text:span text:style-name="T1165">stopping</text:span><text:span text:style-name="T1162"> — Я долго бежал, не останавливаясь.</text:span></text:p>
      <text:p text:style-name="P997"><text:span text:style-name="T1163">D</text:span><text:span text:style-name="T1162">on`t stop. </text:span><text:span text:style-name="T34">Keep</text:span><text:span text:style-name="T1162"> </text:span><text:span text:style-name="T1235">on</text:span><text:span text:style-name="T1162"> </text:span><text:span text:style-name="T1165">running</text:span><text:span text:style-name="T1162">! </text:span><text:span text:style-name="T1164">— </text:span><text:span text:style-name="T1162">Не останавливайся. Продолжай бежать!</text:span></text:p>
      <text:p text:style-name="P998"><text:span text:style-name="T1235">Before</text:span><text:span text:style-name="T1162"> </text:span><text:span text:style-name="T1165">going</text:span><text:span text:style-name="T1162"> </text:span><text:span text:style-name="T1165">out</text:span><text:span text:style-name="T1162">, I phoned Jerry — Перед выходом я позвонил Джерри.</text:span></text:p>
      <text:p text:style-name="P1101"/>
      <text:p text:style-name="P1200"><text:span text:style-name="T343">Глаголы, после которых </text:span><text:span text:style-name="T344">принято использовать</text:span><text:span text:style-name="T343"> герундий:</text:span></text:p>
      <text:p text:style-name="P1102"/>
      <text:list xml:id="list1917939620" text:style-name="L57">
        <text:list-item>
          <text:p text:style-name="P1592">обозначающие начало, продолжительность или конец процесса:</text:p>
          <text:list>
            <text:list-item>
              <text:p text:style-name="P1593">stop — прекращать;</text:p>
            </text:list-item>
            <text:list-item>
              <text:p text:style-name="P1593">finish — заканчивать;</text:p>
            </text:list-item>
            <text:list-item>
              <text:p text:style-name="P1593">give up — прекращать;</text:p>
            </text:list-item>
            <text:list-item>
              <text:p text:style-name="P1593"><text:soft-page-break/>carry on / go on / keep on — продолжать;</text:p>
            </text:list-item>
          </text:list>
          <text:p text:style-name="P1593"/>
        </text:list-item>
        <text:list-item>
          <text:p text:style-name="P1592">обозначающие отношение к чему-то:</text:p>
          <text:list>
            <text:list-item>
              <text:p text:style-name="P1593">dislike — нелюбить;</text:p>
            </text:list-item>
            <text:list-item>
              <text:p text:style-name="P1593">enjoy — нравиться;</text:p>
            </text:list-item>
          </text:list>
        </text:list-item>
        <text:list-item>
          <text:p text:style-name="P1592">глаголы чувственного восприятия:</text:p>
          <text:list>
            <text:list-item>
              <text:p text:style-name="P1593">see — видеть;</text:p>
            </text:list-item>
            <text:list-item>
              <text:p text:style-name="P1593">watch — смотреть;</text:p>
            </text:list-item>
            <text:list-item>
              <text:p text:style-name="P1593">hear — слышать;</text:p>
            </text:list-item>
            <text:list-item>
              <text:p text:style-name="P1593">listen to — слушать.</text:p>
            </text:list-item>
          </text:list>
        </text:list-item>
      </text:list>
      <text:p text:style-name="P1103"/>
      <text:list xml:id="list154156773999146" text:continue-numbering="true" text:style-name="L57">
        <text:list-item>
          <text:p text:style-name="P1592">другие глаголы и словосочетания:</text:p>
          <text:list>
            <text:list-item>
              <text:p text:style-name="P1593">suggest — предлагать;</text:p>
            </text:list-item>
            <text:list-item>
              <text:p text:style-name="P1593">mind — иметь ввиду, возражать;</text:p>
            </text:list-item>
            <text:list-item>
              <text:p text:style-name="P1593">avoid — избегать;</text:p>
            </text:list-item>
            <text:list-item>
              <text:p text:style-name="P1593">practice — практиковаться;</text:p>
            </text:list-item>
            <text:list-item>
              <text:p text:style-name="P1593">can`t help — не мочь не делать;</text:p>
            </text:list-item>
            <text:list-item>
              <text:p text:style-name="P1593">can`t stand — не выносить, ненавидеть;</text:p>
            </text:list-item>
            <text:list-item>
              <text:p text:style-name="P1593">look forward to — ждать с нетерпением.</text:p>
            </text:list-item>
          </text:list>
        </text:list-item>
      </text:list>
      <text:p text:style-name="P1102"/>
      <text:p text:style-name="P999">I enjoy <text:span text:style-name="T1062">reading</text:span> very much — Я очень люблю читать.</text:p>
      <text:p text:style-name="P999">I can`t help <text:span text:style-name="T1062">feeling</text:span> responsible — Я не могу не чувствовать ответственности.</text:p>
      <text:p text:style-name="P999">I look forward to <text:span text:style-name="T1062">meeting</text:span> John — Я жд<text:span text:style-name="T1273">у</text:span> с нетерпением встечи с Джоном.</text:p>
      <text:p text:style-name="P287"/>
      <text:p text:style-name="P287">Сочетание сказуемого и герундия можно расш<text:span text:style-name="T1274">и</text:span>рить, добавив между ними дополнение.</text:p>
      <text:p text:style-name="P287"/>
      <text:p text:style-name="P53"><text:span text:style-name="T1263">I </text:span><text:span text:style-name="T38">saw</text:span><text:span text:style-name="T1263"> </text:span><text:span text:style-name="T1295">John</text:span><text:span text:style-name="T1263"> </text:span><text:span text:style-name="T1068">working</text:span><text:span text:style-name="T1263"> in the garden — Я видел, как Джон работает в саду.</text:span></text:p>
      <text:p text:style-name="P91">He <text:span text:style-name="T3">can`t</text:span> <text:span text:style-name="T25">stand</text:span> <text:span text:style-name="T1289">his father</text:span> <text:span text:style-name="T1062">drinking</text:span> — Он не может вынести того, что его отец пьет.</text:p>
      <text:p text:style-name="P278"/>
      <text:p text:style-name="P290">Когда нужно сказать про дейсвтие, которое регулярно совершается, то для этого используется</text:p>
      <text:p text:style-name="P764"><text:span text:style-name="T806">связка </text:span><text:span text:style-name="T522">go</text:span><text:span text:style-name="T806"> + герундий. Глагол </text:span><text:span text:style-name="T522">go</text:span><text:span text:style-name="T806"> в этом случае переводится как «занимаюсь этим делом»:</text:span></text:p>
      <text:list xml:id="list640769589" text:style-name="L58">
        <text:list-item>
          <text:p text:style-name="P1703"><text:span text:style-name="T806">go swimming — занима</text:span><text:span text:style-name="T807">ться</text:span><text:span text:style-name="T806"> плаваньем;</text:span></text:p>
        </text:list-item>
        <text:list-item>
          <text:p text:style-name="P1661">go running — бегать;</text:p>
        </text:list-item>
        <text:list-item>
          <text:p text:style-name="P1661">go fishing — рыбачить;</text:p>
        </text:list-item>
        <text:list-item>
          <text:p text:style-name="P1703">go skiing — кататься на лыжах;</text:p>
        </text:list-item>
        <text:list-item>
          <text:p text:style-name="P1719">go shopping — ходить по магазинам.</text:p>
        </text:list-item>
      </text:list>
      <text:p text:style-name="P1380"/>
      <text:p text:style-name="P1201"><text:span text:style-name="T1264">А связка </text:span><text:span text:style-name="T522">like</text:span><text:span text:style-name="T1264"> + герундий означает «</text:span><text:span text:style-name="T1265">люблю</text:span><text:span text:style-name="T1264"> заниматься этим </text:span><text:span text:style-name="T1265">делом</text:span><text:span text:style-name="T1264">».</text:span></text:p>
      <text:p text:style-name="P1380"/>
      <text:p text:style-name="P92">Would you like to <text:span text:style-name="T1062">go skiing</text:span> this weekend? — Ты хочешь <text:span text:style-name="T1062">покататься на лыжах</text:span> на выходных?</text:p>
      <text:p text:style-name="P92">I would rather <text:span text:style-name="T1062">go shopp</text:span><text:span text:style-name="T1069">i</text:span><text:span text:style-name="T1062">ng</text:span> — Нет, я лучше <text:span text:style-name="T1062">пойду по магазинам</text:span>.</text:p>
      <text:p text:style-name="P92">I <text:span text:style-name="T1062">like shopping</text:span> with my girlfriends! — Я <text:span text:style-name="T1062">люблю ходить по магазинам</text:span> с подру<text:span text:style-name="T1275">ж</text:span>ками!</text:p>
      <text:p text:style-name="P1380"/>
      <text:p text:style-name="P1203"><text:span text:style-name="T1267">Если герундий стоит в начале предложения, то он </text:span><text:span text:style-name="T1269">переводится не как глагол, а</text:span><text:span text:style-name="T1268"> как сущестительное </text:span><text:span text:style-name="T1269">(т. е. в этом случае он является подлежащим)</text:span><text:span text:style-name="T1267">.</text:span></text:p>
      <text:p text:style-name="P1202"/>
      <text:p text:style-name="P158">Swimming is very good for your health — Плаванье хорошо для здоровья</text:p>
      <text:p text:style-name="P158"><text:span text:style-name="T1266">L</text:span>earning English is not easy — Изучение английского — это нелегко.</text:p>
      <text:p text:style-name="P1202"/>
      <text:p text:style-name="P684">Глаголы, после который можно использовать как инфинитив так и герундий:</text:p>
      <text:p text:style-name="P684"><text:soft-page-break/></text:p>
      <text:list xml:id="list3752660780" text:style-name="L59">
        <text:list-item>
          <text:p text:style-name="P1688">обозначающие процесс:</text:p>
          <text:list>
            <text:list-item>
              <text:p text:style-name="P1689">start, begin — начинать;</text:p>
            </text:list-item>
            <text:list-item>
              <text:p text:style-name="P1689">continue — продолжать;</text:p>
            </text:list-item>
          </text:list>
        </text:list-item>
      </text:list>
      <text:p text:style-name="P684"/>
      <text:list xml:id="list154155937354408" text:continue-numbering="true" text:style-name="L59">
        <text:list-item>
          <text:p text:style-name="P1688">обозначающие отношение к чему-то:</text:p>
          <text:list>
            <text:list-item>
              <text:p text:style-name="P1690">love — любить;</text:p>
            </text:list-item>
            <text:list-item>
              <text:p text:style-name="P1690">like — нравиться;</text:p>
            </text:list-item>
            <text:list-item>
              <text:p text:style-name="P1690">hate — ненавидеть;</text:p>
            </text:list-item>
            <text:list-item>
              <text:p text:style-name="P1690">prefer — предпочитать;</text:p>
            </text:list-item>
          </text:list>
        </text:list-item>
      </text:list>
      <text:p text:style-name="P685"/>
      <text:p text:style-name="P159">I started to leart English at school / I started learning English at school.</text:p>
      <text:p text:style-name="P159">I love to play the piano / I love playing the piano.</text:p>
      <text:p text:style-name="P686"/>
      <text:p text:style-name="P1411">Формальное подлежащее. <text:span text:style-name="T1277">Dummy subject</text:span></text:p>
      <text:p text:style-name="P687"/>
      <text:p text:style-name="P688">В английском предложении обязательно должно присутствовать подлежащее и сказуемое.</text:p>
      <text:p text:style-name="P689">Это его грамматическая основа. В русском предложении подлежащее может отсутствовать.</text:p>
      <text:p text:style-name="P688">Из-за этого могут возн<text:span text:style-name="T1277">и</text:span>кать некоторые трудности при переводе.</text:p>
      <text:p text:style-name="P688"/>
      <text:p text:style-name="P690">Когда в русском предложении подлежащее отсутствует, в английском используется формальное подлежащее. Их всего 2: <text:span text:style-name="T495">there</text:span> и <text:span text:style-name="T495">it</text:span>, <text:span text:style-name="T1278">но </text:span><text:span text:style-name="T1282">еще </text:span><text:span text:style-name="T1278">могут</text:span><text:span text:style-name="T1282"> </text:span><text:span text:style-name="T1278">встретиться: </text:span><text:span text:style-name="T524">t</text:span><text:span text:style-name="T495">hey</text:span>, <text:span text:style-name="T495">this</text:span>, <text:span text:style-name="T495">that</text:span>.</text:p>
      <text:p text:style-name="P1233"><text:span text:style-name="T389">Т</text:span><text:span text:style-name="T390">акие предложения удобнее переводить с конца </text:span><text:span text:style-name="T461">(как и </text:span><text:span text:style-name="T462">все, в английском</text:span><text:span text:style-name="T461">)</text:span><text:span text:style-name="T390">. </text:span></text:p>
      <text:p text:style-name="P691"/>
      <text:p text:style-name="P1209"><text:span text:style-name="T397">П</text:span><text:span text:style-name="T395">одлежащее </text:span><text:span text:style-name="T600">there</text:span><text:span text:style-name="T395"> </text:span><text:span text:style-name="T397">всегда идет</text:span><text:span text:style-name="T395"> в связке с глаголом </text:span><text:span text:style-name="T600">be</text:span><text:span text:style-name="T395">. Оно необходимо, чтобы сказать </text:span></text:p>
      <text:p text:style-name="P1209"><text:span text:style-name="T395">о местоположении существительного, которое идет после </text:span><text:span text:style-name="T600">be</text:span><text:span text:style-name="T395"> </text:span><text:span text:style-name="T397">(как указатель)</text:span><text:span text:style-name="T395">.</text:span></text:p>
      <text:p text:style-name="P694"/>
      <text:p text:style-name="P160"><text:span text:style-name="T23">There</text:span><text:span text:style-name="T1279"> </text:span><text:span text:style-name="T40">is</text:span><text:span text:style-name="T1279"> </text:span><text:span text:style-name="T1296">a new restaurant</text:span><text:span text:style-name="T1279"> </text:span><text:span text:style-name="T12">in King Street</text:span><text:span text:style-name="T1279"> — На Кинг-стрит есть новый ресторан.</text:span></text:p>
      <text:p text:style-name="P161"><text:span text:style-name="T13">There</text:span> <text:span text:style-name="T25">was</text:span> <text:span text:style-name="T1289">a fight</text:span> <text:span text:style-name="T10">in the street today</text:span> — На улице сегодня была драка.</text:p>
      <text:p text:style-name="P695"/>
      <text:p text:style-name="P1207"><text:span text:style-name="T395">Иногда с помощью </text:span><text:span text:style-name="T600">there</text:span><text:span text:style-name="T395"> + </text:span><text:span text:style-name="T600">be</text:span><text:span text:style-name="T395"> говорят о существительном, которое не может совершать действий, но с которым связана дополнительная информация.</text:span></text:p>
      <text:p text:style-name="P695"/>
      <text:p text:style-name="P94"><text:span text:style-name="T389">T</text:span><text:span text:style-name="T395">here is something I want to tell you — Есть, кое-что, что я должен сказать тебе.</text:span></text:p>
      <text:p text:style-name="P696"/>
      <text:p text:style-name="P1208"><text:span text:style-name="T390">Связка </text:span><text:span text:style-name="T601">there</text:span><text:span text:style-name="T390"> + </text:span><text:span text:style-name="T601">be</text:span><text:span text:style-name="T390"> переводится по глаголу </text:span><text:span text:style-name="T601">be</text:span><text:span text:style-name="T390">, либо полностью выпадает при переводе.</text:span></text:p>
      <text:p text:style-name="P1382"><text:span text:style-name="T391">В Present Perfect, </text:span><text:span text:style-name="T602">be</text:span><text:span text:style-name="T391"> преобразуется в </text:span><text:span text:style-name="T602">have/has been</text:span><text:span text:style-name="T391">.</text:span></text:p>
      <text:p text:style-name="P696"/>
      <text:p text:style-name="P1206"><text:span text:style-name="T391">В вопросах </text:span><text:span text:style-name="T602">be</text:span><text:span text:style-name="T391"> </text:span><text:span text:style-name="T392">ставится</text:span><text:span text:style-name="T391"> перед </text:span><text:span text:style-name="T602">there</text:span><text:span text:style-name="T391">. Вопрос не обязательно </text:span><text:span text:style-name="T396">должен быть </text:span><text:span text:style-name="T391">общи</text:span><text:span text:style-name="T396">м</text:span><text:span text:style-name="T391">. </text:span></text:p>
      <text:p text:style-name="P693">Он может начинаться и с вопросительного слова. </text:p>
      <text:p text:style-name="P698"/>
      <text:p text:style-name="P162">What is there in the box? — Что находится в коробке? (Что есть в коробке?)</text:p>
      <text:p text:style-name="P698"/>
      <text:p text:style-name="P1206"><text:span text:style-name="T392">Отрицание образуется</text:span><text:span text:style-name="T391"> </text:span><text:span text:style-name="T392">с помощью частицы </text:span><text:span text:style-name="T603">not</text:span><text:span text:style-name="T392"> после </text:span><text:span text:style-name="T603">be</text:span><text:span text:style-name="T392">. Также </text:span><text:span text:style-name="T394">можно</text:span><text:span text:style-name="T392"> использовать отрицательное местоимение </text:span><text:span text:style-name="T603">no</text:span><text:span text:style-name="T392">, </text:span><text:span text:style-name="T1285">которое стоит перед существительным, как отдельное слово</text:span><text:span text:style-name="T392">.</text:span></text:p>
      <text:p text:style-name="P698"/>
      <text:p text:style-name="P95"><text:span text:style-name="T381">There aren`t any challenges in his life / T</text:span><text:span text:style-name="T393">here are no challenges in his life</text:span><text:span text:style-name="T381"> — </text:span></text:p>
      <text:p text:style-name="P162">В его жизни нет испытаний.</text:p>
      <text:p text:style-name="P698"/>
      <text:p text:style-name="P1209"><text:span text:style-name="T397">Подлежащее </text:span><text:span text:style-name="T604">it</text:span><text:span text:style-name="T397"> </text:span><text:span text:style-name="T406">обычно </text:span><text:span text:style-name="T397">используется, когда надо сообщить время или сказать о погоде.</text:span></text:p>
      <text:p text:style-name="P702"/>
      <text:p text:style-name="P1210"><text:soft-page-break/><text:span text:style-name="T400">После </text:span><text:span text:style-name="T605">it</text:span><text:span text:style-name="T400"> может идти не только существительное </text:span><text:span text:style-name="T402">(в отличие от </text:span><text:span text:style-name="T607">there</text:span><text:span text:style-name="T402">)</text:span><text:span text:style-name="T400">, но </text:span><text:span text:style-name="T402">также </text:span><text:span text:style-name="T400">прилагательное </text:span><text:span text:style-name="T402">или глагол</text:span><text:span text:style-name="T400"> </text:span><text:span text:style-name="T402">(обычно идет прилагательное).</text:span></text:p>
      <text:p text:style-name="P163"/>
      <text:p text:style-name="P701"><text:span text:style-name="T525">It</text:span><text:span text:style-name="T1284"> может идти в связке с любым глаголом, а не только с </text:span><text:span text:style-name="T525">be</text:span><text:span text:style-name="T1284">.</text:span></text:p>
      <text:p text:style-name="P702"/>
      <text:p text:style-name="P1395"><text:span text:style-name="T17">It</text:span><text:span text:style-name="T598"> </text:span><text:span text:style-name="T30">is</text:span><text:span text:style-name="T598"> 5 o`clock — Сейчас 5 часов.</text:span></text:p>
      <text:p text:style-name="P96"><text:span text:style-name="T18">It</text:span><text:span text:style-name="T381"> </text:span><text:span text:style-name="T39">is</text:span><text:span text:style-name="T381"> warm — Тепло.</text:span></text:p>
      <text:p text:style-name="P96"><text:span text:style-name="T18">It</text:span><text:span text:style-name="T381"> often </text:span><text:span text:style-name="T39">snows</text:span><text:span text:style-name="T381"> </text:span><text:span text:style-name="T398">in the winter — Зимой часто идет снег.</text:span></text:p>
      <text:p text:style-name="P703"/>
      <text:p text:style-name="P765"><text:span text:style-name="T398">Е</text:span><text:span text:style-name="T401">ще </text:span><text:span text:style-name="T606">it</text:span><text:span text:style-name="T401"> является подлежащим в таких конструкциях:</text:span></text:p>
      <text:list xml:id="list3126159090" text:style-name="L60">
        <text:list-item>
          <text:p text:style-name="P1720"><text:span text:style-name="T598">It`s time</text:span><text:span text:style-name="T381"> — пора (после используется инфинитив для указания действия, </text:span></text:p>
          <text:p text:style-name="P1691">которое пришло время сделать);</text:p>
        </text:list-item>
        <text:list-item>
          <text:p text:style-name="P1721"><text:span text:style-name="T603">I</text:span><text:span text:style-name="T598">t</text:span><text:span text:style-name="T381"> + </text:span><text:span text:style-name="T598">be</text:span><text:span text:style-name="T381"> + прилагательное + инфинитив</text:span><text:span text:style-name="T399"> (отношение к делу);</text:span></text:p>
        </text:list-item>
        <text:list-item>
          <text:p text:style-name="P1722"><text:span text:style-name="T399">в </text:span><text:span text:style-name="T381">пассивном залоге, в оборотах </text:span><text:span text:style-name="T598">it is known</text:span><text:span text:style-name="T381"> (известно) и </text:span><text:span text:style-name="T598">it is said</text:span><text:span text:style-name="T381"> (говорят).</text:span></text:p>
        </text:list-item>
      </text:list>
      <text:p text:style-name="P699"/>
      <text:p text:style-name="P1221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9"/>
      <text:p text:style-name="P1394"><text:span text:style-name="T393">Т</text:span><text:span text:style-name="T381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700"/>
      <text:p text:style-name="P1106"><text:span text:style-name="T388">They say this film is interesting / </text:span><text:span text:style-name="T387">This film is said to be interesting</text:span><text:span text:style-name="T388"> — </text:span></text:p>
      <text:p text:style-name="P1107">Говорят, этот фильминтересный.</text:p>
      <text:p text:style-name="P1383"/>
      <text:p text:style-name="P1354"><text:span text:style-name="T1283">М</text:span>естоимение. Pronoun</text:p>
      <text:p text:style-name="P697"/>
      <text:p text:style-name="P1353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04"/>
      <text:p text:style-name="P705">Все местоимения можно разбить на несколько группы:</text:p>
      <text:list xml:id="list3976470871" text:style-name="L61">
        <text:list-item>
          <text:p text:style-name="P1692">личные местоимения (Personal Pronouns);</text:p>
        </text:list-item>
        <text:list-item>
          <text:p text:style-name="P1692">притяжательные местоимения (Possessive Pronouns);</text:p>
        </text:list-item>
        <text:list-item>
          <text:p text:style-name="P1692">возвратные местоимения (Reflexive Pronouns);</text:p>
        </text:list-item>
        <text:list-item>
          <text:p text:style-name="P1692">указательные местоимения (Demonstrative Pronouns);</text:p>
        </text:list-item>
        <text:list-item>
          <text:p text:style-name="P1692"><text:span text:style-name="T1316">неопределенные </text:span>местоимения <text:span text:style-name="T1320">(</text:span>some, any, no и их производные<text:span text:style-name="T1320">)</text:span>.</text:p>
        </text:list-item>
      </text:list>
      <text:p text:style-name="P692"/>
      <text:p text:style-name="P9">Личные местоимения</text:p>
      <text:p text:style-name="P706"/>
      <text:p text:style-name="P1226"><text:span text:style-name="T403">Имеют только 2 формы: </text:span>именительный паде<text:span text:style-name="T1321">ж и </text:span><text:span text:style-name="T403">объектные падеж.</text:span></text:p>
      <text:p text:style-name="P707">Объектный падеж соответсвует любому косвенному падежу русского языка.</text:p>
      <text:p text:style-name="P707">(косвенный падежы — это все падежы, кроме именительного)</text:p>
      <text:p text:style-name="P707"/>
      <text:p text:style-name="P788"><text:span text:style-name="T403">Личные местоимения в именительном падеже </text:span><text:span text:style-name="T416">заменяют</text:span><text:span text:style-name="T412"> подлежащее </text:span><text:span text:style-name="T420">(кто/</text:span><text:span text:style-name="T421">что</text:span><text:span text:style-name="T420">)</text:span><text:span text:style-name="T412">:</text:span></text:p>
      <text:p text:style-name="P744">…</text:p>
      <text:p text:style-name="P709">Местоимения <text:span text:style-name="T495">he</text:span> <text:span text:style-name="T1300">(он)</text:span> и <text:span text:style-name="T495">she</text:span> <text:span text:style-name="T1300">(она)</text:span> заменяют <text:span text:style-name="T1254">человека</text:span>.</text:p>
      <text:p text:style-name="P709">Они не могут заменить неодушевленный предмет или животное.</text:p>
      <text:p text:style-name="P708"/>
      <text:p text:style-name="P1215">Местоимение you заменяет 2 лицо <text:span text:style-name="T1310">(ты/</text:span>вы<text:span text:style-name="T1310">)</text:span>. По умолчанию you означает «вы» <text:span text:style-name="T404">и лишь </text:span></text:p>
      <text:p text:style-name="P1215"><text:soft-page-break/><text:span text:style-name="T404">по тону и </text:span><text:span text:style-name="T405">словам</text:span><text:span text:style-name="T404"> можно догадаться что вместо «вы», хотят сказать «ты».</text:span></text:p>
      <text:p text:style-name="P708"/>
      <text:p text:style-name="P164">Hey you, kid! Come to me — Эй ты, пацан, подойди сюда. (грубо)</text:p>
      <text:p text:style-name="P164">Would you like some tea? — Не хотите ли вы чаю? (вежливо)</text:p>
      <text:p text:style-name="P708"/>
      <text:p text:style-name="P712">Местоимение <text:span text:style-name="T495">it</text:span> <text:span text:style-name="T1287">переводится как «он/она/оно» </text:span><text:span text:style-name="T1411">или «этот/эта/это»</text:span><text:span text:style-name="T1287">.</text:span> <text:span text:style-name="T1287">З</text:span>аменяет все неодушевленный предметы <text:span text:style-name="T1309">(</text:span>независимо от их рода<text:span text:style-name="T1309">)</text:span>, а также животных.</text:p>
      <text:p text:style-name="P710"/>
      <text:p text:style-name="P165">Where is the <text:span text:style-name="T1062">book</text:span>? <text:span text:style-name="T1062">It</text:span> is on the table — Где <text:span text:style-name="T1062">книга</text:span>? <text:span text:style-name="T1062">Она</text:span> на столе.</text:p>
      <text:p text:style-name="P165">My <text:span text:style-name="T1062">cat</text:span> is funny. <text:span text:style-name="T1062">It</text:span> plays all day long — Мой <text:span text:style-name="T1062">кот</text:span> смешной. <text:span text:style-name="T1062">Он</text:span> играет целый день.</text:p>
      <text:p text:style-name="P710"/>
      <text:p text:style-name="P713">Местоимение <text:span text:style-name="T495">they</text:span> переводится как «они». <text:span text:style-name="T1287">Может заменять как людей,</text:span> </text:p>
      <text:p text:style-name="P713"><text:span text:style-name="T1287">так и </text:span>неодушевленные предметы.</text:p>
      <text:p text:style-name="P711"/>
      <text:p text:style-name="P166">Where are the <text:span text:style-name="T1062">keys</text:span>? <text:span text:style-name="T1062">They</text:span> are on the table — Где <text:span text:style-name="T1062">ключи</text:span>? <text:span text:style-name="T1062">Они</text:span> на столе.</text:p>
      <text:p text:style-name="P712"/>
      <text:p text:style-name="P1211"><text:span text:style-name="T407">Местоимение </text:span><text:span text:style-name="T608">we</text:span><text:span text:style-name="T407"> переводится как «мы». </text:span><text:span text:style-name="T410">И </text:span><text:span text:style-name="T609">they</text:span><text:span text:style-name="T410">, и </text:span><text:span text:style-name="T609">we</text:span><text:span text:style-name="T407"> </text:span><text:span text:style-name="T410">могут </text:span><text:span text:style-name="T407">заменять связки из </text:span></text:p>
      <text:p text:style-name="P715">нескольких слов, которые используются как одно подлежащее.</text:p>
      <text:p text:style-name="P716"/>
      <text:p text:style-name="P55"><text:span text:style-name="T1070">S</text:span><text:span text:style-name="T1071">ue and I</text:span><text:span text:style-name="T408"> are good friends — </text:span><text:span text:style-name="T1072">Мы со Сью</text:span><text:span text:style-name="T409"> хорошие друзья </text:span><text:span text:style-name="T411">(</text:span><text:span text:style-name="T413">я</text:span><text:span text:style-name="T411"> </text:span><text:span text:style-name="T413">+</text:span><text:span text:style-name="T411"> Сью = we)</text:span><text:span text:style-name="T408">.</text:span></text:p>
      <text:p text:style-name="P167"><text:span text:style-name="T381">Where are </text:span><text:span text:style-name="T1062">Tom and Jerry</text:span><text:span text:style-name="T381">? </text:span><text:span text:style-name="T1062">They</text:span><text:span text:style-name="T381"> are in the garden — Где </text:span><text:span text:style-name="T1062">Том и Джерри</text:span><text:span text:style-name="T381">? </text:span><text:span text:style-name="T1062">Они</text:span><text:span text:style-name="T381"> в саду.</text:span></text:p>
      <text:p text:style-name="P717"/>
      <text:p text:style-name="P1390"><text:span text:style-name="T405">It — </text:span><text:span text:style-name="T440">переводится как «</text:span><text:span text:style-name="T405">это»? </text:span><text:span text:style-name="T441">(</text:span><text:span text:style-name="T405">I</text:span><text:span text:style-name="T442">t</text:span><text:span text:style-name="T405"> is in the garden — Это в саду</text:span><text:span text:style-name="T441">)</text:span><text:span text:style-name="T405">.</text:span></text:p>
      <text:p text:style-name="P1391"><text:span text:style-name="T405">(</text:span><text:span text:style-name="T443">после it может стоять указание на место, где происходит ситуация, стр. 192</text:span><text:span text:style-name="T439">)</text:span></text:p>
      <text:p text:style-name="P718"/>
      <text:p text:style-name="P766"><text:span text:style-name="T414">Личные местоимения в объектном падеже </text:span><text:span text:style-name="T416">заменяют</text:span><text:span text:style-name="T414"> дополнени</text:span><text:span text:style-name="T415">е </text:span><text:span text:style-name="T420">(кого, кому, кем)</text:span><text:span text:style-name="T414">:</text:span></text:p>
      <text:list xml:id="list2488157152" text:style-name="L62">
        <text:list-item>
          <text:p text:style-name="P1760">me — меня, мне, мной;</text:p>
        </text:list-item>
        <text:list-item>
          <text:p text:style-name="P1760">you — тебя, тебе, тобой / вас, вам, вами;</text:p>
        </text:list-item>
        <text:list-item>
          <text:p text:style-name="P1761">him — его, ему, <text:span text:style-name="T1306">им;</text:span></text:p>
        </text:list-item>
        <text:list-item>
          <text:p text:style-name="P1761">her — ее, ей;</text:p>
        </text:list-item>
        <text:list-item>
          <text:p text:style-name="P1762"><text:span text:style-name="T1166">it — </text:span><text:span text:style-name="T1167">этого</text:span><text:span text:style-name="T1166">, </text:span><text:span text:style-name="T1167">этому, этим </text:span><text:span text:style-name="T1169">(неодушевлен.)</text:span><text:span text:style-name="T1168">;</text:span></text:p>
        </text:list-item>
        <text:list-item>
          <text:p text:style-name="P1761">us — нас, нам, нами;</text:p>
        </text:list-item>
        <text:list-item>
          <text:p text:style-name="P1761">them — их, им, ими.</text:p>
          <text:p text:style-name="P1763"/>
        </text:list-item>
      </text:list>
      <text:p text:style-name="P168"><text:span text:style-name="T13">I</text:span> <text:span text:style-name="T25">love</text:span> <text:span text:style-name="T1289">Jave</text:span> — Я люблю Джейн</text:p>
      <text:p text:style-name="P168"><text:span text:style-name="T13">Jane</text:span> <text:span text:style-name="T25">loves</text:span> <text:span text:style-name="T1289">me</text:span> — Джейн любит меня</text:p>
      <text:p text:style-name="P719"/>
      <text:p text:style-name="P10">Притяжательные местоимения</text:p>
      <text:p text:style-name="P720"/>
      <text:p text:style-name="P1213"><text:span text:style-name="T417">Овечают на вопрос «чей?». </text:span><text:span text:style-name="T418">И</text:span><text:span text:style-name="T428">х особенность </text:span><text:span text:style-name="T427">в</text:span><text:span text:style-name="T428"> то</text:span><text:span text:style-name="T427">м</text:span><text:span text:style-name="T428">, что они заменяют артикли.</text:span></text:p>
      <text:p text:style-name="P169">The dress is blue →<text:span text:style-name="T1312"> </text:span>Her dress is blue.</text:p>
      <text:p text:style-name="P721"/>
      <text:p text:style-name="P1388"><text:span text:style-name="T417">А</text:span><text:span text:style-name="T381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722"/>
      <text:p text:style-name="P1212"><text:span text:style-name="T423">П</text:span><text:span text:style-name="T419">ритяжательные местоимения первого типа — это местоимен</text:span><text:span text:style-name="T422">ия</text:span><text:span text:style-name="T419">, </text:span><text:span text:style-name="T422">которые </text:span><text:span text:style-name="T417">употребляются</text:span><text:span text:style-name="T422"> </text:span></text:p>
      <text:p text:style-name="P729">в связке с существительным (существительное идет после, обязательно):</text:p>
      <text:list xml:id="list4071499140" text:style-name="L63">
        <text:list-item>
          <text:p text:style-name="P1693">my — <text:span text:style-name="T1301">мо</text:span><text:span text:style-name="T1302">й</text:span>; </text:p>
        </text:list-item>
        <text:list-item>
          <text:p text:style-name="P1693">your — <text:span text:style-name="T1301">твой/ваш</text:span>; </text:p>
        </text:list-item>
        <text:list-item>
          <text:p text:style-name="P1693">his — <text:span text:style-name="T1302">его</text:span>;</text:p>
        </text:list-item>
        <text:list-item>
          <text:p text:style-name="P1693"><text:soft-page-break/>her — <text:span text:style-name="T1302">ее</text:span>;</text:p>
        </text:list-item>
        <text:list-item>
          <text:p text:style-name="P1704"><text:span text:style-name="T419">its — </text:span><text:span text:style-name="T432">этого</text:span><text:span text:style-name="T419">.</text:span></text:p>
        </text:list-item>
        <text:list-item>
          <text:p text:style-name="P1694">our — <text:span text:style-name="T1301">наш</text:span>; </text:p>
        </text:list-item>
        <text:list-item>
          <text:p text:style-name="P1693">their — <text:span text:style-name="T1302">их</text:span>; </text:p>
        </text:list-item>
      </text:list>
      <text:p text:style-name="P724"/>
      <text:p text:style-name="P56"><text:span text:style-name="T1073">I</text:span><text:span text:style-name="T422"> like </text:span><text:span text:style-name="T1073">my</text:span><text:span text:style-name="T422"> </text:span><text:span text:style-name="T435">work</text:span><text:span text:style-name="T422"> — Мне нравится моя </text:span><text:span text:style-name="T435">работа</text:span><text:span text:style-name="T422">.</text:span></text:p>
      <text:p text:style-name="P57"><text:span text:style-name="T1073">He</text:span><text:span text:style-name="T422"> likes </text:span><text:span text:style-name="T1073">his</text:span><text:span text:style-name="T422"> </text:span><text:span text:style-name="T435">work</text:span><text:span text:style-name="T422"> — Ему нравится его </text:span><text:span text:style-name="T435">работа</text:span><text:span text:style-name="T422">.</text:span></text:p>
      <text:p text:style-name="P731"/>
      <text:p text:style-name="P1216"><text:span text:style-name="T434">С</text:span><text:span text:style-name="T436">ледует обратить внимание, в каком контексте используется </text:span><text:span text:style-name="T610">its</text:span><text:span text:style-name="T436">.</text:span></text:p>
      <text:p text:style-name="P732"/>
      <text:p text:style-name="P97"><text:span text:style-name="T431">T</text:span><text:span text:style-name="T381">he </text:span><text:span text:style-name="T1074">plant</text:span><text:span text:style-name="T433"> likes </text:span><text:span text:style-name="T1074">its</text:span><text:span text:style-name="T433"> soil — Растению нравится его почва.</text:span></text:p>
      <text:p text:style-name="P1232"><text:span text:style-name="T624">The</text:span><text:span text:style-name="T673"> </text:span><text:span text:style-name="T674">dog</text:span><text:span text:style-name="T625"> likes </text:span><text:span text:style-name="T673">his</text:span><text:span text:style-name="T625"> food — </text:span><text:span text:style-name="T626">Собаке</text:span><text:span text:style-name="T625"> нратися е</text:span><text:span text:style-name="T626">е</text:span><text:span text:style-name="T625"> </text:span><text:span text:style-name="T627">корм </text:span><text:span text:style-name="T628">(так выдает google-переводчик)</text:span><text:span text:style-name="T625">.</text:span></text:p>
      <text:p text:style-name="P723"/>
      <text:p text:style-name="P1214"><text:span text:style-name="T420">Иногда </text:span><text:span text:style-name="T429">такие</text:span><text:span text:style-name="T422"> местоимения удобнее переводить словом «свой» </text:span><text:span text:style-name="T423">и его вариантами</text:span><text:span text:style-name="T422">.</text:span></text:p>
      <text:p text:style-name="P726"/>
      <text:p text:style-name="P170">I love <text:span text:style-name="T1062">my</text:span> native town — Я люблю <text:span text:style-name="T1062">свой</text:span> родной город.</text:p>
      <text:p text:style-name="P170">He loves <text:span text:style-name="T1062">his</text:span> native town — Он любит <text:span text:style-name="T1062">свой</text:span> родной город.</text:p>
      <text:p text:style-name="P725"/>
      <text:p text:style-name="P727">Бывают ситуации, когда после притяжательного местоимения существительного нет.</text:p>
      <text:p text:style-name="P728">В этом случае используются притяжательные местоимения второго типа. </text:p>
      <text:p text:style-name="P728"/>
      <text:p text:style-name="P733">Они употребляются самостоятельно, в конце предложения:</text:p>
      <text:list xml:id="list638938878" text:style-name="L64">
        <text:list-item>
          <text:p text:style-name="P1695"><text:span text:style-name="T1307">m</text:span>ine — <text:span text:style-name="T1307">мой</text:span>;</text:p>
        </text:list-item>
        <text:list-item>
          <text:p text:style-name="P1695">yours — <text:span text:style-name="T1307">твой/ваш</text:span>;</text:p>
        </text:list-item>
        <text:list-item>
          <text:p text:style-name="P1695">his — <text:span text:style-name="T1307">его</text:span>;</text:p>
        </text:list-item>
        <text:list-item>
          <text:p text:style-name="P1695">hers — <text:span text:style-name="T1307">ее</text:span>;</text:p>
        </text:list-item>
        <text:list-item>
          <text:p text:style-name="P1705"><text:span text:style-name="T424">its — </text:span><text:span text:style-name="T430">э</text:span><text:span text:style-name="T425">того</text:span><text:span text:style-name="T424">;</text:span></text:p>
        </text:list-item>
        <text:list-item>
          <text:p text:style-name="P1695">ours — <text:span text:style-name="T1307">наш</text:span>; </text:p>
        </text:list-item>
        <text:list-item>
          <text:p text:style-name="P1696">theirs — их.</text:p>
        </text:list-item>
      </text:list>
      <text:p text:style-name="P734"/>
      <text:p text:style-name="P58"><text:span text:style-name="T425">Don`t touch it. It`s </text:span><text:span text:style-name="T429">mine</text:span><text:span text:style-name="T425"> — </text:span><text:span text:style-name="T426">Не трогай это. Это </text:span><text:span text:style-name="T429">мое</text:span><text:span text:style-name="T426">.</text:span></text:p>
      <text:p text:style-name="P171">It`s my money (это мои деньги) → It`s mine (они мои).</text:p>
      <text:p text:style-name="P714"/>
      <text:p text:style-name="P11">Возвратные местоимения</text:p>
      <text:p text:style-name="P730"/>
      <text:p text:style-name="P1219"><text:span text:style-name="T437">Показывают, что человек совершает действие по отношению к самому себе. </text:span><text:span text:style-name="T910">С</text:span><text:span text:style-name="T912">остоят из </text:span></text:p>
      <text:p text:style-name="P1227"><text:span text:style-name="T912">2х частей: слова </text:span><text:span text:style-name="T611">my/your/him/her/it/our/them</text:span><text:span text:style-name="T912"> и хвостика </text:span><text:span text:style-name="T611">-self</text:span><text:span text:style-name="T912"> или </text:span><text:span text:style-name="T611">-selves</text:span><text:span text:style-name="T912"> </text:span><text:span text:style-name="T927">(</text:span><text:span text:style-name="T912">для множеств. числа</text:span><text:span text:style-name="T927">)</text:span><text:span text:style-name="T912">.</text:span><text:span text:style-name="T438"> </text:span></text:p>
      <text:p text:style-name="P531"/>
      <text:p text:style-name="P1227"><text:span text:style-name="T910">В</text:span><text:span text:style-name="T911">сегда </text:span><text:span text:style-name="T912">идут</text:span><text:span text:style-name="T911"> после глаголов. </text:span><text:span text:style-name="T817">На русский переводятся словами «себя, себе, собой», </text:span></text:p>
      <text:p text:style-name="P296">либо появляются у глаголов в виде окончания -сь, -ся.</text:p>
      <text:p text:style-name="P295"/>
      <text:p text:style-name="P98"><text:span text:style-name="T1322">I </text:span>looked at <text:span text:style-name="T1062">myself</text:span> in the mirror — Я посмотрела на <text:span text:style-name="T1062">себя</text:span> в зеркало.</text:p>
      <text:p text:style-name="P172">He had to explain <text:span text:style-name="T1062">himself</text:span> — Ему пришлось объяснить<text:span text:style-name="T1062">ся</text:span></text:p>
      <text:p text:style-name="P493"/>
      <text:p text:style-name="P735"><text:span text:style-name="T787">Местоимение, образованное от you имеет 2 варианта: </text:span><text:span text:style-name="T495">yourself</text:span><text:span text:style-name="T787"> и </text:span><text:span text:style-name="T495">yourselves</text:span><text:span text:style-name="T787">. Это практически единственный слу</text:span><text:span text:style-name="T818">ч</text:span><text:span text:style-name="T787">ай в английском, когда видны отличия между «ты» и «вы».</text:span></text:p>
      <text:p text:style-name="P493"/>
      <text:p text:style-name="P173">You talk to yourself when you sleep — Ты говоришь с собой, когда спишь.</text:p>
      <text:p text:style-name="P173">You should belive in yourselves — Вы должны верить в себя. (во множественном)</text:p>
      <text:p text:style-name="P494"/>
      <text:p text:style-name="P494">Местоимение <text:span text:style-name="T495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4"><text:soft-page-break/></text:p>
      <text:p text:style-name="P173">I hope crisis resolves itself — Я надеюсь, кризис разрешится сам собой.</text:p>
      <text:p text:style-name="P494"/>
      <text:p text:style-name="P496">Глаголы, после которых возвратные местоимения не используются:</text:p>
      <text:list xml:id="list1972085025" text:style-name="L65">
        <text:list-item>
          <text:p text:style-name="P1599">concentrate — сконцентрироваться;</text:p>
        </text:list-item>
        <text:list-item>
          <text:p text:style-name="P1599">relax — расслабиться;</text:p>
        </text:list-item>
        <text:list-item>
          <text:p text:style-name="P1599">feel — чувствовать (себя);</text:p>
        </text:list-item>
        <text:list-item>
          <text:p text:style-name="P1599">meet — встретиться.</text:p>
        </text:list-item>
      </text:list>
      <text:p text:style-name="P495"/>
      <text:p text:style-name="P174">I can`t concentrate — Я не могу сконцентрировать<text:span text:style-name="T1062">ся</text:span>.</text:p>
      <text:p text:style-name="P174">I feel good — Я чувствую <text:span text:style-name="T1062">себя</text:span> хорошо.</text:p>
      <text:p text:style-name="P175">You need to relax — Тебе нужно расслабить<text:span text:style-name="T1062">ся</text:span>.</text:p>
      <text:p text:style-name="P497"/>
      <text:p text:style-name="P497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7"/>
      <text:p text:style-name="P99">I did it <text:span text:style-name="T1062">myself</text:span> — Я <text:span text:style-name="T1062">сам</text:span> это сделал.</text:p>
      <text:p text:style-name="P59"><text:span text:style-name="T1313">If you want to do it well, do it </text:span><text:span text:style-name="T1075">yourself</text:span><text:span text:style-name="T1313"> — Хочешь сделать хорошо, делай это </text:span><text:span text:style-name="T1075">сам</text:span><text:span text:style-name="T1313">.</text:span></text:p>
      <text:p text:style-name="P497"/>
      <text:p text:style-name="P1228"><text:span text:style-name="T934">Также, в этом случае перед местоимением можно поставить предлог </text:span><text:span text:style-name="T612">by</text:span><text:span text:style-name="T934">. </text:span><text:span text:style-name="T932">Он лишь указывает на то, кто же сделал это самостоятельно </text:span><text:span text:style-name="T933">(здесь </text:span><text:span text:style-name="T613">by</text:span><text:span text:style-name="T933"> — это отсылка к пассивному залогу)</text:span><text:span text:style-name="T932">.</text:span></text:p>
      <text:p text:style-name="P498"/>
      <text:p text:style-name="P176">I did it by myself — Я сам это сделал (обратите внимание на меня).</text:p>
      <text:p text:style-name="P498"/>
      <text:p text:style-name="P660">Указательные местоимения</text:p>
      <text:p text:style-name="P499"/>
      <text:p text:style-name="P768"><text:span text:style-name="T906">Нужны, чтобы указать на человека, предмет </text:span><text:span text:style-name="T913">или идею</text:span><text:span text:style-name="T918">.</text:span></text:p>
      <text:list xml:id="list3081527070" text:style-name="L66">
        <text:list-item>
          <text:p text:style-name="P1600">this — этот;</text:p>
        </text:list-item>
        <text:list-item>
          <text:p text:style-name="P1600">that — тот;</text:p>
        </text:list-item>
        <text:list-item>
          <text:p text:style-name="P1600">these — эти;</text:p>
        </text:list-item>
        <text:list-item>
          <text:p text:style-name="P1600">those — те.</text:p>
        </text:list-item>
      </text:list>
      <text:p text:style-name="P500"/>
      <text:p text:style-name="P501">Они связаны с расстоянием и показывают близко ли объект или далеко. Если объект близко, </text:p>
      <text:p text:style-name="P501">то используют <text:span text:style-name="T495">this</text:span> и <text:span text:style-name="T495">these</text:span>. Если объект далеко, и до него не дотянуться — то <text:span text:style-name="T495">that</text:span> и <text:span text:style-name="T495">thas</text:span>. </text:p>
      <text:p text:style-name="P501">После <text:span text:style-name="T495">these</text:span> и <text:span text:style-name="T495">those</text:span> нужно использовать глагол во множественном числе.</text:p>
      <text:p text:style-name="P501"/>
      <text:p text:style-name="P60"><text:span text:style-name="T446">T</text:span><text:span text:style-name="T447">his is my friend Joe — Это мой друг Джо (</text:span><text:span text:style-name="T448">досл. </text:span><text:span text:style-name="T449">Этот есть мой друг</text:span><text:span text:style-name="T447">).</text:span></text:p>
      <text:p text:style-name="P177">Those pictures on the wall are very beautiful — Те картины на стене очень красивые.</text:p>
      <text:p text:style-name="P501"/>
      <text:p text:style-name="P1229"><text:span text:style-name="T935">Данные</text:span><text:span text:style-name="T913"> местоимения могут использоватьс в связке с существительным или самостоятельно.</text:span></text:p>
      <text:p text:style-name="P502">Если используются самостоятельно, то могут быть как подлежащим, так и дополнением.</text:p>
      <text:p text:style-name="P502"/>
      <text:p text:style-name="P1220"><text:span text:style-name="T915">Очень часто </text:span><text:span text:style-name="T614">this</text:span><text:span text:style-name="T915"> и </text:span><text:span text:style-name="T614">that</text:span><text:span text:style-name="T915"> указывают именно на идею, </text:span><text:span text:style-name="T916">выступа</text:span><text:span text:style-name="T917">я</text:span><text:span text:style-name="T914"> формальн</text:span><text:span text:style-name="T916">ым</text:span><text:span text:style-name="T914"> подлежа</text:span><text:span text:style-name="T916">щим</text:span><text:span text:style-name="T915">. </text:span></text:p>
      <text:p text:style-name="P503">В этом случае <text:span text:style-name="T495">this</text:span> соответствует тому, что человек видит сейчас, а <text:span text:style-name="T495">that</text:span> — тому, что человек видел или слышал раньше. Также <text:span text:style-name="T495">that</text:span> может указывать на событие прошлого.</text:p>
      <text:p text:style-name="P504"/>
      <text:p text:style-name="P100"><text:span text:style-name="T450">T</text:span><text:span text:style-name="T381">hanks for help. That was really nice of you — Спасибо за помощь. Это было мило </text:span></text:p>
      <text:p text:style-name="P178">с вашей стороны (that указывает на ранее произошедшее событие).</text:p>
      <text:p text:style-name="P506"/>
      <text:p text:style-name="P178">I`ve got a new job! That`s good news — Я получил работу. Это хорошие новости </text:p>
      <text:p text:style-name="P178">(that указывает на озвученную ранее мысл).</text:p>
      <text:p text:style-name="P506"><text:soft-page-break/></text:p>
      <text:p text:style-name="P179">That`s OK — Все в порядке (формальное подлежащее, </text:p>
      <text:p text:style-name="P61"><text:span text:style-name="T451">я </text:span><text:span text:style-name="T1256">вижу</text:span><text:span text:style-name="T451"> что все хорошо / </text:span><text:span text:style-name="T1103">идея</text:span><text:span text:style-name="T451"> хороша</text:span><text:span text:style-name="T452">).</text:span></text:p>
      <text:p text:style-name="P507"/>
      <text:p text:style-name="P178">This is Kerry — Это Кэри (подлежащее).</text:p>
      <text:p text:style-name="P504"/>
      <text:p text:style-name="P505">Указательные местоимения можно заменить определенным артиклем <text:span text:style-name="T495">the</text:span>.</text:p>
      <text:p text:style-name="P180">This food is delicious → The food is delicious (Эта еда очень вкусная).</text:p>
      <text:p text:style-name="P508"/>
      <text:p text:style-name="P509">Когда необходимо указать на человека или предмет, то это можно сделать и через <text:span text:style-name="T495">it is</text:span>. Разницы между <text:span text:style-name="T495">this is</text:span> и <text:span text:style-name="T495">it is</text:span> в этом случае нет. Но обычно используют вариант с <text:span text:style-name="T495">it</text:span>, </text:p>
      <text:p text:style-name="P510">т. к. он короче и является более разговорным: </text:p>
      <text:p text:style-name="P510"/>
      <text:p text:style-name="P62"><text:span text:style-name="T453">T</text:span><text:span text:style-name="T441">his is my book / </text:span><text:span text:style-name="T453">I</text:span><text:span text:style-name="T441">t is my book — </text:span><text:span text:style-name="T453">Это моя книга</text:span><text:span text:style-name="T441">. </text:span></text:p>
      <text:p text:style-name="P509"/>
      <text:p text:style-name="P12"><text:span text:style-name="T819">Н</text:span><text:span text:style-name="T787">еопределенные местоимения</text:span></text:p>
      <text:p text:style-name="P511"/>
      <text:p text:style-name="P512">Местоимения <text:span text:style-name="T495">some</text:span> и <text:span text:style-name="T495">any</text:span> означают «какой-то», «какое-то количество», «некоторый». </text:p>
      <text:p text:style-name="P512">Они связаны с чем-то неопределенным и часто выпадают при переводе.</text:p>
      <text:p text:style-name="P1386"/>
      <text:p text:style-name="P1223"><text:span text:style-name="T925">Они стоят перед существительном во множественно числе или перед неисчисляемым существительным: </text:span><text:span text:style-name="T615">s</text:span><text:span text:style-name="T616">ome water</text:span><text:span text:style-name="T919">, </text:span><text:span text:style-name="T615">some</text:span><text:span text:style-name="T616"> friends</text:span><text:span text:style-name="T919"> </text:span><text:span text:style-name="T924">и т. д.</text:span></text:p>
      <text:p text:style-name="P513"/>
      <text:p text:style-name="P514">Разница между <text:span text:style-name="T495">some</text:span> и <text:span text:style-name="T495">any</text:span> в том, что <text:span text:style-name="T495">some</text:span> используется в утверждениях, а <text:span text:style-name="T495">any</text:span> — </text:p>
      <text:p text:style-name="P514">в отрицаниях (в связке с <text:span text:style-name="T495">not</text:span>). Связка <text:span text:style-name="T495">not + any</text:span> <text:span text:style-name="T1319">обычно </text:span>переводится двойным отрицанием.</text:p>
      <text:p text:style-name="P512"/>
      <text:p text:style-name="P181">I have some friends — У меня есть друзья. (какое-то количество)</text:p>
      <text:p text:style-name="P181">I haven`t got any friends — У меня нет (никаких) друзей.</text:p>
      <text:p text:style-name="P513"/>
      <text:p text:style-name="P515">В утвержениях <text:span text:style-name="T495">some</text:span> ставить не обязательно. Его часто не указывают.</text:p>
      <text:p text:style-name="P182">I have some friends / I have friends (одно и тоже).</text:p>
      <text:p text:style-name="P515"/>
      <text:p text:style-name="P515">В вопросах можно использовать оба местоимения, но смысл они будут передавать разный.</text:p>
      <text:p text:style-name="P517"/>
      <text:p text:style-name="P517"><text:span text:style-name="T495">Some</text:span> имеет позитивный оттенок <text:span text:style-name="T1315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7"/>
      <text:p text:style-name="P1230"><text:span text:style-name="T617">Would you like some </text:span><text:span text:style-name="T618">milk</text:span><text:span text:style-name="T617">? </text:span><text:span text:style-name="T616">—</text:span><text:span text:style-name="T617"> Вы хотите </text:span><text:span text:style-name="T618">молока</text:span><text:span text:style-name="T617">? (он</text:span><text:span text:style-name="T619">о</text:span><text:span text:style-name="T617"> у нас есть)</text:span></text:p>
      <text:p text:style-name="P63"><text:span text:style-name="T454">Could you give me some </text:span><text:span text:style-name="T455">milk</text:span><text:span text:style-name="T454">? </text:span><text:span text:style-name="T456">— </text:span><text:span text:style-name="T454">Я могу попросить </text:span><text:span text:style-name="T455">молока</text:span><text:span text:style-name="T454">? (поделитесь </text:span><text:span text:style-name="T457">пожалуйста</text:span><text:span text:style-name="T454">)</text:span></text:p>
      <text:p text:style-name="P518"/>
      <text:p text:style-name="P1222"><text:span text:style-name="T620">Any</text:span><text:span text:style-name="T920"> передает сомнение </text:span><text:span text:style-name="T921">в наличии объектов, о которых спрашивают, поэтому обычно используется в вопросах, </text:span><text:span text:style-name="T922">где нужно получить </text:span><text:span text:style-name="T935">дополнительную</text:span><text:span text:style-name="T922"> информаци</text:span><text:span text:style-name="T923">ю</text:span><text:span text:style-name="T921">.</text:span></text:p>
      <text:p text:style-name="P519"/>
      <text:p text:style-name="P101"><text:span text:style-name="T458">H</text:span><text:span text:style-name="T381">ave you </text:span><text:span text:style-name="T457">got any milk in the fridge? </text:span><text:span text:style-name="T459">—</text:span><text:span text:style-name="T457"> У тебя есть молоко в холодильнике?</text:span></text:p>
      <text:p text:style-name="P102"><text:span text:style-name="T457">H</text:span><text:span text:style-name="T381">ave you bought </text:span><text:span text:style-name="T1062">any</text:span><text:span text:style-name="T381"> new closes? — Ты купила </text:span><text:span text:style-name="T1062">какую-нибудь</text:span><text:span text:style-name="T381"> новую одежду?</text:span></text:p>
      <text:p text:style-name="P516"/>
      <text:p text:style-name="P1231"><text:span text:style-name="T922">Если зада</text:span><text:span text:style-name="T924">ется вопрос и ожидается положительный ответ, то используется </text:span><text:span text:style-name="T615">some</text:span><text:span text:style-name="T924">.</text:span></text:p>
      <text:p text:style-name="P1385">Are you wainting for somebody? — Ты кого-то ждешь? (не так ли).<text:span text:style-name="T1161"> <text:s/></text:span><text:span text:style-name="T1186">(привести другой пример)</text:span></text:p>
      <text:p text:style-name="P1385"/>
      <text:p text:style-name="P1224"><text:span text:style-name="T926">Местоимение </text:span><text:span text:style-name="T621">no</text:span><text:span text:style-name="T926"> </text:span><text:span text:style-name="T931">также </text:span><text:span text:style-name="T926">используется в отрицаниях. Им можно заменить связку </text:span><text:span text:style-name="T621">not</text:span><text:span text:style-name="T926"> + </text:span><text:span text:style-name="T621">any</text:span><text:span text:style-name="T926">.</text:span></text:p>
      <text:p text:style-name="P520">В предложениях с <text:span text:style-name="T495">no</text:span> первая половина выглядит, как утверждение. </text:p>
      <text:p text:style-name="P520"/>
      <text:p text:style-name="P522"><text:soft-page-break/>Местоимение <text:span text:style-name="T495">no</text:span> стоит перед существительным, а частица <text:span text:style-name="T495">not</text:span> идет вместе со вспомогательны<text:span text:style-name="T1317">м</text:span> глаголом. <text:span text:style-name="T1317">Они не могут использоваться вместе в одном предложении.</text:span></text:p>
      <text:p text:style-name="P523"/>
      <text:p text:style-name="P183">There are no shops here / There aren`t any shops here — Здесь нет<text:span text:style-name="T1318"> </text:span>магазинов.</text:p>
      <text:p text:style-name="P521"/>
      <text:p text:style-name="P1250"><text:span text:style-name="T927">Неопределенные местоимения, </text:span><text:span text:style-name="T929">как и</text:span><text:span text:style-name="T927"> возвратны</text:span><text:span text:style-name="T929">е</text:span><text:span text:style-name="T927">, могут объединяться с некоторыми словами. </text:span><text:span text:style-name="T928">Здесь п</text:span><text:span text:style-name="T927">ервой половинкой будет: </text:span><text:span text:style-name="T622">some</text:span><text:span text:style-name="T927">, </text:span><text:span text:style-name="T622">any</text:span><text:span text:style-name="T927">, </text:span><text:span text:style-name="T622">no</text:span><text:span text:style-name="T927">, а второй — </text:span><text:span text:style-name="T622">b</text:span><text:span text:style-name="T623">ody/one</text:span><text:span text:style-name="T928"> (если человек), </text:span></text:p>
      <text:p text:style-name="P1250"><text:span text:style-name="T623">thing</text:span><text:span text:style-name="T928"> (если предмет) или </text:span><text:span text:style-name="T623">where</text:span><text:span text:style-name="T928"> (если мест</text:span><text:span text:style-name="T961">о</text:span><text:span text:style-name="T928">).</text:span></text:p>
      <text:p text:style-name="P524"/>
      <text:p text:style-name="P525">Переводятся они как: «кто-то», «что-то», «где-то», «никто», «ничто», «нигде».</text:p>
      <text:p text:style-name="P526">Могут заменять как подлежащее, так и дополнение. <text:span text:style-name="T1324">И</text:span><text:span text:style-name="T1323">спользуются по тем же правилам.</text:span></text:p>
      <text:p text:style-name="P524"/>
      <text:p text:style-name="P103"><text:span text:style-name="T460">T</text:span><text:span text:style-name="T381">here is somebody in the street — Кто-то на улице.</text:span></text:p>
      <text:p text:style-name="P184">Is there anybody in the street? — Есть кто на улице?</text:p>
      <text:p text:style-name="P184">There is nobody in the street / There isn`t anybody in the street — Никого нет на улице.</text:p>
      <text:p text:style-name="P524"/>
      <text:p text:style-name="P524">Если в предложении стоит <text:span text:style-name="T495">nobody</text:span>/<text:span text:style-name="T495">nothing</text:span>/<text:span text:style-name="T495">nowthere</text:span>, то отрицательная частица <text:span text:style-name="T495">not</text:span> уже </text:p>
      <text:p text:style-name="P1225"><text:span text:style-name="T928">не нужна, подобно тому как она не используется </text:span><text:span text:style-name="T930">вместе с</text:span><text:span text:style-name="T928"> </text:span><text:span text:style-name="T623">no</text:span><text:span text:style-name="T928">.</text:span></text:p>
      <text:p text:style-name="P524"/>
      <text:p text:style-name="P1399"><text:span text:style-name="T928">М</text:span><text:span text:style-name="T906">естоимения с окончанием </text:span><text:span text:style-name="T598">-body</text:span><text:span text:style-name="T906"> и </text:span><text:span text:style-name="T598">-one</text:span><text:span text:style-name="T906"> взаимозаменяемы.</text:span></text:p>
      <text:p text:style-name="P527"/>
      <text:p text:style-name="P1413">Притяжательный падеж. Possessive Case</text:p>
      <text:p text:style-name="P532"/>
      <text:p text:style-name="P1237"><text:span text:style-name="T936">Сообщает информацию о том, </text:span><text:span text:style-name="T905">кому</text:span><text:span text:style-name="T936"> принадлежит </text:span><text:span text:style-name="T940">объект</text:span><text:span text:style-name="T936">, </text:span><text:span text:style-name="T937">т. е. указывает на владельца.</text:span></text:p>
      <text:p text:style-name="P534"/>
      <text:p text:style-name="P1401"><text:span text:style-name="T906">Существительно в притяжательном падеже, как и </text:span><text:span text:style-name="T937">притяжательное</text:span><text:span text:style-name="T906"> местоимение, </text:span></text:p>
      <text:p text:style-name="P1235"><text:span text:style-name="T936">отвечает </text:span><text:span text:style-name="T906">на вопрос «чей?». </text:span><text:span text:style-name="T937">Они взаимозаменяемы.</text:span></text:p>
      <text:p text:style-name="P535"/>
      <text:p text:style-name="P536"><text:span text:style-name="T937">Чтобы поставить существительное в этот падеж, нужно добавить к нему окончание </text:span><text:span text:style-name="T495">`s</text:span><text:span text:style-name="T937">.</text:span></text:p>
      <text:p text:style-name="P533"/>
      <text:p text:style-name="P64"><text:span text:style-name="T463">This is </text:span><text:span text:style-name="T1076">Tom`s</text:span><text:span text:style-name="T464"> friend — </text:span><text:span text:style-name="T463">Это друг </text:span><text:span text:style-name="T1077">Тома</text:span><text:span text:style-name="T463"> (существительное в притяжательном падеже)</text:span></text:p>
      <text:p text:style-name="P186">This is <text:span text:style-name="T1062">his</text:span> friend — Это <text:span text:style-name="T1062">его</text:span> друг (притяжательное местоимение)</text:p>
      <text:p text:style-name="P533"/>
      <text:p text:style-name="P534"><text:span text:style-name="T1325">Если существительное </text:span><text:span text:style-name="T1326">только </text:span><text:span text:style-name="T1325">подразумевается, то его можно не указывать.</text:span></text:p>
      <text:p text:style-name="P186">This isn`t my car. It`s my brothers`s — Это не моя машина. Она брата.</text:p>
      <text:p text:style-name="P535"/>
      <text:p text:style-name="P537">Если существительное идет в связке с прилагательным или местоимением, то <text:span text:style-name="T495">`s</text:span> </text:p>
      <text:p text:style-name="P537">ставиться в концей всей связки: <text:span text:style-name="T495">a </text:span><text:span text:style-name="T672">big dog`s</text:span><text:span text:style-name="T495"> owner</text:span>, <text:span text:style-name="T672">my friend`s</text:span><text:span text:style-name="T495"> house</text:span>.</text:p>
      <text:p text:style-name="P537"/>
      <text:p text:style-name="P537">Если владельцев несколько то <text:span text:style-name="T495">`s</text:span> ставится в конце словосочетания: </text:p>
      <text:p text:style-name="P187"><text:span text:style-name="T1062">Rick and Kate`s</text:span> wedding — Свадьба Рика и Кейт.</text:p>
      <text:p text:style-name="P537"/>
      <text:p text:style-name="P537">Если существительное во множественном числе, то в конце пишется только апостроф, </text:p>
      <text:p text:style-name="P1236"><text:span text:style-name="T938">без </text:span><text:span text:style-name="T629">s</text:span><text:span text:style-name="T938">: </text:span><text:span text:style-name="T629">my </text:span><text:span text:style-name="T675">friends`</text:span><text:span text:style-name="T629"> school</text:span><text:span text:style-name="T938">. Но если во множественном числе слово-исключение, </text:span></text:p>
      <text:p text:style-name="P1236"><text:span text:style-name="T938">то применяются обычные правила: </text:span><text:span text:style-name="T675">men`s</text:span><text:span text:style-name="T629"> clothes</text:span><text:span text:style-name="T938"> (мужская одежда).</text:span></text:p>
      <text:p text:style-name="P537"/>
      <text:p text:style-name="P1402"><text:span text:style-name="T938">П</text:span><text:span text:style-name="T906">орядок слов следующий: сначала указывается владелец в притяжательном падеже, </text:span></text:p>
      <text:p text:style-name="P538">а потом то, чем он владеет (в русском языке все наоборот).</text:p>
      <text:p text:style-name="P538"/>
      <text:p text:style-name="P1237"><text:span text:style-name="T939">Если </text:span><text:span text:style-name="T940">предмет</text:span><text:span text:style-name="T939"> является частью другого </text:span><text:span text:style-name="T940">предмета</text:span><text:span text:style-name="T939">, то вместо притяжательного падежа используется предлог </text:span><text:span text:style-name="T630">of</text:span><text:span text:style-name="T939">. Т. к. владельцем может быть кто-то живой.</text:span></text:p>
      <text:p text:style-name="P538"/>
      <text:p text:style-name="P104"><text:soft-page-break/><text:span text:style-name="T465">T</text:span><text:span text:style-name="T381">he wheel of the car — Колесо машины (Car`s wheel неправильно).</text:span></text:p>
      <text:p text:style-name="P65"><text:span text:style-name="T465">The door of the house — Двер дома </text:span><text:span text:style-name="T466">(предмет + of + больший предмет)</text:span><text:span text:style-name="T465">.</text:span></text:p>
      <text:p text:style-name="P539"/>
      <text:p text:style-name="P1404"><text:span text:style-name="T939">С</text:span><text:span text:style-name="T906">ловосочетания с предлогом </text:span><text:span text:style-name="T598">of</text:span><text:span text:style-name="T906">:</text:span></text:p>
      <text:list xml:id="list2437976034" text:style-name="L67">
        <text:list-item>
          <text:p text:style-name="P1601">the beginning/end of — начало/конец чего-то;</text:p>
        </text:list-item>
        <text:list-item>
          <text:p text:style-name="P1601">the top/middle/bottom of — вершина/середина/дно чего-то;</text:p>
        </text:list-item>
        <text:list-item>
          <text:p text:style-name="P1601">the side of — сторона чего-то.</text:p>
        </text:list-item>
      </text:list>
      <text:p text:style-name="P1403"/>
      <text:p text:style-name="P1412">Существительное. Noun</text:p>
      <text:p text:style-name="P1405"/>
      <text:p text:style-name="P1238"><text:span text:style-name="T1336">Ч</text:span>асть речи, обознача<text:span text:style-name="T1336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27">в предложении. </text:span></text:p>
      <text:p text:style-name="P1406"/>
      <text:p text:style-name="P1239"><text:span text:style-name="T1327">В русском языке существительное меняется по падежам. В английском </text:span><text:span text:style-name="T1331">все</text:span><text:span text:style-name="T1327"> по другому. </text:span></text:p>
      <text:p text:style-name="P1239"><text:span text:style-name="T1327">Там за падежи отвечают предлоги, а не окончания:</text:span><text:span text:style-name="T1078"> </text:span><text:span text:style-name="T678">to</text:span><text:span text:style-name="T528"> the table </text:span><text:span text:style-name="T634">—</text:span><text:span text:style-name="T528"> </text:span><text:span text:style-name="T678">к</text:span><text:span text:style-name="T528"> стол</text:span><text:span text:style-name="T678">у</text:span><text:span text:style-name="T1327">.</text:span></text:p>
      <text:p text:style-name="P1239"/>
      <text:p text:style-name="P1273"><text:span text:style-name="T369">И</text:span><text:span text:style-name="T370">менительным и объектный падеж </text:span><text:span text:style-name="T371">распростанаются</text:span><text:span text:style-name="T370"> только </text:span><text:span text:style-name="T371">на</text:span><text:span text:style-name="T370"> местоимения!</text:span></text:p>
      <text:p text:style-name="P1406"/>
      <text:p text:style-name="P13">Множественное <text:span text:style-name="T1328">число. Plural</text:span></text:p>
      <text:p text:style-name="P1406"/>
      <text:p text:style-name="P1420">Распространяется только на существительные, и не касается прилагательных.</text:p>
      <text:p text:style-name="P1242"><text:span text:style-name="T1329">Образуется с помощью окончания </text:span><text:span text:style-name="T526">-s</text:span><text:span text:style-name="T1329"> или </text:span><text:span text:style-name="T526">-es.</text:span></text:p>
      <text:p text:style-name="P107"/>
      <text:p text:style-name="P1242"><text:span text:style-name="T527">a </text:span><text:span text:style-name="T526">blue ballon</text:span><text:span text:style-name="T677">s</text:span><text:span text:style-name="T526"> — </text:span><text:span text:style-name="T527">г</text:span><text:span text:style-name="T526">олуб</text:span><text:span text:style-name="T677">ые</text:span><text:span text:style-name="T526"> шарик</text:span><text:span text:style-name="T677">и</text:span><text:span text:style-name="T526">.</text:span></text:p>
      <text:p text:style-name="P1403"/>
      <text:p text:style-name="P540">Окончание <text:span text:style-name="T495">-es</text:span> ставится, когда:</text:p>
      <text:p text:style-name="P540"/>
      <text:list xml:id="list182168089" text:style-name="L68">
        <text:list-item>
          <text:p text:style-name="P1602">слово заканчивается на <text:span text:style-name="T495">-s</text:span> или шипящий <text:span text:style-name="T495">-sh</text:span>, <text:span text:style-name="T495">-ch</text:span>, <text:span text:style-name="T495">-x</text:span>:</text:p>
          <text:p text:style-name="P1723">box/boxes, watch/watches, dish/dishes, bus/buses;</text:p>
          <text:p text:style-name="P1602"/>
        </text:list-item>
        <text:list-item>
          <text:p text:style-name="P1602">слово заканчивается на <text:span text:style-name="T495">-o</text:span> <text:span text:style-name="T1330">(</text:span>кроме исключений<text:span text:style-name="T1330">)</text:span>:</text:p>
          <text:p text:style-name="P1723">potato/potatoes, piano/pianos;</text:p>
          <text:p text:style-name="P1602"/>
        </text:list-item>
        <text:list-item>
          <text:p text:style-name="P1706"><text:span text:style-name="T941">слово заканчивается на </text:span><text:span text:style-name="T635">-f</text:span><text:span text:style-name="T941"> или </text:span><text:span text:style-name="T635">-fe</text:span><text:span text:style-name="T941">, </text:span><text:span text:style-name="T942">где</text:span><text:span text:style-name="T941"> </text:span><text:span text:style-name="T635">-f</text:span><text:span text:style-name="T941"> </text:span><text:span text:style-name="T942">также </text:span><text:span text:style-name="T941">заменяется на </text:span><text:span text:style-name="T635">-v</text:span><text:span text:style-name="T941"> </text:span><text:span text:style-name="T942">(кроме исключений)</text:span><text:span text:style-name="T941">:</text:span></text:p>
          <text:p text:style-name="P1730"><text:span text:style-name="T467">s</text:span><text:span text:style-name="T381">helf/shelves, wife/wives, proof/proofs.</text:span></text:p>
        </text:list-item>
      </text:list>
      <text:p text:style-name="P541"/>
      <text:p text:style-name="P542">Слова-исключения, которые меняются не по правилам:</text:p>
      <text:list xml:id="list2038567641" text:style-name="L69">
        <text:list-item>
          <text:p text:style-name="P1603">man/men — мужчина/мужчины;</text:p>
        </text:list-item>
        <text:list-item>
          <text:p text:style-name="P1603">child/children — ребенок/дети;</text:p>
        </text:list-item>
        <text:list-item>
          <text:p text:style-name="P1603">woman/women [вимен] — женщина/женщины;</text:p>
        </text:list-item>
        <text:list-item>
          <text:p text:style-name="P1603">foot/feet — нога/ноги;</text:p>
        </text:list-item>
        <text:list-item>
          <text:p text:style-name="P1603">mouse/mice — мышь/мыши;</text:p>
        </text:list-item>
        <text:list-item>
          <text:p text:style-name="P1603">sheep/sheep — овца/овцы;</text:p>
        </text:list-item>
        <text:list-item>
          <text:p text:style-name="P1732"><text:span text:style-name="T906">tooth/teeth — </text:span><text:span text:style-name="T943">зуб/</text:span><text:span text:style-name="T906">зубы;</text:span></text:p>
        </text:list-item>
        <text:list-item>
          <text:p text:style-name="P1604">fish/fish — рыба/рыбы;</text:p>
        </text:list-item>
        <text:list-item>
          <text:p text:style-name="P1732"><text:span text:style-name="T943">goose/geese — гусь/гуси.</text:span><text:span text:style-name="T906"> </text:span></text:p>
        </text:list-item>
      </text:list>
      <text:p text:style-name="P14"><text:span text:style-name="T820">И</text:span><text:span text:style-name="T787">счисляемые и неисчисляемые существительные</text:span></text:p>
      <text:p text:style-name="P543"/>
      <text:p text:style-name="P544">Исчисляемые существительные можно пересчитать. У них есть форма единственного </text:p>
      <text:p text:style-name="P1241"><text:span text:style-name="T944">и множественного числа. Количество можно указать числом, наречием </text:span><text:span text:style-name="T946">или артиклем </text:span><text:span text:style-name="T632">a</text:span><text:span text:style-name="T946"> (one).</text:span></text:p>
      <text:p text:style-name="P545"/>
      <text:p text:style-name="P188"><text:soft-page-break/><text:span text:style-name="T1062">3</text:span> apples — 3 яблока;</text:p>
      <text:p text:style-name="P188"><text:span text:style-name="T1062">many</text:span> books — много книг;</text:p>
      <text:p text:style-name="P1240"><text:span text:style-name="T631">I want </text:span><text:span text:style-name="T676">a</text:span><text:span text:style-name="T631"> banana — </text:span><text:span text:style-name="T633">я</text:span><text:span text:style-name="T631"> хочу банан.</text:span></text:p>
      <text:p text:style-name="P545"/>
      <text:p text:style-name="P1407"><text:span text:style-name="T906">Неисчисляемые существительные невозможно посчитать. К ним относятся вещества, жидкости, явления, ощущуне</text:span><text:span text:style-name="T946">н</text:span><text:span text:style-name="T906">ия, </text:span><text:span text:style-name="T947">абстрактные </text:span><text:span text:style-name="T906">понятия. </text:span><text:span text:style-name="T949">Они и</text:span><text:span text:style-name="T906">меют только одну форму единственного числа и заменяются местоимнием </text:span><text:span text:style-name="T598">it</text:span><text:span text:style-name="T906">.</text:span></text:p>
      <text:p text:style-name="P545"/>
      <text:p text:style-name="P545">Чтобы выразить количество, используется дополнительная мерка: </text:p>
      <text:p text:style-name="P545"/>
      <text:list xml:id="list1093302859" text:style-name="L70">
        <text:list-item>
          <text:p text:style-name="P1605">для жидкостей:</text:p>
          <text:list>
            <text:list-item>
              <text:p text:style-name="P1607"><text:span text:style-name="T1338">a </text:span>glass of — стакан;</text:p>
            </text:list-item>
            <text:list-item>
              <text:p text:style-name="P1607"><text:span text:style-name="T1338">a </text:span>cup of — чашка;</text:p>
            </text:list-item>
            <text:list-item>
              <text:p text:style-name="P1607"><text:span text:style-name="T1338">a</text:span> jar of — банка;</text:p>
            </text:list-item>
            <text:list-item>
              <text:p text:style-name="P1607"><text:span text:style-name="T1338">a </text:span>jug of — кувшин;</text:p>
            </text:list-item>
            <text:list-item>
              <text:p text:style-name="P1607"><text:span text:style-name="T1338">a </text:span>bottle of — бутылка;</text:p>
            </text:list-item>
          </text:list>
          <text:p text:style-name="P1606"/>
        </text:list-item>
        <text:list-item>
          <text:p text:style-name="P1605">для сыпучих веществ:</text:p>
          <text:list>
            <text:list-item>
              <text:p text:style-name="P1607"><text:span text:style-name="T1338">a </text:span>packet of — упаковка;</text:p>
            </text:list-item>
            <text:list-item>
              <text:p text:style-name="P1607"><text:span text:style-name="T1338">a </text:span>bowl of — миска;</text:p>
            </text:list-item>
            <text:list-item>
              <text:p text:style-name="P1607"><text:span text:style-name="T1338">a </text:span>bag of — мешок;</text:p>
            </text:list-item>
            <text:list-item>
              <text:p text:style-name="P1607"><text:span text:style-name="T1338">a </text:span>kilo of — килограм;</text:p>
            </text:list-item>
          </text:list>
          <text:p text:style-name="P1610"/>
        </text:list-item>
        <text:list-item>
          <text:p text:style-name="P1609">для продуктов, которые режут:</text:p>
          <text:list>
            <text:list-item>
              <text:p text:style-name="P1733"><text:span text:style-name="T951">a </text:span><text:span text:style-name="T906">piece/</text:span><text:span text:style-name="T945">slice</text:span><text:span text:style-name="T906"> of — кусо</text:span><text:span text:style-name="T945">чек</text:span><text:span text:style-name="T906">;</text:span></text:p>
            </text:list-item>
            <text:list-item>
              <text:p text:style-name="P1607"><text:span text:style-name="T1338">a </text:span>loaf of — буханка;</text:p>
            </text:list-item>
          </text:list>
        </text:list-item>
      </text:list>
      <text:p text:style-name="P546"/>
      <text:p text:style-name="P66"><text:span text:style-name="T468">2 loafs of bread — </text:span><text:span text:style-name="T469">д</text:span><text:span text:style-name="T468">ве буханки хлеба.</text:span></text:p>
      <text:p text:style-name="P108"><text:span text:style-name="T471">a </text:span><text:span text:style-name="T468">c</text:span><text:span text:style-name="T381">up of tea — (одна) чашка чая</text:span></text:p>
      <text:p text:style-name="P546"/>
      <text:p text:style-name="P547">Существительные, которые всегда неислисляемые:</text:p>
      <text:list xml:id="list1187505527" text:style-name="L71">
        <text:list-item>
          <text:p text:style-name="P1608">news — новости;</text:p>
        </text:list-item>
        <text:list-item>
          <text:p text:style-name="P1608">money — деньги;</text:p>
        </text:list-item>
        <text:list-item>
          <text:p text:style-name="P1608">bad luck — неудача;</text:p>
        </text:list-item>
        <text:list-item>
          <text:p text:style-name="P1608">traffic — транспорт на дороге;</text:p>
        </text:list-item>
        <text:list-item>
          <text:p text:style-name="P1608">f<text:span text:style-name="T1337">u</text:span>rniture — мебель;</text:p>
        </text:list-item>
        <text:list-item>
          <text:p text:style-name="P1608">progress — прогресс;</text:p>
        </text:list-item>
        <text:list-item>
          <text:p text:style-name="P1608">information — информация;</text:p>
        </text:list-item>
        <text:list-item>
          <text:p text:style-name="P1608">advice — совет;</text:p>
        </text:list-item>
        <text:list-item>
          <text:p text:style-name="P1608">hair — волосы;</text:p>
        </text:list-item>
        <text:list-item>
          <text:p text:style-name="P1608">paper — бумага;</text:p>
        </text:list-item>
        <text:list-item>
          <text:p text:style-name="P1608">food — еда;</text:p>
        </text:list-item>
      </text:list>
      <text:p text:style-name="P546"/>
      <text:p text:style-name="P105"><text:span text:style-name="T381">It is good news — Это хорошие новости </text:span><text:span text:style-name="T470">(без артикля)</text:span><text:span text:style-name="T381">.</text:span></text:p>
      <text:p text:style-name="P106"><text:span text:style-name="T381">I need good advice — Мне нужен хороший совет </text:span><text:span text:style-name="T470">(без артикля)</text:span><text:span text:style-name="T381">.</text:span></text:p>
      <text:p text:style-name="P15"><text:span text:style-name="T787">Два </text:span><text:span text:style-name="T821">(и более) </text:span><text:span text:style-name="T787">существительный рядом</text:span></text:p>
      <text:p text:style-name="P548"/>
      <text:p text:style-name="P1245"><text:span text:style-name="T948">Такая цепочка обозначает один предмет, идею </text:span><text:span text:style-name="T950">или </text:span><text:span text:style-name="T948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52">ь</text:span><text:span text:style-name="T948">ся прилагательным </text:span><text:span text:style-name="T950">или</text:span><text:span text:style-name="T948"> существительным с предлогом).</text:span></text:p>
      <text:p text:style-name="P549"><text:soft-page-break/></text:p>
      <text:p text:style-name="P189">a tennis ball — теннисный мяч / мяч для тенниса;</text:p>
      <text:p text:style-name="P189">a income tax — подоходный налог / налог на прибыль;</text:p>
      <text:p text:style-name="P550"/>
      <text:p text:style-name="P552">Первое существительное всегда стоит в единственном числе.</text:p>
      <text:p text:style-name="P552"/>
      <text:p text:style-name="P190">tennis balls — теннисные мячи;</text:p>
      <text:p text:style-name="P191">two part question (question of two parts) — <text:span text:style-name="T1339">вопрос из 2х частей;</text:span></text:p>
      <text:p text:style-name="P550"/>
      <text:p text:style-name="P1408"><text:span text:style-name="T948">И</text:span><text:span text:style-name="T906">ногда первое существительное имеет окончание </text:span><text:span text:style-name="T598">-ing</text:span><text:span text:style-name="T906">.</text:span></text:p>
      <text:p text:style-name="P551"/>
      <text:p text:style-name="P189">a swimming pool — плавательный бассейн;</text:p>
      <text:p text:style-name="P191">working hours — рабочие часы;</text:p>
      <text:p text:style-name="P551"/>
      <text:p text:style-name="P1414">Артикли. Articles</text:p>
      <text:p text:style-name="P553"/>
      <text:p text:style-name="P554">Это маленькие слова перед существительными, которые передают оттенки смысла.</text:p>
      <text:p text:style-name="P554">Есть 2 вида артикля: неопределенный <text:span text:style-name="T1342">(</text:span><text:span text:style-name="T495">a/an</text:span><text:span text:style-name="T1342">)</text:span> и определенный <text:span text:style-name="T1342">(</text:span><text:span text:style-name="T495">the</text:span><text:span text:style-name="T1342">)</text:span>.</text:p>
      <text:p text:style-name="P554"/>
      <text:p text:style-name="P662">Неопределенный артикль</text:p>
      <text:p text:style-name="P554"/>
      <text:p text:style-name="P1246"><text:span text:style-name="T953">Артикль </text:span><text:span text:style-name="T636">a</text:span><text:span text:style-name="T953"> </text:span><text:span text:style-name="T962">указывает на</text:span><text:span text:style-name="T953"> </text:span><text:span text:style-name="T954">один </text:span><text:span text:style-name="T953">предмет. Причем не конкретный предмет, а</text:span><text:span text:style-name="T954"> </text:span><text:span text:style-name="T953">неопределенный. </text:span><text:span text:style-name="T954">К</text:span><text:span text:style-name="T953">аждый </text:span><text:span text:style-name="T954">человек </text:span><text:span text:style-name="T953">может представлять </text:span><text:span text:style-name="T954">такой предмет </text:span><text:span text:style-name="T953">по своему.</text:span></text:p>
      <text:p text:style-name="P555"/>
      <text:p text:style-name="P192">a house — дом (один представит большой особняк, другой — маленький домик).</text:p>
      <text:p text:style-name="P555"/>
      <text:p text:style-name="P1249"><text:span text:style-name="T954">Его можно условно заменить на числительное </text:span><text:span text:style-name="T642">one </text:span><text:span text:style-name="T960">(какой-то один)</text:span><text:span text:style-name="T954">. </text:span><text:span text:style-name="T720">Поэтому о</text:span><text:span text:style-name="T721">н ставится перед исчисляемыми существительными в единственном числе.</text:span></text:p>
      <text:p text:style-name="P556"/>
      <text:p text:style-name="P1252"><text:span text:style-name="T637">I have </text:span><text:span text:style-name="T679">a</text:span><text:span text:style-name="T637"> cat / I have </text:span><text:span text:style-name="T679">one</text:span><text:span text:style-name="T637"> cat — У меня есть </text:span><text:span text:style-name="T644">(одна такая </text:span><text:span text:style-name="T650">прикольная</text:span><text:span text:style-name="T644">) </text:span><text:span text:style-name="T637">кошка.</text:span></text:p>
      <text:p text:style-name="P561"/>
      <text:p text:style-name="P557"><text:span text:style-name="T495">A</text:span> ставится перед согласными, а <text:span text:style-name="T495">an</text:span> — перед гласными. Оба означают одно и тоже.</text:p>
      <text:p text:style-name="P557"/>
      <text:p text:style-name="P745"><text:span text:style-name="T902">Если гласная читается как двойной звук с первым [</text:span>йи<text:span text:style-name="T902">], то ставится </text:span><text:span text:style-name="T558">a</text:span><text:span text:style-name="T902">: </text:span><text:span text:style-name="T558">a union</text:span><text:span text:style-name="T902">, </text:span><text:span text:style-name="T558">a European</text:span><text:span text:style-name="T902">.</text:span></text:p>
      <text:p text:style-name="P557"/>
      <text:p text:style-name="P1247"><text:span text:style-name="T956">Если первая согласная (после которой гласная) не произносится, то ставится </text:span><text:span text:style-name="T640">an</text:span><text:span text:style-name="T956">: </text:span></text:p>
      <text:p text:style-name="P1247"><text:span text:style-name="T640">an hour </text:span><text:span text:style-name="T956">(аувер), </text:span><text:span text:style-name="T640">an honesty </text:span><text:span text:style-name="T956">(анэсти).</text:span></text:p>
      <text:p text:style-name="P557"/>
      <text:p text:style-name="P769"><text:span text:style-name="T956">Т</text:span><text:span text:style-name="T957">акже артикль </text:span><text:span text:style-name="T641">a</text:span><text:span text:style-name="T957"> </text:span><text:span text:style-name="T959">ставится</text:span><text:span text:style-name="T957">, когда:</text:span></text:p>
      <text:list xml:id="list2550725910" text:style-name="L72">
        <text:list-item>
          <text:p text:style-name="P1734"><text:span text:style-name="T906">говорят о профессии (</text:span><text:span text:style-name="T598">I`m a doctor)</text:span><text:span text:style-name="T906">;</text:span></text:p>
        </text:list-item>
        <text:list-item>
          <text:p text:style-name="P1735"><text:span text:style-name="T906">впервые упоминяют человека или предмет в разговоре </text:span><text:span text:style-name="T958">(</text:span><text:span text:style-name="T637">I have a cat</text:span><text:span text:style-name="T958">);</text:span></text:p>
        </text:list-item>
        <text:list-item>
          <text:p text:style-name="P1707"><text:span text:style-name="T958">дается определение предмету (</text:span><text:span text:style-name="T638">He is a good man «</text:span><text:span text:style-name="T639">О</text:span><text:span text:style-name="T638">н относится к хорошим людям»</text:span><text:span text:style-name="T958">)</text:span></text:p>
        </text:list-item>
      </text:list>
      <text:p text:style-name="P562"/>
      <text:p text:style-name="P1248">Если перед существительным сто<text:span text:style-name="T1341">и</text:span>т прилагательн<text:span text:style-name="T1341">ое</text:span>, то артикль <text:span text:style-name="T529">a</text:span><text:span text:style-name="T1345"> </text:span>ставится перед ним.</text:p>
      <text:p text:style-name="P560"/>
      <text:p text:style-name="P1248">a big old house — большой старый дом.</text:p>
      <text:p text:style-name="P193">a black and white cat — черно-белый кот.</text:p>
      <text:p text:style-name="P556"/>
      <text:p text:style-name="P558">При этом перед прилагательным без существительного артикль <text:span text:style-name="T529">a</text:span><text:span text:style-name="T1345"> </text:span>не ставится.</text:p>
      <text:p text:style-name="P558"/>
      <text:p text:style-name="P194">This book is a good (неправильно).</text:p>
      <text:p text:style-name="P194">Th<text:span text:style-name="T1340">i</text:span>s book is good (правильно).</text:p>
      <text:p text:style-name="P556"><text:soft-page-break/></text:p>
      <text:p text:style-name="P663">Определенный артикль</text:p>
      <text:p text:style-name="P559"/>
      <text:p text:style-name="P564">Артикль <text:span text:style-name="T495">the</text:span> указывает на конкретный предмет или понятие.</text:p>
      <text:p text:style-name="P564">Т. е. на то, что выделяется из общей массы.</text:p>
      <text:p text:style-name="P565"/>
      <text:p text:style-name="P566">Его можно заменить указательным местоимением (<text:span text:style-name="T495">this, that, these, those</text:span>) </text:p>
      <text:p text:style-name="P1256"><text:span text:style-name="T963">и</text:span><text:span text:style-name="T962"> часто удобнее </text:span><text:span text:style-name="T965">им же </text:span><text:span text:style-name="T974">и </text:span><text:span text:style-name="T962">переводить.</text:span></text:p>
      <text:p text:style-name="P565"/>
      <text:p text:style-name="P565">Он может стоять как перед единственным числом, так и перед множественным; </text:p>
      <text:p text:style-name="P565">как перед исчисляемыми, так и неисчисляемыми существительными.</text:p>
      <text:p text:style-name="P567"/>
      <text:p text:style-name="P1251"><text:span text:style-name="T963">Е</text:span><text:span text:style-name="T955">сли предмет или человек упоминаются в </text:span><text:span text:style-name="T966">речи </text:span><text:span text:style-name="T955">впервые, то обычно о них ничего не известно, поэтому </text:span><text:span text:style-name="T964">сначала</text:span><text:span text:style-name="T955"> использ</text:span><text:span text:style-name="T964">уется</text:span><text:span text:style-name="T955"> неопределенный артикль </text:span><text:span text:style-name="T643">a/an</text:span><text:span text:style-name="T955"> </text:span><text:span text:style-name="T963">(при условии, что он нужен</text:span><text:span text:style-name="T955">).</text:span></text:p>
      <text:p text:style-name="P1423"><text:span text:style-name="T955">Н</text:span><text:span text:style-name="T906">о если </text:span><text:span text:style-name="T975">этот </text:span><text:span text:style-name="T906">предмет или человек упоминаются в речи повторно, то уже используется определенный артикль </text:span><text:span text:style-name="T598">the</text:span><text:span text:style-name="T906">.</text:span></text:p>
      <text:p text:style-name="P563"/>
      <text:p text:style-name="P109"><text:span text:style-name="T474">I </text:span><text:span text:style-name="T381">have got </text:span><text:span text:style-name="T1062">a</text:span><text:span text:style-name="T381"> puppy. </text:span><text:span text:style-name="T1062">The</text:span><text:span text:style-name="T381"> puppy is white — У меня есть щенок. (Этот) щенок белый.</text:span></text:p>
      <text:p text:style-name="P568"/>
      <text:p text:style-name="P568">Определенный артикль может стоять не только перед существительным, но и перед прилагательным. <text:span text:style-name="T1346">В этом случае прилагательное становится существительным.</text:span></text:p>
      <text:p text:style-name="P568"/>
      <text:p text:style-name="P197">rich people — богатые люди.</text:p>
      <text:p text:style-name="P109"><text:span text:style-name="T475">t</text:span><text:span text:style-name="T381">he rich — богачи.</text:span></text:p>
      <text:p text:style-name="P568"/>
      <text:p text:style-name="P569">Также артикль <text:span text:style-name="T495">the</text:span> ставится, когда:</text:p>
      <text:p text:style-name="P569"/>
      <text:list xml:id="list1804502227" text:style-name="L73">
        <text:list-item>
          <text:p text:style-name="P1611">говорят о части помещения:</text:p>
          <text:list>
            <text:list-item>
              <text:p text:style-name="P1615">in the room — в комнате;</text:p>
            </text:list-item>
            <text:list-item>
              <text:p text:style-name="P1615">on the floor — на полу;</text:p>
            </text:list-item>
          </text:list>
          <text:p text:style-name="P1613"/>
        </text:list-item>
        <text:list-item>
          <text:p text:style-name="P1612">говорят, на каком музыкальном инструменте играют:</text:p>
          <text:list>
            <text:list-item>
              <text:p text:style-name="P1616">play the piano — играть на фортепиано;</text:p>
            </text:list-item>
          </text:list>
          <text:p text:style-name="P1613"/>
        </text:list-item>
        <text:list-item>
          <text:p text:style-name="P1611">человек напрявляется в конкретное место:</text:p>
          <text:list>
            <text:list-item>
              <text:p text:style-name="P1615">go to the bank — идти в банк;</text:p>
            </text:list-item>
            <text:list-item>
              <text:p text:style-name="P1615">drive to the shop — поехать на машине в магазин;</text:p>
            </text:list-item>
          </text:list>
          <text:p text:style-name="P1613"/>
        </text:list-item>
        <text:list-item>
          <text:p text:style-name="P1620">объект, о котором идет речь, уникальный (другого такого нет):</text:p>
          <text:list>
            <text:list-item>
              <text:p text:style-name="P1619">природные объекты или явления:</text:p>
              <text:list>
                <text:list-item>
                  <text:p text:style-name="P1616">the equator — экватор;</text:p>
                </text:list-item>
                <text:list-item>
                  <text:p text:style-name="P1616">the sky — небо;</text:p>
                </text:list-item>
                <text:list-item>
                  <text:p text:style-name="P1619">the moon — луна;</text:p>
                </text:list-item>
              </text:list>
            </text:list-item>
            <text:list-item>
              <text:p text:style-name="P1619">объекты созданные человеком</text:p>
              <text:list>
                <text:list-item>
                  <text:p text:style-name="P1616">the Bible (the Book) — Библия;</text:p>
                </text:list-item>
                <text:list-item>
                  <text:p text:style-name="P1616">the Internet — Интернет;</text:p>
                </text:list-item>
                <text:list-item>
                  <text:p text:style-name="P1619">the radio — радио;</text:p>
                </text:list-item>
              </text:list>
            </text:list-item>
            <text:list-item>
              <text:p text:style-name="P1619"><text:span text:style-name="T1347">с </text:span>превосходн<text:span text:style-name="T1347">ой</text:span> степень<text:span text:style-name="T1347">ю</text:span> прилагательных:</text:p>
              <text:list>
                <text:list-item>
                  <text:p text:style-name="P1616"><text:soft-page-break/>the longest — самый длинный;</text:p>
                </text:list-item>
                <text:list-item>
                  <text:p text:style-name="P1619">the hottest — самый жаркий;</text:p>
                </text:list-item>
              </text:list>
            </text:list-item>
            <text:list-item>
              <text:p text:style-name="P1617"><text:span text:style-name="T1348">со </text:span>словосочетани<text:span text:style-name="T1348">ем</text:span><text:span text:style-name="T495"> the same</text:span> (такой же, одинаковый):</text:p>
              <text:p text:style-name="P1724">These two photos are the same — Эти 2 фото одинаковые;</text:p>
            </text:list-item>
          </text:list>
          <text:p text:style-name="P1618"/>
        </text:list-item>
        <text:list-item>
          <text:p text:style-name="P1611">перед порядковым числительным:</text:p>
          <text:list>
            <text:list-item>
              <text:p text:style-name="P1621">the first — первый;</text:p>
            </text:list-item>
            <text:list-item>
              <text:p text:style-name="P1621">the second — второй;</text:p>
            </text:list-item>
          </text:list>
          <text:p text:style-name="P1613"/>
        </text:list-item>
        <text:list-item>
          <text:p text:style-name="P1614">перед фамилией (чтобы показать что люди принадлежат одной семье):</text:p>
          <text:p text:style-name="P1731"><text:span text:style-name="T472">The Jachsons </text:span><text:span text:style-name="T473">are very nice people — Джексоны очень милые люди;</text:span></text:p>
          <text:p text:style-name="P1613"/>
        </text:list-item>
        <text:list-item>
          <text:p text:style-name="P1622">в словосочетаниях, касающихся сторон:</text:p>
          <text:list>
            <text:list-item>
              <text:p text:style-name="P1623">the top of — верхушка (чего-то);</text:p>
            </text:list-item>
            <text:list-item>
              <text:p text:style-name="P1623">on the left — слева.</text:p>
            </text:list-item>
          </text:list>
        </text:list-item>
      </text:list>
      <text:p text:style-name="P570"/>
      <text:p text:style-name="P666">Случаи, когда артикли не используются</text:p>
      <text:p text:style-name="P570"/>
      <text:p text:style-name="P571">Такие ситуации зачастую не имеют логического объяснения и их нужно просто запомнить.</text:p>
      <text:p text:style-name="P571"/>
      <text:list xml:id="list1583573627" text:style-name="L74">
        <text:list-item>
          <text:p text:style-name="P1624">в выражениях со словами <text:span text:style-name="T495">breakfast</text:span>, <text:span text:style-name="T495">lunch</text:span>, <text:span text:style-name="T495">dinner</text:span>:</text:p>
          <text:p text:style-name="P1725">When do you usually have breakfast? — Когда ты обычно завтракаешь?</text:p>
          <text:p text:style-name="P1625"/>
        </text:list-item>
        <text:list-item>
          <text:p text:style-name="P1626">когда говорят о направлении или местонахождении словами:</text:p>
          <text:list>
            <text:list-item>
              <text:p text:style-name="P1625">work <text:span text:style-name="T1358">(</text:span><text:span text:style-name="T495">go to work, start work</text:span><text:span text:style-name="T1358">)</text:span>;</text:p>
            </text:list-item>
            <text:list-item>
              <text:p text:style-name="P1625">school, university, college <text:span text:style-name="T1358">(</text:span><text:span text:style-name="T495">go to school, start school</text:span>);</text:p>
            </text:list-item>
            <text:list-item>
              <text:p text:style-name="P1625">church, hospital, prison <text:span text:style-name="T1358">(</text:span><text:span text:style-name="T495">go to church, be at hospital</text:span><text:span text:style-name="T1358">)</text:span>;</text:p>
            </text:list-item>
            <text:list-item>
              <text:p text:style-name="P1625">home, bed <text:span text:style-name="T1358">(</text:span><text:span text:style-name="T495">go home, go to bed</text:span><text:span text:style-name="T1358">)</text:span>;</text:p>
            </text:list-item>
          </text:list>
          <text:p text:style-name="P1625"/>
        </text:list-item>
        <text:list-item>
          <text:p text:style-name="P1624">в словосочетаниях <text:span text:style-name="T495">play</text:span> + вид спорта или игры:</text:p>
          <text:p text:style-name="P1725">I play football — Я играю в футбол;</text:p>
          <text:p text:style-name="P1625"/>
        </text:list-item>
        <text:list-item>
          <text:p text:style-name="P1624">перед названием языков или учебных дисциплин (котор. всегда с большой буквы):</text:p>
          <text:p text:style-name="P1725">I want to speak <text:span text:style-name="T1343">English well — Я хочу хорошо говорить по-английски;</text:span></text:p>
          <text:p text:style-name="P1625"/>
        </text:list-item>
        <text:list-item>
          <text:p text:style-name="P1627">перед именами людей и фамилями:</text:p>
          <text:p text:style-name="P1726">My name is Bond, James Bond — Меня зовут Бонд, Джеймс Бонд.</text:p>
        </text:list-item>
      </text:list>
      <text:p text:style-name="P572"/>
      <text:p text:style-name="P664">Артикли в географических названиях</text:p>
      <text:p text:style-name="P573"/>
      <text:p text:style-name="P1253"><text:span text:style-name="T967">Артикли не </text:span><text:span text:style-name="T969">ставятся</text:span><text:span text:style-name="T967"> </text:span><text:span text:style-name="T969">с</text:span><text:span text:style-name="T967"> названиями континентов:</text:span></text:p>
      <text:p text:style-name="P195">I live in Western Europe — Я живу в западной Европе.</text:p>
      <text:p text:style-name="P574"/>
      <text:p text:style-name="P574">Артикли не ставятся с названиям<text:span text:style-name="T1344">и</text:span> стран из 1 слова и с названиями городов:</text:p>
      <text:p text:style-name="P195">Washington is the capital of America — Вашингтон — столица Америки.</text:p>
      <text:p text:style-name="P195"/>
      <text:p text:style-name="P196"><text:span text:style-name="T787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74"/>
      <text:p text:style-name="P1253"><text:span text:style-name="T967">Артикли не нужны в названиях горных вершин, а также там, где присутсв</text:span><text:span text:style-name="T968">ует</text:span><text:span text:style-name="T967"> слово Mount: </text:span></text:p>
      <text:p text:style-name="P1253"><text:soft-page-break/><text:span text:style-name="T645">Everest / Mount Everest, Makalu</text:span><text:span text:style-name="T967">. Но </text:span><text:span text:style-name="T968">в</text:span><text:span text:style-name="T967"> названия</text:span><text:span text:style-name="T968">х</text:span><text:span text:style-name="T967"> горных цепей ставится </text:span><text:span text:style-name="T645">the</text:span><text:span text:style-name="T967">: </text:span><text:span text:style-name="T645">the Himalayas</text:span><text:span text:style-name="T967">.</text:span></text:p>
      <text:p text:style-name="P574"/>
      <text:p text:style-name="P1421"><text:span text:style-name="T906">Артикль </text:span><text:span text:style-name="T598">the</text:span><text:span text:style-name="T906"> не нужен с прилагательными, образованными от частей света или когда часть света указана вместе с названием страны: </text:span><text:span text:style-name="T598">North America, Eastern Europe.</text:span></text:p>
      <text:p text:style-name="P577"/>
      <text:p text:style-name="P1421"><text:span text:style-name="T906">Артикль </text:span><text:span text:style-name="T598">the</text:span><text:span text:style-name="T906"> не нужен в названиях улиц, дорог, скверов, парков:</text:span></text:p>
      <text:p text:style-name="P199">Fifth Avenue (5я Авеню), Broadway, Times Square.</text:p>
      <text:p text:style-name="P574"/>
      <text:p text:style-name="P1253"><text:span text:style-name="T967">А</text:span><text:span text:style-name="T970">ртикль </text:span><text:span text:style-name="T647">the</text:span><text:span text:style-name="T970"> нужен в названиях водных объектов (океан, море, река, канал): </text:span><text:span text:style-name="T647">the Thames River, the Amazon (Амазонка), the Pacific (Тихий океан), the Baltic Sea. </text:span><text:span text:style-name="T969">Но с названиями озер он </text:span></text:p>
      <text:p text:style-name="P1253"><text:span text:style-name="T969">не используется: </text:span><text:span text:style-name="T646">Lake Superior (Верхнее озеро).</text:span></text:p>
      <text:p text:style-name="P579"/>
      <text:p text:style-name="P575">Также <text:span text:style-name="T495">the</text:span> нужен в названиях частей света: <text:span text:style-name="T495">the north, the south, the east, the west</text:span>.</text:p>
      <text:p text:style-name="P196">We should go to the north — Нам нужно идти на север.</text:p>
      <text:p text:style-name="P576"/>
      <text:p text:style-name="P1253"><text:span text:style-name="T976">Следует</text:span><text:span text:style-name="T977"> </text:span><text:span text:style-name="T976">знать</text:span><text:span text:style-name="T977">, что на картах не печатают артикль </text:span><text:span text:style-name="T651">the</text:span><text:span text:style-name="T977">, даже когда он нужен.</text:span></text:p>
      <text:p text:style-name="P576"/>
      <text:p text:style-name="P665">Артикли в других названиях</text:p>
      <text:p text:style-name="P576"/>
      <text:p text:style-name="P578">Артикль не ставится в названиях административных зданий или комплексов из 2х слов.</text:p>
      <text:p text:style-name="P198"/>
      <text:p text:style-name="P198">Cambridge University, JFK Airport, Buckingham Palace.</text:p>
      <text:p text:style-name="P198">(порядок слов: сначала уникальное название, а затем категория <text:s/>объекта).</text:p>
      <text:p text:style-name="P578"/>
      <text:p text:style-name="P1254"><text:span text:style-name="T971">Артикль </text:span><text:span text:style-name="T648">the</text:span><text:span text:style-name="T971"> ставится в названиях отелей, театров, галерей, а также в названиях всемирно известных зданий:</text:span><text:span text:style-name="T648"> the Hilton Hotel, the Red Lion (бар), the White House.</text:span></text:p>
      <text:p text:style-name="P578"/>
      <text:p text:style-name="P1422"><text:span text:style-name="T906">В названиях, где присутствует предлог </text:span><text:span text:style-name="T598">of</text:span><text:span text:style-name="T906">, артикль </text:span><text:span text:style-name="T598">the</text:span><text:span text:style-name="T906"> ставится всегда: </text:span></text:p>
      <text:p text:style-name="P198">the Bank of England, the Great Wall of China, the Tower of London.</text:p>
      <text:p text:style-name="P578"/>
      <text:p text:style-name="P667">Какой артикль выбрать</text:p>
      <text:p text:style-name="P580"/>
      <text:p text:style-name="P1255"><text:span text:style-name="T972">Мысленно предсавить перед существительным слово «один», «один такой (</text:span><text:span text:style-name="T973">прикольный</text:span><text:span text:style-name="T972">)», </text:span></text:p>
      <text:p text:style-name="P1255"><text:span text:style-name="T972">«один из» и т. д. Если логика предложения не нарушена, то скорее всего нужен </text:span><text:span text:style-name="T649">a/an</text:span><text:span text:style-name="T972">.</text:span></text:p>
      <text:p text:style-name="P580"/>
      <text:p text:style-name="P200">I`ve got a window in my room — У меня в комнате есть окно. (обычное окно, каких много)</text:p>
      <text:p text:style-name="P580"/>
      <text:p text:style-name="P1255"><text:span text:style-name="T972">Мысленно представить перед существительным слова: </text:span><text:span text:style-name="T649">this, that, these, those</text:span><text:span text:style-name="T972"> или «тот самый», «именно тот», «конкретное этот» и т. д. Если смысл предложения в целом не изменился, </text:span></text:p>
      <text:p text:style-name="P1255"><text:span text:style-name="T972">то можно ставить </text:span><text:span text:style-name="T649">the</text:span><text:span text:style-name="T972">.</text:span></text:p>
      <text:p text:style-name="P580"/>
      <text:p text:style-name="P200">Look at the window. It`s broken — Посмотри на окно. Оно разбито. (посмотри на это конкретное окно, именно оно разбито).</text:p>
      <text:p text:style-name="P580"/>
      <text:p text:style-name="P581"/>
      <text:p text:style-name="P1549">Прилагательное. Adjective</text:p>
      <text:p text:style-name="P581"/>
      <text:p text:style-name="P1257"><text:span text:style-name="T979">Ч</text:span><text:span text:style-name="T978">асть речи, которая описывает качества и свойства объектов, и отвечает на вопрос «какой?».</text:span></text:p>
      <text:p text:style-name="P582"/>
      <text:p text:style-name="P1258"><text:span text:style-name="T978">П</text:span><text:span text:style-name="T979">рилагательное стоит перед существительным, но может появиться и без него если используется после глагола </text:span><text:span text:style-name="T652">be</text:span><text:span text:style-name="T979">. В этом случае </text:span><text:span text:style-name="T987">оно</text:span><text:span text:style-name="T979"> </text:span><text:span text:style-name="T987">обычно</text:span><text:span text:style-name="T979"> переводиться глаголом.</text:span></text:p>
      <text:p text:style-name="P583"/>
      <text:p text:style-name="P1258"><text:span text:style-name="T979">Если перед прилагательным стоит артикль </text:span><text:span text:style-name="T652">the</text:span><text:span text:style-name="T979">, то оно </text:span><text:span text:style-name="T980">становится</text:span><text:span text:style-name="T979"> существительным.</text:span></text:p>
      <text:p text:style-name="P1259"><text:span text:style-name="T979">Прилагательн</text:span><text:span text:style-name="T981">ые</text:span><text:span text:style-name="T979"> не меняется по родам, числам и падежам.</text:span></text:p>
      <text:p text:style-name="P583"/>
      <text:p text:style-name="P1424"><text:span text:style-name="T979">П</text:span><text:span text:style-name="T906">рилагательные делятся на 2 группы:</text:span></text:p>
      <text:p text:style-name="P585"/>
      <text:list xml:id="list2369841888" text:style-name="L75">
        <text:list-item>
          <text:p text:style-name="P1628">оценочные прилагательные; они выражают личное мнение человека о предмете:</text:p>
          <text:p text:style-name="P1727">a funny cat — смешной кот (мнение, с которым можно не соглашаться)</text:p>
          <text:p text:style-name="P1628"/>
        </text:list-item>
        <text:list-item>
          <text:p text:style-name="P1628">фактовые прилагательные; они указывают на визуальную информацию, либо факты, </text:p>
          <text:p text:style-name="P1628">которые известны об объекте: размер, возраст, цвет, происхождение, состав и пр.:</text:p>
          <text:p text:style-name="P1727">a gray cat — серый кот (характеристика, которая не зависит от мнения)</text:p>
        </text:list-item>
      </text:list>
      <text:p text:style-name="P585"/>
      <text:p text:style-name="P585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85"/>
      <text:p text:style-name="P201">a gray funny cat (неправильно)</text:p>
      <text:p text:style-name="P201">a funny gray cat (правильно)</text:p>
      <text:p text:style-name="P585"/>
      <text:p text:style-name="P770"><text:span text:style-name="T983">Глаголы, после которых </text:span><text:span text:style-name="T999">всегда</text:span><text:span text:style-name="T983"> </text:span><text:span text:style-name="T999">идут</text:span><text:span text:style-name="T983"> прилагательн</text:span><text:span text:style-name="T982">ые</text:span><text:span text:style-name="T983">:</text:span></text:p>
      <text:list xml:id="list1735257161" text:style-name="L76">
        <text:list-item>
          <text:p text:style-name="P1629">be — быть;</text:p>
        </text:list-item>
        <text:list-item>
          <text:p text:style-name="P1629">get — становиться;</text:p>
        </text:list-item>
        <text:list-item>
          <text:p text:style-name="P1629">become — становиться;</text:p>
        </text:list-item>
        <text:list-item>
          <text:p text:style-name="P1629">seem — казаться;</text:p>
        </text:list-item>
        <text:list-item>
          <text:p text:style-name="P1629">look — выглядеть;</text:p>
        </text:list-item>
        <text:list-item>
          <text:p text:style-name="P1629">feel — чувствовать (себя);</text:p>
        </text:list-item>
        <text:list-item>
          <text:p text:style-name="P1629">sound — звучать;</text:p>
        </text:list-item>
        <text:list-item>
          <text:p text:style-name="P1736"><text:span text:style-name="T906">taste — </text:span><text:span text:style-name="T982">иметь вкус</text:span><text:span text:style-name="T906">;</text:span></text:p>
        </text:list-item>
        <text:list-item>
          <text:p text:style-name="P1736"><text:span text:style-name="T906">smell — </text:span><text:span text:style-name="T982">иметь запах</text:span><text:span text:style-name="T906">;</text:span></text:p>
        </text:list-item>
      </text:list>
      <text:p text:style-name="P585"/>
      <text:p text:style-name="P1261"><text:span text:style-name="T228">Обычно, в английском </text:span><text:span text:style-name="T229">языке </text:span><text:span text:style-name="T228">после глаголов стоят наречия. </text:span><text:span text:style-name="T230">Но даже если стоит прилагательное, то оно все равно будет перводится наречием (кроме случае с глаголом be).</text:span></text:p>
      <text:p text:style-name="P990"/>
      <text:p text:style-name="P1000"><text:span text:style-name="T381">You look nice! </text:span><text:span text:style-name="T476">— </text:span><text:span text:style-name="T381">Ты прекрасно выглядишь!</text:span></text:p>
      <text:p text:style-name="P1051">I feel bad — Я плохо себя чувствую.</text:p>
      <text:p text:style-name="P584"/>
      <text:p text:style-name="P139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93"/>
      <text:p text:style-name="P1392"><text:span text:style-name="T381">He </text:span><text:span text:style-name="T1062">looked at</text:span><text:span text:style-name="T381"> me angrily — Он посмотрел на меня злобно</text:span></text:p>
      <text:p text:style-name="P584"/>
      <text:p text:style-name="P668">Степени сравнения прилагательных</text:p>
      <text:p text:style-name="P588"/>
      <text:p text:style-name="P589">Их всего 2: сравнительная и превосходная.</text:p>
      <text:p text:style-name="P586"/>
      <text:p text:style-name="P1260">Сравнительная степень нужна, когда сравниваются 2 альтернативы. Вторая альтернатива </text:p>
      <text:p text:style-name="P587"><text:soft-page-break/>не обязательно должна указываться напрямую. Она может подразумеваться.</text:p>
      <text:p text:style-name="P587"/>
      <text:p text:style-name="P590">Сравнительная степень образуется с помощью суффикса <text:span text:style-name="T495">-er</text:span> или слова <text:span text:style-name="T495">more</text:span>.</text:p>
      <text:p text:style-name="P591">Суффикс <text:span text:style-name="T495">-er</text:span> ставится, когда слово состоит из 1 слога, или 2х, но заканчивается на <text:span text:style-name="T495">-y</text:span>:</text:p>
      <text:p text:style-name="P1355">small → smaller (маленький → еще меньше); </text:p>
      <text:p text:style-name="P1355">funny → funnier (смешной → смешнее);</text:p>
      <text:p text:style-name="P1355"/>
      <text:p text:style-name="P773"><text:span text:style-name="T1177">Если сло</text:span><text:span text:style-name="T1178">г</text:span><text:span text:style-name="T1177"> с 1 гласной, после которой </text:span><text:span text:style-name="T1178">1 </text:span><text:span text:style-name="T1177">согласная, то эта согласная удваивается:</text:span></text:p>
      <text:p text:style-name="P1360">big → bigger (большой → больше);</text:p>
      <text:p text:style-name="P1360">hot → hotter (горячий → горячее);</text:p>
      <text:p text:style-name="P590"/>
      <text:p text:style-name="P1261"><text:span text:style-name="T988">С</text:span><text:span text:style-name="T985">лово </text:span><text:span text:style-name="T654">more</text:span><text:span text:style-name="T985"> </text:span><text:span text:style-name="T988">(более) ставится</text:span><text:span text:style-name="T985">, когда сло</text:span><text:span text:style-name="T986">в</text:span><text:span text:style-name="T985">о </text:span><text:span text:style-name="T987">состоит </text:span><text:span text:style-name="T985">из 2х и более слогов. </text:span></text:p>
      <text:p text:style-name="P773"><text:span text:style-name="T1007">Здесь с</text:span><text:span text:style-name="T985">уффикс </text:span><text:span text:style-name="T654">-er</text:span><text:span text:style-name="T985"> уже не </text:span><text:span text:style-name="T988">используется</text:span><text:span text:style-name="T994">:</text:span></text:p>
      <text:p text:style-name="P1358">useful → more useful (полезный → более полезный)</text:p>
      <text:p text:style-name="P1359"><text:span text:style-name="T1349">i</text:span>nteresting → more interesting (интересный → более интересный)</text:p>
      <text:p text:style-name="P590"/>
      <text:p text:style-name="P593">Есть прилагательные, для которых сравнительная степень образовывается и так и эдак:</text:p>
      <text:p text:style-name="P1346">quiet (тихий), clever (умный), narrow (узкий), simple (простой).</text:p>
      <text:p text:style-name="P1387"/>
      <text:p text:style-name="P1346">Be quiet<text:span text:style-name="T1062">er</text:span>, please / Be <text:span text:style-name="T1062">more</text:span> quiet, please — Веди себя <text:span text:style-name="T1062">тише</text:span>, пожалуйста.</text:p>
      <text:p text:style-name="P590"/>
      <text:p text:style-name="P592"><text:span text:style-name="T1187">П</text:span><text:span text:style-name="T1148">ри сравнении двух прилагательных часто используется слово </text:span><text:span text:style-name="T1159">than</text:span><text:span text:style-name="T1148"> (чем).</text:span></text:p>
      <text:p text:style-name="P1356"/>
      <text:p text:style-name="P1349"><text:span text:style-name="T381">New York is </text:span><text:span text:style-name="T1062">bigger than</text:span><text:span text:style-name="T381"> Manchester — Нью Йорк </text:span><text:span text:style-name="T1062">больше, чем</text:span><text:span text:style-name="T381"> Манчестер.</text:span></text:p>
      <text:p text:style-name="P1262"><text:span text:style-name="T1151">Apples are </text:span><text:span text:style-name="T1157">testier than</text:span><text:span text:style-name="T1151"> cherries — Яблоки </text:span><text:span text:style-name="T1157">слаще</text:span><text:span text:style-name="T1151"> вишен.</text:span></text:p>
      <text:p text:style-name="P1347"/>
      <text:p text:style-name="P1366"><text:span text:style-name="T984">Иногда после </text:span><text:span text:style-name="T653">than</text:span><text:span text:style-name="T984"> может идти местоимение в объектной форме (</text:span><text:span text:style-name="T653">me, you, him, her</text:span><text:span text:style-name="T984"> и т. д.).</text:span></text:p>
      <text:p text:style-name="P1262"><text:span text:style-name="T1184">Сложность этой ситуации в том, </text:span><text:span text:style-name="T1185">что при переводе</text:span><text:span text:style-name="T1184"> местоимен. </text:span><text:span text:style-name="T1179">будет </text:span><text:span text:style-name="T1184">в именительном падеже.</text:span></text:p>
      <text:p text:style-name="P1356"/>
      <text:p text:style-name="P1349"><text:span text:style-name="T381">I`m more attentive </text:span><text:span text:style-name="T1062">than him</text:span><text:span text:style-name="T381"> — Я внимательней, </text:span><text:span text:style-name="T1062">чем он</text:span><text:span text:style-name="T381">.</text:span></text:p>
      <text:p text:style-name="P1346"/>
      <text:p text:style-name="P1262"><text:span text:style-name="T1179">В качестве альтернативы</text:span><text:span text:style-name="T1180"> </text:span><text:span text:style-name="T1179">м</text:span><text:span text:style-name="T1180">ожно поставить местоимение в начальной форме, а после </text:span></text:p>
      <text:p text:style-name="P1357">него вспомогательный или модальный глагол из первой части предложения.</text:p>
      <text:p text:style-name="P1348"/>
      <text:p text:style-name="P1350"><text:span text:style-name="T381">I am more attentive </text:span><text:span text:style-name="T1062">than he is</text:span><text:span text:style-name="T381"> — Я внимательне, </text:span><text:span text:style-name="T1062">чем он</text:span><text:span text:style-name="T381">.</text:span></text:p>
      <text:p text:style-name="P1348">I can jump higher <text:span text:style-name="T1062">than he can</text:span> — Я прыгаю выше, <text:span text:style-name="T1062">чем он</text:span>.</text:p>
      <text:p text:style-name="P590"/>
      <text:p text:style-name="P1263"><text:span text:style-name="T989">Прилагательн</text:span><text:span text:style-name="T990">ые</text:span><text:span text:style-name="T989"> в сравнительной степени </text:span><text:span text:style-name="T990">могут</text:span><text:span text:style-name="T989"> переводиться одинаково, будь он</text:span><text:span text:style-name="T990">и</text:span><text:span text:style-name="T989"> </text:span><text:span text:style-name="T1181">с суффиксом </text:span><text:span text:style-name="T1152">-er</text:span><text:span text:style-name="T1181"> или с</text:span><text:span text:style-name="T1182">о</text:span><text:span text:style-name="T1181"> словом </text:span><text:span text:style-name="T1152">more</text:span><text:span text:style-name="T1181">. Тоже самое касается и </text:span><text:span text:style-name="T1152">than</text:span><text:span text:style-name="T1181"> </text:span><text:span text:style-name="T1183">(см. внимательно примеры)</text:span><text:span text:style-name="T1181">.</text:span></text:p>
      <text:p text:style-name="P202"/>
      <text:p text:style-name="P297"><text:span text:style-name="T381">Превосходная степень </text:span><text:span text:style-name="T477">обозначает наивысшую степень качества, которая в русском соответствует усилительн</text:span><text:span text:style-name="T480">о</text:span><text:span text:style-name="T477">м</text:span><text:span text:style-name="T480">у</text:span><text:span text:style-name="T477"> суффикс</text:span><text:span text:style-name="T480">у</text:span><text:span text:style-name="T477"> </text:span><text:span text:style-name="T478">-ший</text:span><text:span text:style-name="T477"> или слову «самый».</text:span></text:p>
      <text:p text:style-name="P594"/>
      <text:p text:style-name="P298"><text:span text:style-name="T381">Она используется, когда сравнивают 3 и более объектов. Общее количество может подразумеваться или выражаться местоимением </text:span><text:span text:style-name="T598">all</text:span><text:span text:style-name="T381"> или </text:span><text:span text:style-name="T598">every</text:span><text:span text:style-name="T381">.</text:span></text:p>
      <text:p text:style-name="P595"/>
      <text:p text:style-name="P597">Превосходная степень образуется по тем же правилам, что и сравнительная, только вместо</text:p>
      <text:p text:style-name="P300"><text:span text:style-name="T381">суффикса </text:span><text:span text:style-name="T598">-er</text:span><text:span text:style-name="T381"> используется </text:span><text:span text:style-name="T598">-est</text:span><text:span text:style-name="T381">, а вместо слова more используется </text:span><text:span text:style-name="T598">-most</text:span><text:span text:style-name="T381"> (самый).</text:span></text:p>
      <text:p text:style-name="P203">strong → the strongest (сильный → сильнейший / самый сильный);</text:p>
      <text:p text:style-name="P203">reasonable → the most reasonable (разумный → разумнейший / самый разумный);</text:p>
      <text:p text:style-name="P596"><text:soft-page-break/></text:p>
      <text:p text:style-name="P1264"><text:span text:style-name="T991">П</text:span><text:span text:style-name="T992">еред прилогательным </text:span><text:span text:style-name="T991">в превосходной степени</text:span><text:span text:style-name="T993"> </text:span><text:span text:style-name="T992">почти всегда </text:span><text:span text:style-name="T991">стоит</text:span><text:span text:style-name="T992"> артикль </text:span><text:span text:style-name="T655">the</text:span><text:span text:style-name="T992"> </text:span><text:span text:style-name="T991">(т. к. эта степень подчеркивает уникальность). А после прилагательного — 2 предлога: </text:span><text:span text:style-name="T656">in</text:span><text:span text:style-name="T991"> и </text:span><text:span text:style-name="T656">of</text:span><text:span text:style-name="T991">.</text:span></text:p>
      <text:p text:style-name="P598"/>
      <text:p text:style-name="P1425"><text:span text:style-name="T906">Предлог </text:span><text:span text:style-name="T598">in</text:span><text:span text:style-name="T906"> указывает на место, или группу людей, в которых выделяется объект.</text:span></text:p>
      <text:p text:style-name="P1264"><text:span text:style-name="T991">А предлог </text:span><text:span text:style-name="T656">of</text:span><text:span text:style-name="T991"> — на период времени, в котором выделяется объект.</text:span></text:p>
      <text:p text:style-name="P598"/>
      <text:p text:style-name="P110"><text:span text:style-name="T479">W</text:span><text:span text:style-name="T381">hat is the longest river in the world? — Какая самая длинная река в мире?</text:span></text:p>
      <text:p text:style-name="P1265"><text:span text:style-name="T657">It</text:span><text:span text:style-name="T658"> was the happiest day of </text:span><text:span text:style-name="T657">my</text:span><text:span text:style-name="T658"> life — </text:span><text:span text:style-name="T657">Это</text:span><text:span text:style-name="T658"> был самый счастливый день </text:span><text:span text:style-name="T657">в моей</text:span><text:span text:style-name="T658"> жизни.</text:span></text:p>
      <text:p text:style-name="P596"/>
      <text:p text:style-name="P299"><text:span text:style-name="T381">Слова-исключения </text:span><text:span text:style-name="T481">с особой сравнительной и превосходной степен</text:span><text:span text:style-name="T482">ью</text:span><text:span text:style-name="T481">:</text:span></text:p>
      <text:p text:style-name="P599">good → better → the best (хороший → лучше → самый лучший);</text:p>
      <text:p text:style-name="P599">bad → worse → the worst (плохой → хуже → самый плохой);</text:p>
      <text:p text:style-name="P599">far → farther → the farthest (далекий → дальше → самый далекий);</text:p>
      <text:p text:style-name="P204"/>
      <text:p text:style-name="P1415">Наречие. Adverb</text:p>
      <text:p text:style-name="P599"/>
      <text:p text:style-name="P601">Часть речи, которая отвечает на вопросы «как?», «каким образом?». </text:p>
      <text:p text:style-name="P1267"><text:span text:style-name="T999">Оно п</text:span><text:span text:style-name="T998">омогает описать действие и дает его более точную характеристику.</text:span></text:p>
      <text:p text:style-name="P600"/>
      <text:p text:style-name="P1266"><text:span text:style-name="T1351">Е</text:span>сли наречие относится к глаголу, то оно ст<text:span text:style-name="T1354">ои</text:span>т после него <text:span text:style-name="T1350">(</text:span><text:span text:style-name="T1188">обычно </text:span><text:span text:style-name="T1148">в </text:span><text:span text:style-name="T1189">самом</text:span><text:span text:style-name="T1148"> </text:span><text:span text:style-name="T1188">конце</text:span><text:span text:style-name="T1350">)</text:span>. </text:p>
      <text:p text:style-name="P1266"><text:span text:style-name="T1352">Е</text:span><text:span text:style-name="T995">сли наречие относится к прилагательному, то оно сто</text:span><text:span text:style-name="T1004">и</text:span><text:span text:style-name="T995">т перед ним.</text:span></text:p>
      <text:p text:style-name="P602"/>
      <text:p text:style-name="P205">I kwon him <text:span text:style-name="T1062">well</text:span> — Я <text:span text:style-name="T1062">хорошо</text:span> его знаю.</text:p>
      <text:p text:style-name="P205">He is <text:span text:style-name="T1062">very</text:span> serious — Он <text:span text:style-name="T1062">очень</text:span> серьезный.</text:p>
      <text:p text:style-name="P205"/>
      <text:p text:style-name="P604">В английском, начерия делятся на 2 группы: </text:p>
      <text:list xml:id="list971600215" text:style-name="L77">
        <text:list-item>
          <text:p text:style-name="P1630">наречия, образованые от прилагательных;</text:p>
        </text:list-item>
        <text:list-item>
          <text:p text:style-name="P1630">самобытне наречия, которые существуют с давних времен.</text:p>
        </text:list-item>
      </text:list>
      <text:p text:style-name="P603"/>
      <text:p text:style-name="P669">Наречия, образованные от прилагательных</text:p>
      <text:p text:style-name="P603"/>
      <text:p text:style-name="P605"><text:span text:style-name="T1353">О</text:span>ни <text:span text:style-name="T1353">о</text:span>бразуются при помощи суффикса <text:span text:style-name="T495">-ly</text:span>:</text:p>
      <text:p text:style-name="P606">quick → quickly (быстрый → быстро);</text:p>
      <text:p text:style-name="P606">serious → seriously (серьезный → серьезно);</text:p>
      <text:p text:style-name="P606"/>
      <text:p text:style-name="P771"><text:span text:style-name="T1002">Н</text:span><text:span text:style-name="T996">аречи</text:span><text:span text:style-name="T997">я</text:span><text:span text:style-name="T996">, которые </text:span><text:span text:style-name="T1001">пишутся</text:span><text:span text:style-name="T996"> также, как </text:span><text:span text:style-name="T1000">и </text:span><text:span text:style-name="T996">прилагательные</text:span><text:span text:style-name="T1000">:</text:span></text:p>
      <text:list xml:id="list320175529" text:style-name="L78">
        <text:list-item>
          <text:p text:style-name="P1737"><text:span text:style-name="T906">fast — </text:span><text:span text:style-name="T997">быстрый, быстро</text:span><text:span text:style-name="T906">;</text:span></text:p>
        </text:list-item>
        <text:list-item>
          <text:p text:style-name="P1737"><text:span text:style-name="T906">late — </text:span><text:span text:style-name="T997">поздний, поздно</text:span><text:span text:style-name="T906">;</text:span></text:p>
        </text:list-item>
        <text:list-item>
          <text:p text:style-name="P1737"><text:span text:style-name="T906">hard — </text:span><text:span text:style-name="T997">тяжелый, тяжело</text:span><text:span text:style-name="T906">.</text:span></text:p>
        </text:list-item>
      </text:list>
      <text:p text:style-name="P610"/>
      <text:p text:style-name="P111"><text:span text:style-name="T381">Jack is a very </text:span><text:span text:style-name="T1062">fast runner</text:span><text:span text:style-name="T381"> — Джек очень быстрый бегут. (fast — это прилагательное, </text:span></text:p>
      <text:p text:style-name="P207">т. к. стоит перед существительным; см. раздел «Прилагательное»)</text:p>
      <text:p text:style-name="P207"/>
      <text:p text:style-name="P111"><text:span text:style-name="T381">Jack can </text:span><text:span text:style-name="T1062">run fast</text:span><text:span text:style-name="T381"> — Джек быстро бегает. (fast — это наречие, т. к. стоит после глагола)</text:span></text:p>
      <text:p text:style-name="P207"/>
      <text:p text:style-name="P611"/>
      <text:p text:style-name="P1544"><text:span text:style-name="T1003">Наречие </text:span><text:span text:style-name="T659">well</text:span><text:span text:style-name="T1003"> (хорошо) можно использовать как прилагательное, если оно </text:span><text:span text:style-name="T1011">идет в связке </text:span></text:p>
      <text:p text:style-name="P1269"><text:span text:style-name="T1003">с глаголом </text:span><text:span text:style-name="T659">be</text:span><text:span text:style-name="T1003"> или </text:span><text:span text:style-name="T659">get </text:span><text:span text:style-name="T1003">(в разговор</text:span><text:span text:style-name="T1014">ах</text:span><text:span text:style-name="T1003"> о здоровь</text:span><text:span text:style-name="T1013">и</text:span><text:span text:style-name="T1003"> и самочувствии).</text:span></text:p>
      <text:p text:style-name="P208"/>
      <text:p text:style-name="P112"><text:span text:style-name="T483">H</text:span><text:span text:style-name="T381">ow are you? I`m </text:span><text:span text:style-name="T1062">well</text:span><text:span text:style-name="T381"> — Как ты? Я в </text:span><text:span text:style-name="T1062">порядке</text:span><text:span text:style-name="T381">.</text:span></text:p>
      <text:p text:style-name="P112"><text:span text:style-name="T381">He got </text:span><text:span text:style-name="T1062">well</text:span><text:span text:style-name="T381"> after the accident — Он </text:span><text:span text:style-name="T1062">поправился</text:span><text:span text:style-name="T381"> после аварии.</text:span></text:p>
      <text:p text:style-name="P611"/>
      <text:p text:style-name="P670">Самобытные наречия</text:p>
      <text:p text:style-name="P612"/>
      <text:p text:style-name="P1426"><text:span text:style-name="T999">О</text:span><text:span text:style-name="T906">ни имеют собственную форму и используются по особым правилам или в особых случаях.</text:span></text:p>
      <text:p text:style-name="P613">Ниже приведены списки самых распространенных самобытных наречий.</text:p>
      <text:p text:style-name="P608"/>
      <text:p text:style-name="P609">Наречия, указывающие на степень чего-либо:</text:p>
      <text:list xml:id="list631748946" text:style-name="L79">
        <text:list-item>
          <text:p text:style-name="P1738"><text:span text:style-name="T906">enough — </text:span><text:span text:style-name="T1005">достаточно</text:span><text:span text:style-name="T906">;</text:span></text:p>
        </text:list-item>
        <text:list-item>
          <text:p text:style-name="P1738"><text:span text:style-name="T906">a lot, much, many - </text:span><text:span text:style-name="T1005">много</text:span><text:span text:style-name="T906">;</text:span></text:p>
        </text:list-item>
        <text:list-item>
          <text:p text:style-name="P1738"><text:span text:style-name="T906">almost — </text:span><text:span text:style-name="T1005">почти</text:span><text:span text:style-name="T906">;</text:span></text:p>
        </text:list-item>
        <text:list-item>
          <text:p text:style-name="P1631">pretty, very — довольно (очень);</text:p>
        </text:list-item>
        <text:list-item>
          <text:p text:style-name="P1631">too — слишком;</text:p>
        </text:list-item>
      </text:list>
      <text:p text:style-name="P614"/>
      <text:p text:style-name="P615">Наречия, помогающие акцентироваться на чем-либо:</text:p>
      <text:list xml:id="list2393944018" text:style-name="L80">
        <text:list-item>
          <text:p text:style-name="P1632">just — всего лишь;</text:p>
        </text:list-item>
        <text:list-item>
          <text:p text:style-name="P1632">only — только;</text:p>
        </text:list-item>
        <text:list-item>
          <text:p text:style-name="P1632">simply — просто;</text:p>
        </text:list-item>
        <text:list-item>
          <text:p text:style-name="P1632">especially — особенно.</text:p>
        </text:list-item>
      </text:list>
      <text:p text:style-name="P600"/>
      <text:p text:style-name="P772"><text:span text:style-name="T1005">Другие</text:span><text:span text:style-name="T1006"> распространенные наречи</text:span><text:span text:style-name="T1005">я</text:span><text:span text:style-name="T1006">:</text:span></text:p>
      <text:list xml:id="list909307618" text:style-name="L81">
        <text:list-item>
          <text:p text:style-name="P1739"><text:span text:style-name="T906">quite - </text:span><text:span text:style-name="T1005">совсем</text:span><text:span text:style-name="T906">;</text:span></text:p>
        </text:list-item>
        <text:list-item>
          <text:p text:style-name="P1739"><text:span text:style-name="T906">so - </text:span><text:span text:style-name="T1005">такой</text:span><text:span text:style-name="T906">;</text:span></text:p>
        </text:list-item>
        <text:list-item>
          <text:p text:style-name="P1633">soon - <text:span text:style-name="T1355">скоро</text:span>;</text:p>
        </text:list-item>
      </text:list>
      <text:p text:style-name="P607"/>
      <text:p text:style-name="P67">Marry is pretty smart — Мэри очень умная;</text:p>
      <text:p text:style-name="P206">I almost finished my work yesterday — Я почти закончил вчера работу.</text:p>
      <text:p text:style-name="P206">We just want to ask you a question — Мы всего лишь хотим задать вам вопрос.</text:p>
      <text:p text:style-name="P113"><text:span text:style-name="T484">W</text:span><text:span text:style-name="T381">hy are you so sad? — Почему ты такой грусный?</text:span></text:p>
      <text:p text:style-name="P209">See you soon — Скоро увидимся.</text:p>
      <text:p text:style-name="P616"/>
      <text:p text:style-name="P671">Наречия <text:span text:style-name="T495">much</text:span>, <text:span text:style-name="T495">many</text:span>, <text:span text:style-name="T495">a lot</text:span>, <text:span text:style-name="T495">little</text:span>, <text:span text:style-name="T495">few</text:span></text:p>
      <text:p text:style-name="P613"/>
      <text:p text:style-name="P617">Наречия <text:span text:style-name="T495">much</text:span> и <text:span text:style-name="T495">many</text:span> стоят перед существительными. <text:span text:style-name="T495">Much</text:span> — перед неисчисляемыми, </text:p>
      <text:p text:style-name="P617">а <text:span text:style-name="T495">many</text:span> — перед исчисляемыми: <text:span text:style-name="T495">much work, many books</text:span>.</text:p>
      <text:p text:style-name="P617"/>
      <text:p text:style-name="P617">Связка <text:span text:style-name="T495">a lot of</text:span> (или <text:span text:style-name="T495">lots of</text:span>) может стоять как перед исчисляемыми, так и неисчисляемыми существительными: <text:span text:style-name="T495">a lot of coffee, a lot of cars</text:span>.</text:p>
      <text:p text:style-name="P617"/>
      <text:p text:style-name="P618">Англоговорящие избегают использовать <text:span text:style-name="T495">much</text:span> в утвердительных предложениях. </text:p>
      <text:p text:style-name="P618">Они заменяют его на <text:span text:style-name="T495">a lof of</text:span> <text:span text:style-name="T1356">в этих случаях</text:span>.</text:p>
      <text:p text:style-name="P618"/>
      <text:p text:style-name="P210">There is a lot of juice in the jug — В кувшине много сока.</text:p>
      <text:p text:style-name="P210">There isn`t much coffee in the cup — В чашке не много кофе.</text:p>
      <text:p text:style-name="P617"/>
      <text:p text:style-name="P619"/>
      <text:p text:style-name="P1538">Слова <text:span text:style-name="T495">little</text:span> и <text:span text:style-name="T495">few</text:span> переводятся как «мало». <text:span text:style-name="T495">Little</text:span> — это антоним <text:span text:style-name="T495">much</text:span>, </text:p>
      <text:p text:style-name="P619">а <text:span text:style-name="T495">few</text:span> — антоним <text:span text:style-name="T495">many</text:span>: <text:span text:style-name="T495">little work, few books</text:span>.</text:p>
      <text:p text:style-name="P619"/>
      <text:p text:style-name="P672">Наречия частности</text:p>
      <text:p text:style-name="P620"/>
      <text:p text:style-name="P1268"><text:span text:style-name="T1008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12">я</text:span><text:span text:style-name="T1008">ть правильное время)</text:span></text:p>
      <text:p text:style-name="P621"/>
      <text:p text:style-name="P1270"><text:span text:style-name="T1009">Они могут стоять почти в любой позиции в предложении, </text:span><text:span text:style-name="T1010">но </text:span><text:span text:style-name="T1015">чаще всего стоят </text:span></text:p>
      <text:p text:style-name="P626">между подлежащим и сказуемым <text:span text:style-name="T1358">(после вспомогательного глагола)</text:span>.</text:p>
      <text:p text:style-name="P623"/>
      <text:p text:style-name="P211"><text:span text:style-name="T13">I</text:span> <text:span text:style-name="T3">don`t</text:span> <text:span text:style-name="T1062">usually</text:span> <text:span text:style-name="T25">drive</text:span> to work — Обычно, я не еду (на машине) на работу.</text:p>
      <text:p text:style-name="P212"><text:span text:style-name="T13">You</text:span> <text:span text:style-name="T3">can</text:span> <text:span text:style-name="T1062">always</text:span> <text:span text:style-name="T25">call</text:span> me — Ты всегда можешь позвонить мне.</text:p>
      <text:p text:style-name="P622"/>
      <text:p text:style-name="P635">Если в предложении есть глагол <text:span text:style-name="T495">be</text:span>, то наречие частности будет стоять после него.</text:p>
      <text:p text:style-name="P215">He <text:span text:style-name="T25">was</text:span> <text:span text:style-name="T1062">sometimes</text:span> very lazy — Иногда он был очень ленивым.</text:p>
      <text:p text:style-name="P624"/>
      <text:p text:style-name="P634">Если наречие частотности стоит в связке с другим словом, то вся связка </text:p>
      <text:p text:style-name="P634">должна быть в конце предложения.</text:p>
      <text:p text:style-name="P634"/>
      <text:p text:style-name="P216">I <text:span text:style-name="T1062">often</text:span> buy coffee on my way to work — Я часто покупаю кофе по дороге на работу.</text:p>
      <text:p text:style-name="P216">I buy coffee on my way to work <text:span text:style-name="T1062">very often</text:span> — Я очень часто покупаю кофе по дороге на работу.</text:p>
      <text:p text:style-name="P624"/>
      <text:p text:style-name="P1416">Порядок слов в предложении</text:p>
      <text:p text:style-name="P625"/>
      <text:p text:style-name="P627">Любое английское предложение <text:span text:style-name="T1357">обязано</text:span> иметь подлежащее и сказуемое.</text:p>
      <text:p text:style-name="P627">Если подлежащее отсутсвует, то на его место ставят формальное подлежащее.</text:p>
      <text:p text:style-name="P627"/>
      <text:p text:style-name="P627">Сказуемое всегда передает время. В вопросах и отрицаниях оно разделяется </text:p>
      <text:p text:style-name="P627">на вспомогательный и смысловой глаголы.</text:p>
      <text:p text:style-name="P627"/>
      <text:p text:style-name="P1271"><text:span text:style-name="T1016">Если в предло</text:span><text:span text:style-name="T1017">жении несколько смысловых глаголов, то </text:span><text:span text:style-name="T1018">лишь </text:span><text:span text:style-name="T1017">первый будет сказуемым, </text:span></text:p>
      <text:p text:style-name="P628">а остальные, в форме инфинитива или герундия, будут дополнять его.</text:p>
      <text:p text:style-name="P622"/>
      <text:p text:style-name="P1272"><text:span text:style-name="T1020">Наречие</text:span><text:span text:style-name="T1019"> обычно стоит после смыслового глагола, в конце предложения. </text:span></text:p>
      <text:p text:style-name="P629"/>
      <text:p text:style-name="P1272"><text:span text:style-name="T1019">Т</text:span><text:span text:style-name="T1020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31"/>
      <text:p text:style-name="P631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31"/>
      <text:p text:style-name="P673">В разговоре о месте и времени</text:p>
      <text:p text:style-name="P632"/>
      <text:p text:style-name="P633">Если после глагола указан человек, то сначала указывают человека, а потом говорят </text:p>
      <text:p text:style-name="P633">о месте, где все происходит.</text:p>
      <text:p text:style-name="P633"/>
      <text:p text:style-name="P633">Обстоятельство времени обычно идет в конце, после слов, связанных с местом.</text:p>
      <text:p text:style-name="P633">Но если оно состоит из нескольких слов, то может переехать в самое начало предложения.</text:p>
      <text:p text:style-name="P633"/>
      <text:p text:style-name="P213">Tom walks to work <text:span text:style-name="T10">every morning</text:span> / <text:span text:style-name="T10">Every morning</text:span> Tom walks to work — </text:p>
      <text:p text:style-name="P213">Том ходит на работу каждое утро.</text:p>
      <text:p text:style-name="P633"><text:soft-page-break/></text:p>
      <text:p text:style-name="P214">I`m going to Paris <text:span text:style-name="T10">on Monday</text:span> / <text:span text:style-name="T10">On Monday</text:span> I`m going to Paris — </text:p>
      <text:p text:style-name="P214">В понедельник я поеду в Париж.</text:p>
      <text:p text:style-name="P217"/>
      <text:p text:style-name="P674">Глаголы, которые требуют 2х дополнений</text:p>
      <text:p text:style-name="P636"/>
      <text:p text:style-name="P774"><text:span text:style-name="T1021">Эт</text:span><text:span text:style-name="T1022">и</text:span><text:span text:style-name="T1021"> глаголы могут направлять действие и на человека, и на предмет одновременно:</text:span></text:p>
      <text:list xml:id="list2570117970" text:style-name="L82">
        <text:list-item>
          <text:p text:style-name="P1634">give — давать, дарить;</text:p>
        </text:list-item>
        <text:list-item>
          <text:p text:style-name="P1634">lend — одалживать;</text:p>
        </text:list-item>
        <text:list-item>
          <text:p text:style-name="P1634">pass — передавать;</text:p>
        </text:list-item>
        <text:list-item>
          <text:p text:style-name="P1634">send — посылать;</text:p>
        </text:list-item>
        <text:list-item>
          <text:p text:style-name="P1634">show — показывать.</text:p>
        </text:list-item>
      </text:list>
      <text:p text:style-name="P636"/>
      <text:p text:style-name="P636">Дополнения могут указ<text:span text:style-name="T1360">ываться</text:span> двумя способами:</text:p>
      <text:p text:style-name="P636"/>
      <text:list xml:id="list1497937302" text:style-name="L83">
        <text:list-item>
          <text:p text:style-name="P1635"><text:span text:style-name="T1359">п</text:span>осле глагола указать человека, а затем предмет; без предлогов:</text:p>
          <text:p text:style-name="P1728">I lent <text:span text:style-name="T1289">Mike</text:span> some <text:span text:style-name="T1289">money </text:span><text:span text:style-name="T45">— Я одолжил</text:span><text:span text:style-name="T1289"> Майку деньги</text:span><text:span text:style-name="T45">.</text:span></text:p>
          <text:p text:style-name="P1729"><text:span text:style-name="T45">You lent </text:span><text:span text:style-name="T1289">me</text:span><text:span text:style-name="T45"> some </text:span><text:span text:style-name="T1289">money</text:span><text:span text:style-name="T45"> — Ты </text:span><text:span text:style-name="T368">одолжил </text:span><text:span text:style-name="T1297">мне деньги</text:span><text:span text:style-name="T368">.</text:span></text:p>
          <text:p text:style-name="P1568"/>
        </text:list-item>
        <text:list-item>
          <text:p text:style-name="P1708"><text:span text:style-name="T232">п</text:span><text:span text:style-name="T231">осле глагола указать предмет, а затем человека; перед человеком будет предлог </text:span><text:span text:style-name="T146">to:</text:span></text:p>
          <text:p text:style-name="P1740"><text:span text:style-name="T146">I </text:span><text:span text:style-name="T106">lent some </text:span><text:span text:style-name="T1291">money </text:span><text:span text:style-name="T106">to</text:span><text:span text:style-name="T1291"> Mike</text:span><text:span text:style-name="T106"> — Я одолжил </text:span><text:span text:style-name="T1291">деньги Майку</text:span><text:span text:style-name="T106">.</text:span></text:p>
        </text:list-item>
      </text:list>
      <text:p text:style-name="P636"/>
      <text:p text:style-name="P1417">Предлог. Preposition</text:p>
      <text:p text:style-name="P637"/>
      <text:p text:style-name="P1274"><text:span text:style-name="T1023">В английском языке предлоги заменяют падежи для существительных. </text:span><text:span text:style-name="T1024">При этом нет четкого соответствия. К одному падежу могут вести разные предлоги или вообще никаких.</text:span></text:p>
      <text:p text:style-name="P642"/>
      <text:p text:style-name="P16"><text:span text:style-name="T787">Предлоги времени </text:span><text:span text:style-name="T495">at</text:span><text:span text:style-name="T787">, </text:span><text:span text:style-name="T495">on</text:span><text:span text:style-name="T787">, </text:span><text:span text:style-name="T495">in</text:span></text:p>
      <text:p text:style-name="P643"/>
      <text:p text:style-name="P644">Отвечают на вопрос «когда?». Каждый из них обозначает разный момент времни.</text:p>
      <text:p text:style-name="P644"/>
      <text:p text:style-name="P1427"><text:span text:style-name="T906">Предлог </text:span><text:span text:style-name="T598">at</text:span><text:span text:style-name="T906"> используется для указания </text:span><text:span text:style-name="T1034">точного </text:span><text:span text:style-name="T906">времени </text:span><text:span text:style-name="T1034">(</text:span><text:span text:style-name="T906">на часах</text:span><text:span text:style-name="T1034">)</text:span><text:span text:style-name="T906">. Иногда с помощью </text:span></text:p>
      <text:p text:style-name="P777"><text:span text:style-name="T1025">него указываются периоды дня и праздники </text:span><text:span text:style-name="T1035">(в качестве исключени</text:span><text:span text:style-name="T1036">й</text:span><text:span text:style-name="T1035">)</text:span><text:span text:style-name="T1025">:</text:span></text:p>
      <text:list xml:id="list4043159732" text:style-name="L84">
        <text:list-item>
          <text:p text:style-name="P1636">at 5 o`clock — в 5 часов;</text:p>
        </text:list-item>
        <text:list-item>
          <text:p text:style-name="P1636">at noon — днем;</text:p>
        </text:list-item>
        <text:list-item>
          <text:p text:style-name="P1636">at night — ночью;</text:p>
        </text:list-item>
        <text:list-item>
          <text:p text:style-name="P1636">at luchtime — во время обеда;</text:p>
        </text:list-item>
        <text:list-item>
          <text:p text:style-name="P1636">at sunset — на рассвете;</text:p>
        </text:list-item>
        <text:list-item>
          <text:p text:style-name="P1636">at the weekdays — в будние дни;</text:p>
        </text:list-item>
        <text:list-item>
          <text:p text:style-name="P1636">at the weekend — в выходные;</text:p>
        </text:list-item>
        <text:list-item>
          <text:p text:style-name="P1636">at the moment — в данный момент;</text:p>
        </text:list-item>
        <text:list-item>
          <text:p text:style-name="P1636">at the end (of) — в конце;</text:p>
        </text:list-item>
        <text:list-item>
          <text:p text:style-name="P1636">at Christmas — на Рождество;</text:p>
        </text:list-item>
        <text:list-item>
          <text:p text:style-name="P1636">at Easter — на Пасху.</text:p>
        </text:list-item>
      </text:list>
      <text:p text:style-name="P644"/>
      <text:p text:style-name="P775"><text:span text:style-name="T1026">Предлог </text:span><text:span text:style-name="T660">on</text:span><text:span text:style-name="T1028"> </text:span><text:span text:style-name="T1026">указывает на конкретный день. Обычно это дни недели или точные даты</text:span><text:span text:style-name="T1048">:</text:span></text:p>
      <text:list xml:id="list2257172458" text:style-name="L85">
        <text:list-item>
          <text:p text:style-name="P1741"><text:span text:style-name="T906">on Sunday — </text:span><text:span text:style-name="T1028">в воскресенье / по воскресеньям</text:span><text:span text:style-name="T906">;</text:span></text:p>
        </text:list-item>
        <text:list-item>
          <text:p text:style-name="P1741"><text:span text:style-name="T906">on Monday — </text:span><text:span text:style-name="T1028">в понедельник / по понелеьникам</text:span><text:span text:style-name="T906">;</text:span></text:p>
        </text:list-item>
        <text:list-item>
          <text:p text:style-name="P1637">on Tuesday — во вторник / по вторникам;</text:p>
        </text:list-item>
        <text:list-item>
          <text:p text:style-name="P1637">on Wednesday — в срезу / по средам;</text:p>
        </text:list-item>
        <text:list-item>
          <text:p text:style-name="P1637">on Thursday — в четверг;</text:p>
        </text:list-item>
        <text:list-item>
          <text:p text:style-name="P1637"><text:soft-page-break/>on Friday — в пятницу;</text:p>
        </text:list-item>
        <text:list-item>
          <text:p text:style-name="P1638">on Saturday — в субботу;</text:p>
        </text:list-item>
        <text:list-item>
          <text:p text:style-name="P1637">on the 8th of March — 8го марта;</text:p>
        </text:list-item>
        <text:list-item>
          <text:p text:style-name="P1638">on April, 10 — 10го апреля;</text:p>
        </text:list-item>
        <text:list-item>
          <text:p text:style-name="P1637">on my birthday — на мой день рождения;</text:p>
        </text:list-item>
        <text:list-item>
          <text:p text:style-name="P1637">on Christmas day — в день Рождества.</text:p>
        </text:list-item>
      </text:list>
      <text:p text:style-name="P645"/>
      <text:p text:style-name="P646">В английском языке дни недели, месяцы, и названия праздников пишутся с большой буквы.</text:p>
      <text:p text:style-name="P1428"><text:span text:style-name="T1027">Первым днем недели является не понедельник, а воскресенье. </text:span><text:span text:style-name="T906">Если </text:span><text:span text:style-name="T1037">в названии </text:span><text:span text:style-name="T906">праздник</text:span><text:span text:style-name="T1037">а</text:span><text:span text:style-name="T906"> содержит</text:span><text:span text:style-name="T1037">ся</text:span><text:span text:style-name="T906"> слово </text:span><text:span text:style-name="T598">day</text:span><text:span text:style-name="T906">, то он </text:span><text:span text:style-name="T1029">также </text:span><text:span text:style-name="T906">пишется с предлогом </text:span><text:span text:style-name="T598">on</text:span><text:span text:style-name="T906">, а не </text:span><text:span text:style-name="T598">at</text:span><text:span text:style-name="T906">.</text:span></text:p>
      <text:p text:style-name="P645"/>
      <text:p text:style-name="P776"><text:span text:style-name="T1031">Предлог </text:span><text:span text:style-name="T661">in</text:span><text:span text:style-name="T1031"> </text:span><text:span text:style-name="T1030">указывает на</text:span><text:span text:style-name="T1029"> </text:span><text:span text:style-name="T1030">большие</text:span><text:span text:style-name="T1029"> период</text:span><text:span text:style-name="T1030">ы</text:span><text:span text:style-name="T1029">: </text:span><text:span text:style-name="T1030">месяцы</text:span><text:span text:style-name="T1029">, </text:span><text:span text:style-name="T1030">сезоны,</text:span><text:span text:style-name="T1029"> год</text:span><text:span text:style-name="T1030">ы</text:span><text:span text:style-name="T1029">:</text:span></text:p>
      <text:list xml:id="list3986470797" text:style-name="L86">
        <text:list-item>
          <text:p text:style-name="P1742"><text:span text:style-name="T906">In January — </text:span><text:span text:style-name="T1032">в январе</text:span><text:span text:style-name="T906">;</text:span></text:p>
        </text:list-item>
        <text:list-item>
          <text:p text:style-name="P1742"><text:span text:style-name="T906">in February — </text:span><text:span text:style-name="T1032">в феврале</text:span><text:span text:style-name="T906">;</text:span></text:p>
        </text:list-item>
        <text:list-item>
          <text:p text:style-name="P1742"><text:span text:style-name="T906">in March — </text:span><text:span text:style-name="T1032">в марте</text:span><text:span text:style-name="T906">;</text:span></text:p>
        </text:list-item>
        <text:list-item>
          <text:p text:style-name="P1742"><text:span text:style-name="T906">in April — </text:span><text:span text:style-name="T1032">в апреле</text:span><text:span text:style-name="T906">;</text:span></text:p>
        </text:list-item>
        <text:list-item>
          <text:p text:style-name="P1742"><text:span text:style-name="T906">in May — </text:span><text:span text:style-name="T1032">в мае</text:span><text:span text:style-name="T906">;</text:span></text:p>
        </text:list-item>
        <text:list-item>
          <text:p text:style-name="P1742"><text:span text:style-name="T906">in June — </text:span><text:span text:style-name="T1032">в июне</text:span><text:span text:style-name="T906">;</text:span></text:p>
        </text:list-item>
        <text:list-item>
          <text:p text:style-name="P1639">in July — в июле;</text:p>
        </text:list-item>
        <text:list-item>
          <text:p text:style-name="P1742"><text:span text:style-name="T906">in August — </text:span><text:span text:style-name="T1032">в авгесте</text:span><text:span text:style-name="T906">;</text:span></text:p>
        </text:list-item>
        <text:list-item>
          <text:p text:style-name="P1742"><text:span text:style-name="T906">in September — </text:span><text:span text:style-name="T1032">в сентябре</text:span><text:span text:style-name="T906">;</text:span></text:p>
        </text:list-item>
        <text:list-item>
          <text:p text:style-name="P1742"><text:span text:style-name="T906">in October — </text:span><text:span text:style-name="T1032">в октябре</text:span><text:span text:style-name="T906">;</text:span></text:p>
        </text:list-item>
        <text:list-item>
          <text:p text:style-name="P1742"><text:span text:style-name="T906">in November — </text:span><text:span text:style-name="T1032">в ноябре</text:span><text:span text:style-name="T906">;</text:span></text:p>
        </text:list-item>
        <text:list-item>
          <text:p text:style-name="P1743"><text:span text:style-name="T906">in December — </text:span><text:span text:style-name="T1032">в декабре</text:span><text:span text:style-name="T906">;</text:span></text:p>
        </text:list-item>
        <text:list-item>
          <text:p text:style-name="P1742"><text:span text:style-name="T906">in winter — </text:span><text:span text:style-name="T1032">зимой</text:span><text:span text:style-name="T906">;</text:span></text:p>
        </text:list-item>
        <text:list-item>
          <text:p text:style-name="P1742"><text:span text:style-name="T906">in spring — </text:span><text:span text:style-name="T1032">весной</text:span><text:span text:style-name="T906">;</text:span></text:p>
        </text:list-item>
        <text:list-item>
          <text:p text:style-name="P1742"><text:span text:style-name="T906">in summer — </text:span><text:span text:style-name="T1032">летом</text:span><text:span text:style-name="T906">;</text:span></text:p>
        </text:list-item>
        <text:list-item>
          <text:p text:style-name="P1743"><text:span text:style-name="T906">in autumn — </text:span><text:span text:style-name="T1032">осенью</text:span><text:span text:style-name="T906">;</text:span></text:p>
        </text:list-item>
        <text:list-item>
          <text:p text:style-name="P1742"><text:span text:style-name="T906">in the evening — </text:span><text:span text:style-name="T1032">вечером</text:span><text:span text:style-name="T906">;</text:span></text:p>
        </text:list-item>
        <text:list-item>
          <text:p text:style-name="P1743"><text:span text:style-name="T906">in the morning — </text:span><text:span text:style-name="T1032">утром</text:span><text:span text:style-name="T906">;</text:span></text:p>
        </text:list-item>
        <text:list-item>
          <text:p text:style-name="P1709"><text:span text:style-name="T1029">in </text:span><text:span text:style-name="T1033">2065</text:span><text:span text:style-name="T1029"> — </text:span><text:span text:style-name="T1032">в </text:span><text:span text:style-name="T1033">2065</text:span><text:span text:style-name="T1032"> году</text:span><text:span text:style-name="T1029">;</text:span></text:p>
        </text:list-item>
        <text:list-item>
          <text:p text:style-name="P1742"><text:span text:style-name="T906">in the 1970s — </text:span><text:span text:style-name="T1032">в 1970х годах</text:span><text:span text:style-name="T906">;</text:span></text:p>
        </text:list-item>
        <text:list-item>
          <text:p text:style-name="P1742"><text:span text:style-name="T906">in the 20th century — </text:span><text:span text:style-name="T1032">в 20м веке</text:span><text:span text:style-name="T906">;</text:span></text:p>
        </text:list-item>
        <text:list-item>
          <text:p text:style-name="P1742"><text:span text:style-name="T906">in the past — </text:span><text:span text:style-name="T1032">в прошлом</text:span><text:span text:style-name="T906">;</text:span></text:p>
        </text:list-item>
        <text:list-item>
          <text:p text:style-name="P1742"><text:span text:style-name="T906">in the future — </text:span><text:span text:style-name="T1032">в будущем</text:span><text:span text:style-name="T906">;</text:span></text:p>
        </text:list-item>
      </text:list>
      <text:p text:style-name="P644"/>
      <text:p text:style-name="P647">Предлог <text:span text:style-name="T495">in</text:span> в связке со временем означает «через»:</text:p>
      <text:list xml:id="list2141805113" text:style-name="L87">
        <text:list-item>
          <text:p text:style-name="P1640">in 5 minutes — через 5 минут;</text:p>
        </text:list-item>
        <text:list-item>
          <text:p text:style-name="P1640">in two weeks — через две недели;</text:p>
        </text:list-item>
        <text:list-item>
          <text:p text:style-name="P1640">in no time — мигом.</text:p>
        </text:list-item>
      </text:list>
      <text:p text:style-name="P630"/>
      <text:p text:style-name="P638">Предлоги времени не используются перед словами: <text:span text:style-name="T495">last, next, this, that, each, every</text:span>.</text:p>
      <text:p text:style-name="P638"/>
      <text:p text:style-name="P218">See you next Friday — Увидимся в следующую пятницу (next заменяет on).</text:p>
      <text:p text:style-name="P218">I didn`t have breakfast this morning — Я не завтракал этим утром (this вместо in the).</text:p>
      <text:p text:style-name="P218"/>
      <text:p text:style-name="P640"><text:span text:style-name="T1361">Эти п</text:span>редлоги имеют множество не логичных исключений. Так, напрамер <text:span text:style-name="T495">in</text:span> и <text:span text:style-name="T495">at</text:span> принятно говорить с некоторыми переодами дня и пр. Это нужно просто заучить.</text:p>
      <text:p text:style-name="P639"/>
      <text:p text:style-name="P675"><text:soft-page-break/>Предлоги времени <text:span text:style-name="T495">since, for, from … to, until</text:span></text:p>
      <text:p text:style-name="P641"/>
      <text:p text:style-name="P648">Они связаны с большими отрезками времени. Отвечают на вопрос «в какой период?»</text:p>
      <text:p text:style-name="P648"/>
      <text:p text:style-name="P1278"><text:span text:style-name="T1038">Предлог </text:span><text:span text:style-name="T662">since</text:span><text:span text:style-name="T1038"> </text:span><text:span text:style-name="T1039">означает</text:span><text:span text:style-name="T1038"> «с». Он указывает на начало периода:</text:span></text:p>
      <text:p text:style-name="P649">(с какого времени действие происходит)</text:p>
      <text:list xml:id="list3449697607" text:style-name="L88">
        <text:list-item>
          <text:p text:style-name="P1641">since Wednesday — со среды;</text:p>
        </text:list-item>
        <text:list-item>
          <text:p text:style-name="P1641">since 1984 — с 1984 года;</text:p>
        </text:list-item>
        <text:list-item>
          <text:p text:style-name="P1641">since Monday — с понедельника.</text:p>
        </text:list-item>
      </text:list>
      <text:p text:style-name="P648"/>
      <text:p text:style-name="P1275"><text:span text:style-name="T1038">Предлог </text:span><text:span text:style-name="T662">for</text:span><text:span text:style-name="T1038"> </text:span><text:span text:style-name="T1046">означает</text:span><text:span text:style-name="T1038"> «</text:span><text:span text:style-name="T1039">уже</text:span><text:span text:style-name="T1038">», «в течение». Он указывает, как долго длится дейс</text:span><text:span text:style-name="T1039">т</text:span><text:span text:style-name="T1038">вие. </text:span></text:p>
      <text:p text:style-name="P778"><text:span text:style-name="T1038">После </text:span><text:span text:style-name="T662">for</text:span><text:span text:style-name="T1038"> ставится время, в течении которого</text:span><text:span text:style-name="T1041"> это</text:span><text:span text:style-name="T1038"> </text:span><text:span text:style-name="T1041">действие длится</text:span><text:span text:style-name="T1038">:</text:span></text:p>
      <text:list xml:id="list2720149333" text:style-name="L89">
        <text:list-item>
          <text:p text:style-name="P1744"><text:span text:style-name="T906">for 10 hours — </text:span><text:span text:style-name="T1040">(</text:span><text:span text:style-name="T906">уже</text:span><text:span text:style-name="T1040">)</text:span><text:span text:style-name="T906"> 10 часов / в течении 10 часов</text:span></text:p>
        </text:list-item>
        <text:list-item>
          <text:p text:style-name="P1744"><text:span text:style-name="T1038">f</text:span><text:span text:style-name="T906">or two weeks — </text:span><text:span text:style-name="T1040">(</text:span><text:span text:style-name="T906">уже</text:span><text:span text:style-name="T1040">)</text:span><text:span text:style-name="T906"> две недели / в течении 2х недель</text:span></text:p>
        </text:list-item>
      </text:list>
      <text:p text:style-name="P648"/>
      <text:p text:style-name="P648">Предлоги <text:span text:style-name="T495">since</text:span> и <text:span text:style-name="T495">for</text:span> используются в Present Perfect Continuous.</text:p>
      <text:p text:style-name="P648"/>
      <text:p text:style-name="P1276">Составной предлог <text:span text:style-name="T495">from … to</text:span> означает «с … до». Он указыват с какого и по какое время</text:p>
      <text:p text:style-name="P651">происходит / происходило действие, <text:span text:style-name="T1362">т. е. границы периода:</text:span></text:p>
      <text:list xml:id="list264806949" text:style-name="L90">
        <text:list-item>
          <text:p text:style-name="P1642">from 9 to 5 — с девяти до пяти (часов);</text:p>
        </text:list-item>
        <text:list-item>
          <text:p text:style-name="P1642">from January to March — с января по март;</text:p>
        </text:list-item>
      </text:list>
      <text:p text:style-name="P652"/>
      <text:p text:style-name="P779"><text:span text:style-name="T1042">Предлог </text:span><text:span text:style-name="T663">until</text:span><text:span text:style-name="T1042"> (</text:span><text:span text:style-name="T663">till</text:span><text:span text:style-name="T1042">) означает «до того момента, как». Он </text:span><text:span text:style-name="T1044">обозначает</text:span><text:span text:style-name="T1042"> конец </text:span><text:span text:style-name="T1043">периода</text:span><text:span text:style-name="T1047">:</text:span></text:p>
      <text:list xml:id="list319454260" text:style-name="L91">
        <text:list-item>
          <text:p text:style-name="P1643">until Wednesday — до среды;</text:p>
        </text:list-item>
        <text:list-item>
          <text:p text:style-name="P1643">until I come — до того, как я вернусь;</text:p>
        </text:list-item>
      </text:list>
      <text:p text:style-name="P653"/>
      <text:p text:style-name="P114"><text:span text:style-name="T381">You should come back </text:span><text:span text:style-name="T1062">till</text:span><text:span text:style-name="T381"> 10 o`clock — Ты должен вернуться </text:span><text:span text:style-name="T1062">до</text:span><text:span text:style-name="T381"> 10 часов.</text:span></text:p>
      <text:p text:style-name="P650"/>
      <text:p text:style-name="P1277"><text:span text:style-name="T1045">После </text:span><text:span text:style-name="T664">until</text:span><text:span text:style-name="T1045"> можно указывать целое предложение, которое отвечает на вопрос </text:span></text:p>
      <text:p text:style-name="P1277"><text:span text:style-name="T1045">«до какого времени?», «когда закончится / закончилось ?». В этом случае </text:span><text:span text:style-name="T664">until</text:span><text:span text:style-name="T1045"> будет </text:span></text:p>
      <text:p text:style-name="P654">работать как союз перед придаточным предложением.</text:p>
      <text:p text:style-name="P654"/>
      <text:p text:style-name="P115"><text:span text:style-name="T485">W</text:span><text:span text:style-name="T381">ait for me </text:span><text:span text:style-name="T1062">until</text:span><text:span text:style-name="T381"> I finish my work — Подожди меня </text:span><text:span text:style-name="T1062">до того момента, как</text:span><text:span text:style-name="T381"> я закончу работу.</text:span></text:p>
      <text:p text:style-name="P654"/>
      <text:p text:style-name="P17"><text:span text:style-name="T822">П</text:span><text:span text:style-name="T787">редлоги места </text:span><text:span text:style-name="T495">at</text:span><text:span text:style-name="T787">, </text:span><text:span text:style-name="T495">on</text:span><text:span text:style-name="T787">, </text:span><text:span text:style-name="T495">in</text:span></text:p>
      <text:p text:style-name="P654"/>
      <text:p text:style-name="P1279"><text:span text:style-name="T823">Помимо времени </text:span><text:span text:style-name="T827">они </text:span><text:span text:style-name="T823">также используются для указания местоположения.</text:span></text:p>
      <text:p text:style-name="P301"/>
      <text:p text:style-name="P302">Предлог <text:span text:style-name="T495">in</text:span> переводится как «в», «внутри». Он обозначает положение в определенном месте,</text:p>
      <text:p text:style-name="P780"><text:span text:style-name="T823">зоне, области, пространстве (место, ограниченное какими-то рамками или барьером)</text:span><text:span text:style-name="T824">:</text:span></text:p>
      <text:list xml:id="list2329041036" text:style-name="L92">
        <text:list-item>
          <text:p text:style-name="P1745"><text:span text:style-name="T823">i</text:span><text:span text:style-name="T787">n the house — в доме;</text:span></text:p>
        </text:list-item>
        <text:list-item>
          <text:p text:style-name="P1662">in a box — в коробке;</text:p>
        </text:list-item>
        <text:list-item>
          <text:p text:style-name="P1662">in the garden — в саду;</text:p>
        </text:list-item>
        <text:list-item>
          <text:p text:style-name="P1662">in a country — в стране;</text:p>
        </text:list-item>
      </text:list>
      <text:p text:style-name="P305"/>
      <text:p text:style-name="P1429"><text:span text:style-name="T787">Предлог </text:span><text:span text:style-name="T495">on</text:span><text:span text:style-name="T787"> обозначает поверхность или линию, </text:span><text:span text:style-name="T733">на</text:span><text:span text:style-name="T787"> которой располагается объект:</text:span></text:p>
      <text:list xml:id="list2931289141" text:style-name="L93">
        <text:list-item>
          <text:p text:style-name="P1746"><text:span text:style-name="T787">on the table — </text:span><text:span text:style-name="T827">на столе</text:span><text:span text:style-name="T787">;</text:span></text:p>
        </text:list-item>
        <text:list-item>
          <text:p text:style-name="P1747"><text:span text:style-name="T787">on the ceiling — </text:span><text:span text:style-name="T827">на потолке (на поверхности потолка)</text:span><text:span text:style-name="T787">;</text:span></text:p>
        </text:list-item>
        <text:list-item>
          <text:p text:style-name="P1746"><text:span text:style-name="T787">on the floor — </text:span><text:span text:style-name="T827">на полу</text:span><text:span text:style-name="T787">;</text:span></text:p>
        </text:list-item>
        <text:list-item>
          <text:p text:style-name="P1746"><text:soft-page-break/><text:span text:style-name="T787">on the head — </text:span><text:span text:style-name="T827">на голове</text:span><text:span text:style-name="T787">;</text:span></text:p>
        </text:list-item>
        <text:list-item>
          <text:p text:style-name="P1710"><text:span text:style-name="T845">on the page — на странице </text:span><text:span text:style-name="T846">(текс)</text:span><text:span text:style-name="T845">.</text:span></text:p>
        </text:list-item>
      </text:list>
      <text:p text:style-name="P304"/>
      <text:p text:style-name="P781"><text:span text:style-name="T824">Предлог </text:span><text:span text:style-name="T535">at</text:span><text:span text:style-name="T824"> обозначает конкретное место/точку, </text:span><text:span text:style-name="T825">где</text:span><text:span text:style-name="T824"> находится предмет</text:span><text:span text:style-name="T826">:</text:span></text:p>
      <text:list xml:id="list191340540" text:style-name="L94">
        <text:list-item>
          <text:p text:style-name="P1748"><text:span text:style-name="T824">a</text:span><text:span text:style-name="T787">t the bus stop — на автобусной остановке;</text:span></text:p>
        </text:list-item>
        <text:list-item>
          <text:p text:style-name="P1663">at the top/bottom - наверху/внизу;</text:p>
        </text:list-item>
        <text:list-item>
          <text:p text:style-name="P1663">at the end — в конце;</text:p>
        </text:list-item>
        <text:list-item>
          <text:p text:style-name="P1663">at school — в школе;</text:p>
        </text:list-item>
      </text:list>
      <text:p text:style-name="P304"/>
      <text:p text:style-name="P303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3"><text:span text:style-name="T495">on the cornet</text:span>, и <text:span text:style-name="T495">at the corner</text:span>.</text:p>
      <text:p text:style-name="P303"/>
      <text:p text:style-name="P1280"><text:span text:style-name="T827">Очень часто предлог </text:span><text:span text:style-name="T536">in</text:span><text:span text:style-name="T827"> переводится как «на», </text:span><text:span text:style-name="T828">а </text:span><text:span text:style-name="T537">on</text:span><text:span text:style-name="T828"> — наоборот, как «в» </text:span><text:span text:style-name="T843">(</text:span><text:span text:style-name="T828">или похожим</text:span><text:span text:style-name="T843">)</text:span><text:span text:style-name="T828">. </text:span><text:span text:style-name="T829">Особенно это касается случаев, когда </text:span><text:span text:style-name="T843">они</text:span><text:span text:style-name="T829"> используются с транспортом:</text:span></text:p>
      <text:p text:style-name="P303"/>
      <text:list xml:id="list1377521918" text:style-name="L95">
        <text:list-item>
          <text:p text:style-name="P1664">in the sky — на небе;</text:p>
        </text:list-item>
        <text:list-item>
          <text:p text:style-name="P1664">in the street — на улице;</text:p>
        </text:list-item>
        <text:list-item>
          <text:p text:style-name="P1749"><text:span text:style-name="T787">in a photo — на фото</text:span><text:span text:style-name="T828">;</text:span></text:p>
        </text:list-item>
        <text:list-item>
          <text:p text:style-name="P1750"><text:span text:style-name="T787">on the list — </text:span><text:span text:style-name="T829">в списке</text:span><text:span text:style-name="T787">;</text:span></text:p>
        </text:list-item>
        <text:list-item>
          <text:p text:style-name="P1750"><text:span text:style-name="T787">on the menu — </text:span><text:span text:style-name="T829">в меню</text:span><text:span text:style-name="T787">;</text:span></text:p>
        </text:list-item>
        <text:list-item>
          <text:p text:style-name="P1750"><text:span text:style-name="T787">on the left - </text:span><text:span text:style-name="T829">слева</text:span><text:span text:style-name="T787">;</text:span></text:p>
        </text:list-item>
        <text:list-item>
          <text:p text:style-name="P1751"><text:span text:style-name="T787">on the way — </text:span><text:span text:style-name="T829">по дороге;</text:span></text:p>
        </text:list-item>
        <text:list-item>
          <text:p text:style-name="P1665">on a bus — в автобусе;</text:p>
        </text:list-item>
        <text:list-item>
          <text:p text:style-name="P1665">on a plain — в самолете;</text:p>
        </text:list-item>
        <text:list-item>
          <text:p text:style-name="P1665">in a car — на машине;</text:p>
        </text:list-item>
        <text:list-item>
          <text:p text:style-name="P1665">in a taxi — на такси.</text:p>
        </text:list-item>
      </text:list>
      <text:p text:style-name="P306"/>
      <text:p text:style-name="P676">Другие предлоги места</text:p>
      <text:p text:style-name="P307"/>
      <text:p text:style-name="P308">Помогают определить нахождение объекта в пространсте:</text:p>
      <text:list xml:id="list2989007134" text:style-name="L96">
        <text:list-item>
          <text:p text:style-name="P1666">above — над;</text:p>
        </text:list-item>
        <text:list-item>
          <text:p text:style-name="P1666">under — под;</text:p>
        </text:list-item>
        <text:list-item>
          <text:p text:style-name="P1666">in front of — перед;</text:p>
        </text:list-item>
        <text:list-item>
          <text:p text:style-name="P1666">behind — позади;</text:p>
        </text:list-item>
        <text:list-item>
          <text:p text:style-name="P1666">between/<text:span text:style-name="T1383">with</text:span> — между/<text:span text:style-name="T1383">c</text:span>;</text:p>
        </text:list-item>
        <text:list-item>
          <text:p text:style-name="P1666">next to — рядом с.</text:p>
        </text:list-item>
      </text:list>
      <text:p text:style-name="P307"/>
      <text:p text:style-name="P127">The cat is <text:span text:style-name="T1062">under</text:span> the ball — Кот <text:span text:style-name="T1062">под</text:span> клубком.</text:p>
      <text:p text:style-name="P127">The cat is <text:span text:style-name="T1062">in front of</text:span> the ball — Кот <text:span text:style-name="T1062">перед</text:span> клубком.</text:p>
      <text:p text:style-name="P307"/>
      <text:p text:style-name="P18"><text:span text:style-name="T787">Предллог направления </text:span><text:span text:style-name="T495">to</text:span></text:p>
      <text:p text:style-name="P307"/>
      <text:p text:style-name="P309">Указывает в какое место хочет попасть человек. Отвечает на вопрос «куда?»</text:p>
      <text:p text:style-name="P309"/>
      <text:p text:style-name="P310">Используется после глаголов движения:</text:p>
      <text:list xml:id="list2376012208" text:style-name="L97">
        <text:list-item>
          <text:p text:style-name="P1667">go — ехать, идти, направляться;</text:p>
        </text:list-item>
        <text:list-item>
          <text:p text:style-name="P1667">walk — идти пешком;</text:p>
        </text:list-item>
        <text:list-item>
          <text:p text:style-name="P1667">drive — ехать на машине (в качестве водителя);</text:p>
        </text:list-item>
        <text:list-item>
          <text:p text:style-name="P1667">come — приходить;</text:p>
        </text:list-item>
        <text:list-item>
          <text:p text:style-name="P1667"><text:soft-page-break/>travel — путешествовать;</text:p>
        </text:list-item>
        <text:list-item>
          <text:p text:style-name="P1667">return — возвращаться;</text:p>
        </text:list-item>
        <text:list-item>
          <text:p text:style-name="P1667">send — посылать;</text:p>
        </text:list-item>
        <text:list-item>
          <text:p text:style-name="P1667">get to — добираться.</text:p>
        </text:list-item>
      </text:list>
      <text:p text:style-name="P304"/>
      <text:p text:style-name="P126">I want to go <text:span text:style-name="T381">to</text:span> New York — Я хочу поехать <text:span text:style-name="T381">в</text:span> Нью Йорк.</text:p>
      <text:p text:style-name="P126">Did they get to London? — Они добрались до Лондона?</text:p>
      <text:p text:style-name="P309"/>
      <text:p text:style-name="P311">Если в качестве направления используется слово <text:span text:style-name="T495">home</text:span>, то перед ним <text:span text:style-name="T495">to</text:span> не нужен. </text:p>
      <text:p text:style-name="P311"/>
      <text:p text:style-name="P125">Go to home (неправильно).</text:p>
      <text:p text:style-name="P125">Go home (правильно).</text:p>
      <text:p text:style-name="P311"/>
      <text:p text:style-name="P312">Если нужно сказать о том, что бывали в каком-то месте, например, в стране или городе, </text:p>
      <text:p text:style-name="P1430"><text:span text:style-name="T787">то нужно использовать Present Perfect с </text:span><text:span text:style-name="T495">to</text:span><text:span text:style-name="T787"> (</text:span><text:span text:style-name="T830">PP т. к </text:span><text:span text:style-name="T787">имеющийся опыт из прошлого).</text:span></text:p>
      <text:p text:style-name="P304"/>
      <text:p text:style-name="P124">The have been to Italy — Они бывали в Италии.</text:p>
      <text:p text:style-name="P124">Have you ever been to Mexico? — Ты когда-то бывал в Мексике.</text:p>
      <text:p text:style-name="P313"/>
      <text:p text:style-name="P19"><text:span text:style-name="T787">Предлог </text:span><text:span text:style-name="T495">by</text:span></text:p>
      <text:p text:style-name="P314"/>
      <text:p text:style-name="P315">Может переводится по-разному. Не нужно использовать только 1 вариант перевода.</text:p>
      <text:p text:style-name="P315"/>
      <text:p text:style-name="P782"><text:span text:style-name="T831">Он помогает сказать, </text:span><text:span text:style-name="T904">как</text:span><text:span text:style-name="T831"> что-</text:span><text:span text:style-name="T834">то</text:span><text:span text:style-name="T831"> делается или случается:</text:span></text:p>
      <text:list xml:id="list1760338066" text:style-name="L98">
        <text:list-item>
          <text:p text:style-name="P1668">send by post — <text:span text:style-name="T1364">отправиться почтой</text:span>;</text:p>
        </text:list-item>
        <text:list-item>
          <text:p text:style-name="P1669">happen by mistake — <text:span text:style-name="T1364">случиться по ошибке.</text:span></text:p>
        </text:list-item>
      </text:list>
      <text:p text:style-name="P315"/>
      <text:p text:style-name="P123">Did you play for the meal by credit card — Ты заплатил за еду кредиткой?</text:p>
      <text:p text:style-name="P316"/>
      <text:p text:style-name="P783"><text:span text:style-name="T832">Таже </text:span><text:span text:style-name="T835">применяется</text:span><text:span text:style-name="T832">, когда говорят, каким транспортом воспользовались:</text:span></text:p>
      <text:list xml:id="list783805898" text:style-name="L99">
        <text:list-item>
          <text:p text:style-name="P1670">go by car — ехать <text:span text:style-name="T1365">на машине (машиной)</text:span>;</text:p>
        </text:list-item>
        <text:list-item>
          <text:p text:style-name="P1711"><text:span text:style-name="T832">travel by bu</text:span><text:span text:style-name="T833">s</text:span><text:span text:style-name="T832"> — </text:span><text:span text:style-name="T833">путешествовать на автобусе (автобусом);</text:span></text:p>
        </text:list-item>
        <text:list-item>
          <text:p text:style-name="P1671">fly by plane — лететь на самолете (самолетом);</text:p>
        </text:list-item>
      </text:list>
      <text:p text:style-name="P317"/>
      <text:p text:style-name="P122">I prefer to travel <text:span text:style-name="T1062">by bus</text:span> than <text:span text:style-name="T1062">by car</text:span> — Я больше люблю путешествовать </text:p>
      <text:p text:style-name="P122"><text:span text:style-name="T1062">на автобусе</text:span> (автобусом), а не <text:span text:style-name="T1062">на машине</text:span> (машиной).</text:p>
      <text:p text:style-name="P317"/>
      <text:p text:style-name="P1281">Предлог <text:span text:style-name="T495">by</text:span> может использоваться <text:span text:style-name="T1366">в пассивном залоге, когда указывают автора действия, </text:span></text:p>
      <text:p text:style-name="P1436">а также в значении «рядом», «около». </text:p>
      <text:p text:style-name="P1282"/>
      <text:p text:style-name="P121">Sit by me — Посиди рядом со мной (около меня).</text:p>
      <text:p text:style-name="P1282"/>
      <text:p text:style-name="P20">Устойчивые связки существительных и предлогов</text:p>
      <text:p text:style-name="P1431"/>
      <text:p text:style-name="P1433">Иногда, после некоторых существительных, принятно использовать определенные предлоги.</text:p>
      <text:p text:style-name="P1432">Такие связки нужно просто запомнить. При переводе на русский предлог может выпадать.</text:p>
      <text:p text:style-name="P1432">После предлога в связке обычно идет либо еще одно существительное, либо герундий:</text:p>
      <text:p text:style-name="P1432"/>
      <text:list xml:id="list998077163" text:style-name="L100">
        <text:list-item>
          <text:p text:style-name="P1752">a need for — нужда в;</text:p>
        </text:list-item>
        <text:list-item>
          <text:p text:style-name="P1754">a reason for — причина для <text:span text:style-name="T1371">(</text:span>чего-либо<text:span text:style-name="T1371">)</text:span>;</text:p>
        </text:list-item>
        <text:list-item>
          <text:p text:style-name="P1752">an advantage of — преимущество <text:span text:style-name="T1371">(</text:span>чего-либо<text:span text:style-name="T1371">)</text:span>;</text:p>
        </text:list-item>
        <text:list-item>
          <text:p text:style-name="P1752"><text:soft-page-break/>a disadvantage of — <text:span text:style-name="T1368">недостаток </text:span><text:span text:style-name="T1371">(</text:span><text:span text:style-name="T1368">чего-либо</text:span><text:span text:style-name="T1371">)</text:span>;</text:p>
        </text:list-item>
        <text:list-item>
          <text:p text:style-name="P1752">a cause of — <text:span text:style-name="T1368">причина </text:span><text:span text:style-name="T1371">(</text:span><text:span text:style-name="T1368">чего-либо</text:span><text:span text:style-name="T1371">)</text:span>;</text:p>
        </text:list-item>
        <text:list-item>
          <text:p text:style-name="P1752">a photograph of — <text:span text:style-name="T1368">фото </text:span><text:span text:style-name="T1371">(</text:span><text:span text:style-name="T1368">чего-либо</text:span><text:span text:style-name="T1371">)</text:span>;</text:p>
        </text:list-item>
        <text:list-item>
          <text:p text:style-name="P1752">a picture of — <text:span text:style-name="T1368">изображение </text:span><text:span text:style-name="T1371">(</text:span><text:span text:style-name="T1368">чего-либо</text:span><text:span text:style-name="T1371">)</text:span>;</text:p>
        </text:list-item>
        <text:list-item>
          <text:p text:style-name="P1754">a map of — <text:span text:style-name="T1368">карта </text:span><text:span text:style-name="T1371">(</text:span><text:span text:style-name="T1368">чего-либо</text:span><text:span text:style-name="T1371">)</text:span>.</text:p>
        </text:list-item>
        <text:list-item>
          <text:p text:style-name="P1752">an invitation to — <text:span text:style-name="T1368">приглашение на</text:span>;</text:p>
        </text:list-item>
        <text:list-item>
          <text:p text:style-name="P1752">a solution to — <text:span text:style-name="T1368">решение какой-то проблемы</text:span>;</text:p>
        </text:list-item>
        <text:list-item>
          <text:p text:style-name="P1712"><text:span text:style-name="T1367">a key to — </text:span><text:span text:style-name="T1368">ключ к/от </text:span><text:span text:style-name="T1372">(</text:span><text:span text:style-name="T1368">чего-либо</text:span><text:span text:style-name="T1372">)</text:span><text:span text:style-name="T1367">;</text:span></text:p>
        </text:list-item>
        <text:list-item>
          <text:p text:style-name="P1752">an answer to — <text:span text:style-name="T1368">ответ на</text:span>;</text:p>
        </text:list-item>
        <text:list-item>
          <text:p text:style-name="P1752">a reaction to — <text:span text:style-name="T1368">реакция на</text:span>;</text:p>
        </text:list-item>
        <text:list-item>
          <text:p text:style-name="P1754">an attitude to — <text:span text:style-name="T1368">отношение к</text:span>;</text:p>
        </text:list-item>
        <text:list-item>
          <text:p text:style-name="P1753">a contact with/between — <text:span text:style-name="T1368">контакт с/между</text:span>;</text:p>
        </text:list-item>
        <text:list-item>
          <text:p text:style-name="P1753">a connection with/between — <text:span text:style-name="T1368">связь с/между</text:span>;</text:p>
        </text:list-item>
        <text:list-item>
          <text:p text:style-name="P1752">a relationship with/between — <text:span text:style-name="T1368">взаимосвязь с/между</text:span>;</text:p>
        </text:list-item>
      </text:list>
      <text:p text:style-name="P736"/>
      <text:p text:style-name="P219">There must be a reason for his actions — Должна быть какая-то причина его действий.</text:p>
      <text:p text:style-name="P220">What`s the advantage of living in a big city? — В чем преимущество жизни в большом городе?</text:p>
      <text:p text:style-name="P220">We`ll find a solution to the problem — Мы найдем решение этой проблемы.</text:p>
      <text:p text:style-name="P220">She has an emotion connection with him — У нее эмоциональная связь с ним.</text:p>
      <text:p text:style-name="P1434"/>
      <text:p text:style-name="P21">Устойчивые связки прилагательных и предлогов</text:p>
      <text:p text:style-name="P1435"/>
      <text:p text:style-name="P1438">После <text:span text:style-name="T1254">некоторых</text:span> прилагательных могут <text:span text:style-name="T1386">также </text:span>идти определенные предлоги. </text:p>
      <text:p text:style-name="P1287"><text:span text:style-name="T1385">Иногда </text:span><text:span text:style-name="T1386">такие связки</text:span><text:span text:style-name="T1385"> могут переводиться глаголами.</text:span></text:p>
      <text:p text:style-name="P1437"/>
      <text:p text:style-name="P785"><text:span text:style-name="T1384">П</text:span><text:span text:style-name="T1385">рилагательное + </text:span><text:span text:style-name="T540">about</text:span><text:span text:style-name="T1385"> означает «испытывать чувство из-за чего-либо»:</text:span></text:p>
      <text:list xml:id="list1319082083" text:style-name="L101">
        <text:list-item>
          <text:p text:style-name="P1755">angry about — злиться из-за;</text:p>
        </text:list-item>
        <text:list-item>
          <text:p text:style-name="P1755">furious about — разозлиться из-за;</text:p>
        </text:list-item>
        <text:list-item>
          <text:p text:style-name="P1755">upset about — расстроиться из-за;</text:p>
        </text:list-item>
        <text:list-item>
          <text:p text:style-name="P1755">happy about — счаствил из-за;</text:p>
        </text:list-item>
        <text:list-item>
          <text:p text:style-name="P1755">worried about — взволнованный из-за;</text:p>
        </text:list-item>
        <text:list-item>
          <text:p text:style-name="P1755">nervous about — нервничать из-за.</text:p>
        </text:list-item>
      </text:list>
      <text:p text:style-name="P1437"/>
      <text:p text:style-name="P120">Bull seems really <text:span text:style-name="T1062">upset about</text:span> this — Билл выглядит очень <text:span text:style-name="T1062">расстроенным из-за</text:span> этого.</text:p>
      <text:p text:style-name="P120">I was <text:span text:style-name="T1062">worried about</text:span> you — <text:span text:style-name="T1369">Я </text:span><text:span text:style-name="T1079">волновался за</text:span><text:span text:style-name="T1369"> тебя.</text:span></text:p>
      <text:p text:style-name="P1437"/>
      <text:p text:style-name="P784"><text:span text:style-name="T538">S</text:span><text:span text:style-name="T539">orry</text:span><text:span text:style-name="T1369"> </text:span><text:span text:style-name="T1381">в связке с</text:span><text:span text:style-name="T1369"> </text:span><text:span text:style-name="T539">about</text:span><text:span text:style-name="T1369"> и </text:span><text:span text:style-name="T539">for</text:span><text:span text:style-name="T1369"> выражает сожаление, сочувствие или просьбу о помощи:</text:span></text:p>
      <text:list xml:id="list2998693006" text:style-name="L102">
        <text:list-item>
          <text:p text:style-name="P1756">sorry about something — прости за (что-либо);</text:p>
        </text:list-item>
        <text:list-item>
          <text:p text:style-name="P1756">sorry for doing something — прости за то, что я сделал;</text:p>
        </text:list-item>
        <text:list-item>
          <text:p text:style-name="P1756">be/feel sorry for somebody — мне жаль <text:span text:style-name="T1373">(</text:span>кого-либо<text:span text:style-name="T1373">)</text:span>.</text:p>
        </text:list-item>
      </text:list>
      <text:p text:style-name="P1439"/>
      <text:p text:style-name="P119">I`m <text:span text:style-name="T1062">sorry about</text:span> my behavior — <text:span text:style-name="T1062">Прости</text:span> мое поведение.</text:p>
      <text:p text:style-name="P119"><text:span text:style-name="T1062">Sorry for</text:span> interrupting — <text:span text:style-name="T1062">Простите, что</text:span> беспокою вас.</text:p>
      <text:p text:style-name="P119">I`m <text:span text:style-name="T1062">sorry for</text:span> your loss — <text:span text:style-name="T1062">Сожалею о</text:span> вашей утрате.</text:p>
      <text:p text:style-name="P1437"/>
      <text:p text:style-name="P1441">Предлог <text:span text:style-name="T495">of</text:span> <text:span text:style-name="T1371">также </text:span>часто встречается после прилагательных. Во многих случаях он соответсвует родительскому падежу (кого/чего).</text:p>
      <text:p text:style-name="P1440"/>
      <text:p text:style-name="P1283"><text:span text:style-name="T1370">Он часто используется во фразах типа </text:span><text:span text:style-name="T530">i</text:span><text:span text:style-name="T531">t was nice/</text:span><text:span text:style-name="T538">kind/good/stupied</text:span><text:span text:style-name="T531"> of you/</text:span><text:span text:style-name="T541">them</text:span><text:span text:style-name="T531"> to</text:span><text:span text:style-name="T1370">.</text:span></text:p>
      <text:p text:style-name="P1442"/>
      <text:p text:style-name="P116"><text:soft-page-break/>It was very stupied of you to go there — Было очень глупо с твоей стороны идти туда.</text:p>
      <text:p text:style-name="P1443"/>
      <text:p text:style-name="P1443">Предлог <text:span text:style-name="T495">of</text:span> часто используется после прилагательных, выражающий отношение </text:p>
      <text:p text:style-name="P1444">к чему-либо, которые в этих значениях переводятся глаголом:</text:p>
      <text:list xml:id="list136633247" text:style-name="L103">
        <text:list-item>
          <text:p text:style-name="P1757">afraid of — бояться (кого-то/чего-то);</text:p>
        </text:list-item>
        <text:list-item>
          <text:p text:style-name="P1758">ashamed of — стыдиться (кого-то/чего-то);</text:p>
        </text:list-item>
        <text:list-item>
          <text:p text:style-name="P1758">proud of — гордиться (кем-то/чем-то).</text:p>
        </text:list-item>
      </text:list>
      <text:p text:style-name="P1445"/>
      <text:p text:style-name="P118">Are you afraid of dogs? — Ты боишься собак?</text:p>
      <text:p text:style-name="P118">I`m so proud of you! — Я так горжусь тобой!</text:p>
      <text:p text:style-name="P1445"/>
      <text:p text:style-name="P1447">Другие связки с пред<text:span text:style-name="T1381">л</text:span>ого<text:span text:style-name="T1381">м</text:span> <text:span text:style-name="T495">of</text:span>:</text:p>
      <text:list xml:id="list3753337777" text:style-name="L104">
        <text:list-item>
          <text:p text:style-name="P1759">full of — полон (чего-то);</text:p>
        </text:list-item>
        <text:list-item>
          <text:p text:style-name="P1759">short of — не хватает (чего-то);</text:p>
        </text:list-item>
        <text:list-item>
          <text:p text:style-name="P1759">tired of — уставать от;</text:p>
        </text:list-item>
        <text:list-item>
          <text:p text:style-name="P1759">sure of — быть уверенным в (чем-то).</text:p>
        </text:list-item>
      </text:list>
      <text:p text:style-name="P1446"/>
      <text:p text:style-name="P117">This bag is full of cash — В этой сумке полно денег.</text:p>
      <text:p text:style-name="P117">I`m tired of all this — Я устал от всего этого.</text:p>
      <text:p text:style-name="P117">I`m sure of him — Я уверен в нем.</text:p>
      <text:p text:style-name="P117"/>
      <text:p text:style-name="P677">Устойчивые связки глаголов и предлогов</text:p>
      <text:p text:style-name="P318"/>
      <text:p text:style-name="P319">Предлог, который стоит после глагола может целенаправленно меня его значение.</text:p>
      <text:p text:style-name="P321">Такие связки называются фразовыми глаголами.</text:p>
      <text:p text:style-name="P319"/>
      <text:p text:style-name="P320">Многие фразовые глаголы вытеснели из речи глаголы, <text:span text:style-name="T1382">предназначенные специально для той или иной ситуации</text:span>. Например вместо <text:span text:style-name="T495">search</text:span> чаще используется связка <text:span text:style-name="T495">look for</text:span>.</text:p>
      <text:p text:style-name="P319"/>
      <text:p text:style-name="P330">Связки глаголов и предлогов, которые всегда используются вместе:</text:p>
      <text:list xml:id="list1540195676" text:style-name="L105">
        <text:list-item>
          <text:p text:style-name="P1672">belong to — принадлежать (кому-то);</text:p>
        </text:list-item>
        <text:list-item>
          <text:p text:style-name="P1672">happen to — случилось с;</text:p>
        </text:list-item>
        <text:list-item>
          <text:p text:style-name="P1672">listen to — слушать (что-то);</text:p>
        </text:list-item>
        <text:list-item>
          <text:p text:style-name="P1672">speak to / talk to — говорить с (кем-то);</text:p>
        </text:list-item>
        <text:list-item>
          <text:p text:style-name="P1672">ask for — просить (чего-то);</text:p>
        </text:list-item>
        <text:list-item>
          <text:p text:style-name="P1672">thank for — благодарить за;</text:p>
        </text:list-item>
        <text:list-item>
          <text:p text:style-name="P1672">wait for — ждать (чего-то);</text:p>
        </text:list-item>
        <text:list-item>
          <text:p text:style-name="P1672">depend on — зависить от;</text:p>
        </text:list-item>
        <text:list-item>
          <text:p text:style-name="P1672">think about/of — думать о;</text:p>
        </text:list-item>
      </text:list>
      <text:p text:style-name="P331"/>
      <text:p text:style-name="P128">We <text:span text:style-name="T1062">belong to</text:span> different world — Мы <text:span text:style-name="T1062">принадлежим к</text:span> разным мирам.</text:p>
      <text:p text:style-name="P128">I would not let it <text:span text:style-name="T1062">happen to</text:span> you — Я не позволю, чтобы это <text:span text:style-name="T1062">случилось с</text:span> тобой.</text:p>
      <text:p text:style-name="P129">If you are in trouble, you should <text:span text:style-name="T1062">ask for</text:span> help — Если ты в беде, нужно <text:span text:style-name="T1062">просить о</text:span> помощи.</text:p>
      <text:p text:style-name="P322"/>
      <text:p text:style-name="P323">Фразовые глаголы нельзя переводить по отдельности (отдельно глагол, отдельно предлог).</text:p>
      <text:p text:style-name="P323">Предлоги в этом слуае работаю<text:span text:style-name="T1387">т</text:span> примерно также, как приставки в русском языке:</text:p>
      <text:p text:style-name="P323"/>
      <text:p text:style-name="P130">come back — приехать (приставка «при» и корень «ехать»).</text:p>
      <text:p text:style-name="P323"/>
      <text:p text:style-name="P326"/>
      <text:p text:style-name="P1543"><text:span text:style-name="T844">П</text:span><text:span text:style-name="T836">редлоги, передаю</text:span><text:span text:style-name="T844">щие</text:span><text:span text:style-name="T836"> особый контекст </text:span><text:span text:style-name="T844">для </text:span><text:span text:style-name="T836">глагол</text:span><text:span text:style-name="T844">ов</text:span><text:span text:style-name="T836"> движения </text:span><text:span text:style-name="T837">и перемещения</text:span><text:span text:style-name="T836">:</text:span></text:p>
      <text:list xml:id="list3490163895" text:style-name="L106">
        <text:list-item>
          <text:p text:style-name="P1673">in — переместить<text:span text:style-name="T1377">(</text:span>ся<text:span text:style-name="T1377">)</text:span> в закрытое пространство <text:span text:style-name="T1377">(</text:span><text:span text:style-name="T495">go on — войти</text:span><text:span text:style-name="T1377">)</text:span>;</text:p>
        </text:list-item>
        <text:list-item>
          <text:p text:style-name="P1673">out — покинуть закрытое пространство <text:span text:style-name="T1377">(</text:span><text:span text:style-name="T495">go out — выйти</text:span><text:span text:style-name="T1377">)</text:span>;</text:p>
        </text:list-item>
        <text:list-item>
          <text:p text:style-name="P1674">on — переместить(ся) на поверхность (<text:span text:style-name="T495">go on — продложать (движение)</text:span>);</text:p>
        </text:list-item>
        <text:list-item>
          <text:p text:style-name="P1713"><text:span text:style-name="T836">off — убрать с поверхности (</text:span><text:span text:style-name="T532">go off — </text:span><text:span text:style-name="T534">уходить, сходить</text:span><text:span text:style-name="T836">);</text:span></text:p>
        </text:list-item>
        <text:list-item>
          <text:p text:style-name="P1674">up — переместить(ся) выше уровнем (<text:span text:style-name="T495">go up — подняться</text:span>);</text:p>
        </text:list-item>
        <text:list-item>
          <text:p text:style-name="P1674">down — переместить(ся) ниже уровнем (<text:span text:style-name="T495">go down — опускаться</text:span>);</text:p>
        </text:list-item>
        <text:list-item>
          <text:p text:style-name="P1713"><text:span text:style-name="T836">away — убрать(ся) прочь (</text:span><text:span text:style-name="T532">go away — уходить, </text:span><text:span text:style-name="T534">разойтись</text:span><text:span text:style-name="T836">);</text:span></text:p>
        </text:list-item>
        <text:list-item>
          <text:p text:style-name="P1674">back — <text:span text:style-name="T1378">вернуть(ся) (</text:span><text:span text:style-name="T533">go back — возвращаться</text:span><text:span text:style-name="T1378">)</text:span>.</text:p>
        </text:list-item>
      </text:list>
      <text:p text:style-name="P325"/>
      <text:p text:style-name="P1285"><text:span text:style-name="T838">Если фразовый глагол имеет дополнение (направлен на какой-то объект), то дополнение может стоять </text:span><text:span text:style-name="T839">как </text:span><text:span text:style-name="T840">в середине связки</text:span><text:span text:style-name="T838">, </text:span><text:span text:style-name="T839">так и</text:span><text:span text:style-name="T838"> после. </text:span><text:span text:style-name="T840">Но если дополнение заменяется местоимением, то оно всегда будет между глаголом и предлогом.</text:span></text:p>
      <text:p text:style-name="P327"/>
      <text:p text:style-name="P131">I <text:span text:style-name="T1062">turned</text:span> <text:span text:style-name="T1289">the light</text:span> <text:span text:style-name="T1062">off / </text:span><text:span text:style-name="T486">I </text:span><text:span text:style-name="T1080">turned off</text:span><text:span text:style-name="T486"> </text:span><text:span text:style-name="T1298">the light</text:span><text:span text:style-name="T1062"> </text:span>— Я выключил свет.</text:p>
      <text:p text:style-name="P132">I <text:span text:style-name="T1062">turned</text:span> <text:span text:style-name="T1289">it</text:span> <text:span text:style-name="T1062">off</text:span> — Я выключил это.</text:p>
      <text:p text:style-name="P327"/>
      <text:p text:style-name="P1286"><text:span text:style-name="T840">Когда предлог отрывается от глагола, </text:span><text:span text:style-name="T841">то </text:span><text:span text:style-name="T842">порой</text:span><text:span text:style-name="T840"> сложно определить что это фразовый глагол.</text:span></text:p>
      <text:p text:style-name="P329"/>
      <text:p text:style-name="P1418">Сложные предложения</text:p>
      <text:p text:style-name="P334"/>
      <text:p text:style-name="P332">Простое предложение содержит 1 подлежащее и 1 и более сказуемых.</text:p>
      <text:p text:style-name="P333">Сложное предложение содержит 2 и более подлежащих, и 2 и более сказуемых.</text:p>
      <text:p text:style-name="P332"/>
      <text:p text:style-name="P134"><text:span text:style-name="T13">I</text:span> <text:span text:style-name="T25">woke</text:span> up at 7 o`clock — Я проснулся в 7 часов <text:span text:style-name="T1392">(простое предложение)</text:span>.</text:p>
      <text:p text:style-name="P134"/>
      <text:p text:style-name="P135"><text:span text:style-name="T13">Jake</text:span> <text:span text:style-name="T25">woke</text:span> up, <text:span text:style-name="T25">had</text:span> breakfast, <text:span text:style-name="T25">got</text:span> dressed and <text:span text:style-name="T25">went</text:span> to work — Джек проснулся, позавтракал, оделся и пошел на работу <text:span text:style-name="T1389">(перед and нет запятой, т. к. простое предложение)</text:span>.</text:p>
      <text:p text:style-name="P335"/>
      <text:p text:style-name="P133"><text:span text:style-name="T13">I</text:span> <text:span text:style-name="T25">woke</text:span> up at 7 o`clock, but <text:span text:style-name="T13">everybody</text:span> <text:span text:style-name="T25">was</text:span> still asleep — Я проснулся в 7, но все еще спали.</text:p>
      <text:p text:style-name="P328"/>
      <text:p text:style-name="P1299"><text:span text:style-name="T1171">Сложное предложение делится на </text:span><text:span text:style-name="T1172">1</text:span><text:span text:style-name="T1171"> главную часть и остальные, зависимые. </text:span><text:span text:style-name="T346">В английском, зависим</text:span><text:span text:style-name="T347">ая</text:span><text:span text:style-name="T346"> част</text:span><text:span text:style-name="T347">ь</text:span><text:span text:style-name="T346"> называется clause, а в русском — придаточным предложением.</text:span></text:p>
      <text:p text:style-name="P1367"><text:span text:style-name="T320">Г</text:span><text:span text:style-name="T241">лавная часть также называется главным предложением.</text:span></text:p>
      <text:p text:style-name="P1088"/>
      <text:p text:style-name="P881">Виды придаточных предложений:</text:p>
      <text:list xml:id="list3804159520" text:style-name="L107">
        <text:list-item>
          <text:p text:style-name="P1589">reperted clause (reported speech) — косвенная речь;</text:p>
        </text:list-item>
        <text:list-item>
          <text:p text:style-name="P1589">if clause (conditional) — условные предложения;</text:p>
        </text:list-item>
        <text:list-item>
          <text:p text:style-name="P1589">relative clause — придаточные определительные предложения.</text:p>
        </text:list-item>
      </text:list>
      <text:p text:style-name="P328"/>
      <text:p text:style-name="P678">Союзы <text:span text:style-name="T495">and</text:span>, <text:span text:style-name="T495">but</text:span>, <text:span text:style-name="T495">or</text:span>, <text:span text:style-name="T495">so</text:span>, <text:span text:style-name="T495">because</text:span></text:p>
      <text:p text:style-name="P336"/>
      <text:p text:style-name="P337">Они объединяют части сложного предложения. <text:span text:style-name="T1388">Но могут встречаться и в простых предложениях, чтобы объеднить между собой отдельные слова.</text:span></text:p>
      <text:p text:style-name="P337"/>
      <text:p text:style-name="P338">Самые популярные союзы:</text:p>
      <text:list xml:id="list1626653477" text:style-name="L108">
        <text:list-item>
          <text:p text:style-name="P1675">and — и;</text:p>
        </text:list-item>
        <text:list-item>
          <text:p text:style-name="P1675">or — или;</text:p>
        </text:list-item>
        <text:list-item>
          <text:p text:style-name="P1675">but — но;</text:p>
        </text:list-item>
        <text:list-item>
          <text:p text:style-name="P1675">so — поэтому;</text:p>
        </text:list-item>
        <text:list-item>
          <text:p text:style-name="P1675">because — потому что.</text:p>
        </text:list-item>
      </text:list>
      <text:p text:style-name="P1289"><text:soft-page-break/><text:span text:style-name="T847">Части сложного предложения </text:span><text:span text:style-name="T848">всегда </text:span><text:span text:style-name="T847">разделяются запятыми, за исключением случаев, </text:span></text:p>
      <text:p text:style-name="P341">когда используются союз <text:span text:style-name="T495">because</text:span>. Но если союзы <text:span text:style-name="T1391">стоят </text:span>в простом предложении, </text:p>
      <text:p text:style-name="P1289"><text:span text:style-name="T851">то</text:span><text:span text:style-name="T847"> перед ними запятые не </text:span><text:span text:style-name="T854">нужны</text:span><text:span text:style-name="T847">.</text:span></text:p>
      <text:p text:style-name="P339"/>
      <text:p text:style-name="P136">I met Jill, <text:span text:style-name="T1062">and</text:span> we went for a wolk — Я встретила Джил <text:span text:style-name="T1062">и</text:span> мы пошли гулять.</text:p>
      <text:p text:style-name="P136">I was very tired, <text:span text:style-name="T1062">so</text:span> I went to sleep early — Я очень устал, <text:span text:style-name="T1062">поэтому</text:span> я пошел спать раньше.</text:p>
      <text:p text:style-name="P136"/>
      <text:p text:style-name="P144">We can`t go to the party <text:span text:style-name="T1062">because</text:span> we were going away that weekend — </text:p>
      <text:p text:style-name="P144">Мы не сможет пойти <text:span text:style-name="T787">на вечеринку, </text:span><text:span text:style-name="T1053">потому что</text:span><text:span text:style-name="T787"> уезжаем в эти выходные.</text:span></text:p>
      <text:p text:style-name="P340"/>
      <text:p text:style-name="P1290"><text:span text:style-name="T847">В </text:span><text:span text:style-name="T855">русском и английском язык</text:span><text:span text:style-name="T854">ах</text:span><text:span text:style-name="T855"> расстановка запятых </text:span><text:span text:style-name="T861">часто </text:span><text:span text:style-name="T855">не совпадает!</text:span></text:p>
      <text:p text:style-name="P342"/>
      <text:p text:style-name="P1288"><text:span text:style-name="T849">Иногда встречаются сложные предложения состоящие из </text:span><text:span text:style-name="T850">2</text:span><text:span text:style-name="T849">х и более простых предложений, объединенных вместе, но без запятых. Это сильно сбивает по началу.</text:span></text:p>
      <text:p text:style-name="P343"/>
      <text:p text:style-name="P68"><text:span text:style-name="T1098">It`s the fitst time I have driven a car — </text:span><text:span text:style-name="T1104">Это впервые, когда я веду машину.</text:span></text:p>
      <text:p text:style-name="P139"><text:span text:style-name="T1104">S</text:span><text:span text:style-name="T1091">he told me she wanted to go — Она сказал мне, что хочет уйти.</text:span></text:p>
      <text:p text:style-name="P233"/>
      <text:p text:style-name="P22"><text:span text:style-name="T1390">В</text:span>опросительные <text:span text:style-name="T1390">c</text:span>ложные предложения</text:p>
      <text:p text:style-name="P23"/>
      <text:p text:style-name="P741">Главная часть сохраняет вопросительный порядок слов. В зависимых частях порядок </text:p>
      <text:p text:style-name="P1291"><text:span text:style-name="T490">слов такой же, как в утверждениях. </text:span><text:span text:style-name="T489">Зависимая част</text:span><text:span text:style-name="T491">ь</text:span><text:span text:style-name="T489"> разделя</text:span><text:span text:style-name="T491">е</text:span><text:span text:style-name="T489">тся вопросительным словом, которое в данном случае </text:span><text:span text:style-name="T493">является</text:span><text:span text:style-name="T491"> </text:span><text:span text:style-name="T489">союз</text:span><text:span text:style-name="T493">ом</text:span><text:span text:style-name="T489">.</text:span></text:p>
      <text:p text:style-name="P738"/>
      <text:p text:style-name="P138"><text:span text:style-name="T381">Why is she crying? </text:span><text:span text:style-name="T487">(простое предложение)</text:span></text:p>
      <text:p text:style-name="P138"><text:span text:style-name="T1105">D</text:span><text:span text:style-name="T1091">o you know</text:span><text:span text:style-name="T381"> </text:span><text:span text:style-name="T1106">why</text:span><text:span text:style-name="T1091"> she is crying</text:span><text:span text:style-name="T381">? </text:span><text:span text:style-name="T487">(сложное предложение; </text:span><text:span text:style-name="T489">why — это союз</text:span><text:span text:style-name="T487">)</text:span></text:p>
      <text:p text:style-name="P740"/>
      <text:p text:style-name="P742">Если вопрос общий (без вопросительного слова), то зависимая часть разделяется </text:p>
      <text:p text:style-name="P1292"><text:span text:style-name="T492">союзом</text:span><text:span text:style-name="T489"> </text:span><text:span text:style-name="T665">if/whether</text:span><text:span text:style-name="T489">, </text:span><text:span text:style-name="T491">котор</text:span><text:span text:style-name="T493">ый</text:span><text:span text:style-name="T489"> перевод</text:span><text:span text:style-name="T491">и</text:span><text:span text:style-name="T489">тся частицей «ли».</text:span></text:p>
      <text:p text:style-name="P739"/>
      <text:p text:style-name="P137"><text:span text:style-name="T488">C</text:span><text:span text:style-name="T381">an you tell </text:span><text:span text:style-name="T1062">if</text:span><text:span text:style-name="T381"> this house belongs to Jerry? — Скажите, этот </text:span><text:span text:style-name="T1062">ли</text:span><text:span text:style-name="T381"> дом принадлежит Джерри?</text:span></text:p>
      <text:p text:style-name="P737"/>
      <text:p text:style-name="P743">Если вопросительное слово или союз <text:span text:style-name="T495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737"/>
      <text:p text:style-name="P24">Косвенная речь</text:p>
      <text:p text:style-name="P324"/>
      <text:p text:style-name="P1293"><text:span text:style-name="T852">Это </text:span><text:span text:style-name="T853">способ передать слова другого человека, т. е. дословный пересказ речи.</text:span></text:p>
      <text:p text:style-name="P349"/>
      <text:p text:style-name="P347">Части предложения разделяются вопросительным словом или союзом<text:span text:style-name="T1394"> </text:span><text:span text:style-name="T495">if/whether</text:span> <text:span text:style-name="T1394">и др</text:span>. </text:p>
      <text:p text:style-name="P1297"><text:span text:style-name="T853">В главной части указывается автор слов. В зависимой части меняется время </text:span><text:span text:style-name="T1394">(</text:span><text:span text:style-name="T1399">на прошлое</text:span><text:span text:style-name="T1400">).</text:span></text:p>
      <text:p text:style-name="P350"/>
      <text:p text:style-name="P140"><text:span text:style-name="T1082">I </text:span><text:span text:style-name="T1062">want to eat</text:span> — Я хочу есть (прямая речь; Джон)</text:p>
      <text:p text:style-name="P140">John said that <text:span text:style-name="T1062">he wanted to eat</text:span> — Джон сказал, что он хочет есть (ковенная речь)</text:p>
      <text:p text:style-name="P351"/>
      <text:p text:style-name="P344"><text:span text:style-name="T787">Союз </text:span><text:span text:style-name="T495">that</text:span><text:span text:style-name="T787"> означает «что». Он часто выпадает при переводе.</text:span></text:p>
      <text:p text:style-name="P348"/>
      <text:p text:style-name="P347">Косвенную речь принято выражать в форме прошедшего, поэтому если слова автора были </text:p>
      <text:p text:style-name="P347">в Present, то при пересказе они станут в Past, а если были в Future, то станут </text:p>
      <text:p text:style-name="P1298"><text:span text:style-name="T858">в future-in-the-past </text:span><text:span text:style-name="T859">(это когда will меняется на would)</text:span><text:span text:style-name="T858">. </text:span><text:span text:style-name="T866">(перевод не обязательно </text:span><text:span text:style-name="T868">будет </text:span></text:p>
      <text:p text:style-name="P1298"><text:span text:style-name="T866">в прошедшем; прошедшее указывается </text:span><text:span text:style-name="T867">просто</text:span><text:span text:style-name="T866"> грамматически)</text:span></text:p>
      <text:p text:style-name="P356"/>
      <text:p text:style-name="P69"><text:soft-page-break/><text:span text:style-name="T1393">W</text:span>hen <text:span text:style-name="T1062">will</text:span> <text:span text:style-name="T1396">Joe</text:span> <text:span text:style-name="T1062">come</text:span><text:span text:style-name="T1396"> to the meeting</text:span>? <text:span text:style-name="T1395">—</text:span> <text:span text:style-name="T1396">Когда Джо </text:span><text:span text:style-name="T1081">придет</text:span><text:span text:style-name="T1396"> на собрание?</text:span></text:p>
      <text:p text:style-name="P69"><text:span text:style-name="T1396">I asked when Joe </text:span><text:span text:style-name="T1081">would</text:span><text:span text:style-name="T1396"> </text:span><text:span text:style-name="T1081">come</text:span><text:span text:style-name="T1396"> to the meeting? — Я спросил, когда Джо </text:span><text:span text:style-name="T1081">придет</text:span><text:span text:style-name="T1396"> на собрание?</text:span></text:p>
      <text:p text:style-name="P346"/>
      <text:p text:style-name="P1294"><text:span text:style-name="T858">Модальные глаголы </text:span><text:span text:style-name="T860">также </text:span><text:span text:style-name="T858">меняются на аналогичные в прошедшей форме или на </text:span></text:p>
      <text:p text:style-name="P347">заменяющие их модальные конструкции.</text:p>
      <text:p text:style-name="P346"/>
      <text:p text:style-name="P1296"><text:span text:style-name="T857">Если пересказывается просьба или приказ в утвердительной форме, то перед </text:span><text:span text:style-name="T856">зависимой</text:span><text:span text:style-name="T857"> частью ставится слово </text:span><text:span text:style-name="T542">to</text:span><text:span text:style-name="T857">, а если в отрицательной </text:span><text:span text:style-name="T864">форме</text:span><text:span text:style-name="T857"> — то </text:span><text:span text:style-name="T542">not to</text:span><text:span text:style-name="T857">. </text:span><text:span text:style-name="T864">При этом </text:span></text:p>
      <text:p text:style-name="P1296"><text:span text:style-name="T864">зависимая часть уже не меняется </text:span><text:span text:style-name="T873">по</text:span><text:span text:style-name="T864"> времени </text:span><text:span text:style-name="T865">(уточнить)</text:span><text:span text:style-name="T864">.</text:span></text:p>
      <text:p text:style-name="P352"/>
      <text:p text:style-name="P141">Stop the car, Tom →<text:span text:style-name="T1397"> She told Tom </text:span><text:span text:style-name="T1083">to</text:span><text:span text:style-name="T1397"> stop the car.</text:span></text:p>
      <text:p text:style-name="P142">Don`t stop the car, Tom → She told Tom <text:span text:style-name="T1062">not to</text:span> stop the car.</text:p>
      <text:p text:style-name="P353"/>
      <text:p text:style-name="P1295"><text:span text:style-name="T862">Если пересказывается вопрос, то </text:span><text:span text:style-name="T863">дополнительно</text:span><text:span text:style-name="T862"> </text:span><text:span text:style-name="T863">подключаться все</text:span><text:span text:style-name="T862"> те же правила, </text:span></text:p>
      <text:p text:style-name="P354">что в вопросительном сложном предложении.</text:p>
      <text:p text:style-name="P355"/>
      <text:p text:style-name="P143">Do you like cars, Tom → She asked Tom <text:span text:style-name="T381">if</text:span> he liked <text:span text:style-name="T1398">cars (Она спросила Тома, </text:span></text:p>
      <text:p text:style-name="P145">любит ли он машины)</text:p>
      <text:p text:style-name="P355"/>
      <text:p text:style-name="P679">Условные предложения</text:p>
      <text:p text:style-name="P358"/>
      <text:p text:style-name="P1300"><text:span text:style-name="T869">Если ситуация, описанная в главно</text:span><text:span text:style-name="T873">й</text:span><text:span text:style-name="T869"> </text:span><text:span text:style-name="T873">части</text:span><text:span text:style-name="T869">, может случиться только при условии, </text:span><text:span text:style-name="T889">у</text:span><text:span text:style-name="T869">казан</text:span><text:span text:style-name="T889">ном</text:span><text:span text:style-name="T869"> </text:span></text:p>
      <text:p text:style-name="P1300"><text:span text:style-name="T869">в </text:span><text:span text:style-name="T873">зависимой</text:span><text:span text:style-name="T869"> </text:span><text:span text:style-name="T873">части</text:span><text:span text:style-name="T869">, то </text:span><text:span text:style-name="T871">так</text:span><text:span text:style-name="T875">ое</text:span><text:span text:style-name="T869"> предложени</text:span><text:span text:style-name="T875">е</text:span><text:span text:style-name="T869"> </text:span><text:span text:style-name="T875">называется</text:span><text:span text:style-name="T871"> </text:span><text:span text:style-name="T869">условным.</text:span><text:span text:style-name="T870"> </text:span></text:p>
      <text:p text:style-name="P359"/>
      <text:p text:style-name="P70"><text:span text:style-name="T1401">When I com home (</text:span><text:span text:style-name="T1402">зависимая часть</text:span><text:span text:style-name="T1401">), I always watch TV (главн</text:span><text:span text:style-name="T1402">ая часть</text:span><text:span text:style-name="T1401">) — </text:span></text:p>
      <text:p text:style-name="P150">Когда я прихожу домой, я всегда смотрю телевизор.</text:p>
      <text:p text:style-name="P345"/>
      <text:p text:style-name="P1307"><text:span text:style-name="T869">В условном предложении </text:span><text:span text:style-name="T873">зависимая часть</text:span><text:span text:style-name="T869"> начинается с </text:span><text:span text:style-name="T872">союза</text:span><text:span text:style-name="T869"> </text:span><text:span text:style-name="T543">when</text:span><text:span text:style-name="T869"> или </text:span><text:span text:style-name="T543">if</text:span><text:span text:style-name="T869">. </text:span><text:span text:style-name="T890">Если действие случится наверняка, то используется </text:span><text:span text:style-name="T550">when</text:span><text:span text:style-name="T890">. </text:span><text:span text:style-name="T869">Если уверенности нет, но есть </text:span><text:span text:style-name="T879">только</text:span><text:span text:style-name="T869"> </text:span></text:p>
      <text:p text:style-name="P1307"><text:span text:style-name="T869">вероятность, что случится, то </text:span><text:span text:style-name="T891">используется</text:span><text:span text:style-name="T869"> </text:span><text:span text:style-name="T544">if</text:span><text:span text:style-name="T879">.</text:span></text:p>
      <text:p text:style-name="P357"/>
      <text:p text:style-name="P786"><text:span text:style-name="T881">С</text:span><text:span text:style-name="T878">оюзы в условных предложениях:</text:span></text:p>
      <text:list xml:id="list3531118444" text:style-name="L109">
        <text:list-item>
          <text:p text:style-name="P1676">when — когда;</text:p>
        </text:list-item>
        <text:list-item>
          <text:p text:style-name="P1676">if — если;</text:p>
        </text:list-item>
        <text:list-item>
          <text:p text:style-name="P1677">before — до того, как;</text:p>
        </text:list-item>
        <text:list-item>
          <text:p text:style-name="P1677">while — в то время, как;</text:p>
        </text:list-item>
        <text:list-item>
          <text:p text:style-name="P1677">after — после;</text:p>
        </text:list-item>
        <text:list-item>
          <text:p text:style-name="P1677">until (till) — до того момента, как.</text:p>
        </text:list-item>
      </text:list>
      <text:p text:style-name="P365"/>
      <text:p text:style-name="P1303"><text:span text:style-name="T879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44">if</text:span><text:span text:style-name="T879"> запятая может вовсе не ставиться.</text:span></text:p>
      <text:p text:style-name="P363"/>
      <text:p text:style-name="P364"><text:span text:style-name="T1407">Е</text:span><text:span text:style-name="T1410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3"/>
      <text:p text:style-name="P1299"><text:span text:style-name="T873">Когда </text:span><text:span text:style-name="T874">в </text:span><text:span text:style-name="T873">главн</text:span><text:span text:style-name="T874">ой</text:span><text:span text:style-name="T873"> </text:span><text:span text:style-name="T874">части</text:span><text:span text:style-name="T873"> </text:span><text:span text:style-name="T888">стоит </text:span><text:span text:style-name="T873">настояще</text:span><text:span text:style-name="T874">е </text:span><text:span text:style-name="T888">время</text:span><text:span text:style-name="T873">, то так</text:span><text:span text:style-name="T874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876">(уклад жизни)</text:span><text:span text:style-name="T874">.</text:span></text:p>
      <text:p text:style-name="P360"/>
      <text:p text:style-name="P147"><text:span text:style-name="T1403">W</text:span>ater boils when the temperature is 100 degrees — Вода кипит, когда температ<text:span text:style-name="T1412">ура</text:span> 100 град.</text:p>
      <text:p text:style-name="P147">When the sun goes down, it gets dark — Когда солнце садится, становится темно.</text:p>
      <text:p text:style-name="P147"><text:soft-page-break/>If I am late for work, my boss gets angree — Если я опаздывают на работу, мой шеф злится.</text:p>
      <text:p text:style-name="P361"/>
      <text:p text:style-name="P1301"><text:span text:style-name="T876">Когда в главной части </text:span><text:span text:style-name="T878">стоит </text:span><text:span text:style-name="T876">будущее, </text:span><text:span text:style-name="T877">то </text:span><text:span text:style-name="T876">такие предложения называются условными</text:span></text:p>
      <text:p text:style-name="P1302"><text:span text:style-name="T876">предложениями первого типа (first conditionals). </text:span><text:span text:style-name="T880">С помощью них</text:span><text:span text:style-name="T876"> говорят, при каких условиях </text:span><text:span text:style-name="T1173">произойдут будущие события (планы).</text:span></text:p>
      <text:p text:style-name="P1363"/>
      <text:p text:style-name="P146">If it`s nice day tomorrow, I will go <text:span text:style-name="T1404">the beach — Если завтра будет хор. день, я пойду на пляж.</text:span></text:p>
      <text:p text:style-name="P148">I will go shopping if I have time — Я зайду в магазин, если у меня будет время.</text:p>
      <text:p text:style-name="P362"/>
      <text:p text:style-name="P1302"><text:span text:style-name="T1174">В </text:span><text:span text:style-name="T1175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176">ь удобнее</text:span><text:span text:style-name="T1175"> будущим.</text:span></text:p>
      <text:p text:style-name="P1364"/>
      <text:p text:style-name="P1351">If I <text:span text:style-name="T1062">see</text:span> him, I <text:span text:style-name="T1062">will </text:span><text:span text:style-name="T1084">tell</text:span><text:span text:style-name="T1406"> </text:span>him exactly how angry I am — Если я <text:span text:style-name="T1062">увижу</text:span> его, я <text:span text:style-name="T1062">выскажусь</text:span> ему </text:p>
      <text:p text:style-name="P1362"><text:span text:style-name="T545">в подробностях о том, как я разозлилась </text:span><text:span text:style-name="T546">(first conditional)</text:span><text:span text:style-name="T545">. </text:span><text:span text:style-name="T1405"><text:s/></text:span></text:p>
      <text:p text:style-name="P149"/>
      <text:p text:style-name="P1304"><text:span text:style-name="T1050">Условные предложения второго типа </text:span><text:span text:style-name="T1051">используются </text:span><text:span text:style-name="T1049">для описания нереальных </text:span><text:span text:style-name="T1052">либо</text:span><text:span text:style-name="T1049"> маловероятных ситуаций, связанных с насто</text:span><text:span text:style-name="T1052">я</text:span><text:span text:style-name="T1049">щим (альтернативн</text:span><text:span text:style-name="T1052">ая</text:span><text:span text:style-name="T1049"> реальност</text:span><text:span text:style-name="T1052">ь</text:span><text:span text:style-name="T1049">).</text:span></text:p>
      <text:p text:style-name="P366"/>
      <text:p text:style-name="P1305"><text:span text:style-name="T883">Главная часть содержит связку </text:span><text:span text:style-name="T549">would</text:span><text:span text:style-name="T883"> + инфинитив. Зависимая часть, грамматически, </text:span></text:p>
      <text:p text:style-name="P1305"><text:span text:style-name="T882">стоит </text:span><text:span text:style-name="T883">в прошешем времени, </text:span><text:span text:style-name="T884">но </text:span><text:span text:style-name="T886">привязана</text:span><text:span text:style-name="T885"> к</text:span><text:span text:style-name="T884"> настоящ</text:span><text:span text:style-name="T885">ему</text:span><text:span text:style-name="T883">. </text:span><text:span text:style-name="T882">Со</text:span><text:span text:style-name="T886">ю</text:span><text:span text:style-name="T882">з </text:span><text:span text:style-name="T548">if</text:span><text:span text:style-name="T882"> переводится </text:span><text:span text:style-name="T887">как «если бы».</text:span></text:p>
      <text:p text:style-name="P1361"/>
      <text:p text:style-name="P1352"><text:span text:style-name="T1085">I</text:span><text:span text:style-name="T1086">f</text:span><text:span text:style-name="T494"> he was rich (зависимая часть), he </text:span><text:span text:style-name="T1086">would buy</text:span><text:span text:style-name="T494"> Lamborgini (главная часть) — </text:span></text:p>
      <text:p text:style-name="P1308"><text:span text:style-name="T1158">Если бы</text:span><text:span text:style-name="T1153"> он был богатым, он </text:span><text:span text:style-name="T1158">бы купил</text:span><text:span text:style-name="T1153"> Ламборджини </text:span><text:span text:style-name="T1154">(would </text:span><text:span text:style-name="T1156">и</text:span><text:span text:style-name="T1155"> will </text:span><text:span text:style-name="T1154">заменя</text:span><text:span text:style-name="T1155">ю</text:span><text:span text:style-name="T1154">т to?)</text:span><text:span text:style-name="T1153">.</text:span></text:p>
      <text:p text:style-name="P1365"/>
      <text:p text:style-name="P1448"><text:span text:style-name="T881">О</text:span><text:span text:style-name="T787">чень часто в условных предложениях второго типа в if-части, глагол </text:span><text:span text:style-name="T495">be</text:span><text:span text:style-name="T787"> стоит в форме </text:span><text:span text:style-name="T495">were</text:span><text:span text:style-name="T787">, даже после </text:span><text:span text:style-name="T495">I, he, she, it</text:span><text:span text:style-name="T787">. Это исключение из правил, которое нужно запомнить.</text:span></text:p>
      <text:p text:style-name="P368"/>
      <text:p text:style-name="P1306"><text:span text:style-name="T547">If </text:span><text:span text:style-name="T680">he were</text:span><text:span text:style-name="T547"> rich, he would buy Lamborgini — Если бы </text:span><text:span text:style-name="T680">он был</text:span><text:span text:style-name="T547"> богатым, он бы купил Ламборджини (такой вариант тоже считается правильным)</text:span></text:p>
      <text:p text:style-name="P367"/>
      <text:p text:style-name="P680">Придаточные определительные предложения</text:p>
      <text:p text:style-name="P369"/>
      <text:p text:style-name="P370">Дополняют по смыслу главн<text:span text:style-name="T1414">ую часть</text:span>, <text:span text:style-name="T1413">сообщают дополнительную информацию </text:span></text:p>
      <text:p text:style-name="P374">и обычно относятся к какому-то существительному или прилагательному.</text:p>
      <text:p text:style-name="P374"/>
      <text:p text:style-name="P1449"><text:span text:style-name="T892">Могут стоять и в середине, и в конце предложения, </text:span><text:span text:style-name="T787">при этом запятыми не выделяются </text:span></text:p>
      <text:p text:style-name="P1310"><text:span text:style-name="T787">(в отличии от русского). </text:span><text:span text:style-name="T894">Часто н</text:span><text:span text:style-name="T787">ачинаются с союза или союзной конструкции.</text:span></text:p>
      <text:p text:style-name="P374"/>
      <text:p text:style-name="P151"><text:span text:style-name="T1413">T</text:span>he <text:span text:style-name="T13">woman</text:span> <text:span text:style-name="T1062">who lives next door</text:span> is a doctor — <text:span text:style-name="T13">Женщина</text:span>, <text:span text:style-name="T1062">которая живет по соседству</text:span>, </text:p>
      <text:p text:style-name="P1310"><text:span text:style-name="T555">работает доктором (выделенная часть </text:span><text:span text:style-name="T556">относится к </text:span><text:span text:style-name="T555">«женщин</text:span><text:span text:style-name="T556">е</text:span><text:span text:style-name="T555">»).</text:span></text:p>
      <text:p text:style-name="P375"/>
      <text:p text:style-name="P377">Союзы, с которых начинается придаточное предложение:</text:p>
      <text:list xml:id="list2884004274" text:style-name="L110">
        <text:list-item>
          <text:p text:style-name="P1678">who — который (о людях);</text:p>
        </text:list-item>
        <text:list-item>
          <text:p text:style-name="P1678">which — который (о предметах и животных);</text:p>
        </text:list-item>
        <text:list-item>
          <text:p text:style-name="P1678">that — который (о людях, предметах и животных);</text:p>
        </text:list-item>
        <text:list-item>
          <text:p text:style-name="P1678">where — где;</text:p>
        </text:list-item>
        <text:list-item>
          <text:p text:style-name="P1678">whose — чей.</text:p>
        </text:list-item>
      </text:list>
      <text:p text:style-name="P375"/>
      <text:p text:style-name="P1311"><text:span text:style-name="T893">Союзы ставить не обязательно. </text:span><text:span text:style-name="T895">Вс</text:span><text:span text:style-name="T896">ё</text:span><text:span text:style-name="T895"> п</text:span><text:span text:style-name="T893">редложение может быть без союзов и запятых. </text:span></text:p>
      <text:p text:style-name="P376"/>
      <text:p text:style-name="Standard"><text:span text:style-name="T495">The movie </text:span><text:span text:style-name="T672">we saw last weak</text:span><text:span text:style-name="T495"> was rather good — Филь, </text:span><text:span text:style-name="T672">который мы смотрели на прошлой неделе</text:span><text:span text:style-name="T495">, оказался довольно хорошим (</text:span><text:span text:style-name="T551">при</text:span><text:span text:style-name="T495"> переводе союзы </text:span><text:span text:style-name="T551">и запятые</text:span><text:span text:style-name="T495"> </text:span><text:span text:style-name="T551">будут</text:span><text:span text:style-name="T495">).</text:span></text:p>
      <text:p text:style-name="P1450"><text:soft-page-break/><text:span text:style-name="T898">С помощью </text:span><text:span text:style-name="T900">придаточного определительного предложения</text:span><text:span text:style-name="T898"> можно также объединять несколько простых предложений, в одно сложное.</text:span></text:p>
      <text:p text:style-name="P372"/>
      <text:p text:style-name="P1451"><text:span text:style-name="T898">В </text:span><text:span text:style-name="T899">этом случае </text:span><text:span text:style-name="T901">у</text:span><text:span text:style-name="T899"> одно</text:span><text:span text:style-name="T901">го</text:span><text:span text:style-name="T899"> из предложений подлежащее выпадет, а его место займет союз </text:span><text:span text:style-name="T897">who, which </text:span><text:span text:style-name="T899">или</text:span><text:span text:style-name="T897"> that, </text:span><text:span text:style-name="T899">который теперь обязан стоять. Иначе</text:span><text:span text:style-name="T898"> наручится логика английского.</text:span></text:p>
      <text:p text:style-name="P371"/>
      <text:p text:style-name="P372">Например, объединим 2 предложения: I work in an office. It is in Park street.</text:p>
      <text:p text:style-name="P372"/>
      <text:p text:style-name="P152">I work in an office <text:span text:style-name="T18">which</text:span> <text:span text:style-name="T25">is</text:span> in Park street — Я работаю в офисе, <text:span text:style-name="T22">который</text:span><text:span text:style-name="T1415"> </text:span><text:span text:style-name="T41">расположен</text:span><text:span text:style-name="T1415"> </text:span></text:p>
      <text:p text:style-name="P1451"><text:span text:style-name="T552">на Парк стрит (which </text:span><text:span text:style-name="T554">заменяет</text:span><text:span text:style-name="T552"> </text:span><text:span text:style-name="T553">подлежащ</text:span><text:span text:style-name="T554">ие</text:span><text:span text:style-name="T553"> It</text:span><text:span text:style-name="T552">).</text:span></text:p>
      <text:p text:style-name="P152"/>
      <text:p text:style-name="P378">Но если после союза в придаточном предложении остается <text:s/>подлежащее и сказуемое, </text:p>
      <text:p text:style-name="P373"><text:span text:style-name="T1416">то союз все-таки можно убрать. </text:span><text:span text:style-name="T1417">Такие варианты будут встречаться чаще </text:span><text:span text:style-name="T1418">всего</text:span><text:span text:style-name="T1417">.</text:span></text:p>
      <text:p text:style-name="P373"/>
      <text:p text:style-name="P1452"><text:span text:style-name="T554">This is the shirt </text:span><text:span text:style-name="T681">which</text:span><text:span text:style-name="T554"> </text:span><text:span text:style-name="T16">I</text:span><text:span text:style-name="T554"> </text:span><text:span text:style-name="T29">bought</text:span><text:span text:style-name="T554"> in the sales / This is shirt </text:span><text:span text:style-name="T15">I</text:span><text:span text:style-name="T495"> </text:span><text:span text:style-name="T28">bought</text:span><text:span text:style-name="T554"> in the sales — </text:span></text:p>
      <text:p text:style-name="P1452"><text:span text:style-name="T554">Это рубкашка, </text:span><text:span text:style-name="T672">которую</text:span><text:span text:style-name="T495"> </text:span><text:span text:style-name="T15">я</text:span><text:span text:style-name="T495"> </text:span><text:span text:style-name="T28">купил</text:span><text:span text:style-name="T495"> </text:span><text:span text:style-name="T554">на распродаже</text:span><text:span text:style-name="T557">.</text:span></text:p>
      <text:p text:style-name="P1539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903870368576">
          <table:table-cell table:style-name="Table7.A1" office:value-type="string">
            <text:p text:style-name="P1472"/>
          </table:table-cell>
          <table:table-cell table:style-name="Table7.A1" office:value-type="string">
            <text:p text:style-name="P1453">Past</text:p>
          </table:table-cell>
          <table:table-cell table:style-name="Table7.A1" office:value-type="string">
            <text:p text:style-name="P1453">Present</text:p>
          </table:table-cell>
          <table:table-cell table:style-name="Table7.D1" office:value-type="string">
            <text:p text:style-name="P1453">Future</text:p>
          </table:table-cell>
        </table:table-row>
        <table:table-row table:style-name="TableLine94903865446288">
          <table:table-cell table:style-name="Table7.A2" office:value-type="string">
            <text:p text:style-name="P1460">+</text:p>
          </table:table-cell>
          <table:table-cell table:style-name="Table7.A2" office:value-type="string">
            <text:p text:style-name="P1494">I/y<text:span text:style-name="T1197">ou</text:span>/w<text:span text:style-name="T1197">e</text:span>/t<text:span text:style-name="T1197">hey</text:span>/he/she/it started</text:p>
          </table:table-cell>
          <table:table-cell table:style-name="Table7.A2" office:value-type="string">
            <text:p text:style-name="P1485">I/you/we/they start</text:p>
            <text:p text:style-name="P1485">He/she/it starts</text:p>
          </table:table-cell>
          <table:table-cell table:style-name="Table7.D2" office:value-type="string">
            <text:p text:style-name="P1497">I/y<text:span text:style-name="T1197">ou</text:span>/w<text:span text:style-name="T1197">e</text:span>/t<text:span text:style-name="T1197">hey</text:span>/he/she/it </text:p>
            <text:p text:style-name="P1497">will start</text:p>
          </table:table-cell>
        </table:table-row>
        <table:table-row table:style-name="TableLine94903865452800">
          <table:table-cell table:style-name="Table7.A2" office:value-type="string">
            <text:p text:style-name="P1454">-</text:p>
          </table:table-cell>
          <table:table-cell table:style-name="Table7.A2" office:value-type="string">
            <text:p text:style-name="P1494">I/y<text:span text:style-name="T1197">ou</text:span>/w<text:span text:style-name="T1197">e</text:span>/t<text:span text:style-name="T1197">hey</text:span>/he/she/it</text:p>
            <text:p text:style-name="P1494">didn`t start</text:p>
          </table:table-cell>
          <table:table-cell table:style-name="Table7.A2" office:value-type="string">
            <text:p text:style-name="P1485">I/you/we/they don`t start</text:p>
            <text:p text:style-name="P1485">He/she/it doesn`t start</text:p>
          </table:table-cell>
          <table:table-cell table:style-name="Table7.D2" office:value-type="string">
            <text:p text:style-name="P1497">I/y<text:span text:style-name="T1197">ou</text:span>/w<text:span text:style-name="T1197">e</text:span>/t<text:span text:style-name="T1197">hey</text:span>/he/she/it</text:p>
            <text:p text:style-name="P1497">won`t start</text:p>
          </table:table-cell>
        </table:table-row>
        <table:table-row table:style-name="TableLine94903865456048">
          <table:table-cell table:style-name="Table7.A2" office:value-type="string">
            <text:p text:style-name="P1454">?</text:p>
          </table:table-cell>
          <table:table-cell table:style-name="Table7.A2" office:value-type="string">
            <text:p text:style-name="P1495">Did I/y<text:span text:style-name="T1197">ou</text:span>/w<text:span text:style-name="T1197">e</text:span>/t<text:span text:style-name="T1197">hey</text:span>/he</text:p>
            <text:p text:style-name="P1495">/she/it start?</text:p>
          </table:table-cell>
          <table:table-cell table:style-name="Table7.A2" office:value-type="string">
            <text:p text:style-name="P1485">Do I/you/we/they start?</text:p>
            <text:p text:style-name="P1485">Does he/she/it start?</text:p>
          </table:table-cell>
          <table:table-cell table:style-name="Table7.D2" office:value-type="string">
            <text:p text:style-name="P1498">Will I/y<text:span text:style-name="T1197">ou</text:span>/w<text:span text:style-name="T1197">e</text:span>/t<text:span text:style-name="T1197">hey</text:span>/he</text:p>
            <text:p text:style-name="P1498">/she/it start?</text:p>
          </table:table-cell>
        </table:table-row>
      </table:table>
      <text:p text:style-name="P260"/>
      <text:p text:style-name="P756"><text:span text:style-name="T793">Таблица времен группы Continu</text:span><text:span text:style-name="T794">ou</text:span><text:span text:style-name="T79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903865480400">
          <table:table-cell table:style-name="Table8.A1" office:value-type="string">
            <text:p text:style-name="P1484"/>
          </table:table-cell>
          <table:table-cell table:style-name="Table8.A1" office:value-type="string">
            <text:p text:style-name="P1453">Past</text:p>
          </table:table-cell>
          <table:table-cell table:style-name="Table8.A1" office:value-type="string">
            <text:p text:style-name="P1453">Present</text:p>
          </table:table-cell>
          <table:table-cell table:style-name="Table8.D1" office:value-type="string">
            <text:p text:style-name="P1453">Future</text:p>
          </table:table-cell>
        </table:table-row>
        <table:table-row table:style-name="TableLine94903865535232">
          <table:table-cell table:style-name="Table8.A2" office:value-type="string">
            <text:p text:style-name="P1454">+</text:p>
          </table:table-cell>
          <table:table-cell table:style-name="Table8.A2" office:value-type="string">
            <text:p text:style-name="P1496">I/<text:span text:style-name="T1196">he/she/it</text:span> <text:span text:style-name="T1196">was starting</text:span></text:p>
            <text:p text:style-name="P1496"><text:span text:style-name="T1196">Y</text:span><text:span text:style-name="T1197">ou</text:span><text:span text:style-name="T1196">/w</text:span><text:span text:style-name="T1197">e</text:span><text:span text:style-name="T1196">/t</text:span><text:span text:style-name="T1197">hey</text:span><text:span text:style-name="T1196"> were starting</text:span></text:p>
          </table:table-cell>
          <table:table-cell table:style-name="Table8.A2" office:value-type="string">
            <text:p text:style-name="P1487">I am starting</text:p>
            <text:p text:style-name="P1488">He/she/it is starting</text:p>
            <text:p text:style-name="P1487">You/we/they are starting</text:p>
          </table:table-cell>
          <table:table-cell table:style-name="Table8.D2" office:value-type="string">
            <text:p text:style-name="P1472"/>
          </table:table-cell>
        </table:table-row>
        <table:table-row table:style-name="TableLine94903865540880">
          <table:table-cell table:style-name="Table8.A2" office:value-type="string">
            <text:p text:style-name="P1454">-</text:p>
          </table:table-cell>
          <table:table-cell table:style-name="Table8.A2" office:value-type="string">
            <text:p text:style-name="P1497">I/he/she/it wasn`t starting</text:p>
            <text:p text:style-name="P1497">Y<text:span text:style-name="T1197">ou</text:span>/w<text:span text:style-name="T1197">e</text:span>/t<text:span text:style-name="T1197">hey</text:span> weren`t starting</text:p>
          </table:table-cell>
          <table:table-cell table:style-name="Table8.A2" office:value-type="string">
            <text:p text:style-name="P1487">I`m not starting</text:p>
            <text:p text:style-name="P1488">He/she/it isn`t starting</text:p>
            <text:p text:style-name="P1487">You/we/they aren`t starting</text:p>
          </table:table-cell>
          <table:table-cell table:style-name="Table8.D2" office:value-type="string">
            <text:p text:style-name="P1472"/>
          </table:table-cell>
        </table:table-row>
        <table:table-row table:style-name="TableLine94903865559184">
          <table:table-cell table:style-name="Table8.A2" office:value-type="string">
            <text:p text:style-name="P1454">?</text:p>
          </table:table-cell>
          <table:table-cell table:style-name="Table8.A2" office:value-type="string">
            <text:p text:style-name="P1497">Was I/he/she/it starting?</text:p>
            <text:p text:style-name="P1497">Were y<text:span text:style-name="T1197">ou</text:span>/w<text:span text:style-name="T1197">e</text:span>/t<text:span text:style-name="T1197">hey</text:span> starting?</text:p>
          </table:table-cell>
          <table:table-cell table:style-name="Table8.A2" office:value-type="string">
            <text:p text:style-name="P1487">Am I starting?</text:p>
            <text:p text:style-name="P1488">Is he/she/it starting?</text:p>
            <text:p text:style-name="P1487">Are you/we/they starting?</text:p>
          </table:table-cell>
          <table:table-cell table:style-name="Table8.D2" office:value-type="string">
            <text:p text:style-name="P1472"/>
          </table:table-cell>
        </table:table-row>
      </table:table>
      <text:p text:style-name="P260"/>
      <text:p text:style-name="P26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903865599312">
          <table:table-cell table:style-name="Table9.A1" office:value-type="string">
            <text:p text:style-name="P1484"/>
          </table:table-cell>
          <table:table-cell table:style-name="Table9.A1" office:value-type="string">
            <text:p text:style-name="P1453">Past</text:p>
          </table:table-cell>
          <table:table-cell table:style-name="Table9.A1" office:value-type="string">
            <text:p text:style-name="P1453">Present</text:p>
          </table:table-cell>
          <table:table-cell table:style-name="Table9.D1" office:value-type="string">
            <text:p text:style-name="P1453">Future</text:p>
          </table:table-cell>
        </table:table-row>
        <table:table-row table:style-name="TableLine94903865652560">
          <table:table-cell table:style-name="Table9.A2" office:value-type="string">
            <text:p text:style-name="P1454">+</text:p>
          </table:table-cell>
          <table:table-cell table:style-name="Table9.A2" office:value-type="string">
            <text:p text:style-name="P1472"/>
          </table:table-cell>
          <table:table-cell table:style-name="Table9.A2" office:value-type="string">
            <text:p text:style-name="P1487">I/you/we/they have started</text:p>
            <text:p text:style-name="P1487">He/she/it has started</text:p>
          </table:table-cell>
          <table:table-cell table:style-name="Table9.D2" office:value-type="string">
            <text:p text:style-name="P1472"/>
          </table:table-cell>
        </table:table-row>
        <table:table-row table:style-name="TableLine94903865682816">
          <table:table-cell table:style-name="Table9.A2" office:value-type="string">
            <text:p text:style-name="P1454">-</text:p>
          </table:table-cell>
          <table:table-cell table:style-name="Table9.A2" office:value-type="string">
            <text:p text:style-name="P1472"/>
          </table:table-cell>
          <table:table-cell table:style-name="Table9.A2" office:value-type="string">
            <text:p text:style-name="P1487">I/y<text:span text:style-name="T1135">ou</text:span>/w<text:span text:style-name="T1135">e</text:span>/t<text:span text:style-name="T1135">hey</text:span> haven`t started</text:p>
            <text:p text:style-name="P1487">He/she/it hasn`t started</text:p>
          </table:table-cell>
          <table:table-cell table:style-name="Table9.D2" office:value-type="string">
            <text:p text:style-name="P1472"/>
          </table:table-cell>
        </table:table-row>
        <table:table-row table:style-name="TableLine94903865686736">
          <table:table-cell table:style-name="Table9.A2" office:value-type="string">
            <text:p text:style-name="P1454">?</text:p>
          </table:table-cell>
          <table:table-cell table:style-name="Table9.A2" office:value-type="string">
            <text:p text:style-name="P1472"/>
          </table:table-cell>
          <table:table-cell table:style-name="Table9.A2" office:value-type="string">
            <text:p text:style-name="P1487">Have I/y<text:span text:style-name="T1136">ou</text:span>/w<text:span text:style-name="T1136">e</text:span>/t<text:span text:style-name="T1136">hey</text:span> started?</text:p>
            <text:p text:style-name="P1487">Has he/she/it started?</text:p>
          </table:table-cell>
          <table:table-cell table:style-name="Table9.D2" office:value-type="string">
            <text:p text:style-name="P1472"/>
          </table:table-cell>
        </table:table-row>
      </table:table>
      <text:p text:style-name="P262"/>
      <text:p text:style-name="P26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03865702192">
          <table:table-cell table:style-name="Table1.A1" office:value-type="string">
            <text:p text:style-name="P1486"/>
          </table:table-cell>
          <table:table-cell table:style-name="Table1.A1" office:value-type="string">
            <text:p text:style-name="P1455">Past</text:p>
          </table:table-cell>
          <table:table-cell table:style-name="Table1.A1" office:value-type="string">
            <text:p text:style-name="P1455">Present</text:p>
          </table:table-cell>
          <table:table-cell table:style-name="Table1.D1" office:value-type="string">
            <text:p text:style-name="P1455">Future</text:p>
          </table:table-cell>
        </table:table-row>
        <table:table-row table:style-name="TableLine94903865743408">
          <table:table-cell table:style-name="Table1.A2" office:value-type="string">
            <text:p text:style-name="P1455">+</text:p>
          </table:table-cell>
          <table:table-cell table:style-name="Table1.A2" office:value-type="string">
            <text:p text:style-name="P1473"/>
          </table:table-cell>
          <table:table-cell table:style-name="Table1.A2" office:value-type="string">
            <text:p text:style-name="P1493">I/y<text:span text:style-name="T1197">ou</text:span>/w<text:span text:style-name="T1197">e</text:span>/t<text:span text:style-name="T1197">hey</text:span> have been starting</text:p>
            <text:p text:style-name="P1493">He/she/it has been starting</text:p>
          </table:table-cell>
          <table:table-cell table:style-name="Table1.D2" office:value-type="string">
            <text:p text:style-name="P1473"/>
          </table:table-cell>
        </table:table-row>
        <table:table-row table:style-name="TableLine94903865750864">
          <table:table-cell table:style-name="Table1.A2" office:value-type="string">
            <text:p text:style-name="P1455">-</text:p>
          </table:table-cell>
          <table:table-cell table:style-name="Table1.A2" office:value-type="string">
            <text:p text:style-name="P1473"/>
          </table:table-cell>
          <table:table-cell table:style-name="Table1.A2" office:value-type="string">
            <text:p text:style-name="P1493">I/y<text:span text:style-name="T1197">ou</text:span>/w<text:span text:style-name="T1197">e</text:span>/t<text:span text:style-name="T1197">hey</text:span> haven`t been starting</text:p>
            <text:p text:style-name="P1493">He/she/it hasn`t been starting</text:p>
          </table:table-cell>
          <table:table-cell table:style-name="Table1.D2" office:value-type="string">
            <text:p text:style-name="P1473"/>
          </table:table-cell>
        </table:table-row>
        <table:table-row table:style-name="TableLine94903865753792">
          <table:table-cell table:style-name="Table1.A2" office:value-type="string">
            <text:p text:style-name="P1455">?</text:p>
          </table:table-cell>
          <table:table-cell table:style-name="Table1.A2" office:value-type="string">
            <text:p text:style-name="P1473"/>
          </table:table-cell>
          <table:table-cell table:style-name="Table1.A2" office:value-type="string">
            <text:p text:style-name="P1493">Have I/y<text:span text:style-name="T1197">ou</text:span>/w<text:span text:style-name="T1197">e</text:span>/t<text:span text:style-name="T1197">hey</text:span> been starting?</text:p>
            <text:p text:style-name="P1493">Has he/she/it been starting?</text:p>
          </table:table-cell>
          <table:table-cell table:style-name="Table1.D2" office:value-type="string">
            <text:p text:style-name="P1473"/>
          </table:table-cell>
        </table:table-row>
      </table:table>
      <text:p text:style-name="P1540"><text:span text:style-name="T703">Таблица </text:span><text:span text:style-name="T715">форм </text:span><text:span text:style-name="T703">пассивно</text:span><text:span text:style-name="T716">го</text:span><text:span text:style-name="T703"> залог</text:span><text:span text:style-name="T716">а</text:span><text:span text:style-name="T70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903867716464">
          <table:table-cell table:style-name="Table4.A1" office:value-type="string">
            <text:p text:style-name="P1475"/>
          </table:table-cell>
          <table:table-cell table:style-name="Table4.A1" office:value-type="string">
            <text:p text:style-name="P1464">Past</text:p>
          </table:table-cell>
          <table:table-cell table:style-name="Table4.A1" office:value-type="string">
            <text:p text:style-name="P1464">Present</text:p>
          </table:table-cell>
          <table:table-cell table:style-name="Table4.D1" office:value-type="string">
            <text:p text:style-name="P1464">Future</text:p>
          </table:table-cell>
        </table:table-row>
        <table:table-row table:style-name="TableLine94903865909136">
          <table:table-cell table:style-name="Table4.A2" office:value-type="string">
            <text:p text:style-name="P1465">Simple</text:p>
          </table:table-cell>
          <table:table-cell table:style-name="Table4.A2" office:value-type="string">
            <text:p text:style-name="P1475"><text:span text:style-name="T1225">I/</text:span><text:span text:style-name="T1226">he/she/it</text:span><text:span text:style-name="T1225"> </text:span><text:span text:style-name="T1226">was</text:span><text:span text:style-name="T1225"> </text:span><text:span text:style-name="T216">taught</text:span></text:p>
            <text:p text:style-name="P1504">You/we/they were <text:span text:style-name="T216">taught</text:span></text:p>
          </table:table-cell>
          <table:table-cell table:style-name="Table4.A2" office:value-type="string">
            <text:p text:style-name="P1505">I am <text:span text:style-name="T216">taught</text:span></text:p>
            <text:p text:style-name="P1504">He/she/it is <text:span text:style-name="T216">taught</text:span></text:p>
            <text:p text:style-name="P1504">You/we/the<text:span text:style-name="T1227">y</text:span> are <text:span text:style-name="T216">taught</text:span></text:p>
          </table:table-cell>
          <table:table-cell table:style-name="Table4.D2" office:value-type="string">
            <text:p text:style-name="P1503">I/you/we/they/he/she/it</text:p>
            <text:p text:style-name="P1503">will be <text:span text:style-name="T216">taught</text:span></text:p>
          </table:table-cell>
        </table:table-row>
        <table:table-row table:style-name="TableLine94903865948192">
          <table:table-cell table:style-name="Table4.A2" office:value-type="string">
            <text:p text:style-name="P1465">Contin.</text:p>
          </table:table-cell>
          <table:table-cell table:style-name="Table4.A2" office:value-type="string">
            <text:p text:style-name="P1475"><text:span text:style-name="T1227">I/he/she/it was being </text:span><text:span text:style-name="T216">taught</text:span></text:p>
            <text:p text:style-name="P1475"><text:span text:style-name="T218">You/we/the</text:span><text:span text:style-name="T217">y</text:span><text:span text:style-name="T218"> </text:span><text:span text:style-name="T217">were</text:span><text:span text:style-name="T218"> </text:span><text:span text:style-name="T217">being</text:span><text:span text:style-name="T218"> </text:span><text:span text:style-name="T216">taught</text:span></text:p>
          </table:table-cell>
          <table:table-cell table:style-name="Table4.A2" office:value-type="string">
            <text:p text:style-name="P1503">I am being <text:span text:style-name="T216">taught</text:span></text:p>
            <text:p text:style-name="P1503"><text:span text:style-name="T216">H</text:span><text:span text:style-name="T155">e/she/it is being taught</text:span></text:p>
            <text:p text:style-name="P1504"><text:span text:style-name="T155">You/we/the</text:span><text:span text:style-name="T217">y</text:span><text:span text:style-name="T155"> are </text:span><text:span text:style-name="T217">being</text:span><text:span text:style-name="T155"> </text:span><text:span text:style-name="T216">taught</text:span></text:p>
          </table:table-cell>
          <table:table-cell table:style-name="Table4.D2" office:value-type="string">
            <text:p text:style-name="P1503">— </text:p>
          </table:table-cell>
        </table:table-row>
        <table:table-row table:style-name="TableLine94903865966000">
          <table:table-cell table:style-name="Table4.A2" office:value-type="string">
            <text:p text:style-name="P1465">Perfect</text:p>
          </table:table-cell>
          <table:table-cell table:style-name="Table4.A2" office:value-type="string">
            <text:p text:style-name="P1475"><text:span text:style-name="T1228">I/you/we/they/</text:span><text:span text:style-name="T219">he/she/it</text:span><text:span text:style-name="T1228"> </text:span></text:p>
            <text:p text:style-name="P1475"><text:span text:style-name="T1228">had been </text:span><text:span text:style-name="T216">taught</text:span></text:p>
          </table:table-cell>
          <table:table-cell table:style-name="Table4.A2" office:value-type="string">
            <text:p text:style-name="P1506">I/you/we/they have been <text:span text:style-name="T216">taught</text:span></text:p>
            <text:p text:style-name="P1506"><text:span text:style-name="T216">H</text:span><text:span text:style-name="T155">e/she/it has been </text:span><text:span text:style-name="T216">taught</text:span></text:p>
          </table:table-cell>
          <table:table-cell table:style-name="Table4.D2" office:value-type="string">
            <text:p text:style-name="P1475"><text:span text:style-name="T1228">I/you/we/they/</text:span><text:span text:style-name="T219">he/she/it</text:span><text:span text:style-name="T1228"> </text:span></text:p>
            <text:p text:style-name="P1475"><text:span text:style-name="T1228">will have been </text:span><text:span text:style-name="T216">taught</text:span></text:p>
          </table:table-cell>
        </table:table-row>
      </table:table>
      <text:p text:style-name="P404"/>
      <text:p text:style-name="P761"><text:span text:style-name="T703">Таблица </text:span><text:span text:style-name="T704">форм</text:span><text:span text:style-name="T703"> глагола </text:span><text:span text:style-name="T713">b</text:span><text:span text:style-name="T70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903865974288">
          <table:table-cell table:style-name="Table5.A1" office:value-type="string">
            <text:p text:style-name="P1459">Подлежащее</text:p>
          </table:table-cell>
          <table:table-cell table:style-name="Table5.A1" office:value-type="string">
            <text:p text:style-name="P1456">Past</text:p>
          </table:table-cell>
          <table:table-cell table:style-name="Table5.A1" office:value-type="string">
            <text:p text:style-name="P1456">Present</text:p>
          </table:table-cell>
          <table:table-cell table:style-name="Table5.D1" office:value-type="string">
            <text:p text:style-name="P1456">Future</text:p>
          </table:table-cell>
        </table:table-row>
        <table:table-row table:style-name="TableLine94903866026608">
          <table:table-cell table:style-name="Table5.A2" office:value-type="string">
            <text:p text:style-name="P1492">I</text:p>
          </table:table-cell>
          <table:table-cell table:style-name="Table5.A2" office:value-type="string">
            <text:p text:style-name="P1493">was</text:p>
          </table:table-cell>
          <table:table-cell table:style-name="Table5.A2" office:value-type="string">
            <text:p text:style-name="P1489">am</text:p>
          </table:table-cell>
          <table:table-cell table:style-name="Table5.D2" office:value-type="string">
            <text:p text:style-name="P1499">will be</text:p>
          </table:table-cell>
        </table:table-row>
        <table:table-row table:style-name="TableLine94903866048976">
          <table:table-cell table:style-name="Table5.A2" office:value-type="string">
            <text:p text:style-name="P1491">he/she/<text:span text:style-name="T1143">it</text:span></text:p>
          </table:table-cell>
          <table:table-cell table:style-name="Table5.A2" office:value-type="string">
            <text:p text:style-name="P1493">was</text:p>
          </table:table-cell>
          <table:table-cell table:style-name="Table5.A2" office:value-type="string">
            <text:p text:style-name="P1490">is</text:p>
          </table:table-cell>
          <table:table-cell table:style-name="Table5.D2" office:value-type="string">
            <text:p text:style-name="P1499">will be</text:p>
          </table:table-cell>
        </table:table-row>
        <table:table-row table:style-name="TableLine94903866051632">
          <table:table-cell table:style-name="Table5.A2" office:value-type="string">
            <text:p text:style-name="P1491">you/we/they</text:p>
          </table:table-cell>
          <table:table-cell table:style-name="Table5.A2" office:value-type="string">
            <text:p text:style-name="P1493">were</text:p>
          </table:table-cell>
          <table:table-cell table:style-name="Table5.A2" office:value-type="string">
            <text:p text:style-name="P1490">are</text:p>
          </table:table-cell>
          <table:table-cell table:style-name="Table5.D2" office:value-type="string">
            <text:p text:style-name="P1499">will be</text:p>
          </table:table-cell>
        </table:table-row>
      </table:table>
      <text:p text:style-name="P401"/>
      <text:p text:style-name="P401">Таблица модальных глаголов:</text:p>
      <table:table table:name="Table2" table:style-name="Table2">
        <table:table-column table:style-name="Table2.A" table:number-columns-repeated="3"/>
        <table:table-row table:style-name="TableLine94903866062528">
          <table:table-cell table:style-name="Table2.A1" office:value-type="string">
            <text:p text:style-name="P1462">Глагол</text:p>
          </table:table-cell>
          <table:table-cell table:style-name="Table2.A1" office:value-type="string">
            <text:p text:style-name="P1474"><text:span text:style-name="T1065">З</text:span><text:span text:style-name="T1066">начение</text:span></text:p>
          </table:table-cell>
          <table:table-cell table:style-name="Table2.C1" office:value-type="string">
            <text:p text:style-name="P1474"><text:span text:style-name="T1065">В</text:span><text:span text:style-name="T1066">рем</text:span><text:span text:style-name="T1065">я</text:span></text:p>
          </table:table-cell>
        </table:table-row>
        <table:table-row table:style-name="TableLine94903866154592">
          <table:table-cell table:style-name="Table2.A2" office:value-type="string">
            <text:p text:style-name="P1528">can</text:p>
          </table:table-cell>
          <table:table-cell table:style-name="Table2.A2" office:value-type="string">
            <text:p text:style-name="P1528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28">настоящее и будущее</text:p>
          </table:table-cell>
        </table:table-row>
        <table:table-row table:style-name="TableLine94903866159584">
          <table:table-cell table:style-name="Table2.A2" office:value-type="string">
            <text:p text:style-name="P1528">could</text:p>
          </table:table-cell>
          <table:table-cell table:style-name="Table2.A2" office:value-type="string">
            <text:p text:style-name="P1528">мог, умел</text:p>
          </table:table-cell>
          <table:table-cell table:style-name="Table2.C2" office:value-type="string">
            <text:p text:style-name="P1528">прошедшее</text:p>
          </table:table-cell>
        </table:table-row>
        <table:table-row table:style-name="TableLine94903866161984">
          <table:table-cell table:style-name="Table2.A2" office:value-type="string">
            <text:p text:style-name="P1528">might, may</text:p>
          </table:table-cell>
          <table:table-cell table:style-name="Table2.A2" office:value-type="string">
            <text:p text:style-name="P1529">может быть, мог бы,</text:p>
            <text:p text:style-name="P1529">возможно, наверное</text:p>
          </table:table-cell>
          <table:table-cell table:style-name="Table2.C2" office:value-type="string">
            <text:p text:style-name="P1528">настоящее и будущие</text:p>
          </table:table-cell>
        </table:table-row>
        <table:table-row table:style-name="TableLine94903866139600">
          <table:table-cell table:style-name="Table2.A2" office:value-type="string">
            <text:p text:style-name="P1528">must</text:p>
          </table:table-cell>
          <table:table-cell table:style-name="Table2.A2" office:value-type="string">
            <text:p text:style-name="P1528">должен, обязан, нужно, запрет, нельзя</text:p>
          </table:table-cell>
          <table:table-cell table:style-name="Table2.C2" office:value-type="string">
            <text:p text:style-name="P1528">настоящее</text:p>
          </table:table-cell>
        </table:table-row>
        <table:table-row table:style-name="TableLine94903866192896">
          <table:table-cell table:style-name="Table2.A2" office:value-type="string">
            <text:p text:style-name="P1528">should</text:p>
          </table:table-cell>
          <table:table-cell table:style-name="Table2.A2" office:value-type="string">
            <text:p text:style-name="P1528">следует сделать, следовало бы сделать; (совет)</text:p>
          </table:table-cell>
          <table:table-cell table:style-name="Table2.C2" office:value-type="string">
            <text:p text:style-name="P1528">настоящее и будущие</text:p>
          </table:table-cell>
        </table:table-row>
        <table:table-row table:style-name="TableLine94903866195584">
          <table:table-cell table:style-name="Table2.A2" office:value-type="string">
            <text:p text:style-name="P1528">would</text:p>
          </table:table-cell>
          <table:table-cell table:style-name="Table2.A2" office:value-type="string">
            <text:p text:style-name="P1528">частица «бы», предложение услуги, привычка прошлого</text:p>
          </table:table-cell>
          <table:table-cell table:style-name="Table2.C2" office:value-type="string">
            <text:p text:style-name="P1528">настоящее, прошедшее, будущие</text:p>
          </table:table-cell>
        </table:table-row>
      </table:table>
      <text:p text:style-name="P402"/>
      <text:p text:style-name="P40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903866199904">
          <table:table-cell table:style-name="Table3.A1" office:value-type="string">
            <text:p text:style-name="P1463">Конструкция</text:p>
          </table:table-cell>
          <table:table-cell table:style-name="Table3.A1" office:value-type="string">
            <text:p text:style-name="P1463">Значение</text:p>
          </table:table-cell>
          <table:table-cell table:style-name="Table3.C1" office:value-type="string">
            <text:p text:style-name="P1463">Время</text:p>
          </table:table-cell>
        </table:table-row>
        <table:table-row table:style-name="TableLine94903866237968">
          <table:table-cell table:style-name="Table3.A2" office:value-type="string">
            <text:p text:style-name="P1500">be able to</text:p>
          </table:table-cell>
          <table:table-cell table:style-name="Table3.A2" office:value-type="string">
            <text:p text:style-name="P1500">могу (близко к can)</text:p>
          </table:table-cell>
          <table:table-cell table:style-name="Table3.C2" office:value-type="string">
            <text:p text:style-name="P1500">be меняется по временам</text:p>
          </table:table-cell>
        </table:table-row>
        <table:table-row table:style-name="TableLine94903866243984">
          <table:table-cell table:style-name="Table3.A2" office:value-type="string">
            <text:p text:style-name="P1500">have to</text:p>
          </table:table-cell>
          <table:table-cell table:style-name="Table3.A2" office:value-type="string">
            <text:p text:style-name="P1500">должен (близко к must)</text:p>
          </table:table-cell>
          <table:table-cell table:style-name="Table3.C2" office:value-type="string">
            <text:p text:style-name="P1500">have меняется по временам</text:p>
          </table:table-cell>
        </table:table-row>
        <table:table-row table:style-name="TableLine94903866245904">
          <table:table-cell table:style-name="Table3.A2" office:value-type="string">
            <text:p text:style-name="P1500">used to</text:p>
          </table:table-cell>
          <table:table-cell table:style-name="Table3.A2" office:value-type="string">
            <text:p text:style-name="P1500">делал раньше, имел привычку делать (близко к would)</text:p>
          </table:table-cell>
          <table:table-cell table:style-name="Table3.C2" office:value-type="string">
            <text:p text:style-name="P1500">всегда стоит в прошедшем;</text:p>
            <text:p text:style-name="P1500">меняется как Past Simple</text:p>
          </table:table-cell>
        </table:table-row>
      </table:table>
      <text:p text:style-name="P403"/>
      <text:p text:style-name="P409"/>
      <text:p text:style-name="P1541"><text:span text:style-name="T427">Таблица </text:span><text:span text:style-name="T444">личны</text:span><text:span text:style-name="T445">х</text:span><text:span text:style-name="T444"> и притяжательных </text:span><text:span text:style-name="T427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903866265056">
          <table:table-cell table:style-name="Table11.A1" table:number-columns-spanned="2" office:value-type="string">
            <text:p text:style-name="P1466">Личные местоимения</text:p>
          </table:table-cell>
          <table:covered-table-cell/>
          <table:table-cell table:style-name="Table11.C1" table:number-columns-spanned="2" office:value-type="string">
            <text:p text:style-name="P1466">Притяжательные местоимения</text:p>
          </table:table-cell>
          <table:covered-table-cell/>
        </table:table-row>
        <table:table-row table:style-name="TableLine94903866327008">
          <table:table-cell table:style-name="Table11.A2" office:value-type="string">
            <text:p text:style-name="P1476"><text:span text:style-name="T1314">и</text:span><text:span text:style-name="T1308">менительный падеж</text:span></text:p>
            <text:p text:style-name="P1508"><text:span text:style-name="T1311">(</text:span>кто/что<text:span text:style-name="T1311">)</text:span></text:p>
          </table:table-cell>
          <table:table-cell table:style-name="Table11.A2" office:value-type="string">
            <text:p text:style-name="P1476"><text:span text:style-name="T1314">о</text:span><text:span text:style-name="T1308">бъектный падеж</text:span></text:p>
            <text:p text:style-name="P1508"><text:span text:style-name="T1311">(</text:span>кого, <text:span text:style-name="T1311">к</text:span>ому, кем<text:span text:style-name="T1311">)</text:span></text:p>
          </table:table-cell>
          <table:table-cell table:style-name="Table11.A2" office:value-type="string">
            <text:p text:style-name="P1507"><text:span text:style-name="T1311">с</text:span> существительным</text:p>
            <text:p text:style-name="P1509">(чей)</text:p>
          </table:table-cell>
          <table:table-cell table:style-name="Table11.D2" office:value-type="string">
            <text:p text:style-name="P1476"><text:span text:style-name="T1311">о</text:span><text:span text:style-name="T1308">тдельно</text:span></text:p>
            <text:p text:style-name="P1509">(чей)</text:p>
          </table:table-cell>
        </table:table-row>
        <table:table-row table:style-name="TableLine94903866337776">
          <table:table-cell table:style-name="Table11.A2" office:value-type="string">
            <text:p text:style-name="P1512">I</text:p>
          </table:table-cell>
          <table:table-cell table:style-name="Table11.A2" office:value-type="string">
            <text:p text:style-name="P1512">me</text:p>
          </table:table-cell>
          <table:table-cell table:style-name="Table11.A2" office:value-type="string">
            <text:p text:style-name="P1510">my</text:p>
          </table:table-cell>
          <table:table-cell table:style-name="Table11.D2" office:value-type="string">
            <text:p text:style-name="P1510">mine</text:p>
          </table:table-cell>
        </table:table-row>
        <table:table-row table:style-name="TableLine94903866340096">
          <table:table-cell table:style-name="Table11.A2" office:value-type="string">
            <text:p text:style-name="P1512">you</text:p>
          </table:table-cell>
          <table:table-cell table:style-name="Table11.A2" office:value-type="string">
            <text:p text:style-name="P1512">you</text:p>
          </table:table-cell>
          <table:table-cell table:style-name="Table11.A2" office:value-type="string">
            <text:p text:style-name="P1510">your</text:p>
          </table:table-cell>
          <table:table-cell table:style-name="Table11.D2" office:value-type="string">
            <text:p text:style-name="P1510">yours</text:p>
          </table:table-cell>
        </table:table-row>
        <table:table-row table:style-name="TableLine94903866331552">
          <table:table-cell table:style-name="Table11.A2" office:value-type="string">
            <text:p text:style-name="P1512">he</text:p>
          </table:table-cell>
          <table:table-cell table:style-name="Table11.A2" office:value-type="string">
            <text:p text:style-name="P1512">him</text:p>
          </table:table-cell>
          <table:table-cell table:style-name="Table11.A2" office:value-type="string">
            <text:p text:style-name="P1510">his</text:p>
          </table:table-cell>
          <table:table-cell table:style-name="Table11.D2" office:value-type="string">
            <text:p text:style-name="P1511">his</text:p>
          </table:table-cell>
        </table:table-row>
        <table:table-row table:style-name="TableLine94903865914016">
          <table:table-cell table:style-name="Table11.A2" office:value-type="string">
            <text:p text:style-name="P1512">she</text:p>
          </table:table-cell>
          <table:table-cell table:style-name="Table11.A2" office:value-type="string">
            <text:p text:style-name="P1510">her</text:p>
          </table:table-cell>
          <table:table-cell table:style-name="Table11.A2" office:value-type="string">
            <text:p text:style-name="P1510">her</text:p>
          </table:table-cell>
          <table:table-cell table:style-name="Table11.D2" office:value-type="string">
            <text:p text:style-name="P1510">hers</text:p>
          </table:table-cell>
        </table:table-row>
        <table:table-row table:style-name="TableLine94903866369856">
          <table:table-cell table:style-name="Table11.A2" office:value-type="string">
            <text:p text:style-name="P1512">it</text:p>
          </table:table-cell>
          <table:table-cell table:style-name="Table11.A2" office:value-type="string">
            <text:p text:style-name="P1510">it</text:p>
          </table:table-cell>
          <table:table-cell table:style-name="Table11.A2" office:value-type="string">
            <text:p text:style-name="P1510">its</text:p>
          </table:table-cell>
          <table:table-cell table:style-name="Table11.D2" office:value-type="string">
            <text:p text:style-name="P1511">its</text:p>
          </table:table-cell>
        </table:table-row>
        <table:table-row table:style-name="TableLine94903866376832">
          <table:table-cell table:style-name="Table11.A2" office:value-type="string">
            <text:p text:style-name="P1512">we</text:p>
          </table:table-cell>
          <table:table-cell table:style-name="Table11.A2" office:value-type="string">
            <text:p text:style-name="P1510">us</text:p>
          </table:table-cell>
          <table:table-cell table:style-name="Table11.A2" office:value-type="string">
            <text:p text:style-name="P1510">our</text:p>
          </table:table-cell>
          <table:table-cell table:style-name="Table11.D2" office:value-type="string">
            <text:p text:style-name="P1510">ours</text:p>
          </table:table-cell>
        </table:table-row>
        <table:table-row table:style-name="TableLine94903866380128">
          <table:table-cell table:style-name="Table11.A2" office:value-type="string">
            <text:p text:style-name="P1512">they</text:p>
          </table:table-cell>
          <table:table-cell table:style-name="Table11.A2" office:value-type="string">
            <text:p text:style-name="P1510">them</text:p>
          </table:table-cell>
          <table:table-cell table:style-name="Table11.A2" office:value-type="string">
            <text:p text:style-name="P1510">their</text:p>
          </table:table-cell>
          <table:table-cell table:style-name="Table11.D2" office:value-type="string">
            <text:p text:style-name="P1510">theirs</text:p>
          </table:table-cell>
        </table:table-row>
      </table:table>
      <text:p text:style-name="P410"/>
      <text:p text:style-name="P657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903866392768">
          <table:table-cell table:style-name="Table15.A1" office:value-type="string">
            <text:p text:style-name="P1471">Лицо</text:p>
          </table:table-cell>
          <table:table-cell table:style-name="Table15.A1" office:value-type="string">
            <text:p text:style-name="P1471">Единственное число</text:p>
          </table:table-cell>
          <table:table-cell table:style-name="Table15.C1" office:value-type="string">
            <text:p text:style-name="P1471">Множественное число</text:p>
          </table:table-cell>
        </table:table-row>
        <table:table-row table:style-name="TableLine94903866424864">
          <table:table-cell table:style-name="Table15.A2" office:value-type="string">
            <text:p text:style-name="P1535">1</text:p>
          </table:table-cell>
          <table:table-cell table:style-name="Table15.A2" office:value-type="string">
            <text:p text:style-name="P1535">I</text:p>
          </table:table-cell>
          <table:table-cell table:style-name="Table15.C2" office:value-type="string">
            <text:p text:style-name="P1536">we</text:p>
          </table:table-cell>
        </table:table-row>
        <table:table-row table:style-name="TableLine94903866430528">
          <table:table-cell table:style-name="Table15.A2" office:value-type="string">
            <text:p text:style-name="P1535">2</text:p>
          </table:table-cell>
          <table:table-cell table:style-name="Table15.A2" office:value-type="string">
            <text:p text:style-name="P1535">you</text:p>
          </table:table-cell>
          <table:table-cell table:style-name="Table15.C2" office:value-type="string">
            <text:p text:style-name="P1536">you</text:p>
          </table:table-cell>
        </table:table-row>
        <table:table-row table:style-name="TableLine94903866433632">
          <table:table-cell table:style-name="Table15.A2" office:value-type="string">
            <text:p text:style-name="P1535">3</text:p>
          </table:table-cell>
          <table:table-cell table:style-name="Table15.A2" office:value-type="string">
            <text:p text:style-name="P1535">he/she/<text:span text:style-name="T1286">it</text:span></text:p>
          </table:table-cell>
          <table:table-cell table:style-name="Table15.C2" office:value-type="string">
            <text:p text:style-name="P1536">they</text:p>
          </table:table-cell>
        </table:table-row>
      </table:table>
      <text:p text:style-name="P529"/>
      <text:p text:style-name="P528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903866436560">
          <table:table-cell table:style-name="Table12.A1" office:value-type="string">
            <text:p text:style-name="P1461"/>
          </table:table-cell>
          <table:table-cell table:style-name="Table12.A1" office:value-type="string">
            <text:p text:style-name="P1467">body/one</text:p>
          </table:table-cell>
          <table:table-cell table:style-name="Table12.A1" office:value-type="string">
            <text:p text:style-name="P1467">thing</text:p>
          </table:table-cell>
          <table:table-cell table:style-name="Table12.D1" office:value-type="string">
            <text:p text:style-name="P1467">where</text:p>
          </table:table-cell>
        </table:table-row>
        <table:table-row table:style-name="TableLine94903866487040">
          <table:table-cell table:style-name="Table12.A2" office:value-type="string">
            <text:p text:style-name="P1467">some </text:p>
          </table:table-cell>
          <table:table-cell table:style-name="Table12.A2" office:value-type="string">
            <text:p text:style-name="P1513">somebody/someone (кто-то)</text:p>
          </table:table-cell>
          <table:table-cell table:style-name="Table12.A2" office:value-type="string">
            <text:p text:style-name="P1513">something </text:p>
            <text:p text:style-name="P1513">(что-то)</text:p>
          </table:table-cell>
          <table:table-cell table:style-name="Table12.D2" office:value-type="string">
            <text:p text:style-name="P1513">somewhere </text:p>
            <text:p text:style-name="P1513">(где-то)</text:p>
          </table:table-cell>
        </table:table-row>
        <table:table-row table:style-name="TableLine94903866495872">
          <table:table-cell table:style-name="Table12.A2" office:value-type="string">
            <text:p text:style-name="P1467">any</text:p>
          </table:table-cell>
          <table:table-cell table:style-name="Table12.A2" office:value-type="string">
            <text:p text:style-name="P1513">anybody/anyone </text:p>
            <text:p text:style-name="P1513">(кто-то)</text:p>
          </table:table-cell>
          <table:table-cell table:style-name="Table12.A2" office:value-type="string">
            <text:p text:style-name="P1513">anything </text:p>
            <text:p text:style-name="P1513">(что-то)</text:p>
          </table:table-cell>
          <table:table-cell table:style-name="Table12.D2" office:value-type="string">
            <text:p text:style-name="P1513">anywhere </text:p>
            <text:p text:style-name="P1513">(где-то)</text:p>
          </table:table-cell>
        </table:table-row>
        <table:table-row table:style-name="TableLine94903866498432">
          <table:table-cell table:style-name="Table12.A2" office:value-type="string">
            <text:p text:style-name="P1467">no</text:p>
          </table:table-cell>
          <table:table-cell table:style-name="Table12.A2" office:value-type="string">
            <text:p text:style-name="P1513">nobody/noone </text:p>
            <text:p text:style-name="P1513">(никто)</text:p>
          </table:table-cell>
          <table:table-cell table:style-name="Table12.A2" office:value-type="string">
            <text:p text:style-name="P1513">nothing </text:p>
            <text:p text:style-name="P1513">(ничто)</text:p>
          </table:table-cell>
          <table:table-cell table:style-name="Table12.D2" office:value-type="string">
            <text:p text:style-name="P1513">nowhere </text:p>
            <text:p text:style-name="P1513">(нигде)</text:p>
          </table:table-cell>
        </table:table-row>
      </table:table>
      <text:p text:style-name="P416"/>
      <text:p text:style-name="P787"><text:span text:style-name="T727">Таблица </text:span><text:span text:style-name="T728">условных предложений</text:span><text:span text:style-name="T727">:</text:span></text:p>
      <table:table table:name="Table14" table:style-name="Table14">
        <table:table-column table:style-name="Table14.A"/>
        <table:table-column table:style-name="Table14.B"/>
        <table:table-row table:style-name="TableLine94903866505168">
          <table:table-cell table:style-name="Table14.A1" office:value-type="string">
            <text:p text:style-name="P1470">Тип</text:p>
          </table:table-cell>
          <table:table-cell table:style-name="Table14.B1" office:value-type="string">
            <text:p text:style-name="P1470">Пример</text:p>
          </table:table-cell>
        </table:table-row>
        <table:table-row table:style-name="TableLine94903866587344">
          <table:table-cell table:style-name="Table14.A2" office:value-type="string">
            <text:p text:style-name="P1531">zero conditionals</text:p>
          </table:table-cell>
          <table:table-cell table:style-name="Table14.B2" office:value-type="string">
            <text:p text:style-name="P1532"><text:span text:style-name="T1408">If I </text:span><text:span text:style-name="T667">drive</text:span><text:span text:style-name="T1408"> home early, I </text:span><text:span text:style-name="T667">watch</text:span><text:span text:style-name="T1408"> some movie (уклад жизни) — </text:span></text:p>
            <text:p text:style-name="P1530">Если я приезжаю домой рано, я смотрю какой-нибудь фильм.</text:p>
          </table:table-cell>
        </table:table-row>
        <table:table-row table:style-name="TableLine94903866589632">
          <table:table-cell table:style-name="Table14.A2" office:value-type="string">
            <text:p text:style-name="P1531">first conditionals</text:p>
          </table:table-cell>
          <table:table-cell table:style-name="Table14.B2" office:value-type="string">
            <text:p text:style-name="P1530">If I <text:span text:style-name="T666">drive</text:span> home early today, I <text:span text:style-name="T666">will watch</text:span> some movie (планы) — </text:p>
            <text:p text:style-name="P1530">Если я сегодня приеду домой раньше, я посмотрю какой-нибудь фильм.</text:p>
          </table:table-cell>
        </table:table-row>
        <table:table-row table:style-name="TableLine94903866590272">
          <table:table-cell table:style-name="Table14.A2" office:value-type="string">
            <text:p text:style-name="P1531">second conditionals</text:p>
          </table:table-cell>
          <table:table-cell table:style-name="Table14.B2" office:value-type="string">
            <text:p text:style-name="P1534"><text:span text:style-name="T1408">If I </text:span><text:span text:style-name="T667">drove</text:span><text:span text:style-name="T1408"> home earcly, I </text:span><text:span text:style-name="T667">would watch</text:span><text:span text:style-name="T1408"> some movie (</text:span><text:span text:style-name="T1409">нереальность</text:span><text:span text:style-name="T1408">) — </text:span></text:p>
            <text:p text:style-name="P1533">Если бы я приехал домой раньше, я бы посмотрел какой-нибудь фильм.</text:p>
          </table:table-cell>
        </table:table-row>
      </table:table>
      <text:p text:style-name="P413"/>
      <text:p text:style-name="P415"/>
      <text:p text:style-name="P1542"><text:span text:style-name="T724">Таблица попу</text:span><text:span text:style-name="T726">л</text:span><text:span text:style-name="T724">я</text:span><text:span text:style-name="T726">р</text:span><text:span text:style-name="T724">ных</text:span><text:span text:style-name="T725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903866599952">
          <table:table-cell table:style-name="Table13.A1" office:value-type="string">
            <text:p text:style-name="P1468">Связка</text:p>
          </table:table-cell>
          <table:table-cell table:style-name="Table13.A1" office:value-type="string">
            <text:p text:style-name="P1468">Значение</text:p>
          </table:table-cell>
          <table:table-cell table:style-name="Table13.C1" office:value-type="string">
            <text:p text:style-name="P1469">Контекст</text:p>
          </table:table-cell>
        </table:table-row>
        <table:table-row table:style-name="TableLine94903866817216">
          <table:table-cell table:style-name="Table13.A2" office:value-type="string">
            <text:p text:style-name="P1515">back off</text:p>
          </table:table-cell>
          <table:table-cell table:style-name="Table13.A2" office:value-type="string">
            <text:p text:style-name="P1515">отступать</text:p>
          </table:table-cell>
          <table:table-cell table:style-name="Table13.C2" office:value-type="string">
            <text:p text:style-name="P1514"><text:span text:style-name="T1379">The police told the protesters to </text:span><text:span text:style-name="T669">back off</text:span><text:span text:style-name="T1379"> — </text:span></text:p>
            <text:p text:style-name="P1514"><text:span text:style-name="T1379">Полиция сказала протестующим </text:span><text:span text:style-name="T669">отступи</text:span><text:span text:style-name="T670">ть</text:span><text:span text:style-name="T1379">.</text:span></text:p>
          </table:table-cell>
        </table:table-row>
        <table:table-row table:style-name="TableLine94903866827504">
          <table:table-cell table:style-name="Table13.A2" office:value-type="string">
            <text:p text:style-name="P1515">be away</text:p>
          </table:table-cell>
          <table:table-cell table:style-name="Table13.A2" office:value-type="string">
            <text:p text:style-name="P1516">отсутствовать, </text:p>
            <text:p text:style-name="P1516">быть в отпуске</text:p>
          </table:table-cell>
          <table:table-cell table:style-name="Table13.C2" office:value-type="string">
            <text:p text:style-name="P1518">She <text:span text:style-name="T668">is away</text:span> on business for three weeks — </text:p>
            <text:p text:style-name="P1518">Она <text:span text:style-name="T668">отсутствует</text:span> по делам 3 недели.</text:p>
          </table:table-cell>
        </table:table-row>
        <table:table-row table:style-name="TableLine94903866831120">
          <table:table-cell table:style-name="Table13.A2" office:value-type="string">
            <text:p text:style-name="P1515">break up</text:p>
          </table:table-cell>
          <table:table-cell table:style-name="Table13.A2" office:value-type="string">
            <text:p text:style-name="P1516">разойтись, заканчивать отноше<text:span text:style-name="T1379">н</text:span>ия, </text:p>
            <text:p text:style-name="P1516">разбиться на части</text:p>
          </table:table-cell>
          <table:table-cell table:style-name="Table13.C2" office:value-type="string">
            <text:p text:style-name="P1519">Yesterday we decided to <text:span text:style-name="T668">break up</text:span> — </text:p>
            <text:p text:style-name="P1517">Вчера мы решили <text:span text:style-name="T668">разойтись</text:span>.</text:p>
            <text:p text:style-name="P1521">Tha plate <text:span text:style-name="T668">broke up</text:span> when he dropped it on the floor <text:span text:style-name="T1379">—</text:span></text:p>
            <text:p text:style-name="P1521">Тарелка <text:span text:style-name="T668">разбилась</text:span>, когда он уронил ее на пол.</text:p>
          </table:table-cell>
        </table:table-row>
        <table:table-row table:style-name="TableLine94903866833040">
          <table:table-cell table:style-name="Table13.A2" office:value-type="string">
            <text:p text:style-name="P1515">call back</text:p>
          </table:table-cell>
          <table:table-cell table:style-name="Table13.A2" office:value-type="string">
            <text:p text:style-name="P1515">перезванивать</text:p>
          </table:table-cell>
          <table:table-cell table:style-name="Table13.C2" office:value-type="string">
            <text:p text:style-name="P1521">I must <text:span text:style-name="T668">call</text:span> her <text:span text:style-name="T668">back</text:span> when <text:span text:style-name="T1380">we get to the office — </text:span></text:p>
            <text:p text:style-name="P1521"><text:span text:style-name="T1380">Я должен </text:span><text:span text:style-name="T671">перезвонить</text:span><text:span text:style-name="T1380"> ей, когда вернемся в офис.</text:span></text:p>
          </table:table-cell>
        </table:table-row>
        <table:table-row table:style-name="TableLine94903866836224">
          <table:table-cell table:style-name="Table13.A2" office:value-type="string">
            <text:p text:style-name="P1515">fall down</text:p>
          </table:table-cell>
          <table:table-cell table:style-name="Table13.A2" office:value-type="string">
            <text:p text:style-name="P1515">упасть на землю</text:p>
          </table:table-cell>
          <table:table-cell table:style-name="Table13.C2" office:value-type="string">
            <text:p text:style-name="P1522">I slipped on the ice and <text:span text:style-name="T668">fell down</text:span> — </text:p>
            <text:p text:style-name="P1522">Я подскользнулся на льду и <text:span text:style-name="T668">упал</text:span><text:span text:style-name="T689">.</text:span></text:p>
          </table:table-cell>
        </table:table-row>
        <table:table-row table:style-name="TableLine94903866838144">
          <table:table-cell table:style-name="Table13.A2" office:value-type="string">
            <text:p text:style-name="P1515">eat out</text:p>
          </table:table-cell>
          <table:table-cell table:style-name="Table13.A2" office:value-type="string">
            <text:p text:style-name="P1516">есть вне дома</text:p>
            <text:p text:style-name="P1516"><text:span text:style-name="T1379">(</text:span>в кафе <text:span text:style-name="T1379">или </text:span>ресторане<text:span text:style-name="T1379">)</text:span></text:p>
          </table:table-cell>
          <table:table-cell table:style-name="Table13.C2" office:value-type="string">
            <text:p text:style-name="P1523">I don`t <text:span text:style-name="T668">eat out</text:span> much — Я не часто <text:span text:style-name="T668">хожу в кафе</text:span>.</text:p>
          </table:table-cell>
        </table:table-row>
        <table:table-row table:style-name="TableLine94903866840064">
          <table:table-cell table:style-name="Table13.A2" office:value-type="string">
            <text:p text:style-name="P1515">get out</text:p>
          </table:table-cell>
          <table:table-cell table:style-name="Table13.A2" office:value-type="string">
            <text:p text:style-name="P1516">убираться прочь, </text:p>
            <text:p text:style-name="P1516">покинуть помещение</text:p>
          </table:table-cell>
          <table:table-cell table:style-name="Table13.C2" office:value-type="string">
            <text:p text:style-name="P1523">I can <text:span text:style-name="T668">get out</text:span> if you want — </text:p>
            <text:p text:style-name="P1523">Я могу <text:span text:style-name="T668">выйти</text:span>, если ты хочешь.</text:p>
          </table:table-cell>
        </table:table-row>
        <table:table-row table:style-name="TableLine94903866851024">
          <table:table-cell table:style-name="Table13.A2" office:value-type="string">
            <text:p text:style-name="P1515">work out</text:p>
          </table:table-cell>
          <table:table-cell table:style-name="Table13.A2" office:value-type="string">
            <text:p text:style-name="P1516">заниматься спортом, </text:p>
            <text:p text:style-name="P1516">делать упражнения, </text:p>
            <text:p text:style-name="P1516">решать проблему</text:p>
          </table:table-cell>
          <table:table-cell table:style-name="Table13.C2" office:value-type="string">
            <text:p text:style-name="P1523">Don`t worry. We`ll <text:span text:style-name="T666">work</text:span> it <text:span text:style-name="T666">out</text:span> — </text:p>
            <text:p text:style-name="P1523">Не волнуйся, мы <text:span text:style-name="T666">найдем выход</text:span> из этой ситуации.</text:p>
          </table:table-cell>
        </table:table-row>
        <table:table-row table:style-name="TableLine94903866853872">
          <table:table-cell table:style-name="Table13.A2" office:value-type="string">
            <text:p text:style-name="P1515">find out</text:p>
          </table:table-cell>
          <table:table-cell table:style-name="Table13.A2" office:value-type="string">
            <text:p text:style-name="P1516">выяснить, </text:p>
            <text:p text:style-name="P1516">узнать правду</text:p>
          </table:table-cell>
          <table:table-cell table:style-name="Table13.C2" office:value-type="string">
            <text:p text:style-name="P1523">Let`s <text:span text:style-name="T666">find out</text:span> what`s going on here — </text:p>
            <text:p text:style-name="P1523">Давайте <text:span text:style-name="T666">выясним</text:span>, что здесь происходит.</text:p>
          </table:table-cell>
        </table:table-row>
        <table:table-row table:style-name="TableLine94903866856432">
          <table:table-cell table:style-name="Table13.A2" office:value-type="string">
            <text:p text:style-name="P1515">turn out</text:p>
          </table:table-cell>
          <table:table-cell table:style-name="Table13.A2" office:value-type="string">
            <text:p text:style-name="P1520">выясняться, </text:p>
            <text:p text:style-name="P1520">открывать правду</text:p>
          </table:table-cell>
          <table:table-cell table:style-name="Table13.C2" office:value-type="string">
            <text:p text:style-name="P1524">It <text:span text:style-name="T666">turned out</text:span> that Mike knew the truth all the time —</text:p>
            <text:p text:style-name="P1524"><text:span text:style-name="T666">Выяснилось</text:span>, что Майк знал правду все время.</text:p>
          </table:table-cell>
        </table:table-row>
        <table:table-row table:style-name="TableLine94903866859664">
          <table:table-cell table:style-name="Table13.A2" office:value-type="string">
            <text:p text:style-name="P1515">turn on</text:p>
          </table:table-cell>
          <table:table-cell table:style-name="Table13.A2" office:value-type="string">
            <text:p text:style-name="P1520">включить</text:p>
          </table:table-cell>
          <table:table-cell table:style-name="Table13.C2" office:value-type="string">
            <text:p text:style-name="P1523">It`s dark. Let`s <text:span text:style-name="T666">turn</text:span> the light <text:span text:style-name="T666">on</text:span> — </text:p>
            <text:p text:style-name="P1523">Стало темно. Давай <text:span text:style-name="T666">включим</text:span> свет.</text:p>
          </table:table-cell>
        </table:table-row>
        <table:table-row table:style-name="TableLine94903866867040">
          <table:table-cell table:style-name="Table13.A2" office:value-type="string">
            <text:p text:style-name="P1515">turn off</text:p>
          </table:table-cell>
          <table:table-cell table:style-name="Table13.A2" office:value-type="string">
            <text:p text:style-name="P1520">выключить</text:p>
          </table:table-cell>
          <table:table-cell table:style-name="Table13.C2" office:value-type="string">
            <text:p text:style-name="P1525">Could you <text:span text:style-name="T666">turn off</text:span> the TV? — </text:p>
            <text:p text:style-name="P1525">Не мог бы ты <text:span text:style-name="T666">выключить</text:span> телевизор?</text:p>
          </table:table-cell>
        </table:table-row>
        <table:table-row table:style-name="TableLine94903866870256">
          <table:table-cell table:style-name="Table13.A2" office:value-type="string">
            <text:p text:style-name="P1515">go on</text:p>
          </table:table-cell>
          <table:table-cell table:style-name="Table13.A2" office:value-type="string">
            <text:p text:style-name="P1520">происходить (о ситуации)</text:p>
          </table:table-cell>
          <table:table-cell table:style-name="Table13.C2" office:value-type="string">
            <text:p text:style-name="P1525">What`s <text:span text:style-name="T666">going on</text:span> here? — Что здесь <text:span text:style-name="T666">происходит</text:span>?</text:p>
          </table:table-cell>
        </table:table-row>
        <table:table-row table:style-name="TableLine94903866873104">
          <table:table-cell table:style-name="Table13.A2" office:value-type="string">
            <text:p text:style-name="P1515">carry on</text:p>
          </table:table-cell>
          <table:table-cell table:style-name="Table13.A2" office:value-type="string">
            <text:p text:style-name="P1520">продолжать</text:p>
          </table:table-cell>
          <table:table-cell table:style-name="Table13.C2" office:value-type="string">
            <text:p text:style-name="P1525">I`d like to <text:span text:style-name="T666">carry on</text:span> if you don`t mind — </text:p>
            <text:p text:style-name="P1525">Я бы хотел <text:span text:style-name="T666">продолжить</text:span>, если вы не возражаете.</text:p>
          </table:table-cell>
        </table:table-row>
        <table:table-row table:style-name="TableLine94903866876064">
          <table:table-cell table:style-name="Table13.A2" office:value-type="string">
            <text:p text:style-name="P1515">keep on</text:p>
          </table:table-cell>
          <table:table-cell table:style-name="Table13.A2" office:value-type="string">
            <text:p text:style-name="P1520">постоянно делать</text:p>
          </table:table-cell>
          <table:table-cell table:style-name="Table13.C2" office:value-type="string">
            <text:p text:style-name="P1525"><text:span text:style-name="T666">Keep on</text:span> working in order to succeed — </text:p>
            <text:p text:style-name="P1525"><text:span text:style-name="T666">Продолжай</text:span> работать, чтобы добиться успеха.</text:p>
          </table:table-cell>
        </table:table-row>
        <table:table-row table:style-name="TableLine94903866879216">
          <table:table-cell table:style-name="Table13.A2" office:value-type="string">
            <text:p text:style-name="P1515">put on</text:p>
          </table:table-cell>
          <table:table-cell table:style-name="Table13.A2" office:value-type="string">
            <text:p text:style-name="P1520">надевать (одежду), </text:p>
            <text:p text:style-name="P1520">набирать вес</text:p>
          </table:table-cell>
          <table:table-cell table:style-name="Table13.C2" office:value-type="string">
            <text:p text:style-name="P1525">I see you`ve <text:span text:style-name="T666">put on</text:span> a few kilos — </text:p>
            <text:p text:style-name="P1525">Вижу, ты <text:span text:style-name="T666">поправился</text:span> на пару килограммов.</text:p>
          </table:table-cell>
        </table:table-row>
        <table:table-row table:style-name="TableLine94903866897264">
          <table:table-cell table:style-name="Table13.A2" office:value-type="string">
            <text:p text:style-name="P1515">take off</text:p>
          </table:table-cell>
          <table:table-cell table:style-name="Table13.A2" office:value-type="string">
            <text:p text:style-name="P1520">снимать (одежду)</text:p>
          </table:table-cell>
          <table:table-cell table:style-name="Table13.C2" office:value-type="string">
            <text:p text:style-name="P1525">You should <text:span text:style-name="T666">take off</text:span> these ugly pants — </text:p>
            <text:p text:style-name="P1525">Тебе следует <text:span text:style-name="T666">снять</text:span> эти ужасные штаны.</text:p>
          </table:table-cell>
        </table:table-row>
        <table:table-row table:style-name="TableLine94903866909520">
          <table:table-cell table:style-name="Table13.A2" office:value-type="string">
            <text:p text:style-name="P1515">calm down</text:p>
          </table:table-cell>
          <table:table-cell table:style-name="Table13.A2" office:value-type="string">
            <text:p text:style-name="P1520">успокоиться</text:p>
          </table:table-cell>
          <table:table-cell table:style-name="Table13.C2" office:value-type="string">
            <text:p text:style-name="P1525">Please, dear, <text:span text:style-name="T666">calm down</text:span> — </text:p>
            <text:p text:style-name="P1525">Прошу тебя, <text:span text:style-name="T666">успокойся</text:span>, дорогая.</text:p>
          </table:table-cell>
        </table:table-row>
        <table:table-row table:style-name="TableLine94903866921104">
          <table:table-cell table:style-name="Table13.A2" office:value-type="string">
            <text:p text:style-name="P1515">keep away</text:p>
          </table:table-cell>
          <table:table-cell table:style-name="Table13.A2" office:value-type="string">
            <text:p text:style-name="P1520">держаться подальше, </text:p>
            <text:p text:style-name="P1520">не приближаться</text:p>
          </table:table-cell>
          <table:table-cell table:style-name="Table13.C2" office:value-type="string">
            <text:p text:style-name="P1526">Hazard! <text:span text:style-name="T666">Keep away</text:span> — </text:p>
            <text:p text:style-name="P1526">Опасность! <text:span text:style-name="T666">Держитесь подальше</text:span>.</text:p>
          </table:table-cell>
        </table:table-row>
        <table:table-row table:style-name="TableLine94903866924912">
          <table:table-cell table:style-name="Table13.A2" office:value-type="string">
            <text:p text:style-name="P1515">give up</text:p>
          </table:table-cell>
          <table:table-cell table:style-name="Table13.A2" office:value-type="string">
            <text:p text:style-name="P1520">сдаваться</text:p>
          </table:table-cell>
          <table:table-cell table:style-name="Table13.C2" office:value-type="string">
            <text:p text:style-name="P1527">Never <text:span text:style-name="T666">give up</text:span>! — Никогда не <text:span text:style-name="T666">сдавайся</text:span>!</text:p>
          </table:table-cell>
        </table:table-row>
      </table:table>
      <text:p text:style-name="P409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903866926192">
          <table:table-cell table:style-name="Table6.A1" office:value-type="string">
            <text:p text:style-name="P1458">Перевод</text:p>
          </table:table-cell>
          <table:table-cell table:style-name="Table6.A1" office:value-type="string">
            <text:p text:style-name="P1457">Начальная форма</text:p>
          </table:table-cell>
          <table:table-cell table:style-name="Table6.A1" office:value-type="string">
            <text:p text:style-name="P1457">2я форма</text:p>
          </table:table-cell>
          <table:table-cell table:style-name="Table6.D1" office:value-type="string">
            <text:p text:style-name="P1458">3я форма</text:p>
          </table:table-cell>
        </table:table-row>
        <table:table-row table:style-name="TableLine94903867201200">
          <table:table-cell table:style-name="Table6.A2" office:value-type="string">
            <text:p text:style-name="P1477">начинать</text:p>
          </table:table-cell>
          <table:table-cell table:style-name="Table6.A2" office:value-type="string">
            <text:p text:style-name="P1478">begin</text:p>
          </table:table-cell>
          <table:table-cell table:style-name="Table6.A2" office:value-type="string">
            <text:p text:style-name="P1478">began</text:p>
          </table:table-cell>
          <table:table-cell table:style-name="Table6.D2" office:value-type="string">
            <text:p text:style-name="P1477">begun</text:p>
          </table:table-cell>
        </table:table-row>
        <table:table-row table:style-name="TableLine94903867216656">
          <table:table-cell table:style-name="Table6.A2" office:value-type="string">
            <text:p text:style-name="P1477">ломать</text:p>
          </table:table-cell>
          <table:table-cell table:style-name="Table6.A2" office:value-type="string">
            <text:p text:style-name="P1478">break</text:p>
          </table:table-cell>
          <table:table-cell table:style-name="Table6.A2" office:value-type="string">
            <text:p text:style-name="P1478">broke</text:p>
          </table:table-cell>
          <table:table-cell table:style-name="Table6.D2" office:value-type="string">
            <text:p text:style-name="P1477">broken</text:p>
          </table:table-cell>
        </table:table-row>
        <table:table-row table:style-name="TableLine94903867218976">
          <table:table-cell table:style-name="Table6.A2" office:value-type="string">
            <text:p text:style-name="P1477">приносить</text:p>
          </table:table-cell>
          <table:table-cell table:style-name="Table6.A2" office:value-type="string">
            <text:p text:style-name="P1478">bring</text:p>
          </table:table-cell>
          <table:table-cell table:style-name="Table6.A2" office:value-type="string">
            <text:p text:style-name="P1478">brought</text:p>
          </table:table-cell>
          <table:table-cell table:style-name="Table6.D2" office:value-type="string">
            <text:p text:style-name="P1477">brought</text:p>
          </table:table-cell>
        </table:table-row>
        <table:table-row table:style-name="TableLine94903867227216">
          <table:table-cell table:style-name="Table6.A2" office:value-type="string">
            <text:p text:style-name="P1477">покупать</text:p>
          </table:table-cell>
          <table:table-cell table:style-name="Table6.A2" office:value-type="string">
            <text:p text:style-name="P1478">buy</text:p>
          </table:table-cell>
          <table:table-cell table:style-name="Table6.A2" office:value-type="string">
            <text:p text:style-name="P1478">bought</text:p>
          </table:table-cell>
          <table:table-cell table:style-name="Table6.D2" office:value-type="string">
            <text:p text:style-name="P1477">bought</text:p>
          </table:table-cell>
        </table:table-row>
        <table:table-row table:style-name="TableLine94903867232336">
          <table:table-cell table:style-name="Table6.A2" office:value-type="string">
            <text:p text:style-name="P1477">приходить</text:p>
          </table:table-cell>
          <table:table-cell table:style-name="Table6.A2" office:value-type="string">
            <text:p text:style-name="P1478">come</text:p>
          </table:table-cell>
          <table:table-cell table:style-name="Table6.A2" office:value-type="string">
            <text:p text:style-name="P1478">came</text:p>
          </table:table-cell>
          <table:table-cell table:style-name="Table6.D2" office:value-type="string">
            <text:p text:style-name="P1477">come</text:p>
          </table:table-cell>
        </table:table-row>
        <table:table-row table:style-name="TableLine94903867235248">
          <table:table-cell table:style-name="Table6.A2" office:value-type="string">
            <text:p text:style-name="P1477">делать</text:p>
          </table:table-cell>
          <table:table-cell table:style-name="Table6.A2" office:value-type="string">
            <text:p text:style-name="P1478">do</text:p>
          </table:table-cell>
          <table:table-cell table:style-name="Table6.A2" office:value-type="string">
            <text:p text:style-name="P1478">did</text:p>
          </table:table-cell>
          <table:table-cell table:style-name="Table6.D2" office:value-type="string">
            <text:p text:style-name="P1477">done</text:p>
          </table:table-cell>
        </table:table-row>
        <table:table-row table:style-name="TableLine94903867260752">
          <table:table-cell table:style-name="Table6.A2" office:value-type="string">
            <text:p text:style-name="P1477">пить</text:p>
          </table:table-cell>
          <table:table-cell table:style-name="Table6.A2" office:value-type="string">
            <text:p text:style-name="P1478">drink</text:p>
          </table:table-cell>
          <table:table-cell table:style-name="Table6.A2" office:value-type="string">
            <text:p text:style-name="P1478">drank</text:p>
          </table:table-cell>
          <table:table-cell table:style-name="Table6.D2" office:value-type="string">
            <text:p text:style-name="P1477">drunk</text:p>
          </table:table-cell>
        </table:table-row>
        <table:table-row table:style-name="TableLine94903867267072">
          <table:table-cell table:style-name="Table6.A2" office:value-type="string">
            <text:p text:style-name="P1477">есть</text:p>
          </table:table-cell>
          <table:table-cell table:style-name="Table6.A2" office:value-type="string">
            <text:p text:style-name="P1478">eat</text:p>
          </table:table-cell>
          <table:table-cell table:style-name="Table6.A2" office:value-type="string">
            <text:p text:style-name="P1478">ate</text:p>
          </table:table-cell>
          <table:table-cell table:style-name="Table6.D2" office:value-type="string">
            <text:p text:style-name="P1477">eaten</text:p>
          </table:table-cell>
        </table:table-row>
        <table:table-row table:style-name="TableLine94903867286128">
          <table:table-cell table:style-name="Table6.A2" office:value-type="string">
            <text:p text:style-name="P1477">падать</text:p>
          </table:table-cell>
          <table:table-cell table:style-name="Table6.A2" office:value-type="string">
            <text:p text:style-name="P1479">fall</text:p>
          </table:table-cell>
          <table:table-cell table:style-name="Table6.A2" office:value-type="string">
            <text:p text:style-name="P1479">fell</text:p>
          </table:table-cell>
          <table:table-cell table:style-name="Table6.D2" office:value-type="string">
            <text:p text:style-name="P1477">fallen</text:p>
          </table:table-cell>
        </table:table-row>
        <table:table-row table:style-name="TableLine94903867302704">
          <table:table-cell table:style-name="Table6.A2" office:value-type="string">
            <text:p text:style-name="P1477">летать</text:p>
          </table:table-cell>
          <table:table-cell table:style-name="Table6.A2" office:value-type="string">
            <text:p text:style-name="P1479">fly</text:p>
          </table:table-cell>
          <table:table-cell table:style-name="Table6.A2" office:value-type="string">
            <text:p text:style-name="P1479">flew</text:p>
          </table:table-cell>
          <table:table-cell table:style-name="Table6.D2" office:value-type="string">
            <text:p text:style-name="P1477">flown</text:p>
          </table:table-cell>
        </table:table-row>
        <table:table-row table:style-name="TableLine94903867321888">
          <table:table-cell table:style-name="Table6.A2" office:value-type="string">
            <text:p text:style-name="P1477">забывать</text:p>
          </table:table-cell>
          <table:table-cell table:style-name="Table6.A2" office:value-type="string">
            <text:p text:style-name="P1479">forget</text:p>
          </table:table-cell>
          <table:table-cell table:style-name="Table6.A2" office:value-type="string">
            <text:p text:style-name="P1479">forgot</text:p>
          </table:table-cell>
          <table:table-cell table:style-name="Table6.D2" office:value-type="string">
            <text:p text:style-name="P1477">forgotten</text:p>
          </table:table-cell>
        </table:table-row>
        <table:table-row table:style-name="TableLine94903867339456">
          <table:table-cell table:style-name="Table6.A2" office:value-type="string">
            <text:p text:style-name="P1477">получать</text:p>
          </table:table-cell>
          <table:table-cell table:style-name="Table6.A2" office:value-type="string">
            <text:p text:style-name="P1479">get</text:p>
          </table:table-cell>
          <table:table-cell table:style-name="Table6.A2" office:value-type="string">
            <text:p text:style-name="P1479">got</text:p>
          </table:table-cell>
          <table:table-cell table:style-name="Table6.D2" office:value-type="string">
            <text:p text:style-name="P1477">got</text:p>
          </table:table-cell>
        </table:table-row>
        <table:table-row table:style-name="TableLine94903867343840">
          <table:table-cell table:style-name="Table6.A2" office:value-type="string">
            <text:p text:style-name="P1480">давать</text:p>
          </table:table-cell>
          <table:table-cell table:style-name="Table6.A2" office:value-type="string">
            <text:p text:style-name="P1481">give</text:p>
          </table:table-cell>
          <table:table-cell table:style-name="Table6.A2" office:value-type="string">
            <text:p text:style-name="P1481">gave</text:p>
          </table:table-cell>
          <table:table-cell table:style-name="Table6.D2" office:value-type="string">
            <text:p text:style-name="P1480">given</text:p>
          </table:table-cell>
        </table:table-row>
        <table:table-row table:style-name="TableLine94903867355424">
          <table:table-cell table:style-name="Table6.A2" office:value-type="string">
            <text:p text:style-name="P1480">идти</text:p>
          </table:table-cell>
          <table:table-cell table:style-name="Table6.A2" office:value-type="string">
            <text:p text:style-name="P1481">go</text:p>
          </table:table-cell>
          <table:table-cell table:style-name="Table6.A2" office:value-type="string">
            <text:p text:style-name="P1481">went</text:p>
          </table:table-cell>
          <table:table-cell table:style-name="Table6.D2" office:value-type="string">
            <text:p text:style-name="P1480">gone</text:p>
          </table:table-cell>
        </table:table-row>
        <table:table-row table:style-name="TableLine94903867371824">
          <table:table-cell table:style-name="Table6.A2" office:value-type="string">
            <text:p text:style-name="P1482">иметь </text:p>
          </table:table-cell>
          <table:table-cell table:style-name="Table6.A2" office:value-type="string">
            <text:p text:style-name="P1483">have</text:p>
          </table:table-cell>
          <table:table-cell table:style-name="Table6.A2" office:value-type="string">
            <text:p text:style-name="P1483">had</text:p>
          </table:table-cell>
          <table:table-cell table:style-name="Table6.D2" office:value-type="string">
            <text:p text:style-name="P1482">had</text:p>
          </table:table-cell>
        </table:table-row>
        <table:table-row table:style-name="TableLine94903867378000">
          <table:table-cell table:style-name="Table6.A2" office:value-type="string">
            <text:p text:style-name="P1482">слышать</text:p>
          </table:table-cell>
          <table:table-cell table:style-name="Table6.A2" office:value-type="string">
            <text:p text:style-name="P1483">hear</text:p>
          </table:table-cell>
          <table:table-cell table:style-name="Table6.A2" office:value-type="string">
            <text:p text:style-name="P1483">heard</text:p>
          </table:table-cell>
          <table:table-cell table:style-name="Table6.D2" office:value-type="string">
            <text:p text:style-name="P1482">heard</text:p>
          </table:table-cell>
        </table:table-row>
        <table:table-row table:style-name="TableLine94903867384400">
          <table:table-cell table:style-name="Table6.A2" office:value-type="string">
            <text:p text:style-name="P1482">знать</text:p>
          </table:table-cell>
          <table:table-cell table:style-name="Table6.A2" office:value-type="string">
            <text:p text:style-name="P1483">know</text:p>
          </table:table-cell>
          <table:table-cell table:style-name="Table6.A2" office:value-type="string">
            <text:p text:style-name="P1483">knew</text:p>
          </table:table-cell>
          <table:table-cell table:style-name="Table6.D2" office:value-type="string">
            <text:p text:style-name="P1482">known</text:p>
          </table:table-cell>
        </table:table-row>
        <table:table-row table:style-name="TableLine94903867393472">
          <table:table-cell table:style-name="Table6.A2" office:value-type="string">
            <text:p text:style-name="P1482">терять</text:p>
          </table:table-cell>
          <table:table-cell table:style-name="Table6.A2" office:value-type="string">
            <text:p text:style-name="P1483">lose</text:p>
          </table:table-cell>
          <table:table-cell table:style-name="Table6.A2" office:value-type="string">
            <text:p text:style-name="P1483">lost</text:p>
          </table:table-cell>
          <table:table-cell table:style-name="Table6.D2" office:value-type="string">
            <text:p text:style-name="P1482">lost</text:p>
          </table:table-cell>
        </table:table-row>
        <table:table-row table:style-name="TableLine94903867397488">
          <table:table-cell table:style-name="Table6.A2" office:value-type="string">
            <text:p text:style-name="P1482">делать</text:p>
          </table:table-cell>
          <table:table-cell table:style-name="Table6.A2" office:value-type="string">
            <text:p text:style-name="P1483">make</text:p>
          </table:table-cell>
          <table:table-cell table:style-name="Table6.A2" office:value-type="string">
            <text:p text:style-name="P1483">made</text:p>
          </table:table-cell>
          <table:table-cell table:style-name="Table6.D2" office:value-type="string">
            <text:p text:style-name="P1482">made</text:p>
          </table:table-cell>
        </table:table-row>
        <table:table-row table:style-name="TableLine94903867400384">
          <table:table-cell table:style-name="Table6.A2" office:value-type="string">
            <text:p text:style-name="P1482">платить</text:p>
          </table:table-cell>
          <table:table-cell table:style-name="Table6.A2" office:value-type="string">
            <text:p text:style-name="P1483">pay</text:p>
          </table:table-cell>
          <table:table-cell table:style-name="Table6.A2" office:value-type="string">
            <text:p text:style-name="P1483">paid</text:p>
          </table:table-cell>
          <table:table-cell table:style-name="Table6.D2" office:value-type="string">
            <text:p text:style-name="P1482">paid</text:p>
          </table:table-cell>
        </table:table-row>
        <table:table-row table:style-name="TableLine94903867404272">
          <table:table-cell table:style-name="Table6.A2" office:value-type="string">
            <text:p text:style-name="P1482">класть</text:p>
          </table:table-cell>
          <table:table-cell table:style-name="Table6.A2" office:value-type="string">
            <text:p text:style-name="P1483">put</text:p>
          </table:table-cell>
          <table:table-cell table:style-name="Table6.A2" office:value-type="string">
            <text:p text:style-name="P1483">put</text:p>
          </table:table-cell>
          <table:table-cell table:style-name="Table6.D2" office:value-type="string">
            <text:p text:style-name="P1482">put</text:p>
          </table:table-cell>
        </table:table-row>
        <table:table-row table:style-name="TableLine94903867407184">
          <table:table-cell table:style-name="Table6.A2" office:value-type="string">
            <text:p text:style-name="P1482">читать</text:p>
          </table:table-cell>
          <table:table-cell table:style-name="Table6.A2" office:value-type="string">
            <text:p text:style-name="P1483">read</text:p>
          </table:table-cell>
          <table:table-cell table:style-name="Table6.A2" office:value-type="string">
            <text:p text:style-name="P1483">read</text:p>
          </table:table-cell>
          <table:table-cell table:style-name="Table6.D2" office:value-type="string">
            <text:p text:style-name="P1483">read</text:p>
          </table:table-cell>
        </table:table-row>
        <table:table-row table:style-name="TableLine94903867411552">
          <table:table-cell table:style-name="Table6.A2" office:value-type="string">
            <text:p text:style-name="P1482">сказать</text:p>
          </table:table-cell>
          <table:table-cell table:style-name="Table6.A2" office:value-type="string">
            <text:p text:style-name="P1483">say</text:p>
          </table:table-cell>
          <table:table-cell table:style-name="Table6.A2" office:value-type="string">
            <text:p text:style-name="P1483">said</text:p>
          </table:table-cell>
          <table:table-cell table:style-name="Table6.D2" office:value-type="string">
            <text:p text:style-name="P1483">said</text:p>
          </table:table-cell>
        </table:table-row>
        <table:table-row table:style-name="TableLine94903867416944">
          <table:table-cell table:style-name="Table6.A2" office:value-type="string">
            <text:p text:style-name="P1482">говорить</text:p>
          </table:table-cell>
          <table:table-cell table:style-name="Table6.A2" office:value-type="string">
            <text:p text:style-name="P1483">speak</text:p>
          </table:table-cell>
          <table:table-cell table:style-name="Table6.A2" office:value-type="string">
            <text:p text:style-name="P1483">spoke</text:p>
          </table:table-cell>
          <table:table-cell table:style-name="Table6.D2" office:value-type="string">
            <text:p text:style-name="P1482">spoken</text:p>
          </table:table-cell>
        </table:table-row>
        <table:table-row table:style-name="TableLine94903867431296">
          <table:table-cell table:style-name="Table6.A2" office:value-type="string">
            <text:p text:style-name="P1482">видеть</text:p>
          </table:table-cell>
          <table:table-cell table:style-name="Table6.A2" office:value-type="string">
            <text:p text:style-name="P1483">see</text:p>
          </table:table-cell>
          <table:table-cell table:style-name="Table6.A2" office:value-type="string">
            <text:p text:style-name="P1483">saw</text:p>
          </table:table-cell>
          <table:table-cell table:style-name="Table6.D2" office:value-type="string">
            <text:p text:style-name="P1482">seen</text:p>
          </table:table-cell>
        </table:table-row>
        <table:table-row table:style-name="TableLine94903867436656">
          <table:table-cell table:style-name="Table6.A2" office:value-type="string">
            <text:p text:style-name="P1482">сидеть</text:p>
          </table:table-cell>
          <table:table-cell table:style-name="Table6.A2" office:value-type="string">
            <text:p text:style-name="P1483">sit</text:p>
          </table:table-cell>
          <table:table-cell table:style-name="Table6.A2" office:value-type="string">
            <text:p text:style-name="P1483">sat</text:p>
          </table:table-cell>
          <table:table-cell table:style-name="Table6.D2" office:value-type="string">
            <text:p text:style-name="P1482">sat</text:p>
          </table:table-cell>
        </table:table-row>
        <table:table-row table:style-name="TableLine94903867440192">
          <table:table-cell table:style-name="Table6.A2" office:value-type="string">
            <text:p text:style-name="P1482">брать</text:p>
          </table:table-cell>
          <table:table-cell table:style-name="Table6.A2" office:value-type="string">
            <text:p text:style-name="P1483">take</text:p>
          </table:table-cell>
          <table:table-cell table:style-name="Table6.A2" office:value-type="string">
            <text:p text:style-name="P1483">took</text:p>
          </table:table-cell>
          <table:table-cell table:style-name="Table6.D2" office:value-type="string">
            <text:p text:style-name="P1482">taken</text:p>
          </table:table-cell>
        </table:table-row>
        <table:table-row table:style-name="TableLine94903867443072">
          <table:table-cell table:style-name="Table6.A2" office:value-type="string">
            <text:p text:style-name="P1501">обучать</text:p>
          </table:table-cell>
          <table:table-cell table:style-name="Table6.A2" office:value-type="string">
            <text:p text:style-name="P1501">teach</text:p>
          </table:table-cell>
          <table:table-cell table:style-name="Table6.A2" office:value-type="string">
            <text:p text:style-name="P1502">taught</text:p>
          </table:table-cell>
          <table:table-cell table:style-name="Table6.D2" office:value-type="string">
            <text:p text:style-name="P1501">taught</text:p>
          </table:table-cell>
        </table:table-row>
        <table:table-row table:style-name="TableLine94903867447856">
          <table:table-cell table:style-name="Table6.A2" office:value-type="string">
            <text:p text:style-name="P1482">рассказывать</text:p>
          </table:table-cell>
          <table:table-cell table:style-name="Table6.A2" office:value-type="string">
            <text:p text:style-name="P1483">tell</text:p>
          </table:table-cell>
          <table:table-cell table:style-name="Table6.A2" office:value-type="string">
            <text:p text:style-name="P1483">told</text:p>
          </table:table-cell>
          <table:table-cell table:style-name="Table6.D2" office:value-type="string">
            <text:p text:style-name="P1482">told</text:p>
          </table:table-cell>
        </table:table-row>
        <table:table-row table:style-name="TableLine94903867450688">
          <table:table-cell table:style-name="Table6.A2" office:value-type="string">
            <text:p text:style-name="P1482">думать</text:p>
          </table:table-cell>
          <table:table-cell table:style-name="Table6.A2" office:value-type="string">
            <text:p text:style-name="P1483">think</text:p>
          </table:table-cell>
          <table:table-cell table:style-name="Table6.A2" office:value-type="string">
            <text:p text:style-name="P1483">thought</text:p>
          </table:table-cell>
          <table:table-cell table:style-name="Table6.D2" office:value-type="string">
            <text:p text:style-name="P1482">thought</text:p>
          </table:table-cell>
        </table:table-row>
        <table:table-row table:style-name="TableLine94903867456592">
          <table:table-cell table:style-name="Table6.A2" office:value-type="string">
            <text:p text:style-name="P1482">побеждать</text:p>
          </table:table-cell>
          <table:table-cell table:style-name="Table6.A2" office:value-type="string">
            <text:p text:style-name="P1483">win</text:p>
          </table:table-cell>
          <table:table-cell table:style-name="Table6.A2" office:value-type="string">
            <text:p text:style-name="P1483">won</text:p>
          </table:table-cell>
          <table:table-cell table:style-name="Table6.D2" office:value-type="string">
            <text:p text:style-name="P1482">won</text:p>
          </table:table-cell>
        </table:table-row>
        <table:table-row table:style-name="TableLine94903867461872">
          <table:table-cell table:style-name="Table6.A2" office:value-type="string">
            <text:p text:style-name="P1482">писать</text:p>
          </table:table-cell>
          <table:table-cell table:style-name="Table6.A2" office:value-type="string">
            <text:p text:style-name="P1483">write</text:p>
          </table:table-cell>
          <table:table-cell table:style-name="Table6.A2" office:value-type="string">
            <text:p text:style-name="P1483">wrote</text:p>
          </table:table-cell>
          <table:table-cell table:style-name="Table6.D2" office:value-type="string">
            <text:p text:style-name="P1482">written</text:p>
          </table:table-cell>
        </table:table-row>
      </table:table>
      <text:p text:style-name="P411"/>
      <text:p text:style-name="P412"/>
      <text:p text:style-name="P407"/>
      <text:p text:style-name="P407"/>
      <text:p text:style-name="P408"><text:soft-page-break/>Попробовать написать упрощенный конспект, без тонких подробностей, <text:span text:style-name="T1299">т. к. они только забивают голову лишней информацией, мешая сосредоточиться на главном. </text:span></text:p>
      <text:p text:style-name="P408"/>
      <text:p text:style-name="P1284"><text:span text:style-name="T722">Отделить </text:span><text:span text:style-name="T723">грамматические</text:span><text:span text:style-name="T722"> правила от информации, которую нужно заучить</text:span></text:p>
      <text:p text:style-name="P408"><text:span text:style-name="T1374">(устойчивые связки, фразовые глаголы и т. п.; </text:span><text:span text:style-name="T1376">можно в таблицах</text:span><text:span text:style-name="T1375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6T15:39:58.676654992</dc:date>
    <meta:editing-duration>P3DT2H48M54S</meta:editing-duration>
    <meta:editing-cycles>1373</meta:editing-cycles>
    <meta:generator>LibreOffice/6.4.7.2$Linux_X86_64 LibreOffice_project/40$Build-2</meta:generator>
    <meta:document-statistic meta:table-count="14" meta:image-count="0" meta:object-count="0" meta:page-count="66" meta:paragraph-count="2444" meta:word-count="19453" meta:character-count="122593" meta:non-whitespace-character-count="104863"/>
  </office:meta>
</office:document-meta>
</file>